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2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46.69mm"/>
    </style:style>
    <style:style style:name="co5" style:family="table-column">
      <style:table-column-properties fo:break-before="auto" style:column-width="63.89mm"/>
    </style:style>
    <style:style style:name="co6" style:family="table-column">
      <style:table-column-properties fo:break-before="auto" style:column-width="5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redor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personaId</text:p>
          </table:table-cell>
          <table:table-cell office:value-type="string" calcext:value-type="string">
            <text:p>CarreraId</text:p>
          </table:table-cell>
          <table:table-cell table:style-name="ce1" office:value-type="string" calcext:value-type="string">
            <text:p>distancia_id</text:p>
          </table:table-cell>
          <table:table-cell table:style-name="ce1" office:value-type="string" calcext:value-type="string">
            <text:p>categoria_id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talle_id</text:p>
          </table:table-cell>
          <table:table-cell table:style-name="ce1" office:value-type="string" calcext:value-type="string">
            <text:p>INVITADO</text:p>
          </table:table-cell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IMPORTE</text:p>
          </table:table-cell>
          <table:table-cell table:style-name="ce1" office:value-type="string" calcext:value-type="string">
            <text:p>NRO RECIBO</text:p>
          </table:table-cell>
          <table:table-cell table:style-name="ce1" office:value-type="string" calcext:value-type="string">
            <text:p>FECHA PAGO</text:p>
          </table:table-cell>
          <table:table-cell office:value-type="string" calcext:value-type="string">
            <text:p>bListaEspera</text:p>
          </table:table-cell>
          <table:table-cell office:value-type="string" calcext:value-type="string">
            <text:p>bVisible</text:p>
          </table:table-cell>
          <table:table-cell office:value-type="string" calcext:value-type="string">
            <text:p>hLlegaada</text:p>
          </table:table-cell>
          <table:table-cell/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9881194" calcext:value-type="float">
            <text:p>3988119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710552" calcext:value-type="float">
            <text:p>3871055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905983" calcext:value-type="float">
            <text:p>389059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492651" calcext:value-type="float">
            <text:p>384926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1978081" calcext:value-type="float">
            <text:p>4197808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0100651" calcext:value-type="float">
            <text:p>401006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781026" calcext:value-type="float">
            <text:p>3778102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434677" calcext:value-type="float">
            <text:p>3643467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241870" calcext:value-type="float">
            <text:p>3624187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947121" calcext:value-type="float">
            <text:p>3794712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128414" calcext:value-type="float">
            <text:p>3412841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22" calcext:value-type="float">
            <text:p>72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5276065" calcext:value-type="float">
            <text:p>352760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044713" calcext:value-type="float">
            <text:p>3804471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665015" calcext:value-type="float">
            <text:p>3166501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156480" calcext:value-type="float">
            <text:p>3115648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40" calcext:value-type="float">
            <text:p>104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910902" calcext:value-type="float">
            <text:p>3291090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994451" calcext:value-type="float">
            <text:p>339944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264855" calcext:value-type="float">
            <text:p>3026485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660609" calcext:value-type="float">
            <text:p>3166060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391072" calcext:value-type="float">
            <text:p>3639107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144739" calcext:value-type="float">
            <text:p>3014473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823913" calcext:value-type="float">
            <text:p>3082391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524463" calcext:value-type="float">
            <text:p>3152446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528752" calcext:value-type="float">
            <text:p>3152875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304622" calcext:value-type="float">
            <text:p>3330462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002233" calcext:value-type="float">
            <text:p>330022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677792" calcext:value-type="float">
            <text:p>3367779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995233" calcext:value-type="float">
            <text:p>329952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668148" calcext:value-type="float">
            <text:p>3466814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673137" calcext:value-type="float">
            <text:p>3367313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246648" calcext:value-type="float">
            <text:p>3224664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180125" calcext:value-type="float">
            <text:p>3318012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258401" calcext:value-type="float">
            <text:p>302584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938201" calcext:value-type="float">
            <text:p>299382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816551" calcext:value-type="float">
            <text:p>368165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220618" calcext:value-type="float">
            <text:p>3422061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197413" calcext:value-type="float">
            <text:p>3119741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503391" calcext:value-type="float">
            <text:p>3050339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805168" calcext:value-type="float">
            <text:p>3180516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753078" calcext:value-type="float">
            <text:p>3675307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314356" calcext:value-type="float">
            <text:p>313143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225374" calcext:value-type="float">
            <text:p>3222537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388199" calcext:value-type="float">
            <text:p>3038819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503276" calcext:value-type="float">
            <text:p>3050327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518347" calcext:value-type="float">
            <text:p>3251834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400083" calcext:value-type="float">
            <text:p>314000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955754" calcext:value-type="float">
            <text:p>2995575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986998" calcext:value-type="float">
            <text:p>3298699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883915" calcext:value-type="float">
            <text:p>2788391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752475" calcext:value-type="float">
            <text:p>2775247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051989" calcext:value-type="float">
            <text:p>290519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24374" calcext:value-type="float">
            <text:p>2862437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508864" calcext:value-type="float">
            <text:p>2950886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327097" calcext:value-type="float">
            <text:p>2732709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85155" calcext:value-type="float">
            <text:p>2868515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159139" calcext:value-type="float">
            <text:p>2915913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481439" calcext:value-type="float">
            <text:p>2748143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596903" calcext:value-type="float">
            <text:p>2659690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977136" calcext:value-type="float">
            <text:p>2797713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739889" calcext:value-type="float">
            <text:p>277398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848324" calcext:value-type="float">
            <text:p>2884832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377367" calcext:value-type="float">
            <text:p>2737736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155282" calcext:value-type="float">
            <text:p>281552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986791" calcext:value-type="float">
            <text:p>2798679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232956" calcext:value-type="float">
            <text:p>272329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559284" calcext:value-type="float">
            <text:p>2855928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919681" calcext:value-type="float">
            <text:p>2991968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450757" calcext:value-type="float">
            <text:p>244507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36436" calcext:value-type="float">
            <text:p>2863643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313844" calcext:value-type="float">
            <text:p>2431384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925410" calcext:value-type="float">
            <text:p>2492541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108368" calcext:value-type="float">
            <text:p>2610836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093262" calcext:value-type="float">
            <text:p>280932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14820" calcext:value-type="float">
            <text:p>286148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560210" calcext:value-type="float">
            <text:p>2456021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220863" calcext:value-type="float">
            <text:p>2322086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144688" calcext:value-type="float">
            <text:p>2614468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175618" calcext:value-type="float">
            <text:p>2617561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767044" calcext:value-type="float">
            <text:p>2876704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195251" calcext:value-type="float">
            <text:p>261952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451457" calcext:value-type="float">
            <text:p>284514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349189" calcext:value-type="float">
            <text:p>273491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2891003" calcext:value-type="float">
            <text:p>9289100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407185" calcext:value-type="float">
            <text:p>2740718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409459" calcext:value-type="float">
            <text:p>2340945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609635" calcext:value-type="float">
            <text:p>2460963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409255" calcext:value-type="float">
            <text:p>2940925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041896" calcext:value-type="float">
            <text:p>2904189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323305" calcext:value-type="float">
            <text:p>2732330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213403" calcext:value-type="float">
            <text:p>2821340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666775" calcext:value-type="float">
            <text:p>2366677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980453" calcext:value-type="float">
            <text:p>2398045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216355" calcext:value-type="float">
            <text:p>2521635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480971" calcext:value-type="float">
            <text:p>2348097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480970" calcext:value-type="float">
            <text:p>2348097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198026" calcext:value-type="float">
            <text:p>2519802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612469" calcext:value-type="float">
            <text:p>2361246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099397" calcext:value-type="float">
            <text:p>2509939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739890" calcext:value-type="float">
            <text:p>2773989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718152" calcext:value-type="float">
            <text:p>2371815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915443" calcext:value-type="float">
            <text:p>2491544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173221" calcext:value-type="float">
            <text:p>2517322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285963" calcext:value-type="float">
            <text:p>2528596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817424" calcext:value-type="float">
            <text:p>2481742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149183" calcext:value-type="float">
            <text:p>261491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292120" calcext:value-type="float">
            <text:p>202921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098815" calcext:value-type="float">
            <text:p>2309881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586194" calcext:value-type="float">
            <text:p>2258619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473961" calcext:value-type="float">
            <text:p>2247396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305457" calcext:value-type="float">
            <text:p>203054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843588" calcext:value-type="float">
            <text:p>2084358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783862" calcext:value-type="float">
            <text:p>227838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032016" calcext:value-type="float">
            <text:p>2303201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044601" calcext:value-type="float">
            <text:p>200446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577381" calcext:value-type="float">
            <text:p>2457738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3025028" calcext:value-type="float">
            <text:p>9302502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390360" calcext:value-type="float">
            <text:p>2139036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640149" calcext:value-type="float">
            <text:p>2164014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524290" calcext:value-type="float">
            <text:p>2252429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015472" calcext:value-type="float">
            <text:p>2301547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2942878" calcext:value-type="float">
            <text:p>9294287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473820" calcext:value-type="float">
            <text:p>224738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715602" calcext:value-type="float">
            <text:p>1671560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471612" calcext:value-type="float">
            <text:p>1647161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793601" calcext:value-type="float">
            <text:p>177936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783958" calcext:value-type="float">
            <text:p>2278395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8432197" calcext:value-type="float">
            <text:p>1843219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743128" calcext:value-type="float">
            <text:p>2174312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061854" calcext:value-type="float">
            <text:p>1706185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284656" calcext:value-type="float">
            <text:p>162846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819931" calcext:value-type="float">
            <text:p>1681993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631620" calcext:value-type="float">
            <text:p>176316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338882" calcext:value-type="float">
            <text:p>163388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3047957" calcext:value-type="float">
            <text:p>130479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3665177" calcext:value-type="float">
            <text:p>1366517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2629689" calcext:value-type="float">
            <text:p>126296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72" calcext:value-type="float">
            <text:p>10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0868677" calcext:value-type="float">
            <text:p>1086867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3239995" calcext:value-type="float">
            <text:p>1323999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1913812" calcext:value-type="float">
            <text:p>1191381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84" calcext:value-type="float">
            <text:p>108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420832" calcext:value-type="float">
            <text:p>542083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3934411" calcext:value-type="float">
            <text:p>1393441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4368205" calcext:value-type="float">
            <text:p>1436820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2251537" calcext:value-type="float">
            <text:p>9225153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1040682" calcext:value-type="float">
            <text:p>510406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7929691" calcext:value-type="float">
            <text:p>4792969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9950585" calcext:value-type="float">
            <text:p>4995058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9029930" calcext:value-type="float">
            <text:p>4902993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6979447" calcext:value-type="float">
            <text:p>4697944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047290" calcext:value-type="float">
            <text:p>3704729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2317874" calcext:value-type="float">
            <text:p>5231787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9925157" calcext:value-type="float">
            <text:p>499251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2081602" calcext:value-type="float">
            <text:p>5208160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0873320" calcext:value-type="float">
            <text:p>508733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2740350" calcext:value-type="float">
            <text:p>1274035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2770236" calcext:value-type="float">
            <text:p>9277023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7597694" calcext:value-type="float">
            <text:p>759769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0559454" calcext:value-type="float">
            <text:p>1055945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42" calcext:value-type="float">
            <text:p>10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370036" calcext:value-type="float">
            <text:p>1637003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22" calcext:value-type="float">
            <text:p>102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062699" calcext:value-type="float">
            <text:p>3806269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77" calcext:value-type="float">
            <text:p>107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222732" calcext:value-type="float">
            <text:p>3722273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2806433" calcext:value-type="float">
            <text:p>428064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474627" calcext:value-type="float">
            <text:p>3747462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32" calcext:value-type="float">
            <text:p>103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2264682" calcext:value-type="float">
            <text:p>422646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0707644" calcext:value-type="float">
            <text:p>4070764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9866686" calcext:value-type="float">
            <text:p>3986668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3516601" calcext:value-type="float">
            <text:p>435166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173256" calcext:value-type="float">
            <text:p>371732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0778582" calcext:value-type="float">
            <text:p>407785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090967" calcext:value-type="float">
            <text:p>3809096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798275" calcext:value-type="float">
            <text:p>3479827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291615" calcext:value-type="float">
            <text:p>3329161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626665" calcext:value-type="float">
            <text:p>346266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790045" calcext:value-type="float">
            <text:p>3879004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5151650" calcext:value-type="float">
            <text:p>3515165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491920" calcext:value-type="float">
            <text:p>314919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242208" calcext:value-type="float">
            <text:p>3124220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332524" calcext:value-type="float">
            <text:p>3333252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608398" calcext:value-type="float">
            <text:p>3460839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744483" calcext:value-type="float">
            <text:p>327444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415593" calcext:value-type="float">
            <text:p>3041559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595865" calcext:value-type="float">
            <text:p>315958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771068" calcext:value-type="float">
            <text:p>3677106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162016" calcext:value-type="float">
            <text:p>3616201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057118" calcext:value-type="float">
            <text:p>3205711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5864535" calcext:value-type="float">
            <text:p>3586453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922242" calcext:value-type="float">
            <text:p>3292224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5660399" calcext:value-type="float">
            <text:p>3566039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223437" calcext:value-type="float">
            <text:p>3422343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805298" calcext:value-type="float">
            <text:p>3180529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492349" calcext:value-type="float">
            <text:p>3049234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918535" calcext:value-type="float">
            <text:p>3391853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237065" calcext:value-type="float">
            <text:p>312370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941674" calcext:value-type="float">
            <text:p>3094167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497587" calcext:value-type="float">
            <text:p>3649758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080414" calcext:value-type="float">
            <text:p>3008041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842982" calcext:value-type="float">
            <text:p>308429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753293" calcext:value-type="float">
            <text:p>3675329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150849" calcext:value-type="float">
            <text:p>3615084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38" calcext:value-type="float">
            <text:p>103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737426" calcext:value-type="float">
            <text:p>3073742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314185" calcext:value-type="float">
            <text:p>3131418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5592522" calcext:value-type="float">
            <text:p>3559252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5571791" calcext:value-type="float">
            <text:p>3557179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751319" calcext:value-type="float">
            <text:p>3075131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862433" calcext:value-type="float">
            <text:p>348624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310063" calcext:value-type="float">
            <text:p>3431006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751286" calcext:value-type="float">
            <text:p>3075128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829657" calcext:value-type="float">
            <text:p>328296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5313108" calcext:value-type="float">
            <text:p>3531310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757704" calcext:value-type="float">
            <text:p>2975770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358529" calcext:value-type="float">
            <text:p>3135852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805289" calcext:value-type="float">
            <text:p>318052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939529" calcext:value-type="float">
            <text:p>3193952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873721" calcext:value-type="float">
            <text:p>2987372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119638" calcext:value-type="float">
            <text:p>3211963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162656" calcext:value-type="float">
            <text:p>331626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046729" calcext:value-type="float">
            <text:p>3204672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057562" calcext:value-type="float">
            <text:p>300575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771914" calcext:value-type="float">
            <text:p>3177191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332073" calcext:value-type="float">
            <text:p>2733207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47" calcext:value-type="float">
            <text:p>7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571911" calcext:value-type="float">
            <text:p>2657191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17330" calcext:value-type="float">
            <text:p>2861733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663881" calcext:value-type="float">
            <text:p>2666388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287645" calcext:value-type="float">
            <text:p>2928764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17172" calcext:value-type="float">
            <text:p>2861717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23713" calcext:value-type="float">
            <text:p>2862371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810181" calcext:value-type="float">
            <text:p>2881018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547828" calcext:value-type="float">
            <text:p>2954782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208204" calcext:value-type="float">
            <text:p>2920820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458069" calcext:value-type="float">
            <text:p>2645806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349288" calcext:value-type="float">
            <text:p>2734928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14855" calcext:value-type="float">
            <text:p>2861485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323733" calcext:value-type="float">
            <text:p>273237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109163" calcext:value-type="float">
            <text:p>2910916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492762" calcext:value-type="float">
            <text:p>274927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249426" calcext:value-type="float">
            <text:p>2624942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24352" calcext:value-type="float">
            <text:p>2862435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974997" calcext:value-type="float">
            <text:p>2897499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053713" calcext:value-type="float">
            <text:p>2705371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884343" calcext:value-type="float">
            <text:p>2788434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082920" calcext:value-type="float">
            <text:p>280829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458040" calcext:value-type="float">
            <text:p>2945804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488894" calcext:value-type="float">
            <text:p>2748889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659257" calcext:value-type="float">
            <text:p>296592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36458" calcext:value-type="float">
            <text:p>2863645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497872" calcext:value-type="float">
            <text:p>2949787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805433" calcext:value-type="float">
            <text:p>268054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290583" calcext:value-type="float">
            <text:p>292905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427026" calcext:value-type="float">
            <text:p>2342702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138094" calcext:value-type="float">
            <text:p>2513809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89" calcext:value-type="float">
            <text:p>108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219500" calcext:value-type="float">
            <text:p>2321950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078450" calcext:value-type="float">
            <text:p>2407845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88" calcext:value-type="float">
            <text:p>108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053866" calcext:value-type="float">
            <text:p>2705386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87" calcext:value-type="float">
            <text:p>108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427267" calcext:value-type="float">
            <text:p>2342726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547120" calcext:value-type="float">
            <text:p>245471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801286" calcext:value-type="float">
            <text:p>2780128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137050" calcext:value-type="float">
            <text:p>2513705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287571" calcext:value-type="float">
            <text:p>2928757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443392" calcext:value-type="float">
            <text:p>2844339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547570" calcext:value-type="float">
            <text:p>2954757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001903" calcext:value-type="float">
            <text:p>2300190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159448" calcext:value-type="float">
            <text:p>2715944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094623" calcext:value-type="float">
            <text:p>2709462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308400" calcext:value-type="float">
            <text:p>2530840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918965" calcext:value-type="float">
            <text:p>239189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408931" calcext:value-type="float">
            <text:p>2540893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2657112" calcext:value-type="float">
            <text:p>9265711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144030" calcext:value-type="float">
            <text:p>2614403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692877" calcext:value-type="float">
            <text:p>2469287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392770" calcext:value-type="float">
            <text:p>2439277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465764" calcext:value-type="float">
            <text:p>2546576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401060" calcext:value-type="float">
            <text:p>2540106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483197" calcext:value-type="float">
            <text:p>2448319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008983" calcext:value-type="float">
            <text:p>240089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277292" calcext:value-type="float">
            <text:p>2527729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581156" calcext:value-type="float">
            <text:p>235811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245004" calcext:value-type="float">
            <text:p>2524500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948036" calcext:value-type="float">
            <text:p>2594803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914377" calcext:value-type="float">
            <text:p>2291437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544817" calcext:value-type="float">
            <text:p>2454481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415656" calcext:value-type="float">
            <text:p>234156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532508" calcext:value-type="float">
            <text:p>2053250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702601" calcext:value-type="float">
            <text:p>217026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914163" calcext:value-type="float">
            <text:p>2091416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450946" calcext:value-type="float">
            <text:p>2045094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473376" calcext:value-type="float">
            <text:p>2247337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17" calcext:value-type="float">
            <text:p>7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093187" calcext:value-type="float">
            <text:p>2209318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692301" calcext:value-type="float">
            <text:p>226923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586514" calcext:value-type="float">
            <text:p>2258651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793513" calcext:value-type="float">
            <text:p>2079351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615896" calcext:value-type="float">
            <text:p>2261589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212336" calcext:value-type="float">
            <text:p>2021233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888503" calcext:value-type="float">
            <text:p>2288850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898422" calcext:value-type="float">
            <text:p>2289842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741363" calcext:value-type="float">
            <text:p>2174136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562908" calcext:value-type="float">
            <text:p>1656290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782199" calcext:value-type="float">
            <text:p>1778219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979444" calcext:value-type="float">
            <text:p>2097944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975438" calcext:value-type="float">
            <text:p>2197543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583798" calcext:value-type="float">
            <text:p>2258379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842821" calcext:value-type="float">
            <text:p>1684282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317215" calcext:value-type="float">
            <text:p>2031721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8305806" calcext:value-type="float">
            <text:p>1830580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399624" calcext:value-type="float">
            <text:p>2039962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734200" calcext:value-type="float">
            <text:p>1773420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141314" calcext:value-type="float">
            <text:p>1714131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375132" calcext:value-type="float">
            <text:p>1637513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520216" calcext:value-type="float">
            <text:p>1652021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759494" calcext:value-type="float">
            <text:p>1675949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8361281" calcext:value-type="float">
            <text:p>1836128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612193" calcext:value-type="float">
            <text:p>1761219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3970874" calcext:value-type="float">
            <text:p>1397087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2907262" calcext:value-type="float">
            <text:p>129072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1612014" calcext:value-type="float">
            <text:p>1161201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0184394" calcext:value-type="float">
            <text:p>1018439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62" calcext:value-type="float">
            <text:p>76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095766" calcext:value-type="float">
            <text:p>509576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3275499" calcext:value-type="float">
            <text:p>1327549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2262763" calcext:value-type="float">
            <text:p>1226276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0261095" calcext:value-type="float">
            <text:p>1026109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5734707" calcext:value-type="float">
            <text:p>4573470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2153234" calcext:value-type="float">
            <text:p>4215323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946389" calcext:value-type="float">
            <text:p>379463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101861" calcext:value-type="float">
            <text:p>3810186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944056" calcext:value-type="float">
            <text:p>379440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292589" calcext:value-type="float">
            <text:p>332925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style-name="ce3" office:value-type="string" calcext:value-type="string">
            <text:p>07/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344251" calcext:value-type="float">
            <text:p>243442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table:style-name="ce3" office:value-type="string" calcext:value-type="string">
            <text:p>07/1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0828720" calcext:value-type="float">
            <text:p>508287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table:style-name="ce3" office:value-type="string" calcext:value-type="string">
            <text:p>07/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968120" calcext:value-type="float">
            <text:p>319681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403985" calcext:value-type="float">
            <text:p>3440398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table:style-name="ce3" office:value-type="string" calcext:value-type="string">
            <text:p>07/0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961392" calcext:value-type="float">
            <text:p>3096139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table:style-name="ce3" office:value-type="string" calcext:value-type="string">
            <text:p>07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225622" calcext:value-type="float">
            <text:p>3022562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458320" calcext:value-type="float">
            <text:p>264583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233407" calcext:value-type="float">
            <text:p>3023340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table:style-name="ce3" office:value-type="string" calcext:value-type="string">
            <text:p>06/2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558627" calcext:value-type="float">
            <text:p>2855862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table:style-name="ce3" office:value-type="string" calcext:value-type="string">
            <text:p>07/1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792508" calcext:value-type="float">
            <text:p>2879250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table:style-name="ce3" office:value-type="string" calcext:value-type="string">
            <text:p>07/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011026" calcext:value-type="float">
            <text:p>2901102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table:style-name="ce3" office:value-type="string" calcext:value-type="string">
            <text:p>07/2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386640" calcext:value-type="float">
            <text:p>2938664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20" calcext:value-type="float">
            <text:p>10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490430" calcext:value-type="float">
            <text:p>2949043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table:style-name="ce3" office:value-type="string" calcext:value-type="string">
            <text:p>07/2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009984" calcext:value-type="float">
            <text:p>2600998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style-name="ce3" office:value-type="string" calcext:value-type="string">
            <text:p>06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042823" calcext:value-type="float">
            <text:p>2004282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038024" calcext:value-type="float">
            <text:p>2103802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table:style-name="ce3" office:value-type="string" calcext:value-type="string">
            <text:p>07/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384376" calcext:value-type="float">
            <text:p>2138437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table:style-name="ce3" office:value-type="string" calcext:value-type="string">
            <text:p>07/2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416630" calcext:value-type="float">
            <text:p>1741663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style-name="ce3" office:value-type="string" calcext:value-type="string">
            <text:p>07/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3156254" calcext:value-type="float">
            <text:p>4315625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style-name="ce3" office:value-type="string" calcext:value-type="string">
            <text:p>07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2184565" calcext:value-type="float">
            <text:p>421845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table:style-name="ce3" office:value-type="string" calcext:value-type="string">
            <text:p>07/2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2971781" calcext:value-type="float">
            <text:p>4297178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11" calcext:value-type="float">
            <text:p>1011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757549" calcext:value-type="float">
            <text:p>3775754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953" calcext:value-type="float">
            <text:p>953</text:p>
          </table:table-cell>
          <table:table-cell table:style-name="ce3" office:value-type="string" calcext:value-type="string">
            <text:p>06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144677" calcext:value-type="float">
            <text:p>3814467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858" calcext:value-type="float">
            <text:p>858</text:p>
          </table:table-cell>
          <table:table-cell table:style-name="ce3" office:value-type="string" calcext:value-type="string">
            <text:p>07/0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748735" calcext:value-type="float">
            <text:p>3774873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954" calcext:value-type="float">
            <text:p>954</text:p>
          </table:table-cell>
          <table:table-cell table:style-name="ce3" office:value-type="string" calcext:value-type="string">
            <text:p>06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3096778" calcext:value-type="float">
            <text:p>9309677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3" calcext:value-type="float">
            <text:p>1073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657406" calcext:value-type="float">
            <text:p>3465740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8" calcext:value-type="float">
            <text:p>908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711009" calcext:value-type="float">
            <text:p>3471100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4" calcext:value-type="float">
            <text:p>914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201526" calcext:value-type="float">
            <text:p>3620152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25" calcext:value-type="float">
            <text:p>1125</text:p>
          </table:table-cell>
          <table:table-cell table:style-name="ce3" office:value-type="string" calcext:value-type="string">
            <text:p>06/2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495248" calcext:value-type="float">
            <text:p>3349524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79" calcext:value-type="float">
            <text:p>879</text:p>
          </table:table-cell>
          <table:table-cell table:style-name="ce3" office:value-type="string" calcext:value-type="string">
            <text:p>07/2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4403061" calcext:value-type="float">
            <text:p>3440306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151" calcext:value-type="float">
            <text:p>1151</text:p>
          </table:table-cell>
          <table:table-cell table:style-name="ce3" office:value-type="string" calcext:value-type="string">
            <text:p>07/0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239066" calcext:value-type="float">
            <text:p>3323906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95" calcext:value-type="float">
            <text:p>895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749164" calcext:value-type="float">
            <text:p>3774916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8" calcext:value-type="float">
            <text:p>958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342559" calcext:value-type="float">
            <text:p>3334255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56" calcext:value-type="float">
            <text:p>1056</text:p>
          </table:table-cell>
          <table:table-cell table:style-name="ce3" office:value-type="string" calcext:value-type="string">
            <text:p>05/2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710181" calcext:value-type="float">
            <text:p>3271018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16" calcext:value-type="float">
            <text:p>1016</text:p>
          </table:table-cell>
          <table:table-cell table:style-name="ce3" office:value-type="string" calcext:value-type="string">
            <text:p>07/1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000697" calcext:value-type="float">
            <text:p>3100069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6" calcext:value-type="float">
            <text:p>916</text:p>
          </table:table-cell>
          <table:table-cell table:style-name="ce3" office:value-type="string" calcext:value-type="string">
            <text:p>07/1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289498" calcext:value-type="float">
            <text:p>3228949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155262" calcext:value-type="float">
            <text:p>281552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92" calcext:value-type="float">
            <text:p>1092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361941" calcext:value-type="float">
            <text:p>2836194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22" calcext:value-type="float">
            <text:p>1022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233333" calcext:value-type="float">
            <text:p>262333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219" calcext:value-type="float">
            <text:p>1219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028441" calcext:value-type="float">
            <text:p>2902844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7" calcext:value-type="float">
            <text:p>917</text:p>
          </table:table-cell>
          <table:table-cell table:style-name="ce3" office:value-type="string" calcext:value-type="string">
            <text:p>07/1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342057" calcext:value-type="float">
            <text:p>293420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5" calcext:value-type="float">
            <text:p>905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856948" calcext:value-type="float">
            <text:p>2785694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93" calcext:value-type="float">
            <text:p>1093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362848" calcext:value-type="float">
            <text:p>2636284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0" calcext:value-type="float">
            <text:p>1010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504240" calcext:value-type="float">
            <text:p>2650424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2" calcext:value-type="float">
            <text:p>912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357362" calcext:value-type="float">
            <text:p>293573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6" calcext:value-type="float">
            <text:p>906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214025" calcext:value-type="float">
            <text:p>2621402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8" calcext:value-type="float">
            <text:p>918</text:p>
          </table:table-cell>
          <table:table-cell table:style-name="ce3" office:value-type="string" calcext:value-type="string">
            <text:p>07/1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386517" calcext:value-type="float">
            <text:p>2938651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9" calcext:value-type="float">
            <text:p>919</text:p>
          </table:table-cell>
          <table:table-cell table:style-name="ce3" office:value-type="string" calcext:value-type="string">
            <text:p>07/1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632100" calcext:value-type="float">
            <text:p>2563210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81" calcext:value-type="float">
            <text:p>881</text:p>
          </table:table-cell>
          <table:table-cell table:style-name="ce3" office:value-type="string" calcext:value-type="string">
            <text:p>07/2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854524" calcext:value-type="float">
            <text:p>2685452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85" calcext:value-type="float">
            <text:p>1085</text:p>
          </table:table-cell>
          <table:table-cell table:style-name="ce3" office:value-type="string" calcext:value-type="string">
            <text:p>07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9033528" calcext:value-type="float">
            <text:p>1903352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525982" calcext:value-type="float">
            <text:p>265259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93" calcext:value-type="float">
            <text:p>893</text:p>
          </table:table-cell>
          <table:table-cell table:style-name="ce3" office:value-type="string" calcext:value-type="string">
            <text:p>07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445471" calcext:value-type="float">
            <text:p>2844547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30" calcext:value-type="float">
            <text:p>1130</text:p>
          </table:table-cell>
          <table:table-cell table:style-name="ce3" office:value-type="string" calcext:value-type="string">
            <text:p>06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829670" calcext:value-type="float">
            <text:p>2882967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90" calcext:value-type="float">
            <text:p>890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36902" calcext:value-type="float">
            <text:p>2863690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22" calcext:value-type="float">
            <text:p>1122</text:p>
          </table:table-cell>
          <table:table-cell table:style-name="ce3" office:value-type="string" calcext:value-type="string">
            <text:p>06/1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577627" calcext:value-type="float">
            <text:p>2957762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99" calcext:value-type="float">
            <text:p>899</text:p>
          </table:table-cell>
          <table:table-cell table:style-name="ce3" office:value-type="string" calcext:value-type="string">
            <text:p>07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160433" calcext:value-type="float">
            <text:p>281604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5" calcext:value-type="float">
            <text:p>955</text:p>
          </table:table-cell>
          <table:table-cell table:style-name="ce3" office:value-type="string" calcext:value-type="string">
            <text:p>07/0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2829098" calcext:value-type="float">
            <text:p>9282909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84" calcext:value-type="float">
            <text:p>884</text:p>
          </table:table-cell>
          <table:table-cell table:style-name="ce3" office:value-type="string" calcext:value-type="string">
            <text:p>07/2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050115" calcext:value-type="float">
            <text:p>2405011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7" calcext:value-type="float">
            <text:p>1017</text:p>
          </table:table-cell>
          <table:table-cell table:style-name="ce3" office:value-type="string" calcext:value-type="string">
            <text:p>07/2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816619" calcext:value-type="float">
            <text:p>2281661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6" calcext:value-type="float">
            <text:p>1076</text:p>
          </table:table-cell>
          <table:table-cell table:style-name="ce3" office:value-type="string" calcext:value-type="string">
            <text:p>07/1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704883" calcext:value-type="float">
            <text:p>287048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96" calcext:value-type="float">
            <text:p>896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638688" calcext:value-type="float">
            <text:p>2363868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3" calcext:value-type="float">
            <text:p>1013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494893" calcext:value-type="float">
            <text:p>2349489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5" calcext:value-type="float">
            <text:p>915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220251" calcext:value-type="float">
            <text:p>232202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6/2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329491" calcext:value-type="float">
            <text:p>2532949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82" calcext:value-type="float">
            <text:p>1082</text:p>
          </table:table-cell>
          <table:table-cell table:style-name="ce3" office:value-type="string" calcext:value-type="string">
            <text:p>07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465608" calcext:value-type="float">
            <text:p>2546560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80" calcext:value-type="float">
            <text:p>1080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605451" calcext:value-type="float">
            <text:p>256054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42" calcext:value-type="float">
            <text:p>1142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2251325" calcext:value-type="float">
            <text:p>9225132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1214" calcext:value-type="float">
            <text:p>1214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046364" calcext:value-type="float">
            <text:p>2604636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2" calcext:value-type="float">
            <text:p>1112</text:p>
          </table:table-cell>
          <table:table-cell table:style-name="ce3" office:value-type="string" calcext:value-type="string">
            <text:p>05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726095" calcext:value-type="float">
            <text:p>2572609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38" calcext:value-type="float">
            <text:p>1138</text:p>
          </table:table-cell>
          <table:table-cell table:style-name="ce3" office:value-type="string" calcext:value-type="string">
            <text:p>07/0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196846" calcext:value-type="float">
            <text:p>2019684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1" calcext:value-type="float">
            <text:p>951</text:p>
          </table:table-cell>
          <table:table-cell table:style-name="ce3" office:value-type="string" calcext:value-type="string">
            <text:p>05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249087" calcext:value-type="float">
            <text:p>2024908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97" calcext:value-type="float">
            <text:p>897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012004" calcext:value-type="float">
            <text:p>2201200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0" calcext:value-type="float">
            <text:p>1070</text:p>
          </table:table-cell>
          <table:table-cell table:style-name="ce3" office:value-type="string" calcext:value-type="string">
            <text:p>07/1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518846" calcext:value-type="float">
            <text:p>2151884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94" calcext:value-type="float">
            <text:p>894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586409" calcext:value-type="float">
            <text:p>2258640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1" calcext:value-type="float">
            <text:p>911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581539" calcext:value-type="float">
            <text:p>2158153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09" calcext:value-type="float">
            <text:p>1009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608344" calcext:value-type="float">
            <text:p>2160834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5" calcext:value-type="float">
            <text:p>1015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789976" calcext:value-type="float">
            <text:p>2078997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2" calcext:value-type="float">
            <text:p>1012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8180484" calcext:value-type="float">
            <text:p>1818048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24" calcext:value-type="float">
            <text:p>1124</text:p>
          </table:table-cell>
          <table:table-cell table:style-name="ce3" office:value-type="string" calcext:value-type="string">
            <text:p>06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824519" calcext:value-type="float">
            <text:p>2182451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4" calcext:value-type="float">
            <text:p>1114</text:p>
          </table:table-cell>
          <table:table-cell table:style-name="ce3" office:value-type="string" calcext:value-type="string">
            <text:p>05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619432" calcext:value-type="float">
            <text:p>2261943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60" calcext:value-type="float">
            <text:p>1060</text:p>
          </table:table-cell>
          <table:table-cell table:style-name="ce3" office:value-type="string" calcext:value-type="string">
            <text:p>06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8009946" calcext:value-type="float">
            <text:p>1800994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1" calcext:value-type="float">
            <text:p>871</text:p>
          </table:table-cell>
          <table:table-cell table:style-name="ce3" office:value-type="string" calcext:value-type="string">
            <text:p>07/1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446432" calcext:value-type="float">
            <text:p>2144643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213" calcext:value-type="float">
            <text:p>1213</text:p>
          </table:table-cell>
          <table:table-cell table:style-name="ce3" office:value-type="string" calcext:value-type="string">
            <text:p>07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329908" calcext:value-type="float">
            <text:p>1732990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4" calcext:value-type="float">
            <text:p>1074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3779202" calcext:value-type="float">
            <text:p>1377920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7" calcext:value-type="float">
            <text:p>957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3393140" calcext:value-type="float">
            <text:p>1339314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2" calcext:value-type="float">
            <text:p>952</text:p>
          </table:table-cell>
          <table:table-cell table:style-name="ce3" office:value-type="string" calcext:value-type="string">
            <text:p>05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8123267" calcext:value-type="float">
            <text:p>4812326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2" calcext:value-type="float">
            <text:p>1072</text:p>
          </table:table-cell>
          <table:table-cell table:style-name="ce3" office:value-type="string" calcext:value-type="string">
            <text:p>07/1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6348322" calcext:value-type="float">
            <text:p>4634832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7" calcext:value-type="float">
            <text:p>907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0370619" calcext:value-type="float">
            <text:p>5037061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5" calcext:value-type="float">
            <text:p>1115</text:p>
          </table:table-cell>
          <table:table-cell table:style-name="ce3" office:value-type="string" calcext:value-type="string">
            <text:p>05/2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9485487" calcext:value-type="float">
            <text:p>4948548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32" calcext:value-type="float">
            <text:p>1132</text:p>
          </table:table-cell>
          <table:table-cell table:style-name="ce3" office:value-type="string" calcext:value-type="string">
            <text:p>06/2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4148620" calcext:value-type="float">
            <text:p>441486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3" calcext:value-type="float">
            <text:p>903</text:p>
          </table:table-cell>
          <table:table-cell table:style-name="ce3" office:value-type="string" calcext:value-type="string">
            <text:p>06/2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218595" calcext:value-type="float">
            <text:p>2621859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51" calcext:value-type="float">
            <text:p>1051</text:p>
          </table:table-cell>
          <table:table-cell table:style-name="ce3" office:value-type="string" calcext:value-type="string">
            <text:p>05/0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0025183" calcext:value-type="float">
            <text:p>500251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08" calcext:value-type="float">
            <text:p>1008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3071559" calcext:value-type="float">
            <text:p>5307155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74" calcext:value-type="float">
            <text:p>874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54318241" calcext:value-type="float">
            <text:p>5431824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59" calcext:value-type="float">
            <text:p>859</text:p>
          </table:table-cell>
          <table:table-cell table:style-name="ce3" office:value-type="string" calcext:value-type="string">
            <text:p>07/0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7638964" calcext:value-type="float">
            <text:p>763896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07/0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0913201" calcext:value-type="float">
            <text:p>109132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3" calcext:value-type="float">
            <text:p>1113</text:p>
          </table:table-cell>
          <table:table-cell table:style-name="ce3" office:value-type="string" calcext:value-type="string">
            <text:p>05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1612237" calcext:value-type="float">
            <text:p>1161223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57" calcext:value-type="float">
            <text:p>857</text:p>
          </table:table-cell>
          <table:table-cell table:style-name="ce3" office:value-type="string" calcext:value-type="string">
            <text:p>07/0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4420927" calcext:value-type="float">
            <text:p>1442092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73" calcext:value-type="float">
            <text:p>10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77" calcext:value-type="float">
            <text:p>877</text:p>
          </table:table-cell>
          <table:table-cell table:style-name="ce3" office:value-type="string" calcext:value-type="string">
            <text:p>07/20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1608403" calcext:value-type="float">
            <text:p>4160840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91" calcext:value-type="float">
            <text:p>891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2912480" calcext:value-type="float">
            <text:p>4291248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34" calcext:value-type="float">
            <text:p>1134</text:p>
          </table:table-cell>
          <table:table-cell table:style-name="ce3" office:value-type="string" calcext:value-type="string">
            <text:p>07/0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0840404" calcext:value-type="float">
            <text:p>4084040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16" calcext:value-type="float">
            <text:p>10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1103" calcext:value-type="float">
            <text:p>1103</text:p>
          </table:table-cell>
          <table:table-cell table:style-name="ce3" office:value-type="string" calcext:value-type="string">
            <text:p>05/0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1346961" calcext:value-type="float">
            <text:p>4134696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28" calcext:value-type="float">
            <text:p>10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3" calcext:value-type="float">
            <text:p>913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3020404" calcext:value-type="float">
            <text:p>4302040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889" calcext:value-type="float">
            <text:p>889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3216644" calcext:value-type="float">
            <text:p>4321664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892" calcext:value-type="float">
            <text:p>892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2848468" calcext:value-type="float">
            <text:p>4284846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77" calcext:value-type="float">
            <text:p>1077</text:p>
          </table:table-cell>
          <table:table-cell table:style-name="ce3" office:value-type="string" calcext:value-type="string">
            <text:p>07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3359207" calcext:value-type="float">
            <text:p>4335920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45" calcext:value-type="float">
            <text:p>1145</text:p>
          </table:table-cell>
          <table:table-cell table:style-name="ce3" office:value-type="string" calcext:value-type="string">
            <text:p>07/1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0614220" calcext:value-type="float">
            <text:p>406142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31" calcext:value-type="float">
            <text:p>1131</text:p>
          </table:table-cell>
          <table:table-cell table:style-name="ce3" office:value-type="string" calcext:value-type="string">
            <text:p>06/2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9650120" calcext:value-type="float">
            <text:p>3965012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920" calcext:value-type="float">
            <text:p>920</text:p>
          </table:table-cell>
          <table:table-cell table:style-name="ce3" office:value-type="string" calcext:value-type="string">
            <text:p>07/1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809571" calcext:value-type="float">
            <text:p>3880957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17" calcext:value-type="float">
            <text:p>1117</text:p>
          </table:table-cell>
          <table:table-cell table:style-name="ce3" office:value-type="string" calcext:value-type="string">
            <text:p>05/3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7757343" calcext:value-type="float">
            <text:p>3775734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900" calcext:value-type="float">
            <text:p>900</text:p>
          </table:table-cell>
          <table:table-cell table:style-name="ce3" office:value-type="string" calcext:value-type="string">
            <text:p>07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610976" calcext:value-type="float">
            <text:p>3361097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11" calcext:value-type="float">
            <text:p>1111</text:p>
          </table:table-cell>
          <table:table-cell table:style-name="ce3" office:value-type="string" calcext:value-type="string">
            <text:p>05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8298703" calcext:value-type="float">
            <text:p>3829870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6" calcext:value-type="float">
            <text:p>876</text:p>
          </table:table-cell>
          <table:table-cell table:style-name="ce3" office:value-type="string" calcext:value-type="string">
            <text:p>07/1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744245" calcext:value-type="float">
            <text:p>3374424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208" calcext:value-type="float">
            <text:p>1208</text:p>
          </table:table-cell>
          <table:table-cell table:style-name="ce3" office:value-type="string" calcext:value-type="string">
            <text:p>07/20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918550" calcext:value-type="float">
            <text:p>3391855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53" calcext:value-type="float">
            <text:p>1053</text:p>
          </table:table-cell>
          <table:table-cell table:style-name="ce3" office:value-type="string" calcext:value-type="string">
            <text:p>05/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426767" calcext:value-type="float">
            <text:p>3342676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960" calcext:value-type="float">
            <text:p>960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6955857" calcext:value-type="float">
            <text:p>3695585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90" calcext:value-type="float">
            <text:p>1090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9682812" calcext:value-type="float">
            <text:p>3968281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16" calcext:value-type="float">
            <text:p>1116</text:p>
          </table:table-cell>
          <table:table-cell table:style-name="ce3" office:value-type="string" calcext:value-type="string">
            <text:p>05/30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744216" calcext:value-type="float">
            <text:p>3374421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06" calcext:value-type="float">
            <text:p>1106</text:p>
          </table:table-cell>
          <table:table-cell table:style-name="ce3" office:value-type="string" calcext:value-type="string">
            <text:p>05/1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579159" calcext:value-type="float">
            <text:p>3357915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84" calcext:value-type="float">
            <text:p>1084</text:p>
          </table:table-cell>
          <table:table-cell table:style-name="ce3" office:value-type="string" calcext:value-type="string">
            <text:p>07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335454" calcext:value-type="float">
            <text:p>3133545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69" calcext:value-type="float">
            <text:p>869</text:p>
          </table:table-cell>
          <table:table-cell table:style-name="ce3" office:value-type="string" calcext:value-type="string">
            <text:p>07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189808" calcext:value-type="float">
            <text:p>3218980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2" calcext:value-type="float">
            <text:p>872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182691" calcext:value-type="float">
            <text:p>3018269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53" calcext:value-type="float">
            <text:p>853</text:p>
          </table:table-cell>
          <table:table-cell table:style-name="ce3" office:value-type="string" calcext:value-type="string">
            <text:p>08/3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858521" calcext:value-type="float">
            <text:p>3385852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67" calcext:value-type="float">
            <text:p>1067</text:p>
          </table:table-cell>
          <table:table-cell table:style-name="ce3" office:value-type="string" calcext:value-type="string">
            <text:p>07/10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764468" calcext:value-type="float">
            <text:p>3176446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39" calcext:value-type="float">
            <text:p>1139</text:p>
          </table:table-cell>
          <table:table-cell table:style-name="ce3" office:value-type="string" calcext:value-type="string">
            <text:p>07/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819588" calcext:value-type="float">
            <text:p>3081958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902" calcext:value-type="float">
            <text:p>902</text:p>
          </table:table-cell>
          <table:table-cell table:style-name="ce3" office:value-type="string" calcext:value-type="string">
            <text:p>06/30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405043" calcext:value-type="float">
            <text:p>3340504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59" calcext:value-type="float">
            <text:p>1059</text:p>
          </table:table-cell>
          <table:table-cell table:style-name="ce3" office:value-type="string" calcext:value-type="string">
            <text:p>06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358416" calcext:value-type="float">
            <text:p>3135841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04" calcext:value-type="float">
            <text:p>1104</text:p>
          </table:table-cell>
          <table:table-cell table:style-name="ce3" office:value-type="string" calcext:value-type="string">
            <text:p>05/1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307735" calcext:value-type="float">
            <text:p>3330773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05" calcext:value-type="float">
            <text:p>1105</text:p>
          </table:table-cell>
          <table:table-cell table:style-name="ce3" office:value-type="string" calcext:value-type="string">
            <text:p>05/1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315028" calcext:value-type="float">
            <text:p>3331502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218" calcext:value-type="float">
            <text:p>1218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821053" calcext:value-type="float">
            <text:p>2982105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56" calcext:value-type="float">
            <text:p>956</text:p>
          </table:table-cell>
          <table:table-cell table:style-name="ce3" office:value-type="string" calcext:value-type="string">
            <text:p>07/0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780533" calcext:value-type="float">
            <text:p>3278053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153" calcext:value-type="float">
            <text:p>1153</text:p>
          </table:table-cell>
          <table:table-cell table:style-name="ce3" office:value-type="string" calcext:value-type="string">
            <text:p>07/1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839642" calcext:value-type="float">
            <text:p>3183964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14" calcext:value-type="float">
            <text:p>1014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347410" calcext:value-type="float">
            <text:p>3034741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01" calcext:value-type="float">
            <text:p>1101</text:p>
          </table:table-cell>
          <table:table-cell table:style-name="ce3" office:value-type="string" calcext:value-type="string">
            <text:p>05/0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0496497" calcext:value-type="float">
            <text:p>3049649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06" calcext:value-type="float">
            <text:p>1006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144006" calcext:value-type="float">
            <text:p>3314400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220" calcext:value-type="float">
            <text:p>1220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1483527" calcext:value-type="float">
            <text:p>31483527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07" calcext:value-type="float">
            <text:p>1007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2568512" calcext:value-type="float">
            <text:p>3256851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57" calcext:value-type="float">
            <text:p>1057</text:p>
          </table:table-cell>
          <table:table-cell table:style-name="ce3" office:value-type="string" calcext:value-type="string">
            <text:p>06/1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3291535" calcext:value-type="float">
            <text:p>3329153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19" calcext:value-type="float">
            <text:p>1119</text:p>
          </table:table-cell>
          <table:table-cell table:style-name="ce3" office:value-type="string" calcext:value-type="string">
            <text:p>06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789786" calcext:value-type="float">
            <text:p>2778978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style-name="ce3" office:value-type="string" calcext:value-type="string">
            <text:p>07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897569" calcext:value-type="float">
            <text:p>2789756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02" calcext:value-type="float">
            <text:p>1002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665134" calcext:value-type="float">
            <text:p>2966513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51" calcext:value-type="float">
            <text:p>851</text:p>
          </table:table-cell>
          <table:table-cell table:style-name="ce3" office:value-type="string" calcext:value-type="string">
            <text:p>06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485915" calcext:value-type="float">
            <text:p>2848591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35" calcext:value-type="float">
            <text:p>1135</text:p>
          </table:table-cell>
          <table:table-cell table:style-name="ce3" office:value-type="string" calcext:value-type="string">
            <text:p>07/0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781462" calcext:value-type="float">
            <text:p>287814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54" calcext:value-type="float">
            <text:p>854</text:p>
          </table:table-cell>
          <table:table-cell table:style-name="ce3" office:value-type="string" calcext:value-type="string">
            <text:p>06/0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324853" calcext:value-type="float">
            <text:p>2632485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64" calcext:value-type="float">
            <text:p>1064</text:p>
          </table:table-cell>
          <table:table-cell table:style-name="ce3" office:value-type="string" calcext:value-type="string">
            <text:p>07/0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468759" calcext:value-type="float">
            <text:p>2846875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98" calcext:value-type="float">
            <text:p>898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617348" calcext:value-type="float">
            <text:p>2861734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55" calcext:value-type="float">
            <text:p>855</text:p>
          </table:table-cell>
          <table:table-cell table:style-name="ce3" office:value-type="string" calcext:value-type="string">
            <text:p>06/0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093010" calcext:value-type="float">
            <text:p>2809301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68" calcext:value-type="float">
            <text:p>1068</text:p>
          </table:table-cell>
          <table:table-cell table:style-name="ce3"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632514" calcext:value-type="float">
            <text:p>2763251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27" calcext:value-type="float">
            <text:p>1127</text:p>
          </table:table-cell>
          <table:table-cell table:style-name="ce3" office:value-type="string" calcext:value-type="string">
            <text:p>06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941336" calcext:value-type="float">
            <text:p>2494133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91" calcext:value-type="float">
            <text:p>1091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960469" calcext:value-type="float">
            <text:p>2696046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88" calcext:value-type="float">
            <text:p>888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4633756" calcext:value-type="float">
            <text:p>9463375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06" calcext:value-type="float">
            <text:p>1106</text:p>
          </table:table-cell>
          <table:table-cell table:style-name="ce3" office:value-type="string" calcext:value-type="string">
            <text:p>05/1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216382" calcext:value-type="float">
            <text:p>252163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86" calcext:value-type="float">
            <text:p>10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table:style-name="ce3" office:value-type="string" calcext:value-type="string">
            <text:p>07/1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525765" calcext:value-type="float">
            <text:p>275257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52" calcext:value-type="float">
            <text:p>852</text:p>
          </table:table-cell>
          <table:table-cell table:style-name="ce3" office:value-type="string" calcext:value-type="string">
            <text:p>05/30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989234" calcext:value-type="float">
            <text:p>2898923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02" calcext:value-type="float">
            <text:p>1102</text:p>
          </table:table-cell>
          <table:table-cell table:style-name="ce3" office:value-type="string" calcext:value-type="string">
            <text:p>05/0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180343" calcext:value-type="float">
            <text:p>2818034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06/0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7987570" calcext:value-type="float">
            <text:p>2798757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81" calcext:value-type="float">
            <text:p>1081</text:p>
          </table:table-cell>
          <table:table-cell table:style-name="ce3" office:value-type="string" calcext:value-type="string">
            <text:p>07/2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8361624" calcext:value-type="float">
            <text:p>2836162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09" calcext:value-type="float">
            <text:p>1109</text:p>
          </table:table-cell>
          <table:table-cell table:style-name="ce3" office:value-type="string" calcext:value-type="string">
            <text:p>05/1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9027389" calcext:value-type="float">
            <text:p>290273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09" calcext:value-type="float">
            <text:p>909</text:p>
          </table:table-cell>
          <table:table-cell table:style-name="ce3" office:value-type="string" calcext:value-type="string">
            <text:p>07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844018" calcext:value-type="float">
            <text:p>2584401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150" calcext:value-type="float">
            <text:p>1150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357128" calcext:value-type="float">
            <text:p>2635712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7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860476" calcext:value-type="float">
            <text:p>2586047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55" calcext:value-type="float">
            <text:p>1055</text:p>
          </table:table-cell>
          <table:table-cell table:style-name="ce3" office:value-type="string" calcext:value-type="string">
            <text:p>05/15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457815" calcext:value-type="float">
            <text:p>2445781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75" calcext:value-type="float">
            <text:p>1075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623821" calcext:value-type="float">
            <text:p>2562382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73" calcext:value-type="float">
            <text:p>873</text:p>
          </table:table-cell>
          <table:table-cell table:style-name="ce3" office:value-type="string" calcext:value-type="string">
            <text:p>07/1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134662" calcext:value-type="float">
            <text:p>2413466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15" calcext:value-type="float">
            <text:p>1215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157789" calcext:value-type="float">
            <text:p>2415778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18" calcext:value-type="float">
            <text:p>1018</text:p>
          </table:table-cell>
          <table:table-cell table:style-name="ce3" office:value-type="string" calcext:value-type="string">
            <text:p>07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191738" calcext:value-type="float">
            <text:p>2519173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224" calcext:value-type="float">
            <text:p>1224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948278" calcext:value-type="float">
            <text:p>2594827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01" calcext:value-type="float">
            <text:p>901</text:p>
          </table:table-cell>
          <table:table-cell table:style-name="ce3" office:value-type="string" calcext:value-type="string">
            <text:p>05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6389423" calcext:value-type="float">
            <text:p>2638942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01" calcext:value-type="float">
            <text:p>1001</text:p>
          </table:table-cell>
          <table:table-cell table:style-name="ce3" office:value-type="string" calcext:value-type="string">
            <text:p>06/2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3087818" calcext:value-type="float">
            <text:p>2308781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33" calcext:value-type="float">
            <text:p>1133</text:p>
          </table:table-cell>
          <table:table-cell table:style-name="ce3" office:value-type="string" calcext:value-type="string">
            <text:p>06/2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610548" calcext:value-type="float">
            <text:p>2561054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4667611" calcext:value-type="float">
            <text:p>2466761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0" calcext:value-type="float">
            <text:p>870</text:p>
          </table:table-cell>
          <table:table-cell table:style-name="ce3" office:value-type="string" calcext:value-type="string">
            <text:p>07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5725183" calcext:value-type="float">
            <text:p>2572518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66" calcext:value-type="float">
            <text:p>1066</text:p>
          </table:table-cell>
          <table:table-cell table:style-name="ce3" office:value-type="string" calcext:value-type="string">
            <text:p>07/10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121705" calcext:value-type="float">
            <text:p>2012170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11/30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449239" calcext:value-type="float">
            <text:p>2044923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04" calcext:value-type="float">
            <text:p>1004</text:p>
          </table:table-cell>
          <table:table-cell table:style-name="ce3" office:value-type="string" calcext:value-type="string">
            <text:p>07/1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1560082" calcext:value-type="float">
            <text:p>21560082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795671" calcext:value-type="float">
            <text:p>2079567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80" calcext:value-type="float">
            <text:p>880</text:p>
          </table:table-cell>
          <table:table-cell table:style-name="ce3" office:value-type="string" calcext:value-type="string">
            <text:p>07/2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663416" calcext:value-type="float">
            <text:p>2266341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59" calcext:value-type="float">
            <text:p>959</text:p>
          </table:table-cell>
          <table:table-cell table:style-name="ce3" office:value-type="string" calcext:value-type="string">
            <text:p>07/1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124366" calcext:value-type="float">
            <text:p>2212436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07" calcext:value-type="float">
            <text:p>1207</text:p>
          </table:table-cell>
          <table:table-cell table:style-name="ce3" office:value-type="string" calcext:value-type="string">
            <text:p>07/1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2816201" calcext:value-type="float">
            <text:p>2281620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69" calcext:value-type="float">
            <text:p>1069</text:p>
          </table:table-cell>
          <table:table-cell table:style-name="ce3" office:value-type="string" calcext:value-type="string">
            <text:p>07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563246" calcext:value-type="float">
            <text:p>16563246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28" calcext:value-type="float">
            <text:p>1128</text:p>
          </table:table-cell>
          <table:table-cell table:style-name="ce3" office:value-type="string" calcext:value-type="string">
            <text:p>06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20794084" calcext:value-type="float">
            <text:p>2079408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89" calcext:value-type="float">
            <text:p>1089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8553349" calcext:value-type="float">
            <text:p>18553349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03" calcext:value-type="float">
            <text:p>1003</text:p>
          </table:table-cell>
          <table:table-cell table:style-name="ce3" office:value-type="string" calcext:value-type="string">
            <text:p>07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375038" calcext:value-type="float">
            <text:p>1737503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71" calcext:value-type="float">
            <text:p>1071</text:p>
          </table:table-cell>
          <table:table-cell table:style-name="ce3" office:value-type="string" calcext:value-type="string">
            <text:p>07/1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8636450" calcext:value-type="float">
            <text:p>18636450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54" calcext:value-type="float">
            <text:p>1054</text:p>
          </table:table-cell>
          <table:table-cell table:style-name="ce3" office:value-type="string" calcext:value-type="string">
            <text:p>05/13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8166995" calcext:value-type="float">
            <text:p>1816699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63" calcext:value-type="float">
            <text:p>1063</text:p>
          </table:table-cell>
          <table:table-cell table:style-name="ce3" office:value-type="string" calcext:value-type="string">
            <text:p>07/0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7506454" calcext:value-type="float">
            <text:p>17506454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83" calcext:value-type="float">
            <text:p>1083</text:p>
          </table:table-cell>
          <table:table-cell table:style-name="ce3" office:value-type="string" calcext:value-type="string">
            <text:p>07/26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4761341" calcext:value-type="float">
            <text:p>1476134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06/0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2393718" calcext:value-type="float">
            <text:p>12393718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10" calcext:value-type="float">
            <text:p>1110</text:p>
          </table:table-cell>
          <table:table-cell table:style-name="ce3" office:value-type="string" calcext:value-type="string">
            <text:p>05/2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93320605" calcext:value-type="float">
            <text:p>9332060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86" calcext:value-type="float">
            <text:p>1086</text:p>
          </table:table-cell>
          <table:table-cell table:style-name="ce3" office:value-type="string" calcext:value-type="string">
            <text:p>07/27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6234665" calcext:value-type="float">
            <text:p>162346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21" calcext:value-type="float">
            <text:p>1221</text:p>
          </table:table-cell>
          <table:table-cell table:style-name="ce3" office:value-type="string" calcext:value-type="string">
            <text:p>07/28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4205503" calcext:value-type="float">
            <text:p>1420550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20" calcext:value-type="float">
            <text:p>1120</text:p>
          </table:table-cell>
          <table:table-cell table:style-name="ce3" office:value-type="string" calcext:value-type="string">
            <text:p>06/12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4899813" calcext:value-type="float">
            <text:p>14899813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52" calcext:value-type="float">
            <text:p>1052</text:p>
          </table:table-cell>
          <table:table-cell table:style-name="ce3" office:value-type="string" calcext:value-type="string">
            <text:p>07/0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12066545" calcext:value-type="float">
            <text:p>1206654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06" calcext:value-type="float">
            <text:p>1206</text:p>
          </table:table-cell>
          <table:table-cell table:style-name="ce3" office:value-type="string" calcext:value-type="string">
            <text:p>07/1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39881951" calcext:value-type="float">
            <text:p>39881951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46" calcext:value-type="float">
            <text:p>1146</text:p>
          </table:table-cell>
          <table:table-cell table:style-name="ce3" office:value-type="string" calcext:value-type="string">
            <text:p>07/14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 office:value-type="string" calcext:value-type="string">
            <text:p>#@INI</text:p>
          </table:table-cell>
          <table:table-cell table:number-columns-repeated="2" office:value-type="float" office:value="41436565" calcext:value-type="float">
            <text:p>41436565</text:p>
          </table:table-cell>
          <table:table-cell office:value-type="string" calcext:value-type="string">
            <text:p>{0FEDD106-B4A3-2804-1974-C1C246BB1DF1}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02" calcext:value-type="float">
            <text:p>1202</text:p>
          </table:table-cell>
          <table:table-cell table:style-name="ce3" office:value-type="string" calcext:value-type="string">
            <text:p>07/19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@FI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4"/>
        </table:table-row>
      </table:table>
      <table:table table:name="Hoja1" table:style-name="ta1">
        <table:table-column table:style-name="co1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column table:style-name="co1" table:default-cell-style-name="ce3"/>
        <table:table-column table:style-name="co5" table:default-cell-style-name="ce2"/>
        <table:table-column table:style-name="co1" table:number-columns-repeated="3" table:default-cell-style-name="ce2"/>
        <table:table-column table:style-name="co6" table:number-columns-repeated="2" table:default-cell-style-name="ce2"/>
        <table:table-column table:style-name="co1" table:number-columns-repeated="8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DISTANCIA</text:p>
          </table:table-cell>
          <table:table-cell table:style-name="ce1" office:value-type="string" calcext:value-type="string">
            <text:p>distancia_id</text:p>
          </table:table-cell>
          <table:table-cell table:style-name="ce1" office:value-type="string" calcext:value-type="string">
            <text:p>APELLIDO Y NOMBRES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FECHA NACIM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tegoria_id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TALLE</text:p>
          </table:table-cell>
          <table:table-cell table:style-name="ce1" office:value-type="string" calcext:value-type="string">
            <text:p>talle_id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localidad_id</text:p>
          </table:table-cell>
          <table:table-cell table:style-name="ce1" office:value-type="string" calcext:value-type="string">
            <text:p>INVITADO</text:p>
          </table:table-cell>
          <table:table-cell table:style-name="ce1" office:value-type="string" calcext:value-type="string">
            <text:p>PAGO</text:p>
          </table:table-cell>
          <table:table-cell table:style-name="ce1" office:value-type="string" calcext:value-type="string">
            <text:p>IMPORTE</text:p>
          </table:table-cell>
          <table:table-cell table:style-name="ce1" office:value-type="string" calcext:value-type="string">
            <text:p>NRO RECIBO</text:p>
          </table:table-cell>
          <table:table-cell table:style-name="ce1" office:value-type="string" calcext:value-type="string">
            <text:p>FECHA PAGO</text:p>
          </table:table-cell>
          <table:table-cell table:style-name="ce1" office:value-type="string" calcext:value-type="string">
            <text:p>ESPERA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IDPersona</text:p>
          </table:table-cell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ANDO, MICAELA</text:p>
          </table:table-cell>
          <table:table-cell office:value-type="float" office:value="39881194" calcext:value-type="float">
            <text:p>39881194</text:p>
          </table:table-cell>
          <table:table-cell office:value-type="float" office:value="2996228311" calcext:value-type="float">
            <text:p>2996228311</text:p>
          </table:table-cell>
          <table:table-cell/>
          <table:table-cell office:value-type="string" calcext:value-type="string">
            <text:p>29/11/1996</text:p>
          </table:table-cell>
          <table:table-cell office:value-type="string" calcext:value-type="string">
            <text:p>Femeninos de 16 a 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DRA DEL AGUILA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lilianaarias269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VERINO, SOFIA</text:p>
          </table:table-cell>
          <table:table-cell office:value-type="float" office:value="38710552" calcext:value-type="float">
            <text:p>38710552</text:p>
          </table:table-cell>
          <table:table-cell office:value-type="float" office:value="4486049" calcext:value-type="float">
            <text:p>4486049</text:p>
          </table:table-cell>
          <table:table-cell/>
          <table:table-cell office:value-type="string" calcext:value-type="string">
            <text:p>02/12/1994</text:p>
          </table:table-cell>
          <table:table-cell office:value-type="string" calcext:value-type="string">
            <text:p>Femeninos de 16 a 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osantos.natali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AL , YESICA</text:p>
          </table:table-cell>
          <table:table-cell office:value-type="float" office:value="38905983" calcext:value-type="float">
            <text:p>38905983</text:p>
          </table:table-cell>
          <table:table-cell office:value-type="float" office:value="2984767111" calcext:value-type="float">
            <text:p>2984767111</text:p>
          </table:table-cell>
          <table:table-cell/>
          <table:table-cell office:value-type="string" calcext:value-type="string">
            <text:p>05/03/1995</text:p>
          </table:table-cell>
          <table:table-cell office:value-type="string" calcext:value-type="string">
            <text:p>Femeninos de 16 a 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IS GUILLON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cipi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GARA, NADIA BELEN</text:p>
          </table:table-cell>
          <table:table-cell office:value-type="float" office:value="38492651" calcext:value-type="float">
            <text:p>38492651</text:p>
          </table:table-cell>
          <table:table-cell office:value-type="float" office:value="2994089862" calcext:value-type="float">
            <text:p>299408986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8/10/1994</text:p>
          </table:table-cell>
          <table:table-cell office:value-type="string" calcext:value-type="string">
            <text:p>Femeninos de 16 a 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enaguret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GLER, MARTINA IVANA</text:p>
          </table:table-cell>
          <table:table-cell office:value-type="float" office:value="41978081" calcext:value-type="float">
            <text:p>41978081</text:p>
          </table:table-cell>
          <table:table-cell office:value-type="float" office:value="155898564" calcext:value-type="float">
            <text:p>155898564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21/09/1999</text:p>
          </table:table-cell>
          <table:table-cell office:value-type="string" calcext:value-type="string">
            <text:p>Femeninos de 16 a 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DRA DEL AGUILA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lilianaarias269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JADA, ANABEL</text:p>
          </table:table-cell>
          <table:table-cell office:value-type="float" office:value="40100651" calcext:value-type="float">
            <text:p>40100651</text:p>
          </table:table-cell>
          <table:table-cell office:value-type="float" office:value="2984203856" calcext:value-type="float">
            <text:p>2984203856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06/04/1997</text:p>
          </table:table-cell>
          <table:table-cell office:value-type="string" calcext:value-type="string">
            <text:p>Femeninos de 16 a 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dovalveronica1440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TINEZ, ROCIO</text:p>
          </table:table-cell>
          <table:table-cell office:value-type="float" office:value="37781026" calcext:value-type="float">
            <text:p>37781026</text:p>
          </table:table-cell>
          <table:table-cell office:value-type="float" office:value="2994218433" calcext:value-type="float">
            <text:p>2994218433</text:p>
          </table:table-cell>
          <table:table-cell/>
          <table:table-cell office:value-type="string" calcext:value-type="string">
            <text:p>08/07/1993</text:p>
          </table:table-cell>
          <table:table-cell office:value-type="string" calcext:value-type="string">
            <text:p>Femeninos de 16 a 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ycservicicios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STORIZA , CLAUDIA ANTONELLA</text:p>
          </table:table-cell>
          <table:table-cell office:value-type="float" office:value="36434677" calcext:value-type="float">
            <text:p>36434677</text:p>
          </table:table-cell>
          <table:table-cell office:value-type="float" office:value="299154699652" calcext:value-type="float">
            <text:p>299154699652</text:p>
          </table:table-cell>
          <table:table-cell/>
          <table:table-cell office:value-type="string" calcext:value-type="string">
            <text:p>17/09/1991</text:p>
          </table:table-cell>
          <table:table-cell office:value-type="string" calcext:value-type="string">
            <text:p>Femeninos de 21 a 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RAL ROC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ntialescano1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DENAS, JEANETTE</text:p>
          </table:table-cell>
          <table:table-cell office:value-type="float" office:value="36241870" calcext:value-type="float">
            <text:p>36241870</text:p>
          </table:table-cell>
          <table:table-cell office:value-type="float" office:value="2984221915" calcext:value-type="float">
            <text:p>298422191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2/08/1991</text:p>
          </table:table-cell>
          <table:table-cell office:value-type="string" calcext:value-type="string">
            <text:p>Femeninos de 21 a 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blopedro19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AYQUIPAN, MAITEN</text:p>
          </table:table-cell>
          <table:table-cell office:value-type="float" office:value="37947121" calcext:value-type="float">
            <text:p>37947121</text:p>
          </table:table-cell>
          <table:table-cell office:value-type="float" office:value="2996247833" calcext:value-type="float">
            <text:p>299624783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22/09/1993</text:p>
          </table:table-cell>
          <table:table-cell office:value-type="string" calcext:value-type="string">
            <text:p>Femeninos de 21 a 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essica_nahuelpan_nqn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MBETA, SABRINA</text:p>
          </table:table-cell>
          <table:table-cell office:value-type="float" office:value="34128414" calcext:value-type="float">
            <text:p>34128414</text:p>
          </table:table-cell>
          <table:table-cell office:value-type="float" office:value="2995832388" calcext:value-type="float">
            <text:p>299583238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3/10/1988</text:p>
          </table:table-cell>
          <table:table-cell office:value-type="string" calcext:value-type="string">
            <text:p>Femeninos de 21 a 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dser_destruc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CCHINI, NATALIA</text:p>
          </table:table-cell>
          <table:table-cell office:value-type="float" office:value="35276065" calcext:value-type="float">
            <text:p>35276065</text:p>
          </table:table-cell>
          <table:table-cell office:value-type="float" office:value="2984285512" calcext:value-type="float">
            <text:p>2984285512</text:p>
          </table:table-cell>
          <table:table-cell/>
          <table:table-cell office:value-type="string" calcext:value-type="string">
            <text:p>11/11/1990</text:p>
          </table:table-cell>
          <table:table-cell office:value-type="string" calcext:value-type="string">
            <text:p>Femeninos de 21 a 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TOCORRE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N LIERDE, BRENDA ABRIL</text:p>
          </table:table-cell>
          <table:table-cell office:value-type="float" office:value="38044713" calcext:value-type="float">
            <text:p>38044713</text:p>
          </table:table-cell>
          <table:table-cell office:value-type="float" office:value="2994097438" calcext:value-type="float">
            <text:p>2994097438</text:p>
          </table:table-cell>
          <table:table-cell/>
          <table:table-cell office:value-type="string" calcext:value-type="string">
            <text:p>30/12/1993</text:p>
          </table:table-cell>
          <table:table-cell office:value-type="string" calcext:value-type="string">
            <text:p>Femeninos de 21 a 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o-lalau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YES, FABIOLA</text:p>
          </table:table-cell>
          <table:table-cell office:value-type="float" office:value="31665015" calcext:value-type="float">
            <text:p>31665015</text:p>
          </table:table-cell>
          <table:table-cell office:value-type="float" office:value="2995499158" calcext:value-type="float">
            <text:p>2995499158</text:p>
          </table:table-cell>
          <table:table-cell/>
          <table:table-cell office:value-type="string" calcext:value-type="string">
            <text:p>20/07/1985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bianpoblette2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, LOURDES</text:p>
          </table:table-cell>
          <table:table-cell office:value-type="float" office:value="31156480" calcext:value-type="float">
            <text:p>31156480</text:p>
          </table:table-cell>
          <table:table-cell office:value-type="float" office:value="2995862216" calcext:value-type="float">
            <text:p>299586221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4/09/1984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urito10_1984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IAS, LILIANA NOEMI</text:p>
          </table:table-cell>
          <table:table-cell office:value-type="float" office:value="32910902" calcext:value-type="float">
            <text:p>32910902</text:p>
          </table:table-cell>
          <table:table-cell office:value-type="float" office:value="2942519172" calcext:value-type="float">
            <text:p>2942519172</text:p>
          </table:table-cell>
          <table:table-cell/>
          <table:table-cell office:value-type="string" calcext:value-type="string">
            <text:p>22/01/1987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corali09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TIZ, MARISEL SOLEDAD RAYEN</text:p>
          </table:table-cell>
          <table:table-cell office:value-type="float" office:value="33994451" calcext:value-type="float">
            <text:p>33994451</text:p>
          </table:table-cell>
          <table:table-cell office:value-type="float" office:value="2997236817" calcext:value-type="float">
            <text:p>2997236817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29/12/1988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by_1985_25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ZCANO, CECILIA BELEN</text:p>
          </table:table-cell>
          <table:table-cell office:value-type="float" office:value="30264855" calcext:value-type="float">
            <text:p>30264855</text:p>
          </table:table-cell>
          <table:table-cell office:value-type="float" office:value="2995125129" calcext:value-type="float">
            <text:p>2995125129</text:p>
          </table:table-cell>
          <table:table-cell/>
          <table:table-cell office:value-type="string" calcext:value-type="string">
            <text:p>25/08/1983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DRA DEL AGUILA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lilianaarias269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TO, VANESA</text:p>
          </table:table-cell>
          <table:table-cell office:value-type="float" office:value="31660609" calcext:value-type="float">
            <text:p>31660609</text:p>
          </table:table-cell>
          <table:table-cell office:value-type="float" office:value="2994094673" calcext:value-type="float">
            <text:p>2994094673</text:p>
          </table:table-cell>
          <table:table-cell/>
          <table:table-cell office:value-type="string" calcext:value-type="string">
            <text:p>05/04/1985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onicaloyola41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PP, ROCIO</text:p>
          </table:table-cell>
          <table:table-cell office:value-type="float" office:value="36391072" calcext:value-type="float">
            <text:p>36391072</text:p>
          </table:table-cell>
          <table:table-cell office:value-type="float" office:value="2996722791" calcext:value-type="float">
            <text:p>2996722791</text:p>
          </table:table-cell>
          <table:table-cell/>
          <table:table-cell office:value-type="string" calcext:value-type="string">
            <text:p>26/08/1990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edelc@hotmail. 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TILLO, PAMELA ROMINA</text:p>
          </table:table-cell>
          <table:table-cell office:value-type="float" office:value="30144739" calcext:value-type="float">
            <text:p>30144739</text:p>
          </table:table-cell>
          <table:table-cell office:value-type="float" office:value="2994022981" calcext:value-type="float">
            <text:p>299402298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14/03/1983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aninarogel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MEZ, EMILIA PATRICIA</text:p>
          </table:table-cell>
          <table:table-cell office:value-type="float" office:value="30823913" calcext:value-type="float">
            <text:p>30823913</text:p>
          </table:table-cell>
          <table:table-cell office:value-type="float" office:value="2994529072" calcext:value-type="float">
            <text:p>299452907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1/05/1984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olopezit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RCIA, PAMELA RUTH</text:p>
          </table:table-cell>
          <table:table-cell office:value-type="float" office:value="31524463" calcext:value-type="float">
            <text:p>31524463</text:p>
          </table:table-cell>
          <table:table-cell office:value-type="float" office:value="299156572859" calcext:value-type="float">
            <text:p>299156572859</text:p>
          </table:table-cell>
          <table:table-cell/>
          <table:table-cell office:value-type="string" calcext:value-type="string">
            <text:p>28/04/1985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ysayes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NZALEZ, CECILIA</text:p>
          </table:table-cell>
          <table:table-cell office:value-type="float" office:value="31528752" calcext:value-type="float">
            <text:p>31528752</text:p>
          </table:table-cell>
          <table:table-cell office:value-type="float" office:value="299155404523" calcext:value-type="float">
            <text:p>299155404523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5/05/1985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laubas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NZALEZ, LUCIA DANIELA</text:p>
          </table:table-cell>
          <table:table-cell office:value-type="float" office:value="33304622" calcext:value-type="float">
            <text:p>33304622</text:p>
          </table:table-cell>
          <table:table-cell office:value-type="float" office:value="2984867598" calcext:value-type="float">
            <text:p>2984867598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15/08/1987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ci_saez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NDA, MILENA</text:p>
          </table:table-cell>
          <table:table-cell office:value-type="float" office:value="33002233" calcext:value-type="float">
            <text:p>33002233</text:p>
          </table:table-cell>
          <table:table-cell office:value-type="float" office:value="2984557949" calcext:value-type="float">
            <text:p>2984557949</text:p>
          </table:table-cell>
          <table:table-cell/>
          <table:table-cell office:value-type="string" calcext:value-type="string">
            <text:p>06/08/1987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eru74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VAS, SILVINA</text:p>
          </table:table-cell>
          <table:table-cell office:value-type="float" office:value="33677792" calcext:value-type="float">
            <text:p>33677792</text:p>
          </table:table-cell>
          <table:table-cell office:value-type="float" office:value="2984873597" calcext:value-type="float">
            <text:p>2984873597</text:p>
          </table:table-cell>
          <table:table-cell/>
          <table:table-cell office:value-type="string" calcext:value-type="string">
            <text:p>24/05/1988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becaasquinazi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RAKOSKI, NATASHA</text:p>
          </table:table-cell>
          <table:table-cell office:value-type="float" office:value="32995233" calcext:value-type="float">
            <text:p>32995233</text:p>
          </table:table-cell>
          <table:table-cell office:value-type="float" office:value="2994659282" calcext:value-type="float">
            <text:p>2994659282</text:p>
          </table:table-cell>
          <table:table-cell/>
          <table:table-cell office:value-type="string" calcext:value-type="string">
            <text:p>30/04/1987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_marvaz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LMA, YANINA</text:p>
          </table:table-cell>
          <table:table-cell office:value-type="float" office:value="34668148" calcext:value-type="float">
            <text:p>34668148</text:p>
          </table:table-cell>
          <table:table-cell office:value-type="float" office:value="2984731022" calcext:value-type="float">
            <text:p>298473102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19/09/1989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 EL CHOCON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rianacarrasco@live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MIRON , JESICA DAIANA</text:p>
          </table:table-cell>
          <table:table-cell office:value-type="float" office:value="33673137" calcext:value-type="float">
            <text:p>33673137</text:p>
          </table:table-cell>
          <table:table-cell office:value-type="float" office:value="2995974346" calcext:value-type="float">
            <text:p>2995974346</text:p>
          </table:table-cell>
          <table:table-cell/>
          <table:table-cell office:value-type="string" calcext:value-type="string">
            <text:p>26/03/1988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grego@speedy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MEZ, MARIA CELESTE</text:p>
          </table:table-cell>
          <table:table-cell office:value-type="float" office:value="32246648" calcext:value-type="float">
            <text:p>32246648</text:p>
          </table:table-cell>
          <table:table-cell office:value-type="float" office:value="2984254044" calcext:value-type="float">
            <text:p>2984254044</text:p>
          </table:table-cell>
          <table:table-cell/>
          <table:table-cell office:value-type="string" calcext:value-type="string">
            <text:p>20/04/1986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 CAP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TRICIOBASCU196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CUA±AN, VANINA</text:p>
          </table:table-cell>
          <table:table-cell office:value-type="float" office:value="33180125" calcext:value-type="float">
            <text:p>33180125</text:p>
          </table:table-cell>
          <table:table-cell office:value-type="float" office:value="2995331194" calcext:value-type="float">
            <text:p>2995331194</text:p>
          </table:table-cell>
          <table:table-cell/>
          <table:table-cell office:value-type="string" calcext:value-type="string">
            <text:p>30/10/1987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lianlaurin5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PANI, GEORGINA</text:p>
          </table:table-cell>
          <table:table-cell office:value-type="float" office:value="30258401" calcext:value-type="float">
            <text:p>30258401</text:p>
          </table:table-cell>
          <table:table-cell office:value-type="float" office:value="2984353985" calcext:value-type="float">
            <text:p>2984353985</text:p>
          </table:table-cell>
          <table:table-cell/>
          <table:table-cell office:value-type="string" calcext:value-type="string">
            <text:p>28/06/1983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ar_ferma4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LLEGAS, LORENA</text:p>
          </table:table-cell>
          <table:table-cell office:value-type="float" office:value="29938201" calcext:value-type="float">
            <text:p>29938201</text:p>
          </table:table-cell>
          <table:table-cell office:value-type="float" office:value="2994615633" calcext:value-type="float">
            <text:p>2994615633</text:p>
          </table:table-cell>
          <table:table-cell/>
          <table:table-cell office:value-type="string" calcext:value-type="string">
            <text:p>09/04/1983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oni_47ing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RA, MARIA</text:p>
          </table:table-cell>
          <table:table-cell office:value-type="float" office:value="36816551" calcext:value-type="float">
            <text:p>36816551</text:p>
          </table:table-cell>
          <table:table-cell office:value-type="float" office:value="2996552216" calcext:value-type="float">
            <text:p>29965522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/04/1992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arosabatini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LDEZ, VALERIA</text:p>
          </table:table-cell>
          <table:table-cell office:value-type="float" office:value="34220618" calcext:value-type="float">
            <text:p>34220618</text:p>
          </table:table-cell>
          <table:table-cell office:value-type="float" office:value="2995745282" calcext:value-type="float">
            <text:p>2995745282</text:p>
          </table:table-cell>
          <table:table-cell/>
          <table:table-cell office:value-type="string" calcext:value-type="string">
            <text:p>13/02/1989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layesgonz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LAZAR, ANA</text:p>
          </table:table-cell>
          <table:table-cell office:value-type="float" office:value="31197413" calcext:value-type="float">
            <text:p>31197413</text:p>
          </table:table-cell>
          <table:table-cell office:value-type="float" office:value="2984147989" calcext:value-type="float">
            <text:p>2984147989</text:p>
          </table:table-cell>
          <table:table-cell/>
          <table:table-cell office:value-type="string" calcext:value-type="string">
            <text:p>05/10/1984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ycservcicios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SCANO, CINTIA</text:p>
          </table:table-cell>
          <table:table-cell office:value-type="float" office:value="30503391" calcext:value-type="float">
            <text:p>30503391</text:p>
          </table:table-cell>
          <table:table-cell office:value-type="float" office:value="2984557053" calcext:value-type="float">
            <text:p>2984557053</text:p>
          </table:table-cell>
          <table:table-cell/>
          <table:table-cell office:value-type="string" calcext:value-type="string">
            <text:p>24/01/1984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o_opazo_78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NANDEZ, MARIELA</text:p>
          </table:table-cell>
          <table:table-cell office:value-type="float" office:value="31805168" calcext:value-type="float">
            <text:p>31805168</text:p>
          </table:table-cell>
          <table:table-cell office:value-type="float" office:value="156213977" calcext:value-type="float">
            <text:p>156213977</text:p>
          </table:table-cell>
          <table:table-cell/>
          <table:table-cell office:value-type="string" calcext:value-type="string">
            <text:p>14/08/1985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ladimirnicolas51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SPO , FLORENCIA</text:p>
          </table:table-cell>
          <table:table-cell office:value-type="float" office:value="36753078" calcext:value-type="float">
            <text:p>36753078</text:p>
          </table:table-cell>
          <table:table-cell office:value-type="float" office:value="2995353115" calcext:value-type="float">
            <text:p>2995353115</text:p>
          </table:table-cell>
          <table:table-cell/>
          <table:table-cell office:value-type="string" calcext:value-type="string">
            <text:p>08/07/1992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CHOLAR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esjose34@gmail.co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GOS, MARCELA</text:p>
          </table:table-cell>
          <table:table-cell office:value-type="float" office:value="31314356" calcext:value-type="float">
            <text:p>31314356</text:p>
          </table:table-cell>
          <table:table-cell office:value-type="float" office:value="2995067122" calcext:value-type="float">
            <text:p>2995067122</text:p>
          </table:table-cell>
          <table:table-cell/>
          <table:table-cell office:value-type="string" calcext:value-type="string">
            <text:p>28/12/1984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rtaglia2012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DOBA, CECILIA</text:p>
          </table:table-cell>
          <table:table-cell office:value-type="float" office:value="32225374" calcext:value-type="float">
            <text:p>32225374</text:p>
          </table:table-cell>
          <table:table-cell office:value-type="float" office:value="298154218664" calcext:value-type="float">
            <text:p>298154218664</text:p>
          </table:table-cell>
          <table:table-cell/>
          <table:table-cell office:value-type="string" calcext:value-type="string">
            <text:p>07/07/1986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tincorzo292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EVARA, MIRIAM</text:p>
          </table:table-cell>
          <table:table-cell office:value-type="float" office:value="30388199" calcext:value-type="float">
            <text:p>30388199</text:p>
          </table:table-cell>
          <table:table-cell office:value-type="float" office:value="2984699656" calcext:value-type="float">
            <text:p>298469965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7/07/1984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egomartin.araya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RADE, LORENA</text:p>
          </table:table-cell>
          <table:table-cell office:value-type="float" office:value="30503276" calcext:value-type="float">
            <text:p>30503276</text:p>
          </table:table-cell>
          <table:table-cell office:value-type="float" office:value="29915460559" calcext:value-type="float">
            <text:p>29915460559</text:p>
          </table:table-cell>
          <table:table-cell/>
          <table:table-cell office:value-type="string" calcext:value-type="string">
            <text:p>10/12/1983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TOMAS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lsapoly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ULVEDA , BELEN</text:p>
          </table:table-cell>
          <table:table-cell office:value-type="float" office:value="32518347" calcext:value-type="float">
            <text:p>32518347</text:p>
          </table:table-cell>
          <table:table-cell office:value-type="float" office:value="2995495088" calcext:value-type="float">
            <text:p>299549508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6/07/1986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gon.miguel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EDES, ANDREA ALEJANDRA</text:p>
          </table:table-cell>
          <table:table-cell office:value-type="float" office:value="31400083" calcext:value-type="float">
            <text:p>31400083</text:p>
          </table:table-cell>
          <table:table-cell office:value-type="float" office:value="2984141332" calcext:value-type="float">
            <text:p>2984141332</text:p>
          </table:table-cell>
          <table:table-cell/>
          <table:table-cell office:value-type="string" calcext:value-type="string">
            <text:p>07/02/1985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nieldiaz-75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GA, VALERIA ALEJANDRA</text:p>
          </table:table-cell>
          <table:table-cell office:value-type="float" office:value="29955754" calcext:value-type="float">
            <text:p>29955754</text:p>
          </table:table-cell>
          <table:table-cell office:value-type="float" office:value="2984373349" calcext:value-type="float">
            <text:p>2984373349</text:p>
          </table:table-cell>
          <table:table-cell/>
          <table:table-cell office:value-type="string" calcext:value-type="string">
            <text:p>02/05/1983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itango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UIRRES, NATALIA</text:p>
          </table:table-cell>
          <table:table-cell office:value-type="float" office:value="32986998" calcext:value-type="float">
            <text:p>32986998</text:p>
          </table:table-cell>
          <table:table-cell office:value-type="float" office:value="299154549139" calcext:value-type="float">
            <text:p>299154549139</text:p>
          </table:table-cell>
          <table:table-cell/>
          <table:table-cell office:value-type="string" calcext:value-type="string">
            <text:p>02/09/1987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rea-199897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AREZ, CAROLINA ANDREA</text:p>
          </table:table-cell>
          <table:table-cell office:value-type="float" office:value="27883915" calcext:value-type="float">
            <text:p>27883915</text:p>
          </table:table-cell>
          <table:table-cell office:value-type="float" office:value="2984878383" calcext:value-type="float">
            <text:p>2984878383</text:p>
          </table:table-cell>
          <table:table-cell/>
          <table:table-cell office:value-type="string" calcext:value-type="string">
            <text:p>22/01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CA³N DE LOS SAUCES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gladys221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MES, MARISOL</text:p>
          </table:table-cell>
          <table:table-cell office:value-type="float" office:value="27752475" calcext:value-type="float">
            <text:p>27752475</text:p>
          </table:table-cell>
          <table:table-cell office:value-type="float" office:value="2984248563" calcext:value-type="float">
            <text:p>2984248563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20/04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rge.paillacoi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IGAS, NATALIA ANALIA PAOLA</text:p>
          </table:table-cell>
          <table:table-cell office:value-type="float" office:value="29051989" calcext:value-type="float">
            <text:p>29051989</text:p>
          </table:table-cell>
          <table:table-cell office:value-type="float" office:value="299156352246" calcext:value-type="float">
            <text:p>299156352246</text:p>
          </table:table-cell>
          <table:table-cell/>
          <table:table-cell office:value-type="string" calcext:value-type="string">
            <text:p>13/09/1981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rencia@ingenieriaterra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ARCON, PAOLA</text:p>
          </table:table-cell>
          <table:table-cell office:value-type="float" office:value="28624374" calcext:value-type="float">
            <text:p>28624374</text:p>
          </table:table-cell>
          <table:table-cell office:value-type="float" office:value="2995221164" calcext:value-type="float">
            <text:p>2995221164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9/04/1982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RAL CO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lijoaco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 VINCENZI, VIVIANA EDITH</text:p>
          </table:table-cell>
          <table:table-cell office:value-type="float" office:value="29508864" calcext:value-type="float">
            <text:p>29508864</text:p>
          </table:table-cell>
          <table:table-cell office:value-type="float" office:value="299154062016" calcext:value-type="float">
            <text:p>299154062016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4/06/1982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sanasotelo@putlook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NZALEZ, VICTORIA</text:p>
          </table:table-cell>
          <table:table-cell office:value-type="float" office:value="27327097" calcext:value-type="float">
            <text:p>27327097</text:p>
          </table:table-cell>
          <table:table-cell office:value-type="float" office:value="2994204331" calcext:value-type="float">
            <text:p>2994204331</text:p>
          </table:table-cell>
          <table:table-cell/>
          <table:table-cell office:value-type="string" calcext:value-type="string">
            <text:p>04/05/1979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TOMAS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lsapoly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ECE, NATALIA ADRIANA</text:p>
          </table:table-cell>
          <table:table-cell office:value-type="float" office:value="28685155" calcext:value-type="float">
            <text:p>28685155</text:p>
          </table:table-cell>
          <table:table-cell office:value-type="float" office:value="2994556706" calcext:value-type="float">
            <text:p>2994556706</text:p>
          </table:table-cell>
          <table:table-cell/>
          <table:table-cell office:value-type="string" calcext:value-type="string">
            <text:p>23/04/1981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enzo-01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RA, RAQUEL</text:p>
          </table:table-cell>
          <table:table-cell office:value-type="float" office:value="29159139" calcext:value-type="float">
            <text:p>29159139</text:p>
          </table:table-cell>
          <table:table-cell office:value-type="float" office:value="154673153" calcext:value-type="float">
            <text:p>154673153</text:p>
          </table:table-cell>
          <table:table-cell/>
          <table:table-cell office:value-type="string" calcext:value-type="string">
            <text:p>13/11/1981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ca.mag@icloud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LAZAR, GLADYS</text:p>
          </table:table-cell>
          <table:table-cell office:value-type="float" office:value="27481439" calcext:value-type="float">
            <text:p>27481439</text:p>
          </table:table-cell>
          <table:table-cell office:value-type="float" office:value="2994651884" calcext:value-type="float">
            <text:p>2994651884</text:p>
          </table:table-cell>
          <table:table-cell/>
          <table:table-cell office:value-type="string" calcext:value-type="string">
            <text:p>16/06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Q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f_nqn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ZQUEZ, MARISOL</text:p>
          </table:table-cell>
          <table:table-cell office:value-type="float" office:value="26596903" calcext:value-type="float">
            <text:p>26596903</text:p>
          </table:table-cell>
          <table:table-cell office:value-type="float" office:value="2995120514" calcext:value-type="float">
            <text:p>2995120514</text:p>
          </table:table-cell>
          <table:table-cell/>
          <table:table-cell office:value-type="string" calcext:value-type="string">
            <text:p>23/02/1978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viydaro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EIRA, CLAUDIA</text:p>
          </table:table-cell>
          <table:table-cell office:value-type="float" office:value="27977136" calcext:value-type="float">
            <text:p>27977136</text:p>
          </table:table-cell>
          <table:table-cell office:value-type="float" office:value="298154254789" calcext:value-type="float">
            <text:p>2981542547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/06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echinqn_03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RA, ALEJANDRA LORENA</text:p>
          </table:table-cell>
          <table:table-cell office:value-type="float" office:value="27739889" calcext:value-type="float">
            <text:p>27739889</text:p>
          </table:table-cell>
          <table:table-cell office:value-type="float" office:value="2984383682" calcext:value-type="float">
            <text:p>2984383682</text:p>
          </table:table-cell>
          <table:table-cell/>
          <table:table-cell office:value-type="string" calcext:value-type="string">
            <text:p>07/12/1979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sicatencio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TAQUER, LAURA LETICIA</text:p>
          </table:table-cell>
          <table:table-cell office:value-type="float" office:value="28848324" calcext:value-type="float">
            <text:p>28848324</text:p>
          </table:table-cell>
          <table:table-cell office:value-type="float" office:value="2944725158" calcext:value-type="float">
            <text:p>29447251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/05/1981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eunco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DRIGUEZ, GABRIELA SILVANA</text:p>
          </table:table-cell>
          <table:table-cell office:value-type="float" office:value="27377367" calcext:value-type="float">
            <text:p>27377367</text:p>
          </table:table-cell>
          <table:table-cell office:value-type="float" office:value="155080462" calcext:value-type="float">
            <text:p>1550804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/06/1979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ciovioletaschwapp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A­NEZ , CAROLINA</text:p>
          </table:table-cell>
          <table:table-cell office:value-type="float" office:value="28155282" calcext:value-type="float">
            <text:p>28155282</text:p>
          </table:table-cell>
          <table:table-cell office:value-type="float" office:value="2984508838" calcext:value-type="float">
            <text:p>2984508838</text:p>
          </table:table-cell>
          <table:table-cell/>
          <table:table-cell office:value-type="string" calcext:value-type="string">
            <text:p>24/07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rciapame6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JADA, CRISTINA ALEJANDRA</text:p>
          </table:table-cell>
          <table:table-cell office:value-type="float" office:value="27986791" calcext:value-type="float">
            <text:p>27986791</text:p>
          </table:table-cell>
          <table:table-cell office:value-type="float" office:value="155332862" calcext:value-type="float">
            <text:p>1553328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/02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_joe2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LLARDO, FLAVIA VANESA</text:p>
          </table:table-cell>
          <table:table-cell office:value-type="float" office:value="27232956" calcext:value-type="float">
            <text:p>27232956</text:p>
          </table:table-cell>
          <table:table-cell office:value-type="float" office:value="2984633525" calcext:value-type="float">
            <text:p>2984633525</text:p>
          </table:table-cell>
          <table:table-cell/>
          <table:table-cell office:value-type="string" calcext:value-type="string">
            <text:p>21/07/1979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mero10_Adilio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JEL, YANINA NOEMI</text:p>
          </table:table-cell>
          <table:table-cell office:value-type="float" office:value="28559284" calcext:value-type="float">
            <text:p>28559284</text:p>
          </table:table-cell>
          <table:table-cell office:value-type="float" office:value="154135831" calcext:value-type="float">
            <text:p>154135831</text:p>
          </table:table-cell>
          <table:table-cell/>
          <table:table-cell office:value-type="string" calcext:value-type="string">
            <text:p>05/03/1981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VANTES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cyramirez32699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IA, CARINA ADRIANA</text:p>
          </table:table-cell>
          <table:table-cell office:value-type="float" office:value="29919681" calcext:value-type="float">
            <text:p>29919681</text:p>
          </table:table-cell>
          <table:table-cell office:value-type="float" office:value="156727618" calcext:value-type="float">
            <text:p>156727618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29/12/1982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TRAL CO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briela_elizabet_ramire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CUÑAN, CLAUDIA</text:p>
          </table:table-cell>
          <table:table-cell office:value-type="float" office:value="24450757" calcext:value-type="float">
            <text:p>24450757</text:p>
          </table:table-cell>
          <table:table-cell office:value-type="float" office:value="298154791517" calcext:value-type="float">
            <text:p>298154791517</text:p>
          </table:table-cell>
          <table:table-cell/>
          <table:table-cell office:value-type="string" calcext:value-type="string">
            <text:p>15/04/1975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amaju62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EFANO, VANESA NATALIA</text:p>
          </table:table-cell>
          <table:table-cell office:value-type="float" office:value="28636436" calcext:value-type="float">
            <text:p>28636436</text:p>
          </table:table-cell>
          <table:table-cell office:value-type="float" office:value="2994040923" calcext:value-type="float">
            <text:p>2994040923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14/10/1981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ci_r1978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UEROA, MARIEL ALEJANDRA</text:p>
          </table:table-cell>
          <table:table-cell office:value-type="float" office:value="24313844" calcext:value-type="float">
            <text:p>24313844</text:p>
          </table:table-cell>
          <table:table-cell office:value-type="float" office:value="2994016170" calcext:value-type="float">
            <text:p>2994016170</text:p>
          </table:table-cell>
          <table:table-cell/>
          <table:table-cell office:value-type="string" calcext:value-type="string">
            <text:p>21/11/1974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aquish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QUINAZI, REBECA JUDITH</text:p>
          </table:table-cell>
          <table:table-cell office:value-type="float" office:value="24925410" calcext:value-type="float">
            <text:p>24925410</text:p>
          </table:table-cell>
          <table:table-cell office:value-type="float" office:value="2995741554" calcext:value-type="float">
            <text:p>2995741554</text:p>
          </table:table-cell>
          <table:table-cell/>
          <table:table-cell office:value-type="string" calcext:value-type="string">
            <text:p>23/12/1975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oceballo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BILAR, ROSA ESTHER</text:p>
          </table:table-cell>
          <table:table-cell office:value-type="float" office:value="26108368" calcext:value-type="float">
            <text:p>26108368</text:p>
          </table:table-cell>
          <table:table-cell office:value-type="float" office:value="2984656342" calcext:value-type="float">
            <text:p>2984656342</text:p>
          </table:table-cell>
          <table:table-cell/>
          <table:table-cell office:value-type="string" calcext:value-type="string">
            <text:p>18/02/1978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LIAFERREYRA_1919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EZA, MARIA DE LOS ANGELES</text:p>
          </table:table-cell>
          <table:table-cell office:value-type="float" office:value="28093262" calcext:value-type="float">
            <text:p>28093262</text:p>
          </table:table-cell>
          <table:table-cell office:value-type="float" office:value="154769434" calcext:value-type="float">
            <text:p>154769434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29/09/1980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­O NEGRO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nielaamel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IREZ, GABRIELA</text:p>
          </table:table-cell>
          <table:table-cell office:value-type="float" office:value="28614820" calcext:value-type="float">
            <text:p>28614820</text:p>
          </table:table-cell>
          <table:table-cell office:value-type="float" office:value="2994221183" calcext:value-type="float">
            <text:p>2994221183</text:p>
          </table:table-cell>
          <table:table-cell/>
          <table:table-cell office:value-type="string" calcext:value-type="string">
            <text:p>20/12/1980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emipin38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EINBERG, MARIA LAURA</text:p>
          </table:table-cell>
          <table:table-cell office:value-type="float" office:value="24560210" calcext:value-type="float">
            <text:p>24560210</text:p>
          </table:table-cell>
          <table:table-cell office:value-type="float" office:value="2996374875" calcext:value-type="float">
            <text:p>2996374875</text:p>
          </table:table-cell>
          <table:table-cell/>
          <table:table-cell office:value-type="string" calcext:value-type="string">
            <text:p>27/04/1975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lianacontreras1992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LAÑANCO, MIRIAM EDITH</text:p>
          </table:table-cell>
          <table:table-cell office:value-type="float" office:value="23220863" calcext:value-type="float">
            <text:p>23220863</text:p>
          </table:table-cell>
          <table:table-cell office:value-type="float" office:value="2994604428" calcext:value-type="float">
            <text:p>2994604428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20/09/1973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A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betancur_24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LANDO , MARIA CECILIA</text:p>
          </table:table-cell>
          <table:table-cell office:value-type="float" office:value="26144688" calcext:value-type="float">
            <text:p>26144688</text:p>
          </table:table-cell>
          <table:table-cell office:value-type="float" office:value="154186329" calcext:value-type="float">
            <text:p>154186329</text:p>
          </table:table-cell>
          <table:table-cell/>
          <table:table-cell office:value-type="string" calcext:value-type="string">
            <text:p>22/01/1978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fabianagonzalez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ZAGHI, MARCELA ALEJANDRA</text:p>
          </table:table-cell>
          <table:table-cell office:value-type="float" office:value="26175618" calcext:value-type="float">
            <text:p>26175618</text:p>
          </table:table-cell>
          <table:table-cell office:value-type="float" office:value="2994691904" calcext:value-type="float">
            <text:p>2994691904</text:p>
          </table:table-cell>
          <table:table-cell/>
          <table:table-cell office:value-type="string" calcext:value-type="string">
            <text:p>05/09/1977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.FERNAN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erey1972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BALLO, VERA³NICA CAROLINA</text:p>
          </table:table-cell>
          <table:table-cell office:value-type="float" office:value="28767044" calcext:value-type="float">
            <text:p>28767044</text:p>
          </table:table-cell>
          <table:table-cell office:value-type="float" office:value="2995038020" calcext:value-type="float">
            <text:p>2995038020</text:p>
          </table:table-cell>
          <table:table-cell/>
          <table:table-cell office:value-type="string" calcext:value-type="string">
            <text:p>14/08/1981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CLAVERIA@ISSN.GOV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REYRA, JULIA</text:p>
          </table:table-cell>
          <table:table-cell office:value-type="float" office:value="26195251" calcext:value-type="float">
            <text:p>26195251</text:p>
          </table:table-cell>
          <table:table-cell office:value-type="float" office:value="1149699937" calcext:value-type="float">
            <text:p>1149699937</text:p>
          </table:table-cell>
          <table:table-cell/>
          <table:table-cell office:value-type="string" calcext:value-type="string">
            <text:p>20/08/1977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 CAP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ederoneu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SOT, CECILIA LORENA</text:p>
          </table:table-cell>
          <table:table-cell office:value-type="float" office:value="28451457" calcext:value-type="float">
            <text:p>28451457</text:p>
          </table:table-cell>
          <table:table-cell office:value-type="float" office:value="2996200821" calcext:value-type="float">
            <text:p>299620082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05/02/1981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nieladelboni.1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ELA, DANIELA</text:p>
          </table:table-cell>
          <table:table-cell office:value-type="float" office:value="27349189" calcext:value-type="float">
            <text:p>27349189</text:p>
          </table:table-cell>
          <table:table-cell office:value-type="float" office:value="2984929133" calcext:value-type="float">
            <text:p>2984929133</text:p>
          </table:table-cell>
          <table:table-cell/>
          <table:table-cell office:value-type="string" calcext:value-type="string">
            <text:p>10/03/1980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CON DE LOS SAUCES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ocha46@.yahoo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GARA, GABRIELA</text:p>
          </table:table-cell>
          <table:table-cell office:value-type="float" office:value="92891003" calcext:value-type="float">
            <text:p>92891003</text:p>
          </table:table-cell>
          <table:table-cell office:value-type="float" office:value="2984509470" calcext:value-type="float">
            <text:p>2984509470</text:p>
          </table:table-cell>
          <table:table-cell/>
          <table:table-cell office:value-type="string" calcext:value-type="string">
            <text:p>24/02/1982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li_nievas66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QUIIN , SILVIA ESTER</text:p>
          </table:table-cell>
          <table:table-cell office:value-type="float" office:value="27407185" calcext:value-type="float">
            <text:p>27407185</text:p>
          </table:table-cell>
          <table:table-cell office:value-type="float" office:value="2994158713" calcext:value-type="float">
            <text:p>2994158713</text:p>
          </table:table-cell>
          <table:table-cell/>
          <table:table-cell office:value-type="string" calcext:value-type="string">
            <text:p>18/11/1979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osenfeld@neuquen.gov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LLIMACI, ELIANA</text:p>
          </table:table-cell>
          <table:table-cell office:value-type="float" office:value="23409459" calcext:value-type="float">
            <text:p>23409459</text:p>
          </table:table-cell>
          <table:table-cell office:value-type="float" office:value="299155122931" calcext:value-type="float">
            <text:p>299155122931</text:p>
          </table:table-cell>
          <table:table-cell/>
          <table:table-cell office:value-type="string" calcext:value-type="string">
            <text:p>18/07/1973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reade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IETA, CRISTINA</text:p>
          </table:table-cell>
          <table:table-cell office:value-type="float" office:value="24609635" calcext:value-type="float">
            <text:p>24609635</text:p>
          </table:table-cell>
          <table:table-cell office:value-type="float" office:value="2994730235" calcext:value-type="float">
            <text:p>2994730235</text:p>
          </table:table-cell>
          <table:table-cell/>
          <table:table-cell office:value-type="string" calcext:value-type="string">
            <text:p>03/08/1975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fran_lleuful_16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RERA, FLORENCIA</text:p>
          </table:table-cell>
          <table:table-cell office:value-type="float" office:value="29409255" calcext:value-type="float">
            <text:p>29409255</text:p>
          </table:table-cell>
          <table:table-cell office:value-type="float" office:value="2984532180" calcext:value-type="float">
            <text:p>298453218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5/12/1982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.HUERGO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dri_mayor2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UFMANN, CAROLINA</text:p>
          </table:table-cell>
          <table:table-cell office:value-type="float" office:value="29041896" calcext:value-type="float">
            <text:p>29041896</text:p>
          </table:table-cell>
          <table:table-cell office:value-type="float" office:value="155308350" calcext:value-type="float">
            <text:p>155308350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27/11/1980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IS GUILLON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cipi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LLIZZARI, VALERIA NOEMI</text:p>
          </table:table-cell>
          <table:table-cell office:value-type="float" office:value="27323305" calcext:value-type="float">
            <text:p>27323305</text:p>
          </table:table-cell>
          <table:table-cell office:value-type="float" office:value="2994296687" calcext:value-type="float">
            <text:p>299429668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23/05/1979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 CAPITA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galvez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A±OZ, ANA VALERIA</text:p>
          </table:table-cell>
          <table:table-cell office:value-type="float" office:value="28213403" calcext:value-type="float">
            <text:p>28213403</text:p>
          </table:table-cell>
          <table:table-cell office:value-type="float" office:value="154125855" calcext:value-type="float">
            <text:p>154125855</text:p>
          </table:table-cell>
          <table:table-cell/>
          <table:table-cell office:value-type="string" calcext:value-type="string">
            <text:p>30/08/1980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cilia_rrhhchampions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MERO, AZUCENA</text:p>
          </table:table-cell>
          <table:table-cell office:value-type="float" office:value="23666775" calcext:value-type="float">
            <text:p>23666775</text:p>
          </table:table-cell>
          <table:table-cell office:value-type="float" office:value="2984659806" calcext:value-type="float">
            <text:p>2984659806</text:p>
          </table:table-cell>
          <table:table-cell/>
          <table:table-cell office:value-type="string" calcext:value-type="string">
            <text:p>20/04/1974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O TOMAS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lsapoly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SSI, SILVINA</text:p>
          </table:table-cell>
          <table:table-cell office:value-type="float" office:value="23980453" calcext:value-type="float">
            <text:p>23980453</text:p>
          </table:table-cell>
          <table:table-cell office:value-type="float" office:value="154042770" calcext:value-type="float">
            <text:p>15404277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7/10/1974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istianmarican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REYRA, LORENA</text:p>
          </table:table-cell>
          <table:table-cell office:value-type="float" office:value="25216355" calcext:value-type="float">
            <text:p>25216355</text:p>
          </table:table-cell>
          <table:table-cell office:value-type="float" office:value="2984612604" calcext:value-type="float">
            <text:p>2984612604</text:p>
          </table:table-cell>
          <table:table-cell/>
          <table:table-cell office:value-type="string" calcext:value-type="string">
            <text:p>13/03/1976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derodrigo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EZ, CARINA ANDREA</text:p>
          </table:table-cell>
          <table:table-cell office:value-type="float" office:value="23480971" calcext:value-type="float">
            <text:p>23480971</text:p>
          </table:table-cell>
          <table:table-cell office:value-type="float" office:value="4404510" calcext:value-type="float">
            <text:p>440451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8/02/1974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batorres2220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EZ, ALEJANDRA</text:p>
          </table:table-cell>
          <table:table-cell office:value-type="float" office:value="23480970" calcext:value-type="float">
            <text:p>23480970</text:p>
          </table:table-cell>
          <table:table-cell office:value-type="float" office:value="2994715892" calcext:value-type="float">
            <text:p>2994715892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8/02/1974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CUY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mlpalomita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LAGO, ROSANA FABIOLA</text:p>
          </table:table-cell>
          <table:table-cell office:value-type="float" office:value="25198026" calcext:value-type="float">
            <text:p>25198026</text:p>
          </table:table-cell>
          <table:table-cell office:value-type="float" office:value="92995277078" calcext:value-type="float">
            <text:p>92995277078</text:p>
          </table:table-cell>
          <table:table-cell/>
          <table:table-cell office:value-type="string" calcext:value-type="string">
            <text:p>17/09/1976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WW.RENZOV@OUTLOOK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NO, VERONICA</text:p>
          </table:table-cell>
          <table:table-cell office:value-type="float" office:value="23612469" calcext:value-type="float">
            <text:p>23612469</text:p>
          </table:table-cell>
          <table:table-cell office:value-type="float" office:value="2995927039" calcext:value-type="float">
            <text:p>299592703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24/10/1974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si_90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ERRERO, CARINA ALEJANDRA</text:p>
          </table:table-cell>
          <table:table-cell office:value-type="float" office:value="25099397" calcext:value-type="float">
            <text:p>25099397</text:p>
          </table:table-cell>
          <table:table-cell office:value-type="float" office:value="2995920356" calcext:value-type="float">
            <text:p>2995920356</text:p>
          </table:table-cell>
          <table:table-cell/>
          <table:table-cell office:value-type="string" calcext:value-type="string">
            <text:p>15/05/1976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nasindoni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RA, SANDRA</text:p>
          </table:table-cell>
          <table:table-cell office:value-type="float" office:value="27739890" calcext:value-type="float">
            <text:p>27739890</text:p>
          </table:table-cell>
          <table:table-cell office:value-type="float" office:value="2995293363" calcext:value-type="float">
            <text:p>299529336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7/12/1976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uisantonionqn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TUSCH, MARIA CRISTINA</text:p>
          </table:table-cell>
          <table:table-cell office:value-type="float" office:value="23718152" calcext:value-type="float">
            <text:p>23718152</text:p>
          </table:table-cell>
          <table:table-cell office:value-type="float" office:value="2994897866" calcext:value-type="float">
            <text:p>299489786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24/04/1974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elmetralle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RIQUE , ALICIA</text:p>
          </table:table-cell>
          <table:table-cell office:value-type="float" office:value="24915443" calcext:value-type="float">
            <text:p>24915443</text:p>
          </table:table-cell>
          <table:table-cell office:value-type="float" office:value="29408847" calcext:value-type="float">
            <text:p>29408847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23/04/1977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rge-aguirre@hotmail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MEZ, PAOLA ALEJANDRA</text:p>
          </table:table-cell>
          <table:table-cell office:value-type="float" office:value="25173221" calcext:value-type="float">
            <text:p>25173221</text:p>
          </table:table-cell>
          <table:table-cell office:value-type="float" office:value="2995207961" calcext:value-type="float">
            <text:p>2995207961</text:p>
          </table:table-cell>
          <table:table-cell/>
          <table:table-cell office:value-type="string" calcext:value-type="string">
            <text:p>10/02/1976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anpablo_liotta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RRADA, KAREN NATALIA</text:p>
          </table:table-cell>
          <table:table-cell office:value-type="float" office:value="25285963" calcext:value-type="float">
            <text:p>25285963</text:p>
          </table:table-cell>
          <table:table-cell office:value-type="float" office:value="2944207840" calcext:value-type="float">
            <text:p>2944207840</text:p>
          </table:table-cell>
          <table:table-cell/>
          <table:table-cell office:value-type="string" calcext:value-type="string">
            <text:p>15/12/1976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ymtb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LLAR, NATALIA</text:p>
          </table:table-cell>
          <table:table-cell office:value-type="float" office:value="24817424" calcext:value-type="float">
            <text:p>24817424</text:p>
          </table:table-cell>
          <table:table-cell office:value-type="float" office:value="2995046592" calcext:value-type="float">
            <text:p>2995046592</text:p>
          </table:table-cell>
          <table:table-cell/>
          <table:table-cell office:value-type="string" calcext:value-type="string">
            <text:p>13/07/1975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bachueco1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NZALEZ, MARIANA</text:p>
          </table:table-cell>
          <table:table-cell office:value-type="float" office:value="26149183" calcext:value-type="float">
            <text:p>26149183</text:p>
          </table:table-cell>
          <table:table-cell office:value-type="float" office:value="2995176385" calcext:value-type="float">
            <text:p>2995176385</text:p>
          </table:table-cell>
          <table:table-cell/>
          <table:table-cell office:value-type="string" calcext:value-type="string">
            <text:p>29/10/1977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ancini@distribuidoracedisa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MONA, JORGELINA GRACIELA</text:p>
          </table:table-cell>
          <table:table-cell office:value-type="float" office:value="20292120" calcext:value-type="float">
            <text:p>20292120</text:p>
          </table:table-cell>
          <table:table-cell office:value-type="float" office:value="542994566538" calcext:value-type="float">
            <text:p>542994566538</text:p>
          </table:table-cell>
          <table:table-cell/>
          <table:table-cell office:value-type="string" calcext:value-type="string">
            <text:p>28/06/1968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inqn_85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OVAL, VERONICA EDITH</text:p>
          </table:table-cell>
          <table:table-cell office:value-type="float" office:value="23098815" calcext:value-type="float">
            <text:p>23098815</text:p>
          </table:table-cell>
          <table:table-cell office:value-type="float" office:value="154217773" calcext:value-type="float">
            <text:p>154217773</text:p>
          </table:table-cell>
          <table:table-cell/>
          <table:table-cell office:value-type="string" calcext:value-type="string">
            <text:p>04/11/1972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abisalazar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EO, ELIZABETH</text:p>
          </table:table-cell>
          <table:table-cell office:value-type="float" office:value="22586194" calcext:value-type="float">
            <text:p>22586194</text:p>
          </table:table-cell>
          <table:table-cell office:value-type="float" office:value="2984591968" calcext:value-type="float">
            <text:p>298459196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3/01/1972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lixalexd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GOS, MARIA ESTELA</text:p>
          </table:table-cell>
          <table:table-cell office:value-type="float" office:value="22473961" calcext:value-type="float">
            <text:p>22473961</text:p>
          </table:table-cell>
          <table:table-cell office:value-type="float" office:value="155741983" calcext:value-type="float">
            <text:p>155741983</text:p>
          </table:table-cell>
          <table:table-cell/>
          <table:table-cell office:value-type="string" calcext:value-type="string">
            <text:p>08/04/1972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tario2004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NZALEZ, SILVIA IVANA</text:p>
          </table:table-cell>
          <table:table-cell office:value-type="float" office:value="20305457" calcext:value-type="float">
            <text:p>20305457</text:p>
          </table:table-cell>
          <table:table-cell office:value-type="float" office:value="154209228" calcext:value-type="float">
            <text:p>154209228</text:p>
          </table:table-cell>
          <table:table-cell/>
          <table:table-cell office:value-type="string" calcext:value-type="string">
            <text:p>01/04/1969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e_141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CIA, MARIA EUGENIA</text:p>
          </table:table-cell>
          <table:table-cell office:value-type="float" office:value="20843588" calcext:value-type="float">
            <text:p>20843588</text:p>
          </table:table-cell>
          <table:table-cell office:value-type="float" office:value="2616209339" calcext:value-type="float">
            <text:p>2616209339</text:p>
          </table:table-cell>
          <table:table-cell/>
          <table:table-cell office:value-type="string" calcext:value-type="string">
            <text:p>18/06/1969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ylu_valls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ILAQUEO, ADELAIDA</text:p>
          </table:table-cell>
          <table:table-cell office:value-type="float" office:value="22783862" calcext:value-type="float">
            <text:p>22783862</text:p>
          </table:table-cell>
          <table:table-cell office:value-type="float" office:value="2984812992" calcext:value-type="float">
            <text:p>2984812992</text:p>
          </table:table-cell>
          <table:table-cell/>
          <table:table-cell office:value-type="string" calcext:value-type="string">
            <text:p>10/09/1972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lenamiranda1987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RRES, HAYDEE</text:p>
          </table:table-cell>
          <table:table-cell office:value-type="float" office:value="23032016" calcext:value-type="float">
            <text:p>23032016</text:p>
          </table:table-cell>
          <table:table-cell office:value-type="float" office:value="2995747837" calcext:value-type="float">
            <text:p>2995747837</text:p>
          </table:table-cell>
          <table:table-cell/>
          <table:table-cell office:value-type="string" calcext:value-type="string">
            <text:p>01/10/1972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sil_rivas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IZ, MARIA CELIA</text:p>
          </table:table-cell>
          <table:table-cell office:value-type="float" office:value="20044601" calcext:value-type="float">
            <text:p>20044601</text:p>
          </table:table-cell>
          <table:table-cell office:value-type="float" office:value="155014744" calcext:value-type="float">
            <text:p>1550147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5/01/1968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 SAN JUAN 187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tasha.zurakoski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CONCELO , MARIANA MERCEDES</text:p>
          </table:table-cell>
          <table:table-cell office:value-type="float" office:value="24577381" calcext:value-type="float">
            <text:p>24577381</text:p>
          </table:table-cell>
          <table:table-cell office:value-type="float" office:value="2984221159" calcext:value-type="float">
            <text:p>29842211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/08/1972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DA DEL MEDIO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maraalmeyra30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TICA CARRILO, XIMENA DEL ROSARIO</text:p>
          </table:table-cell>
          <table:table-cell office:value-type="float" office:value="93025028" calcext:value-type="float">
            <text:p>93025028</text:p>
          </table:table-cell>
          <table:table-cell office:value-type="float" office:value="2894870148" calcext:value-type="float">
            <text:p>2894870148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27/03/1972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TRAL-CO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esyalmiron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NTO, NOEMI</text:p>
          </table:table-cell>
          <table:table-cell office:value-type="float" office:value="21390360" calcext:value-type="float">
            <text:p>21390360</text:p>
          </table:table-cell>
          <table:table-cell office:value-type="float" office:value="2984318695" calcext:value-type="float">
            <text:p>2984318695</text:p>
          </table:table-cell>
          <table:table-cell/>
          <table:table-cell office:value-type="string" calcext:value-type="string">
            <text:p>28/05/1970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acgomez20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ALES, SANDRA</text:p>
          </table:table-cell>
          <table:table-cell office:value-type="float" office:value="21640149" calcext:value-type="float">
            <text:p>21640149</text:p>
          </table:table-cell>
          <table:table-cell office:value-type="float" office:value="2984335840" calcext:value-type="float">
            <text:p>2984335840</text:p>
          </table:table-cell>
          <table:table-cell/>
          <table:table-cell office:value-type="string" calcext:value-type="string">
            <text:p>22/08/1970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ucha15@hotmail.es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ANCUR, MARCELA</text:p>
          </table:table-cell>
          <table:table-cell office:value-type="float" office:value="22524290" calcext:value-type="float">
            <text:p>22524290</text:p>
          </table:table-cell>
          <table:table-cell office:value-type="float" office:value="2994024306" calcext:value-type="float">
            <text:p>2994024306</text:p>
          </table:table-cell>
          <table:table-cell/>
          <table:table-cell office:value-type="string" calcext:value-type="string">
            <text:p>24/03/1972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ninasa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NZALEZ, MARIA FABIANA</text:p>
          </table:table-cell>
          <table:table-cell office:value-type="float" office:value="23015472" calcext:value-type="float">
            <text:p>23015472</text:p>
          </table:table-cell>
          <table:table-cell office:value-type="float" office:value="2995819431" calcext:value-type="float">
            <text:p>2995819431</text:p>
          </table:table-cell>
          <table:table-cell/>
          <table:table-cell office:value-type="string" calcext:value-type="string">
            <text:p>12/09/1972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pageorgi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YES CASTRO, INES DEL CARMEN</text:p>
          </table:table-cell>
          <table:table-cell office:value-type="float" office:value="92942878" calcext:value-type="float">
            <text:p>92942878</text:p>
          </table:table-cell>
          <table:table-cell office:value-type="float" office:value="2995502989" calcext:value-type="float">
            <text:p>2995502989</text:p>
          </table:table-cell>
          <table:table-cell/>
          <table:table-cell office:value-type="string" calcext:value-type="string">
            <text:p>14/06/1972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aelvergara022 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VERIA, JOSEFA</text:p>
          </table:table-cell>
          <table:table-cell office:value-type="float" office:value="22473820" calcext:value-type="float">
            <text:p>22473820</text:p>
          </table:table-cell>
          <table:table-cell office:value-type="float" office:value="2996259088" calcext:value-type="float">
            <text:p>2996259088</text:p>
          </table:table-cell>
          <table:table-cell/>
          <table:table-cell office:value-type="string" calcext:value-type="string">
            <text:p>16/03/1972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a_mv9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QUEIRA, MARIA VALERIA</text:p>
          </table:table-cell>
          <table:table-cell office:value-type="float" office:value="16715602" calcext:value-type="float">
            <text:p>16715602</text:p>
          </table:table-cell>
          <table:table-cell office:value-type="float" office:value="2995160965" calcext:value-type="float">
            <text:p>2995160965</text:p>
          </table:table-cell>
          <table:table-cell/>
          <table:table-cell office:value-type="string" calcext:value-type="string">
            <text:p>04/08/1964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iamanquiin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LBONI, DANIELA</text:p>
          </table:table-cell>
          <table:table-cell office:value-type="float" office:value="16471612" calcext:value-type="float">
            <text:p>16471612</text:p>
          </table:table-cell>
          <table:table-cell office:value-type="float" office:value="2994707320" calcext:value-type="float">
            <text:p>2994707320</text:p>
          </table:table-cell>
          <table:table-cell/>
          <table:table-cell office:value-type="string" calcext:value-type="string">
            <text:p>11/03/1963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uravane8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IDIANA , NIEVAS</text:p>
          </table:table-cell>
          <table:table-cell office:value-type="float" office:value="17793601" calcext:value-type="float">
            <text:p>17793601</text:p>
          </table:table-cell>
          <table:table-cell office:value-type="float" office:value="2984396975" calcext:value-type="float">
            <text:p>2984396975</text:p>
          </table:table-cell>
          <table:table-cell/>
          <table:table-cell office:value-type="string" calcext:value-type="string">
            <text:p>04/01/1966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liana.mellimaci@yahoo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A, CRISTINA</text:p>
          </table:table-cell>
          <table:table-cell office:value-type="float" office:value="22783958" calcext:value-type="float">
            <text:p>22783958</text:p>
          </table:table-cell>
          <table:table-cell office:value-type="float" office:value="2995290330" calcext:value-type="float">
            <text:p>2995290330</text:p>
          </table:table-cell>
          <table:table-cell/>
          <table:table-cell office:value-type="string" calcext:value-type="string">
            <text:p>31/10/1972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sanaareyes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DRIGUEZ , GABRIELA</text:p>
          </table:table-cell>
          <table:table-cell office:value-type="float" office:value="18432197" calcext:value-type="float">
            <text:p>18432197</text:p>
          </table:table-cell>
          <table:table-cell office:value-type="float" office:value="2984210198" calcext:value-type="float">
            <text:p>2984210198</text:p>
          </table:table-cell>
          <table:table-cell/>
          <table:table-cell office:value-type="string" calcext:value-type="string">
            <text:p>23/12/1967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tinres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Z, GRACIELA ELIZABETH</text:p>
          </table:table-cell>
          <table:table-cell office:value-type="float" office:value="21743128" calcext:value-type="float">
            <text:p>21743128</text:p>
          </table:table-cell>
          <table:table-cell office:value-type="float" office:value="2994692972" calcext:value-type="float">
            <text:p>299469297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07/08/1970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MTE CORDERO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ertcar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DRIGUEZ, LILIANA NOEMI</text:p>
          </table:table-cell>
          <table:table-cell office:value-type="float" office:value="17061854" calcext:value-type="float">
            <text:p>17061854</text:p>
          </table:table-cell>
          <table:table-cell office:value-type="float" office:value="155859836" calcext:value-type="float">
            <text:p>155859836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15/03/1965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eito_capo_martinez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I, ANGELA</text:p>
          </table:table-cell>
          <table:table-cell office:value-type="float" office:value="16284656" calcext:value-type="float">
            <text:p>16284656</text:p>
          </table:table-cell>
          <table:table-cell office:value-type="float" office:value="2996349983" calcext:value-type="float">
            <text:p>2996349983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14/07/1963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ctorga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ULVEDA, HAIDE</text:p>
          </table:table-cell>
          <table:table-cell office:value-type="float" office:value="16819931" calcext:value-type="float">
            <text:p>16819931</text:p>
          </table:table-cell>
          <table:table-cell office:value-type="float" office:value="155043544" calcext:value-type="float">
            <text:p>15504354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21/11/1964</text:p>
          </table:table-cell>
          <table:table-cell office:value-type="string" calcext:value-type="string">
            <text:p>Femeninos de 50 a 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rcastrotkd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OVAL, MONICA BEATRIZ</text:p>
          </table:table-cell>
          <table:table-cell office:value-type="float" office:value="17631620" calcext:value-type="float">
            <text:p>17631620</text:p>
          </table:table-cell>
          <table:table-cell office:value-type="float" office:value="2984615720" calcext:value-type="float">
            <text:p>2984615720</text:p>
          </table:table-cell>
          <table:table-cell/>
          <table:table-cell office:value-type="string" calcext:value-type="string">
            <text:p>02/08/1966</text:p>
          </table:table-cell>
          <table:table-cell office:value-type="string" calcext:value-type="string">
            <text:p>Femeninos de 50 a 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doman88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REA, MARIA ROSA</text:p>
          </table:table-cell>
          <table:table-cell office:value-type="float" office:value="16338882" calcext:value-type="float">
            <text:p>16338882</text:p>
          </table:table-cell>
          <table:table-cell office:value-type="float" office:value="2944374069" calcext:value-type="float">
            <text:p>294437406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5/05/1964</text:p>
          </table:table-cell>
          <table:table-cell office:value-type="string" calcext:value-type="string">
            <text:p>Femeninos de 50 a 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ier_peris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INA, ANGELA GLADYS</text:p>
          </table:table-cell>
          <table:table-cell office:value-type="float" office:value="13047957" calcext:value-type="float">
            <text:p>13047957</text:p>
          </table:table-cell>
          <table:table-cell office:value-type="float" office:value="2994016841" calcext:value-type="float">
            <text:p>299401684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07/08/1957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ALA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utaroenzapala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RRES, HERMINDA (EDITH)</text:p>
          </table:table-cell>
          <table:table-cell office:value-type="float" office:value="13665177" calcext:value-type="float">
            <text:p>13665177</text:p>
          </table:table-cell>
          <table:table-cell office:value-type="float" office:value="2994591645" calcext:value-type="float">
            <text:p>2994591645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01/11/1956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elmetralle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ÑOZ, NOEMI</text:p>
          </table:table-cell>
          <table:table-cell office:value-type="float" office:value="12629689" calcext:value-type="float">
            <text:p>12629689</text:p>
          </table:table-cell>
          <table:table-cell office:value-type="float" office:value="2995169574" calcext:value-type="float">
            <text:p>2995169574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11/06/1956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masdij@gmai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NFELD, BERTA</text:p>
          </table:table-cell>
          <table:table-cell office:value-type="float" office:value="10868677" calcext:value-type="float">
            <text:p>10868677</text:p>
          </table:table-cell>
          <table:table-cell office:value-type="float" office:value="2994775149" calcext:value-type="float">
            <text:p>2994775149</text:p>
          </table:table-cell>
          <table:table-cell/>
          <table:table-cell office:value-type="string" calcext:value-type="string">
            <text:p>05/12/1954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guelangel388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RGA, MARA­A CECILIA</text:p>
          </table:table-cell>
          <table:table-cell office:value-type="float" office:value="13239995" calcext:value-type="float">
            <text:p>13239995</text:p>
          </table:table-cell>
          <table:table-cell office:value-type="float" office:value="2994773320" calcext:value-type="float">
            <text:p>2994773320</text:p>
          </table:table-cell>
          <table:table-cell/>
          <table:table-cell office:value-type="string" calcext:value-type="string">
            <text:p>10/01/1960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nielosorio2203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O, MONICA</text:p>
          </table:table-cell>
          <table:table-cell office:value-type="float" office:value="11913812" calcext:value-type="float">
            <text:p>11913812</text:p>
          </table:table-cell>
          <table:table-cell office:value-type="float" office:value="299154274617" calcext:value-type="float">
            <text:p>29915427461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28/05/1958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na.lopez12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LINA, M. ESTER</text:p>
          </table:table-cell>
          <table:table-cell office:value-type="float" office:value="5420832" calcext:value-type="float">
            <text:p>5420832</text:p>
          </table:table-cell>
          <table:table-cell office:value-type="float" office:value="4429047" calcext:value-type="float">
            <text:p>4429047</text:p>
          </table:table-cell>
          <table:table-cell/>
          <table:table-cell office:value-type="string" calcext:value-type="string">
            <text:p>01/07/1946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arisavielmaa@gomet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DONES, CELIRIA DEL PILAR</text:p>
          </table:table-cell>
          <table:table-cell office:value-type="float" office:value="13934411" calcext:value-type="float">
            <text:p>13934411</text:p>
          </table:table-cell>
          <table:table-cell office:value-type="float" office:value="2994471181" calcext:value-type="float">
            <text:p>299447118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14/06/1959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ycanales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EZ, PATRICIA</text:p>
          </table:table-cell>
          <table:table-cell office:value-type="float" office:value="14368205" calcext:value-type="float">
            <text:p>14368205</text:p>
          </table:table-cell>
          <table:table-cell office:value-type="float" office:value="2994982783" calcext:value-type="float">
            <text:p>2994982783</text:p>
          </table:table-cell>
          <table:table-cell/>
          <table:table-cell office:value-type="string" calcext:value-type="string">
            <text:p>04/03/1962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biallaria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INTRILEO, TEGUALDA</text:p>
          </table:table-cell>
          <table:table-cell office:value-type="float" office:value="92251537" calcext:value-type="float">
            <text:p>92251537</text:p>
          </table:table-cell>
          <table:table-cell office:value-type="float" office:value="4428564" calcext:value-type="float">
            <text:p>442856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12/06/1951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se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CERA, SANTINO JOAQUIN</text:p>
          </table:table-cell>
          <table:table-cell office:value-type="float" office:value="51040682" calcext:value-type="float">
            <text:p>51040682</text:p>
          </table:table-cell>
          <table:table-cell office:value-type="float" office:value="2994731884" calcext:value-type="float">
            <text:p>299473188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03/04/2011</text:p>
          </table:table-cell>
          <table:table-cell office:value-type="string" calcext:value-type="string">
            <text:p>Kids 6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TOCORRE@YAHOO.COM.AR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TO, GASTON</text:p>
          </table:table-cell>
          <table:table-cell office:value-type="float" office:value="47929691" calcext:value-type="float">
            <text:p>47929691</text:p>
          </table:table-cell>
          <table:table-cell office:value-type="float" office:value="2994022543" calcext:value-type="float">
            <text:p>299402254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8/05/2007</text:p>
          </table:table-cell>
          <table:table-cell office:value-type="string" calcext:value-type="string">
            <text:p>Kids 9 a 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edelc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NO, LUCIANA</text:p>
          </table:table-cell>
          <table:table-cell office:value-type="float" office:value="49950585" calcext:value-type="float">
            <text:p>49950585</text:p>
          </table:table-cell>
          <table:table-cell office:value-type="float" office:value="2994022543" calcext:value-type="float">
            <text:p>299402254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1/12/2009</text:p>
          </table:table-cell>
          <table:table-cell office:value-type="string" calcext:value-type="string">
            <text:p>Kids 9 a 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blob@gmail.com.ar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GNE, SOFIA</text:p>
          </table:table-cell>
          <table:table-cell office:value-type="float" office:value="49029930" calcext:value-type="float">
            <text:p>49029930</text:p>
          </table:table-cell>
          <table:table-cell office:value-type="float" office:value="2995922160" calcext:value-type="float">
            <text:p>2995922160</text:p>
          </table:table-cell>
          <table:table-cell/>
          <table:table-cell office:value-type="string" calcext:value-type="string">
            <text:p>28/08/2008</text:p>
          </table:table-cell>
          <table:table-cell office:value-type="string" calcext:value-type="string">
            <text:p>Kids niñ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A©N CAPITA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sty_nqn_22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ANIOS, FLORENCIA</text:p>
          </table:table-cell>
          <table:table-cell office:value-type="float" office:value="46979447" calcext:value-type="float">
            <text:p>46979447</text:p>
          </table:table-cell>
          <table:table-cell office:value-type="float" office:value="299154217773" calcext:value-type="float">
            <text:p>299154217773</text:p>
          </table:table-cell>
          <table:table-cell/>
          <table:table-cell office:value-type="string" calcext:value-type="string">
            <text:p>10/10/2005</text:p>
          </table:table-cell>
          <table:table-cell office:value-type="string" calcext:value-type="string">
            <text:p>Kids niñ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elo5saltoss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AVEDRA, BIANCA ABIGAIL</text:p>
          </table:table-cell>
          <table:table-cell office:value-type="float" office:value="37047290" calcext:value-type="float">
            <text:p>37047290</text:p>
          </table:table-cell>
          <table:table-cell office:value-type="float" office:value="2995305038" calcext:value-type="float">
            <text:p>2995305038</text:p>
          </table:table-cell>
          <table:table-cell/>
          <table:table-cell office:value-type="string" calcext:value-type="string">
            <text:p>18/02/2012</text:p>
          </table:table-cell>
          <table:table-cell office:value-type="string" calcext:value-type="string">
            <text:p>Kids niñ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gioszum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YLLAPAN, MARTIN IMANOL</text:p>
          </table:table-cell>
          <table:table-cell office:value-type="float" office:value="52317874" calcext:value-type="float">
            <text:p>52317874</text:p>
          </table:table-cell>
          <table:table-cell office:value-type="float" office:value="2942519172" calcext:value-type="float">
            <text:p>2942519172</text:p>
          </table:table-cell>
          <table:table-cell/>
          <table:table-cell office:value-type="string" calcext:value-type="string">
            <text:p>27/10/2012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mantellini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LBAO, NOHAR MAXIMIANO</text:p>
          </table:table-cell>
          <table:table-cell office:value-type="float" office:value="49925157" calcext:value-type="float">
            <text:p>49925157</text:p>
          </table:table-cell>
          <table:table-cell office:value-type="float" office:value="2984141332" calcext:value-type="float">
            <text:p>2984141332</text:p>
          </table:table-cell>
          <table:table-cell/>
          <table:table-cell office:value-type="string" calcext:value-type="string">
            <text:p>02/10/2009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ueerochumartinez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RRES, ECEQUIEL</text:p>
          </table:table-cell>
          <table:table-cell office:value-type="float" office:value="52081602" calcext:value-type="float">
            <text:p>52081602</text:p>
          </table:table-cell>
          <table:table-cell office:value-type="float" office:value="4982783" calcext:value-type="float">
            <text:p>4982783</text:p>
          </table:table-cell>
          <table:table-cell/>
          <table:table-cell office:value-type="string" calcext:value-type="string">
            <text:p>13/02/2012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essifuentes0194@g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IBOLO, MIGUEL</text:p>
          </table:table-cell>
          <table:table-cell office:value-type="float" office:value="50873320" calcext:value-type="float">
            <text:p>50873320</text:p>
          </table:table-cell>
          <table:table-cell office:value-type="float" office:value="2994285189" calcext:value-type="float">
            <text:p>2994285189</text:p>
          </table:table-cell>
          <table:table-cell/>
          <table:table-cell office:value-type="string" calcext:value-type="string">
            <text:p>23/02/2011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evvillegas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O, CARLOS ALBERTO</text:p>
          </table:table-cell>
          <table:table-cell office:value-type="float" office:value="12740350" calcext:value-type="float">
            <text:p>12740350</text:p>
          </table:table-cell>
          <table:table-cell office:value-type="float" office:value="2984596713" calcext:value-type="float">
            <text:p>2984596713</text:p>
          </table:table-cell>
          <table:table-cell/>
          <table:table-cell office:value-type="string" calcext:value-type="string">
            <text:p>25/03/1957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sanasotelo@outlook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CUÑAN, PATRICIO</text:p>
          </table:table-cell>
          <table:table-cell office:value-type="float" office:value="92770236" calcext:value-type="float">
            <text:p>92770236</text:p>
          </table:table-cell>
          <table:table-cell office:value-type="float" office:value="2995888277" calcext:value-type="float">
            <text:p>2995888277</text:p>
          </table:table-cell>
          <table:table-cell/>
          <table:table-cell office:value-type="string" calcext:value-type="string">
            <text:p>06/04/1962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aka_eli08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REA, DANIEL</text:p>
          </table:table-cell>
          <table:table-cell office:value-type="float" office:value="7597694" calcext:value-type="float">
            <text:p>7597694</text:p>
          </table:table-cell>
          <table:table-cell office:value-type="float" office:value="2994421611" calcext:value-type="float">
            <text:p>2994421611</text:p>
          </table:table-cell>
          <table:table-cell/>
          <table:table-cell office:value-type="string" calcext:value-type="string">
            <text:p>04/05/1947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mutuy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IAS , HORACIO (NEGRO) ABEL</text:p>
          </table:table-cell>
          <table:table-cell office:value-type="float" office:value="10559454" calcext:value-type="float">
            <text:p>10559454</text:p>
          </table:table-cell>
          <table:table-cell office:value-type="float" office:value="4485469" calcext:value-type="float">
            <text:p>4485469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13/10/1952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rytaryano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UES, CARLOS GERMAN</text:p>
          </table:table-cell>
          <table:table-cell office:value-type="float" office:value="16370036" calcext:value-type="float">
            <text:p>16370036</text:p>
          </table:table-cell>
          <table:table-cell office:value-type="float" office:value="2994700749" calcext:value-type="float">
            <text:p>2994700749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29/12/1962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sa_roca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ZUMSKY, LEONARDO</text:p>
          </table:table-cell>
          <table:table-cell office:value-type="float" office:value="38062699" calcext:value-type="float">
            <text:p>38062699</text:p>
          </table:table-cell>
          <table:table-cell office:value-type="float" office:value="2984572536" calcext:value-type="float">
            <text:p>2984572536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27/01/1994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eito24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TANEZ , JONATHAN</text:p>
          </table:table-cell>
          <table:table-cell office:value-type="float" office:value="37222732" calcext:value-type="float">
            <text:p>37222732</text:p>
          </table:table-cell>
          <table:table-cell office:value-type="float" office:value="3751509366" calcext:value-type="float">
            <text:p>3751509366</text:p>
          </table:table-cell>
          <table:table-cell/>
          <table:table-cell office:value-type="string" calcext:value-type="string">
            <text:p>02/09/1993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ukasof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BATINI, GENARO</text:p>
          </table:table-cell>
          <table:table-cell office:value-type="float" office:value="42806433" calcext:value-type="float">
            <text:p>42806433</text:p>
          </table:table-cell>
          <table:table-cell office:value-type="float" office:value="2995059646" calcext:value-type="float">
            <text:p>2995059646</text:p>
          </table:table-cell>
          <table:table-cell/>
          <table:table-cell office:value-type="string" calcext:value-type="string">
            <text:p>24/08/2000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losalbor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LLEGOS, MATIAS</text:p>
          </table:table-cell>
          <table:table-cell office:value-type="float" office:value="37474627" calcext:value-type="float">
            <text:p>37474627</text:p>
          </table:table-cell>
          <table:table-cell office:value-type="float" office:value="2984401284" calcext:value-type="float">
            <text:p>2984401284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01/04/1993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fkorps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UFUL, FRANCO</text:p>
          </table:table-cell>
          <table:table-cell office:value-type="float" office:value="42264682" calcext:value-type="float">
            <text:p>42264682</text:p>
          </table:table-cell>
          <table:table-cell office:value-type="float" office:value="2984211197" calcext:value-type="float">
            <text:p>2984211197</text:p>
          </table:table-cell>
          <table:table-cell/>
          <table:table-cell office:value-type="string" calcext:value-type="string">
            <text:p>14/12/1999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tchegaray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S, JULIAN</text:p>
          </table:table-cell>
          <table:table-cell office:value-type="float" office:value="40707644" calcext:value-type="float">
            <text:p>40707644</text:p>
          </table:table-cell>
          <table:table-cell office:value-type="float" office:value="2984123085" calcext:value-type="float">
            <text:p>2984123085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26/10/1997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ELE CHOEL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3r3_96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OR, RODRIGO</text:p>
          </table:table-cell>
          <table:table-cell office:value-type="float" office:value="39866686" calcext:value-type="float">
            <text:p>39866686</text:p>
          </table:table-cell>
          <table:table-cell office:value-type="float" office:value="2984205670" calcext:value-type="float">
            <text:p>2984205670</text:p>
          </table:table-cell>
          <table:table-cell/>
          <table:table-cell office:value-type="string" calcext:value-type="string">
            <text:p>22/07/1997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bo_cifu_s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ZIANI, IGNACIO</text:p>
          </table:table-cell>
          <table:table-cell office:value-type="float" office:value="43516601" calcext:value-type="float">
            <text:p>43516601</text:p>
          </table:table-cell>
          <table:table-cell office:value-type="float" office:value="2996338172" calcext:value-type="float">
            <text:p>2996338172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28/06/2001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bianpoblette2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UIRREZABALA, ANDRES</text:p>
          </table:table-cell>
          <table:table-cell office:value-type="float" office:value="37173256" calcext:value-type="float">
            <text:p>37173256</text:p>
          </table:table-cell>
          <table:table-cell office:value-type="float" office:value="155270121" calcext:value-type="float">
            <text:p>155270121</text:p>
          </table:table-cell>
          <table:table-cell/>
          <table:table-cell office:value-type="string" calcext:value-type="string">
            <text:p>09/02/1993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els58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GUEROA, MARIANO GASTON</text:p>
          </table:table-cell>
          <table:table-cell office:value-type="float" office:value="40778582" calcext:value-type="float">
            <text:p>40778582</text:p>
          </table:table-cell>
          <table:table-cell office:value-type="float" office:value="2984815873" calcext:value-type="float">
            <text:p>2984815873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11/12/1997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sanoleandro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YANO, JEREMIAS</text:p>
          </table:table-cell>
          <table:table-cell office:value-type="float" office:value="38090967" calcext:value-type="float">
            <text:p>38090967</text:p>
          </table:table-cell>
          <table:table-cell office:value-type="float" office:value="2984783343" calcext:value-type="float">
            <text:p>2984783343</text:p>
          </table:table-cell>
          <table:table-cell/>
          <table:table-cell office:value-type="string" calcext:value-type="string">
            <text:p>27/12/1996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bianpoblette2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FUENTES, GABRIEL SEBASTIAN</text:p>
          </table:table-cell>
          <table:table-cell office:value-type="float" office:value="34798275" calcext:value-type="float">
            <text:p>34798275</text:p>
          </table:table-cell>
          <table:table-cell office:value-type="float" office:value="2995787687" calcext:value-type="float">
            <text:p>2995787687</text:p>
          </table:table-cell>
          <table:table-cell/>
          <table:table-cell office:value-type="string" calcext:value-type="string">
            <text:p>10/10/1989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sna52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BROSIO, LUCAS</text:p>
          </table:table-cell>
          <table:table-cell office:value-type="float" office:value="33291615" calcext:value-type="float">
            <text:p>33291615</text:p>
          </table:table-cell>
          <table:table-cell office:value-type="float" office:value="2994682291" calcext:value-type="float">
            <text:p>2994682291</text:p>
          </table:table-cell>
          <table:table-cell/>
          <table:table-cell office:value-type="string" calcext:value-type="string">
            <text:p>01/10/1987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L .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beja@yahoo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MIREZ, JUAN MARCELO</text:p>
          </table:table-cell>
          <table:table-cell office:value-type="float" office:value="34626665" calcext:value-type="float">
            <text:p>34626665</text:p>
          </table:table-cell>
          <table:table-cell office:value-type="float" office:value="1155724819" calcext:value-type="float">
            <text:p>1155724819</text:p>
          </table:table-cell>
          <table:table-cell/>
          <table:table-cell office:value-type="string" calcext:value-type="string">
            <text:p>16/08/1989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DRA DEL AGUILA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lilianaarias269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GUERO, DIEGO</text:p>
          </table:table-cell>
          <table:table-cell office:value-type="float" office:value="38790045" calcext:value-type="float">
            <text:p>38790045</text:p>
          </table:table-cell>
          <table:table-cell office:value-type="float" office:value="2984389284" calcext:value-type="float">
            <text:p>2984389284</text:p>
          </table:table-cell>
          <table:table-cell/>
          <table:table-cell office:value-type="string" calcext:value-type="string">
            <text:p>25/12/1994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GUNDOGARRIDO2010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AYES, GONZALO ANIBAL</text:p>
          </table:table-cell>
          <table:table-cell office:value-type="float" office:value="35151650" calcext:value-type="float">
            <text:p>35151650</text:p>
          </table:table-cell>
          <table:table-cell office:value-type="float" office:value="2995181930" calcext:value-type="float">
            <text:p>2995181930</text:p>
          </table:table-cell>
          <table:table-cell/>
          <table:table-cell office:value-type="string" calcext:value-type="string">
            <text:p>06/07/1990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zanona@speedy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UZ, HORACIO</text:p>
          </table:table-cell>
          <table:table-cell office:value-type="float" office:value="31491920" calcext:value-type="float">
            <text:p>31491920</text:p>
          </table:table-cell>
          <table:table-cell office:value-type="float" office:value="2996335053" calcext:value-type="float">
            <text:p>2996335053</text:p>
          </table:table-cell>
          <table:table-cell/>
          <table:table-cell office:value-type="string" calcext:value-type="string">
            <text:p>12/02/1985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ar_--garro@ hotmail.con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IPI, CARLOS RUBEN</text:p>
          </table:table-cell>
          <table:table-cell office:value-type="float" office:value="31242208" calcext:value-type="float">
            <text:p>31242208</text:p>
          </table:table-cell>
          <table:table-cell office:value-type="float" office:value="154080821" calcext:value-type="float">
            <text:p>154080821</text:p>
          </table:table-cell>
          <table:table-cell/>
          <table:table-cell office:value-type="string" calcext:value-type="string">
            <text:p>03/10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loshpuchi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ES, JOSE</text:p>
          </table:table-cell>
          <table:table-cell office:value-type="float" office:value="33332524" calcext:value-type="float">
            <text:p>33332524</text:p>
          </table:table-cell>
          <table:table-cell office:value-type="float" office:value="2942645832" calcext:value-type="float">
            <text:p>2942645832</text:p>
          </table:table-cell>
          <table:table-cell/>
          <table:table-cell office:value-type="string" calcext:value-type="string">
            <text:p>24/04/1988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bamardones_8@hotmai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LIAPIETRA, FERNANDO ANDRES</text:p>
          </table:table-cell>
          <table:table-cell office:value-type="float" office:value="34608398" calcext:value-type="float">
            <text:p>34608398</text:p>
          </table:table-cell>
          <table:table-cell office:value-type="float" office:value="2984132357" calcext:value-type="float">
            <text:p>2984132357</text:p>
          </table:table-cell>
          <table:table-cell/>
          <table:table-cell office:value-type="string" calcext:value-type="string">
            <text:p>21/07/1989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coollarzun1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EZ, PABLO JAVIER</text:p>
          </table:table-cell>
          <table:table-cell office:value-type="float" office:value="32744483" calcext:value-type="float">
            <text:p>32744483</text:p>
          </table:table-cell>
          <table:table-cell office:value-type="float" office:value="3515302622" calcext:value-type="float">
            <text:p>351530262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26/11/1986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audiapastoriza17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ZO, MARTIN</text:p>
          </table:table-cell>
          <table:table-cell office:value-type="float" office:value="30415593" calcext:value-type="float">
            <text:p>30415593</text:p>
          </table:table-cell>
          <table:table-cell office:value-type="float" office:value="2994720135" calcext:value-type="float">
            <text:p>2994720135</text:p>
          </table:table-cell>
          <table:table-cell/>
          <table:table-cell office:value-type="string" calcext:value-type="string">
            <text:p>02/08/1983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audialejandraullo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AYA, DIEGO MARTIN</text:p>
          </table:table-cell>
          <table:table-cell office:value-type="float" office:value="31595865" calcext:value-type="float">
            <text:p>31595865</text:p>
          </table:table-cell>
          <table:table-cell office:value-type="float" office:value="2995772733" calcext:value-type="float">
            <text:p>2995772733</text:p>
          </table:table-cell>
          <table:table-cell/>
          <table:table-cell office:value-type="string" calcext:value-type="string">
            <text:p>05/09/1985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rolinaandreasuarez@live.ci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E, RODRIGO</text:p>
          </table:table-cell>
          <table:table-cell office:value-type="float" office:value="36771068" calcext:value-type="float">
            <text:p>36771068</text:p>
          </table:table-cell>
          <table:table-cell office:value-type="float" office:value="2984780144" calcext:value-type="float">
            <text:p>2984780144</text:p>
          </table:table-cell>
          <table:table-cell/>
          <table:table-cell office:value-type="string" calcext:value-type="string">
            <text:p>29/02/1992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bianagoicoeche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EDOCLE, ALAN NICOLAS</text:p>
          </table:table-cell>
          <table:table-cell office:value-type="float" office:value="36162016" calcext:value-type="float">
            <text:p>36162016</text:p>
          </table:table-cell>
          <table:table-cell office:value-type="float" office:value="2364371066" calcext:value-type="float">
            <text:p>236437106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13/05/1991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BA_BARRERA_88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GAS , RENZO</text:p>
          </table:table-cell>
          <table:table-cell office:value-type="float" office:value="32057118" calcext:value-type="float">
            <text:p>32057118</text:p>
          </table:table-cell>
          <table:table-cell office:value-type="float" office:value="2984277206" calcext:value-type="float">
            <text:p>2984277206</text:p>
          </table:table-cell>
          <table:table-cell/>
          <table:table-cell office:value-type="string" calcext:value-type="string">
            <text:p>30/10/1985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huezamatias@outlook.es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SILEWSKI , SEBASTIA¡N</text:p>
          </table:table-cell>
          <table:table-cell office:value-type="float" office:value="35864535" calcext:value-type="float">
            <text:p>35864535</text:p>
          </table:table-cell>
          <table:table-cell office:value-type="float" office:value="4435447" calcext:value-type="float">
            <text:p>4435447</text:p>
          </table:table-cell>
          <table:table-cell/>
          <table:table-cell office:value-type="string" calcext:value-type="string">
            <text:p>26/12/1990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x-luli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NEGAS, ALEXIS ANDRES</text:p>
          </table:table-cell>
          <table:table-cell office:value-type="float" office:value="32922242" calcext:value-type="float">
            <text:p>32922242</text:p>
          </table:table-cell>
          <table:table-cell office:value-type="float" office:value="2996353194" calcext:value-type="float">
            <text:p>2996353194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13/05/1987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ctorvillalba2000@outlook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NDONI, JONATAN</text:p>
          </table:table-cell>
          <table:table-cell office:value-type="float" office:value="35660399" calcext:value-type="float">
            <text:p>35660399</text:p>
          </table:table-cell>
          <table:table-cell office:value-type="float" office:value="2615937209" calcext:value-type="float">
            <text:p>2615937209</text:p>
          </table:table-cell>
          <table:table-cell/>
          <table:table-cell office:value-type="string" calcext:value-type="string">
            <text:p>28/08/1990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 LAJAS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riancabezas88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SQUEZ, LUIS ANTONIO</text:p>
          </table:table-cell>
          <table:table-cell office:value-type="float" office:value="34223437" calcext:value-type="float">
            <text:p>34223437</text:p>
          </table:table-cell>
          <table:table-cell office:value-type="float" office:value="156550587" calcext:value-type="float">
            <text:p>156550587</text:p>
          </table:table-cell>
          <table:table-cell/>
          <table:table-cell office:value-type="string" calcext:value-type="string">
            <text:p>02/10/1985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rosiolucas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TIZ, LUCIANO</text:p>
          </table:table-cell>
          <table:table-cell office:value-type="float" office:value="31805298" calcext:value-type="float">
            <text:p>31805298</text:p>
          </table:table-cell>
          <table:table-cell office:value-type="float" office:value="2994234478" calcext:value-type="float">
            <text:p>2994234478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9/09/1985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anram87505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ASCO , ROBERTO HERNAN</text:p>
          </table:table-cell>
          <table:table-cell office:value-type="float" office:value="30492349" calcext:value-type="float">
            <text:p>30492349</text:p>
          </table:table-cell>
          <table:table-cell office:value-type="float" office:value="2944532086" calcext:value-type="float">
            <text:p>294453208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26/03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ZA HUINCUL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bio.nacho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HUELA±IR, MARIO ANDRES</text:p>
          </table:table-cell>
          <table:table-cell office:value-type="float" office:value="33918535" calcext:value-type="float">
            <text:p>33918535</text:p>
          </table:table-cell>
          <table:table-cell office:value-type="float" office:value="2984745972" calcext:value-type="float">
            <text:p>2984745972</text:p>
          </table:table-cell>
          <table:table-cell/>
          <table:table-cell office:value-type="string" calcext:value-type="string">
            <text:p>25/11/1988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ACOLL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egolez0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S, JAVIER</text:p>
          </table:table-cell>
          <table:table-cell office:value-type="float" office:value="31237065" calcext:value-type="float">
            <text:p>31237065</text:p>
          </table:table-cell>
          <table:table-cell office:value-type="float" office:value="1123356096" calcext:value-type="float">
            <text:p>1123356096</text:p>
          </table:table-cell>
          <table:table-cell/>
          <table:table-cell office:value-type="string" calcext:value-type="string">
            <text:p>24/10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encia_06_10_92@outlook.es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FFO, PABLO</text:p>
          </table:table-cell>
          <table:table-cell office:value-type="float" office:value="30941674" calcext:value-type="float">
            <text:p>30941674</text:p>
          </table:table-cell>
          <table:table-cell office:value-type="float" office:value="2994732610" calcext:value-type="float">
            <text:p>2994732610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31/03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ntojuaneduardo19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AMILLA, DANILO</text:p>
          </table:table-cell>
          <table:table-cell office:value-type="float" office:value="36497587" calcext:value-type="float">
            <text:p>36497587</text:p>
          </table:table-cell>
          <table:table-cell office:value-type="float" office:value="2984335595" calcext:value-type="float">
            <text:p>2984335595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14/09/1991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gustinluispaez@outlook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NDEZ, FABIO DIEGO</text:p>
          </table:table-cell>
          <table:table-cell office:value-type="float" office:value="30080414" calcext:value-type="float">
            <text:p>30080414</text:p>
          </table:table-cell>
          <table:table-cell office:value-type="float" office:value="294215537752" calcext:value-type="float">
            <text:p>294215537752</text:p>
          </table:table-cell>
          <table:table-cell/>
          <table:table-cell office:value-type="string" calcext:value-type="string">
            <text:p>10/07/1983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TRAL CO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w_15_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LLARDO, JONATAN</text:p>
          </table:table-cell>
          <table:table-cell office:value-type="float" office:value="30842982" calcext:value-type="float">
            <text:p>30842982</text:p>
          </table:table-cell>
          <table:table-cell office:value-type="float" office:value="2984633525" calcext:value-type="float">
            <text:p>2984633525</text:p>
          </table:table-cell>
          <table:table-cell/>
          <table:table-cell office:value-type="string" calcext:value-type="string">
            <text:p>08/12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_rave0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ANDA, GUSTAVO DAVID</text:p>
          </table:table-cell>
          <table:table-cell office:value-type="float" office:value="36753293" calcext:value-type="float">
            <text:p>36753293</text:p>
          </table:table-cell>
          <table:table-cell office:value-type="float" office:value="2994516773" calcext:value-type="float">
            <text:p>2994516773</text:p>
          </table:table-cell>
          <table:table-cell/>
          <table:table-cell office:value-type="string" calcext:value-type="string">
            <text:p>22/10/1992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PALA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mianherman_7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MEZ, DIEGO FRANCISCO</text:p>
          </table:table-cell>
          <table:table-cell office:value-type="float" office:value="36150849" calcext:value-type="float">
            <text:p>36150849</text:p>
          </table:table-cell>
          <table:table-cell office:value-type="float" office:value="2995110317" calcext:value-type="float">
            <text:p>299511031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26/04/1991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ego_garcia9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LEGEL, ENZO DARIO</text:p>
          </table:table-cell>
          <table:table-cell office:value-type="float" office:value="30737426" calcext:value-type="float">
            <text:p>30737426</text:p>
          </table:table-cell>
          <table:table-cell office:value-type="float" office:value="299155965539" calcext:value-type="float">
            <text:p>2991559655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/01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bi_coronel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ZZI SALTO, JOSE</text:p>
          </table:table-cell>
          <table:table-cell office:value-type="float" office:value="31314185" calcext:value-type="float">
            <text:p>31314185</text:p>
          </table:table-cell>
          <table:table-cell office:value-type="float" office:value="2995780401" calcext:value-type="float">
            <text:p>29957804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4/11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ucasibarra30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ALES, JORGE WALTER</text:p>
          </table:table-cell>
          <table:table-cell office:value-type="float" office:value="35592522" calcext:value-type="float">
            <text:p>35592522</text:p>
          </table:table-cell>
          <table:table-cell office:value-type="float" office:value="2994091082" calcext:value-type="float">
            <text:p>2994091082</text:p>
          </table:table-cell>
          <table:table-cell/>
          <table:table-cell office:value-type="string" calcext:value-type="string">
            <text:p>22/03/1991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bloideo2013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SQUEZ, JOSE ALBERTO</text:p>
          </table:table-cell>
          <table:table-cell office:value-type="float" office:value="35571791" calcext:value-type="float">
            <text:p>35571791</text:p>
          </table:table-cell>
          <table:table-cell office:value-type="float" office:value="2995325406" calcext:value-type="float">
            <text:p>29953254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/01/1991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o-distri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RNANDEZ, MAURO</text:p>
          </table:table-cell>
          <table:table-cell office:value-type="float" office:value="30751319" calcext:value-type="float">
            <text:p>30751319</text:p>
          </table:table-cell>
          <table:table-cell office:value-type="float" office:value="2984525601" calcext:value-type="float">
            <text:p>2984525601</text:p>
          </table:table-cell>
          <table:table-cell/>
          <table:table-cell office:value-type="string" calcext:value-type="string">
            <text:p>24/07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PALA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ndavill@outlook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NESTO , JUAN CESAR</text:p>
          </table:table-cell>
          <table:table-cell office:value-type="float" office:value="34862433" calcext:value-type="float">
            <text:p>34862433</text:p>
          </table:table-cell>
          <table:table-cell office:value-type="float" office:value="2984910428" calcext:value-type="float">
            <text:p>2984910428</text:p>
          </table:table-cell>
          <table:table-cell/>
          <table:table-cell office:value-type="string" calcext:value-type="string">
            <text:p>29/12/1989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vidser_destruc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RDA MENDEZ, RODRIGO DAVID</text:p>
          </table:table-cell>
          <table:table-cell office:value-type="float" office:value="34310063" calcext:value-type="float">
            <text:p>34310063</text:p>
          </table:table-cell>
          <table:table-cell office:value-type="float" office:value="2984305317" calcext:value-type="float">
            <text:p>2984305317</text:p>
          </table:table-cell>
          <table:table-cell/>
          <table:table-cell office:value-type="string" calcext:value-type="string">
            <text:p>21/04/1989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elsanz2009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VAREZ, LEONARDO SEBASTIAN</text:p>
          </table:table-cell>
          <table:table-cell office:value-type="float" office:value="30751286" calcext:value-type="float">
            <text:p>30751286</text:p>
          </table:table-cell>
          <table:table-cell office:value-type="float" office:value="2984228980" calcext:value-type="float">
            <text:p>29842289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/06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blocastignani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RUTIA , YONEL</text:p>
          </table:table-cell>
          <table:table-cell office:value-type="float" office:value="32829657" calcext:value-type="float">
            <text:p>32829657</text:p>
          </table:table-cell>
          <table:table-cell office:value-type="float" office:value="2995525804" calcext:value-type="float">
            <text:p>29955258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/07/1987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i.lordi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HUEL, RICARDO SAUL</text:p>
          </table:table-cell>
          <table:table-cell office:value-type="float" office:value="35313108" calcext:value-type="float">
            <text:p>35313108</text:p>
          </table:table-cell>
          <table:table-cell office:value-type="float" office:value="2994767194" calcext:value-type="float">
            <text:p>2994767194</text:p>
          </table:table-cell>
          <table:table-cell/>
          <table:table-cell office:value-type="string" calcext:value-type="string">
            <text:p>02/09/1990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uropelle69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BALAN , WILFREDO LEANDRO</text:p>
          </table:table-cell>
          <table:table-cell office:value-type="float" office:value="29757704" calcext:value-type="float">
            <text:p>29757704</text:p>
          </table:table-cell>
          <table:table-cell office:value-type="float" office:value="155882288" calcext:value-type="float">
            <text:p>1558822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/02/1983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nna.pablo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YUL, LUCIANO NICOLAS</text:p>
          </table:table-cell>
          <table:table-cell office:value-type="float" office:value="31358529" calcext:value-type="float">
            <text:p>31358529</text:p>
          </table:table-cell>
          <table:table-cell office:value-type="float" office:value="2984202332" calcext:value-type="float">
            <text:p>2984202332</text:p>
          </table:table-cell>
          <table:table-cell/>
          <table:table-cell office:value-type="string" calcext:value-type="string">
            <text:p>13/12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asvictor67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BOVICH, HECTOR ANDRES</text:p>
          </table:table-cell>
          <table:table-cell office:value-type="float" office:value="31805289" calcext:value-type="float">
            <text:p>31805289</text:p>
          </table:table-cell>
          <table:table-cell office:value-type="float" office:value="2994772788" calcext:value-type="float">
            <text:p>2994772788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5/08/1985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lmaestro6215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DENA, JONATAN</text:p>
          </table:table-cell>
          <table:table-cell office:value-type="float" office:value="31939529" calcext:value-type="float">
            <text:p>31939529</text:p>
          </table:table-cell>
          <table:table-cell office:value-type="float" office:value="2994648101" calcext:value-type="float">
            <text:p>2994648101</text:p>
          </table:table-cell>
          <table:table-cell/>
          <table:table-cell office:value-type="string" calcext:value-type="string">
            <text:p>14/09/1985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Q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emenduco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LERA, LAUREANO DANIEL</text:p>
          </table:table-cell>
          <table:table-cell office:value-type="float" office:value="29873721" calcext:value-type="float">
            <text:p>29873721</text:p>
          </table:table-cell>
          <table:table-cell office:value-type="float" office:value="155474882" calcext:value-type="float">
            <text:p>155474882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5/02/1983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gustinn.Rojas.16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ASCO, MARCOS DANIEL</text:p>
          </table:table-cell>
          <table:table-cell office:value-type="float" office:value="32119638" calcext:value-type="float">
            <text:p>32119638</text:p>
          </table:table-cell>
          <table:table-cell office:value-type="float" office:value="2995802343" calcext:value-type="float">
            <text:p>2995802343</text:p>
          </table:table-cell>
          <table:table-cell/>
          <table:table-cell office:value-type="string" calcext:value-type="string">
            <text:p>23/07/1986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ica_ceciliacordoba_1986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EZ, AGUSTIN</text:p>
          </table:table-cell>
          <table:table-cell office:value-type="float" office:value="33162656" calcext:value-type="float">
            <text:p>33162656</text:p>
          </table:table-cell>
          <table:table-cell office:value-type="float" office:value="299154384661" calcext:value-type="float">
            <text:p>299154384661</text:p>
          </table:table-cell>
          <table:table-cell/>
          <table:table-cell office:value-type="string" calcext:value-type="string">
            <text:p>13/07/1987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ena_andrade75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RMAN, DAMIAN</text:p>
          </table:table-cell>
          <table:table-cell office:value-type="float" office:value="32046729" calcext:value-type="float">
            <text:p>32046729</text:p>
          </table:table-cell>
          <table:table-cell office:value-type="float" office:value="2942698292" calcext:value-type="float">
            <text:p>2942698292</text:p>
          </table:table-cell>
          <table:table-cell/>
          <table:table-cell office:value-type="string" calcext:value-type="string">
            <text:p>27/09/1986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mo.fran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YES, SERGIO ERNESTO</text:p>
          </table:table-cell>
          <table:table-cell office:value-type="float" office:value="30057562" calcext:value-type="float">
            <text:p>30057562</text:p>
          </table:table-cell>
          <table:table-cell office:value-type="float" office:value="2995568273" calcext:value-type="float">
            <text:p>2995568273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4/02/1983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enajessicaferreyra@outlook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ULVEDA, OSCAR EDUARDO</text:p>
          </table:table-cell>
          <table:table-cell office:value-type="float" office:value="31771914" calcext:value-type="float">
            <text:p>31771914</text:p>
          </table:table-cell>
          <table:table-cell office:value-type="float" office:value="2995295978" calcext:value-type="float">
            <text:p>299529597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16/10/1985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ciluz22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 ARRIBA, CRISTIAN</text:p>
          </table:table-cell>
          <table:table-cell office:value-type="float" office:value="27332073" calcext:value-type="float">
            <text:p>27332073</text:p>
          </table:table-cell>
          <table:table-cell office:value-type="float" office:value="2995808138" calcext:value-type="float">
            <text:p>2995808138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5/06/1979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ilodransandra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SANO, LEANDRO</text:p>
          </table:table-cell>
          <table:table-cell office:value-type="float" office:value="26571911" calcext:value-type="float">
            <text:p>26571911</text:p>
          </table:table-cell>
          <table:table-cell office:value-type="float" office:value="4771360" calcext:value-type="float">
            <text:p>4771360</text:p>
          </table:table-cell>
          <table:table-cell/>
          <table:table-cell office:value-type="string" calcext:value-type="string">
            <text:p>26/05/1978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biola_sallago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BLETE, FABIAN</text:p>
          </table:table-cell>
          <table:table-cell office:value-type="float" office:value="28617330" calcext:value-type="float">
            <text:p>28617330</text:p>
          </table:table-cell>
          <table:table-cell office:value-type="float" office:value="2994285189" calcext:value-type="float">
            <text:p>2994285189</text:p>
          </table:table-cell>
          <table:table-cell/>
          <table:table-cell office:value-type="string" calcext:value-type="string">
            <text:p>22/06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inaiuorno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LSON, FAUSTO MARTIN</text:p>
          </table:table-cell>
          <table:table-cell office:value-type="float" office:value="26663881" calcext:value-type="float">
            <text:p>26663881</text:p>
          </table:table-cell>
          <table:table-cell office:value-type="float" office:value="298154611513" calcext:value-type="float">
            <text:p>298154611513</text:p>
          </table:table-cell>
          <table:table-cell/>
          <table:table-cell office:value-type="string" calcext:value-type="string">
            <text:p>24/09/1978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portecargama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DOY , MARCELO</text:p>
          </table:table-cell>
          <table:table-cell office:value-type="float" office:value="29287645" calcext:value-type="float">
            <text:p>29287645</text:p>
          </table:table-cell>
          <table:table-cell office:value-type="float" office:value="2984369722" calcext:value-type="float">
            <text:p>298436972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5/03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rcarmona28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CIA, DIEGO MARTIN</text:p>
          </table:table-cell>
          <table:table-cell office:value-type="float" office:value="28617172" calcext:value-type="float">
            <text:p>28617172</text:p>
          </table:table-cell>
          <table:table-cell office:value-type="float" office:value="2984508382" calcext:value-type="float">
            <text:p>2984508382</text:p>
          </table:table-cell>
          <table:table-cell/>
          <table:table-cell office:value-type="string" calcext:value-type="string">
            <text:p>19/03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onicasandoval1440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BARRA , LUCAS MATIAS</text:p>
          </table:table-cell>
          <table:table-cell office:value-type="float" office:value="28623713" calcext:value-type="float">
            <text:p>28623713</text:p>
          </table:table-cell>
          <table:table-cell office:value-type="float" office:value="2984752156" calcext:value-type="float">
            <text:p>2984752156</text:p>
          </table:table-cell>
          <table:table-cell/>
          <table:table-cell office:value-type="string" calcext:value-type="string">
            <text:p>30/01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Q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telagos1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Z, NELSON</text:p>
          </table:table-cell>
          <table:table-cell office:value-type="float" office:value="28810181" calcext:value-type="float">
            <text:p>28810181</text:p>
          </table:table-cell>
          <table:table-cell office:value-type="float" office:value="2995135795" calcext:value-type="float">
            <text:p>299513579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10/11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Q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_delsur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MIREZ, PABLO ESTEBAN</text:p>
          </table:table-cell>
          <table:table-cell office:value-type="float" office:value="29547828" calcext:value-type="float">
            <text:p>29547828</text:p>
          </table:table-cell>
          <table:table-cell office:value-type="float" office:value="2996329523" calcext:value-type="float">
            <text:p>2996329523</text:p>
          </table:table-cell>
          <table:table-cell/>
          <table:table-cell office:value-type="string" calcext:value-type="string">
            <text:p>12/11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ica_b_sandoval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ADRADO , PABLO</text:p>
          </table:table-cell>
          <table:table-cell office:value-type="float" office:value="29208204" calcext:value-type="float">
            <text:p>29208204</text:p>
          </table:table-cell>
          <table:table-cell office:value-type="float" office:value="2995339465" calcext:value-type="float">
            <text:p>299533946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29/11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TOCORRE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DRIGUEZ , TOMAS</text:p>
          </table:table-cell>
          <table:table-cell office:value-type="float" office:value="26458069" calcext:value-type="float">
            <text:p>26458069</text:p>
          </table:table-cell>
          <table:table-cell office:value-type="float" office:value="2984210198" calcext:value-type="float">
            <text:p>2984210198</text:p>
          </table:table-cell>
          <table:table-cell/>
          <table:table-cell office:value-type="string" calcext:value-type="string">
            <text:p>24/02/1978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ego.salguero94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GADO, MAXIMILIANO</text:p>
          </table:table-cell>
          <table:table-cell office:value-type="float" office:value="27349288" calcext:value-type="float">
            <text:p>27349288</text:p>
          </table:table-cell>
          <table:table-cell office:value-type="float" office:value="2974930997" calcext:value-type="float">
            <text:p>2974930997</text:p>
          </table:table-cell>
          <table:table-cell/>
          <table:table-cell office:value-type="string" calcext:value-type="string">
            <text:p>07/05/1980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eito_capo_martinez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US, ISMAEL ANTONIO</text:p>
          </table:table-cell>
          <table:table-cell office:value-type="float" office:value="28614855" calcext:value-type="float">
            <text:p>28614855</text:p>
          </table:table-cell>
          <table:table-cell office:value-type="float" office:value="2995364924" calcext:value-type="float">
            <text:p>2995364924</text:p>
          </table:table-cell>
          <table:table-cell/>
          <table:table-cell office:value-type="string" calcext:value-type="string">
            <text:p>02/06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yagop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ECINOS, VICTOR</text:p>
          </table:table-cell>
          <table:table-cell office:value-type="float" office:value="27323733" calcext:value-type="float">
            <text:p>27323733</text:p>
          </table:table-cell>
          <table:table-cell office:value-type="float" office:value="2994567956" calcext:value-type="float">
            <text:p>2994567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/07/1979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co_b_2004@hotnail.co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RRON, EMANUEL</text:p>
          </table:table-cell>
          <table:table-cell office:value-type="float" office:value="29109163" calcext:value-type="float">
            <text:p>29109163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15/12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ortiz2014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OCHE, JOSE LUIS</text:p>
          </table:table-cell>
          <table:table-cell office:value-type="float" office:value="27492762" calcext:value-type="float">
            <text:p>27492762</text:p>
          </table:table-cell>
          <table:table-cell office:value-type="float" office:value="2995775979" calcext:value-type="float">
            <text:p>2995775979</text:p>
          </table:table-cell>
          <table:table-cell/>
          <table:table-cell office:value-type="string" calcext:value-type="string">
            <text:p>10/12/1979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L.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ximorgado7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ZMAN, MIGUEL ALBERTO</text:p>
          </table:table-cell>
          <table:table-cell office:value-type="float" office:value="26249426" calcext:value-type="float">
            <text:p>26249426</text:p>
          </table:table-cell>
          <table:table-cell office:value-type="float" office:value="154042308" calcext:value-type="float">
            <text:p>154042308</text:p>
          </table:table-cell>
          <table:table-cell/>
          <table:table-cell office:value-type="string" calcext:value-type="string">
            <text:p>08/04/1978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jandraaguero.1979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DROSA, PABLO ARIEL</text:p>
          </table:table-cell>
          <table:table-cell office:value-type="float" office:value="28624352" calcext:value-type="float">
            <text:p>28624352</text:p>
          </table:table-cell>
          <table:table-cell office:value-type="float" office:value="2994559085" calcext:value-type="float">
            <text:p>2994559085</text:p>
          </table:table-cell>
          <table:table-cell/>
          <table:table-cell office:value-type="string" calcext:value-type="string">
            <text:p>02/04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illelarra22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IEL, JUAN PABLO</text:p>
          </table:table-cell>
          <table:table-cell office:value-type="float" office:value="28974997" calcext:value-type="float">
            <text:p>28974997</text:p>
          </table:table-cell>
          <table:table-cell office:value-type="float" office:value="2995014810" calcext:value-type="float">
            <text:p>2995014810</text:p>
          </table:table-cell>
          <table:table-cell/>
          <table:table-cell office:value-type="string" calcext:value-type="string">
            <text:p>20/11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portecargama@hotmail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MIREZ, JUAN PABLO</text:p>
          </table:table-cell>
          <table:table-cell office:value-type="float" office:value="27053713" calcext:value-type="float">
            <text:p>27053713</text:p>
          </table:table-cell>
          <table:table-cell office:value-type="float" office:value="299155048200" calcext:value-type="float">
            <text:p>299155048200</text:p>
          </table:table-cell>
          <table:table-cell/>
          <table:table-cell office:value-type="string" calcext:value-type="string">
            <text:p>06/12/1978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io.luis.martinezz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BARES, RAMIRO GABRIEL</text:p>
          </table:table-cell>
          <table:table-cell office:value-type="float" office:value="27884343" calcext:value-type="float">
            <text:p>27884343</text:p>
          </table:table-cell>
          <table:table-cell office:value-type="float" office:value="2995714053" calcext:value-type="float">
            <text:p>2995714053</text:p>
          </table:table-cell>
          <table:table-cell/>
          <table:table-cell office:value-type="string" calcext:value-type="string">
            <text:p>22/03/1980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uardonqn2007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INO, JORGE</text:p>
          </table:table-cell>
          <table:table-cell office:value-type="float" office:value="28082920" calcext:value-type="float">
            <text:p>28082920</text:p>
          </table:table-cell>
          <table:table-cell office:value-type="float" office:value="2984317200" calcext:value-type="float">
            <text:p>2984317200</text:p>
          </table:table-cell>
          <table:table-cell/>
          <table:table-cell office:value-type="string" calcext:value-type="string">
            <text:p>09/07/1980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L.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ticec23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EO , FERNANDO</text:p>
          </table:table-cell>
          <table:table-cell office:value-type="float" office:value="29458040" calcext:value-type="float">
            <text:p>29458040</text:p>
          </table:table-cell>
          <table:table-cell office:value-type="float" office:value="2984562379" calcext:value-type="float">
            <text:p>29845623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/05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jandrepar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MAU, HECTOR</text:p>
          </table:table-cell>
          <table:table-cell office:value-type="float" office:value="27488894" calcext:value-type="float">
            <text:p>27488894</text:p>
          </table:table-cell>
          <table:table-cell office:value-type="float" office:value="2994125706" calcext:value-type="float">
            <text:p>2994125706</text:p>
          </table:table-cell>
          <table:table-cell/>
          <table:table-cell office:value-type="string" calcext:value-type="string">
            <text:p>13/10/1979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 ENRIQUE GODOY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eriavega20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UIRRE, OSCAR MIGUEL</text:p>
          </table:table-cell>
          <table:table-cell office:value-type="float" office:value="29659257" calcext:value-type="float">
            <text:p>29659257</text:p>
          </table:table-cell>
          <table:table-cell office:value-type="float" office:value="2942520821" calcext:value-type="float">
            <text:p>29425208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7/08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bastianandresbasse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YUPAN, MIGUEL</text:p>
          </table:table-cell>
          <table:table-cell office:value-type="float" office:value="28636458" calcext:value-type="float">
            <text:p>28636458</text:p>
          </table:table-cell>
          <table:table-cell office:value-type="float" office:value="155471185" calcext:value-type="float">
            <text:p>1554711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8/10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ctoria.g.79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PINOZA, EMILIO</text:p>
          </table:table-cell>
          <table:table-cell office:value-type="float" office:value="29497872" calcext:value-type="float">
            <text:p>29497872</text:p>
          </table:table-cell>
          <table:table-cell office:value-type="float" office:value="154709041" calcext:value-type="float">
            <text:p>154709041</text:p>
          </table:table-cell>
          <table:table-cell/>
          <table:table-cell office:value-type="string" calcext:value-type="string">
            <text:p>23/08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tykpc_23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S, ISRAEL</text:p>
          </table:table-cell>
          <table:table-cell office:value-type="float" office:value="26805433" calcext:value-type="float">
            <text:p>26805433</text:p>
          </table:table-cell>
          <table:table-cell office:value-type="float" office:value="299154107603" calcext:value-type="float">
            <text:p>299154107603</text:p>
          </table:table-cell>
          <table:table-cell/>
          <table:table-cell office:value-type="string" calcext:value-type="string">
            <text:p>14/10/1978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quelsura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ISPE , CRISTA³BAL FERNANDO</text:p>
          </table:table-cell>
          <table:table-cell office:value-type="float" office:value="29290583" calcext:value-type="float">
            <text:p>29290583</text:p>
          </table:table-cell>
          <table:table-cell office:value-type="float" office:value="2995132659" calcext:value-type="float">
            <text:p>2995132659</text:p>
          </table:table-cell>
          <table:table-cell/>
          <table:table-cell office:value-type="string" calcext:value-type="string">
            <text:p>26/08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CA³N DE LOS SAUCES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gladys221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YNES, PABLO ANDRES</text:p>
          </table:table-cell>
          <table:table-cell office:value-type="float" office:value="23427026" calcext:value-type="float">
            <text:p>23427026</text:p>
          </table:table-cell>
          <table:table-cell office:value-type="float" office:value="2984664817" calcext:value-type="float">
            <text:p>298466481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7/04/1973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is_quin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OLINI, MARCELO</text:p>
          </table:table-cell>
          <table:table-cell office:value-type="float" office:value="25138094" calcext:value-type="float">
            <text:p>25138094</text:p>
          </table:table-cell>
          <table:table-cell office:value-type="float" office:value="2994513368" calcext:value-type="float">
            <text:p>2994513368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08/02/1976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.villamayor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LLAN, JUAN</text:p>
          </table:table-cell>
          <table:table-cell office:value-type="float" office:value="23219500" calcext:value-type="float">
            <text:p>23219500</text:p>
          </table:table-cell>
          <table:table-cell office:value-type="float" office:value="2995718934" calcext:value-type="float">
            <text:p>2995718934</text:p>
          </table:table-cell>
          <table:table-cell/>
          <table:table-cell office:value-type="string" calcext:value-type="string">
            <text:p>06/06/1975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m_lmds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DIL, DIEGO</text:p>
          </table:table-cell>
          <table:table-cell office:value-type="float" office:value="24078450" calcext:value-type="float">
            <text:p>24078450</text:p>
          </table:table-cell>
          <table:table-cell office:value-type="float" office:value="2984335418" calcext:value-type="float">
            <text:p>2984335418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31/10/1974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lkyz_maryy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MEIRA, CARLOS MATIAS</text:p>
          </table:table-cell>
          <table:table-cell office:value-type="float" office:value="27053866" calcext:value-type="float">
            <text:p>27053866</text:p>
          </table:table-cell>
          <table:table-cell office:value-type="float" office:value="2942698033" calcext:value-type="float">
            <text:p>2942698033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17/02/1979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losolt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UIRRE, JORGE OMARR</text:p>
          </table:table-cell>
          <table:table-cell office:value-type="float" office:value="23427267" calcext:value-type="float">
            <text:p>23427267</text:p>
          </table:table-cell>
          <table:table-cell office:value-type="float" office:value="2984812948" calcext:value-type="float">
            <text:p>2984812948</text:p>
          </table:table-cell>
          <table:table-cell/>
          <table:table-cell office:value-type="string" calcext:value-type="string">
            <text:p>17/08/1973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endavanlierde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ENUMILLA , GUSTAVO</text:p>
          </table:table-cell>
          <table:table-cell office:value-type="float" office:value="24547120" calcext:value-type="float">
            <text:p>24547120</text:p>
          </table:table-cell>
          <table:table-cell office:value-type="float" office:value="2994232045" calcext:value-type="float">
            <text:p>299423204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6/04/1975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ty_aguirres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OTTA , JUAN PABLO</text:p>
          </table:table-cell>
          <table:table-cell office:value-type="float" office:value="27801286" calcext:value-type="float">
            <text:p>27801286</text:p>
          </table:table-cell>
          <table:table-cell office:value-type="float" office:value="2984695888" calcext:value-type="float">
            <text:p>2984695888</text:p>
          </table:table-cell>
          <table:table-cell/>
          <table:table-cell office:value-type="string" calcext:value-type="string">
            <text:p>19/12/1979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gio.montecino@tracegroup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TO, ROBERTO</text:p>
          </table:table-cell>
          <table:table-cell office:value-type="float" office:value="25137050" calcext:value-type="float">
            <text:p>25137050</text:p>
          </table:table-cell>
          <table:table-cell office:value-type="float" office:value="2994708123" calcext:value-type="float">
            <text:p>2994708123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08/11/1977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±EL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mimansilla_0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ORIO, CARLOS DANIEL</text:p>
          </table:table-cell>
          <table:table-cell office:value-type="float" office:value="29287571" calcext:value-type="float">
            <text:p>29287571</text:p>
          </table:table-cell>
          <table:table-cell office:value-type="float" office:value="2984569315" calcext:value-type="float">
            <text:p>2984569315</text:p>
          </table:table-cell>
          <table:table-cell/>
          <table:table-cell office:value-type="string" calcext:value-type="string">
            <text:p>17/04/1982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anuelferron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RDA, JOSE MARCELO</text:p>
          </table:table-cell>
          <table:table-cell office:value-type="float" office:value="28443392" calcext:value-type="float">
            <text:p>28443392</text:p>
          </table:table-cell>
          <table:table-cell office:value-type="float" office:value="2995357476" calcext:value-type="float">
            <text:p>2995357476</text:p>
          </table:table-cell>
          <table:table-cell/>
          <table:table-cell office:value-type="string" calcext:value-type="string">
            <text:p>10/03/1981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jl_troche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NTENLA, MIGUEL</text:p>
          </table:table-cell>
          <table:table-cell office:value-type="float" office:value="29547570" calcext:value-type="float">
            <text:p>29547570</text:p>
          </table:table-cell>
          <table:table-cell office:value-type="float" office:value="155210771" calcext:value-type="float">
            <text:p>15521077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27/09/1982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zmanmrun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JEDA, ROLANDO</text:p>
          </table:table-cell>
          <table:table-cell office:value-type="float" office:value="23001903" calcext:value-type="float">
            <text:p>23001903</text:p>
          </table:table-cell>
          <table:table-cell office:value-type="float" office:value="154665910" calcext:value-type="float">
            <text:p>154665910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16/05/1973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blopedro19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NZALEZ, GUILLERMO HUGO</text:p>
          </table:table-cell>
          <table:table-cell office:value-type="float" office:value="27159448" calcext:value-type="float">
            <text:p>27159448</text:p>
          </table:table-cell>
          <table:table-cell office:value-type="float" office:value="2995325631" calcext:value-type="float">
            <text:p>299532563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14/07/1975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anpablo_montiel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PATA, LUCAS</text:p>
          </table:table-cell>
          <table:table-cell office:value-type="float" office:value="27094623" calcext:value-type="float">
            <text:p>27094623</text:p>
          </table:table-cell>
          <table:table-cell office:value-type="float" office:value="2994048364" calcext:value-type="float">
            <text:p>2994048364</text:p>
          </table:table-cell>
          <table:table-cell/>
          <table:table-cell office:value-type="string" calcext:value-type="string">
            <text:p>30/04/1979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anpabloramirez01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RERAS, CLAUDIO RUBEN</text:p>
          </table:table-cell>
          <table:table-cell office:value-type="float" office:value="25308400" calcext:value-type="float">
            <text:p>25308400</text:p>
          </table:table-cell>
          <table:table-cell office:value-type="float" office:value="299156379584" calcext:value-type="float">
            <text:p>299156379584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3/08/1976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 COLORADO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c_drr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LE, MAURO</text:p>
          </table:table-cell>
          <table:table-cell office:value-type="float" office:value="23918965" calcext:value-type="float">
            <text:p>23918965</text:p>
          </table:table-cell>
          <table:table-cell office:value-type="float" office:value="2996334521" calcext:value-type="float">
            <text:p>299633452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25/01/1975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gio.montecino@tracegroup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CES, FABIAN</text:p>
          </table:table-cell>
          <table:table-cell office:value-type="float" office:value="25408931" calcext:value-type="float">
            <text:p>25408931</text:p>
          </table:table-cell>
          <table:table-cell office:value-type="float" office:value="2994545777" calcext:value-type="float">
            <text:p>2994545777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7/12/1976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bian_4168@live.com,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LBAO, SERGIO DAVID</text:p>
          </table:table-cell>
          <table:table-cell office:value-type="float" office:value="92657112" calcext:value-type="float">
            <text:p>92657112</text:p>
          </table:table-cell>
          <table:table-cell office:value-type="float" office:value="2984141332" calcext:value-type="float">
            <text:p>2984141332</text:p>
          </table:table-cell>
          <table:table-cell/>
          <table:table-cell office:value-type="string" calcext:value-type="string">
            <text:p>16/10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el-morales07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AREZ, ROBERTO DAMIAN</text:p>
          </table:table-cell>
          <table:table-cell office:value-type="float" office:value="26144030" calcext:value-type="float">
            <text:p>26144030</text:p>
          </table:table-cell>
          <table:table-cell office:value-type="float" office:value="2996262834" calcext:value-type="float">
            <text:p>299626283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8/07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giolefiu@hotmail.es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A‘ALOZA, VICTOR YAGO</text:p>
          </table:table-cell>
          <table:table-cell office:value-type="float" office:value="24692877" calcext:value-type="float">
            <text:p>24692877</text:p>
          </table:table-cell>
          <table:table-cell office:value-type="float" office:value="299155271539" calcext:value-type="float">
            <text:p>299155271539</text:p>
          </table:table-cell>
          <table:table-cell/>
          <table:table-cell office:value-type="string" calcext:value-type="string">
            <text:p>05/07/1975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guelnovoa06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U, JUAN ALEJANDRO</text:p>
          </table:table-cell>
          <table:table-cell office:value-type="float" office:value="24392770" calcext:value-type="float">
            <text:p>24392770</text:p>
          </table:table-cell>
          <table:table-cell office:value-type="float" office:value="2984697100" calcext:value-type="float">
            <text:p>2984697100</text:p>
          </table:table-cell>
          <table:table-cell/>
          <table:table-cell office:value-type="string" calcext:value-type="string">
            <text:p>07/09/1976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_14_andre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TULICH, GUILLERMO</text:p>
          </table:table-cell>
          <table:table-cell office:value-type="float" office:value="25465764" calcext:value-type="float">
            <text:p>25465764</text:p>
          </table:table-cell>
          <table:table-cell office:value-type="float" office:value="2994614852" calcext:value-type="float">
            <text:p>29946148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/02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TRAL CA³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mezpaola2@yahoo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RRANDO, DANIEL ESTEBAN</text:p>
          </table:table-cell>
          <table:table-cell office:value-type="float" office:value="25401060" calcext:value-type="float">
            <text:p>25401060</text:p>
          </table:table-cell>
          <table:table-cell office:value-type="float" office:value="2994244638" calcext:value-type="float">
            <text:p>29942446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/09/1976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. FERNAN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rennataliaf@yahoo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DRIGUEZ, DIEGO RAFAEL</text:p>
          </table:table-cell>
          <table:table-cell office:value-type="float" office:value="24483197" calcext:value-type="float">
            <text:p>24483197</text:p>
          </table:table-cell>
          <table:table-cell office:value-type="float" office:value="2920587420" calcext:value-type="float">
            <text:p>2920587420</text:p>
          </table:table-cell>
          <table:table-cell/>
          <table:table-cell office:value-type="string" calcext:value-type="string">
            <text:p>23/10/1975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. JACOBACCI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aelena_troncoso@ yahoo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PI, JUAN</text:p>
          </table:table-cell>
          <table:table-cell office:value-type="float" office:value="24008983" calcext:value-type="float">
            <text:p>24008983</text:p>
          </table:table-cell>
          <table:table-cell office:value-type="float" office:value="2920307534" calcext:value-type="float">
            <text:p>2920307534</text:p>
          </table:table-cell>
          <table:table-cell/>
          <table:table-cell office:value-type="string" calcext:value-type="string">
            <text:p>30/09/1975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taliabvillar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I, MARIO DAVID</text:p>
          </table:table-cell>
          <table:table-cell office:value-type="float" office:value="25277292" calcext:value-type="float">
            <text:p>25277292</text:p>
          </table:table-cell>
          <table:table-cell office:value-type="float" office:value="2984405914" calcext:value-type="float">
            <text:p>29844059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/06/1976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ina.negrita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ZARRO, PABLO</text:p>
          </table:table-cell>
          <table:table-cell office:value-type="float" office:value="23581156" calcext:value-type="float">
            <text:p>23581156</text:p>
          </table:table-cell>
          <table:table-cell office:value-type="float" office:value="4485005" calcext:value-type="float">
            <text:p>4485005</text:p>
          </table:table-cell>
          <table:table-cell/>
          <table:table-cell office:value-type="string" calcext:value-type="string">
            <text:p>05/10/1973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ivaras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TIN , EMILIANO</text:p>
          </table:table-cell>
          <table:table-cell office:value-type="float" office:value="25245004" calcext:value-type="float">
            <text:p>25245004</text:p>
          </table:table-cell>
          <table:table-cell office:value-type="float" office:value="2994248771" calcext:value-type="float">
            <text:p>29942487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7/03/1976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bemoralesr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DECCHIA, NICOLAS</text:p>
          </table:table-cell>
          <table:table-cell office:value-type="float" office:value="25948036" calcext:value-type="float">
            <text:p>25948036</text:p>
          </table:table-cell>
          <table:table-cell office:value-type="float" office:value="2984660397" calcext:value-type="float">
            <text:p>2984660397</text:p>
          </table:table-cell>
          <table:table-cell/>
          <table:table-cell office:value-type="string" calcext:value-type="string">
            <text:p>24/04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nalesuni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MO, MANUEL ALBERTO</text:p>
          </table:table-cell>
          <table:table-cell office:value-type="float" office:value="22914377" calcext:value-type="float">
            <text:p>22914377</text:p>
          </table:table-cell>
          <table:table-cell office:value-type="float" office:value="155755598" calcext:value-type="float">
            <text:p>1557555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2/04/1973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urito10_1984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NCE, EZEQUIEL</text:p>
          </table:table-cell>
          <table:table-cell office:value-type="float" office:value="24544817" calcext:value-type="float">
            <text:p>24544817</text:p>
          </table:table-cell>
          <table:table-cell office:value-type="float" office:value="2995081008" calcext:value-type="float">
            <text:p>29950810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/07/1975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ancesarernesto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PEZ, DIEGO</text:p>
          </table:table-cell>
          <table:table-cell office:value-type="float" office:value="23415656" calcext:value-type="float">
            <text:p>23415656</text:p>
          </table:table-cell>
          <table:table-cell office:value-type="float" office:value="2994273430" calcext:value-type="float">
            <text:p>2994273430</text:p>
          </table:table-cell>
          <table:table-cell/>
          <table:table-cell office:value-type="string" calcext:value-type="string">
            <text:p>29/09/1973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veracristiangr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JARANO, PABLO</text:p>
          </table:table-cell>
          <table:table-cell office:value-type="float" office:value="20532508" calcext:value-type="float">
            <text:p>20532508</text:p>
          </table:table-cell>
          <table:table-cell office:value-type="float" office:value="2984583435" calcext:value-type="float">
            <text:p>2984583435</text:p>
          </table:table-cell>
          <table:table-cell/>
          <table:table-cell office:value-type="string" calcext:value-type="string">
            <text:p>07/11/1968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kyfalappa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LLO, JULIO ALBERTO</text:p>
          </table:table-cell>
          <table:table-cell office:value-type="float" office:value="21702601" calcext:value-type="float">
            <text:p>21702601</text:p>
          </table:table-cell>
          <table:table-cell office:value-type="float" office:value="2995291053" calcext:value-type="float">
            <text:p>2995291053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02/12/1970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by_chevy77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RDI, CALI</text:p>
          </table:table-cell>
          <table:table-cell office:value-type="float" office:value="20914163" calcext:value-type="float">
            <text:p>20914163</text:p>
          </table:table-cell>
          <table:table-cell office:value-type="float" office:value="156375134" calcext:value-type="float">
            <text:p>156375134</text:p>
          </table:table-cell>
          <table:table-cell/>
          <table:table-cell office:value-type="string" calcext:value-type="string">
            <text:p>18/06/1969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mirotobares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LLEGRINI, MAURO</text:p>
          </table:table-cell>
          <table:table-cell office:value-type="float" office:value="20450946" calcext:value-type="float">
            <text:p>20450946</text:p>
          </table:table-cell>
          <table:table-cell office:value-type="float" office:value="2984699985" calcext:value-type="float">
            <text:p>2984699985</text:p>
          </table:table-cell>
          <table:table-cell/>
          <table:table-cell office:value-type="string" calcext:value-type="string">
            <text:p>22/04/1969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corali09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IMAN, PABLO MARCELO</text:p>
          </table:table-cell>
          <table:table-cell office:value-type="float" office:value="22473376" calcext:value-type="float">
            <text:p>22473376</text:p>
          </table:table-cell>
          <table:table-cell office:value-type="float" office:value="156312701" calcext:value-type="float">
            <text:p>15631270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08/01/1972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bercolo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ECINO, SERGIO H</text:p>
          </table:table-cell>
          <table:table-cell office:value-type="float" office:value="22093187" calcext:value-type="float">
            <text:p>22093187</text:p>
          </table:table-cell>
          <table:table-cell office:value-type="float" office:value="2995120514" calcext:value-type="float">
            <text:p>2995120514</text:p>
          </table:table-cell>
          <table:table-cell/>
          <table:table-cell office:value-type="string" calcext:value-type="string">
            <text:p>30/01/1971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perexe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ALES , JOEL</text:p>
          </table:table-cell>
          <table:table-cell office:value-type="float" office:value="22692301" calcext:value-type="float">
            <text:p>22692301</text:p>
          </table:table-cell>
          <table:table-cell office:value-type="float" office:value="2994083565" calcext:value-type="float">
            <text:p>2994083565</text:p>
          </table:table-cell>
          <table:table-cell/>
          <table:table-cell office:value-type="string" calcext:value-type="string">
            <text:p>29/05/1972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undof@yahoo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FIU, SERGIO</text:p>
          </table:table-cell>
          <table:table-cell office:value-type="float" office:value="22586514" calcext:value-type="float">
            <text:p>22586514</text:p>
          </table:table-cell>
          <table:table-cell office:value-type="float" office:value="2984384551" calcext:value-type="float">
            <text:p>2984384551</text:p>
          </table:table-cell>
          <table:table-cell/>
          <table:table-cell office:value-type="string" calcext:value-type="string">
            <text:p>11/04/1972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ONEL BELISL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anc.colpi@yahoo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TESINO, GUSTAVO</text:p>
          </table:table-cell>
          <table:table-cell office:value-type="float" office:value="20793513" calcext:value-type="float">
            <text:p>20793513</text:p>
          </table:table-cell>
          <table:table-cell office:value-type="float" office:value="155128547" calcext:value-type="float">
            <text:p>1551285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9/07/1969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elinolescano76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WYN, MARTIN</text:p>
          </table:table-cell>
          <table:table-cell office:value-type="float" office:value="22615896" calcext:value-type="float">
            <text:p>22615896</text:p>
          </table:table-cell>
          <table:table-cell office:value-type="float" office:value="2995805895" calcext:value-type="float">
            <text:p>29958058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/04/1972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. FERNAN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rennataliaf@yahoo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QUEO, JULIO VICTOR</text:p>
          </table:table-cell>
          <table:table-cell office:value-type="float" office:value="20212336" calcext:value-type="float">
            <text:p>20212336</text:p>
          </table:table-cell>
          <table:table-cell office:value-type="float" office:value="2995021934" calcext:value-type="float">
            <text:p>29950219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8/03/1968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blodpizarro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ES, JOSE LUIS</text:p>
          </table:table-cell>
          <table:table-cell office:value-type="float" office:value="22888503" calcext:value-type="float">
            <text:p>22888503</text:p>
          </table:table-cell>
          <table:table-cell office:value-type="float" office:value="299154012427" calcext:value-type="float">
            <text:p>299154012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/10/1972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ma_rojas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MEZ, GUSTAVO</text:p>
          </table:table-cell>
          <table:table-cell office:value-type="float" office:value="22898422" calcext:value-type="float">
            <text:p>22898422</text:p>
          </table:table-cell>
          <table:table-cell office:value-type="float" office:value="2996336387" calcext:value-type="float">
            <text:p>29963363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/07/1972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lio.ampuero2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TRO, VICTOR HUGO</text:p>
          </table:table-cell>
          <table:table-cell office:value-type="float" office:value="21741363" calcext:value-type="float">
            <text:p>21741363</text:p>
          </table:table-cell>
          <table:table-cell office:value-type="float" office:value="2994010082" calcext:value-type="float">
            <text:p>29940100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9/12/1970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DRA DEL AGUILA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fchav_25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ACZYK, WALTHER</text:p>
          </table:table-cell>
          <table:table-cell office:value-type="float" office:value="16562908" calcext:value-type="float">
            <text:p>16562908</text:p>
          </table:table-cell>
          <table:table-cell office:value-type="float" office:value="299154059656" calcext:value-type="float">
            <text:p>299154059656</text:p>
          </table:table-cell>
          <table:table-cell/>
          <table:table-cell office:value-type="string" calcext:value-type="string">
            <text:p>09/03/1964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xagustinbarros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ZQUEZ, DANIEL</text:p>
          </table:table-cell>
          <table:table-cell office:value-type="float" office:value="17782199" calcext:value-type="float">
            <text:p>17782199</text:p>
          </table:table-cell>
          <table:table-cell office:value-type="float" office:value="2994584831" calcext:value-type="float">
            <text:p>2994584831</text:p>
          </table:table-cell>
          <table:table-cell/>
          <table:table-cell office:value-type="string" calcext:value-type="string">
            <text:p>27/07/1966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TRAL CA³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evaldez1989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TOS, MARIO</text:p>
          </table:table-cell>
          <table:table-cell office:value-type="float" office:value="20979444" calcext:value-type="float">
            <text:p>20979444</text:p>
          </table:table-cell>
          <table:table-cell office:value-type="float" office:value="2996039725" calcext:value-type="float">
            <text:p>2996039725</text:p>
          </table:table-cell>
          <table:table-cell/>
          <table:table-cell office:value-type="string" calcext:value-type="string">
            <text:p>25/09/1969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perfran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CINI, MARCELO ARIEL</text:p>
          </table:table-cell>
          <table:table-cell office:value-type="float" office:value="21975438" calcext:value-type="float">
            <text:p>21975438</text:p>
          </table:table-cell>
          <table:table-cell office:value-type="float" office:value="154280356" calcext:value-type="float">
            <text:p>154280356</text:p>
          </table:table-cell>
          <table:table-cell/>
          <table:table-cell office:value-type="string" calcext:value-type="string">
            <text:p>22/07/1971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ntialescano1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NO, JUAN</text:p>
          </table:table-cell>
          <table:table-cell office:value-type="float" office:value="22583798" calcext:value-type="float">
            <text:p>22583798</text:p>
          </table:table-cell>
          <table:table-cell office:value-type="float" office:value="2994708123" calcext:value-type="float">
            <text:p>299470812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27/04/1972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mero10_Adilio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RAN, FELIX ALEX</text:p>
          </table:table-cell>
          <table:table-cell office:value-type="float" office:value="16842821" calcext:value-type="float">
            <text:p>16842821</text:p>
          </table:table-cell>
          <table:table-cell office:value-type="float" office:value="2994188682" calcext:value-type="float">
            <text:p>2994188682</text:p>
          </table:table-cell>
          <table:table-cell/>
          <table:table-cell office:value-type="string" calcext:value-type="string">
            <text:p>28/08/1964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lyg8181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ZIANI, PABLO AUGUSTO</text:p>
          </table:table-cell>
          <table:table-cell office:value-type="float" office:value="20317215" calcext:value-type="float">
            <text:p>20317215</text:p>
          </table:table-cell>
          <table:table-cell office:value-type="float" office:value="156373982" calcext:value-type="float">
            <text:p>156373982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24/09/1968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rog268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ZUMSKY, SERGIO</text:p>
          </table:table-cell>
          <table:table-cell office:value-type="float" office:value="18305806" calcext:value-type="float">
            <text:p>18305806</text:p>
          </table:table-cell>
          <table:table-cell office:value-type="float" office:value="2984318695" calcext:value-type="float">
            <text:p>2984318695</text:p>
          </table:table-cell>
          <table:table-cell/>
          <table:table-cell office:value-type="string" calcext:value-type="string">
            <text:p>22/05/1967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uprofitness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ZO, HECTOR FABIAN</text:p>
          </table:table-cell>
          <table:table-cell office:value-type="float" office:value="20399624" calcext:value-type="float">
            <text:p>20399624</text:p>
          </table:table-cell>
          <table:table-cell office:value-type="float" office:value="2995054005" calcext:value-type="float">
            <text:p>299505400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4/01/1969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edelc@hotmail. 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TINEZ, OSCAR DAMIAN</text:p>
          </table:table-cell>
          <table:table-cell office:value-type="float" office:value="17734200" calcext:value-type="float">
            <text:p>17734200</text:p>
          </table:table-cell>
          <table:table-cell office:value-type="float" office:value="2995124969" calcext:value-type="float">
            <text:p>2995124969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11/08/1966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Q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res_haydee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TELLINI, HECTOR OSCAR</text:p>
          </table:table-cell>
          <table:table-cell office:value-type="float" office:value="17141314" calcext:value-type="float">
            <text:p>17141314</text:p>
          </table:table-cell>
          <table:table-cell office:value-type="float" office:value="154010844" calcext:value-type="float">
            <text:p>154010844</text:p>
          </table:table-cell>
          <table:table-cell/>
          <table:table-cell office:value-type="string" calcext:value-type="string">
            <text:p>28/03/1965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pervision_cipolletti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RIDO, SEGUNDO</text:p>
          </table:table-cell>
          <table:table-cell office:value-type="float" office:value="16375132" calcext:value-type="float">
            <text:p>16375132</text:p>
          </table:table-cell>
          <table:table-cell office:value-type="float" office:value="154503824" calcext:value-type="float">
            <text:p>154503824</text:p>
          </table:table-cell>
          <table:table-cell/>
          <table:table-cell office:value-type="string" calcext:value-type="string">
            <text:p>11/03/1963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ispinoza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RTOLUSSI, MARCELO RODOLFO</text:p>
          </table:table-cell>
          <table:table-cell office:value-type="float" office:value="16520216" calcext:value-type="float">
            <text:p>16520216</text:p>
          </table:table-cell>
          <table:table-cell office:value-type="float" office:value="155291067" calcext:value-type="float">
            <text:p>155291067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09/11/1963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colasverdecchia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NONA, GABRIEL</text:p>
          </table:table-cell>
          <table:table-cell office:value-type="float" office:value="16759494" calcext:value-type="float">
            <text:p>16759494</text:p>
          </table:table-cell>
          <table:table-cell office:value-type="float" office:value="299154570617" calcext:value-type="float">
            <text:p>299154570617</text:p>
          </table:table-cell>
          <table:table-cell/>
          <table:table-cell office:value-type="string" calcext:value-type="string">
            <text:p>22/10/1963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sdl99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IAS, VICTOR CESAR</text:p>
          </table:table-cell>
          <table:table-cell office:value-type="float" office:value="18361281" calcext:value-type="float">
            <text:p>18361281</text:p>
          </table:table-cell>
          <table:table-cell office:value-type="float" office:value="2994707465" calcext:value-type="float">
            <text:p>2994707465</text:p>
          </table:table-cell>
          <table:table-cell/>
          <table:table-cell office:value-type="string" calcext:value-type="string">
            <text:p>10/06/1967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ALA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guelange7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VES, JUAN FRANCISCO</text:p>
          </table:table-cell>
          <table:table-cell office:value-type="float" office:value="17612193" calcext:value-type="float">
            <text:p>17612193</text:p>
          </table:table-cell>
          <table:table-cell office:value-type="float" office:value="2995754430" calcext:value-type="float">
            <text:p>2995754430</text:p>
          </table:table-cell>
          <table:table-cell/>
          <table:table-cell office:value-type="string" calcext:value-type="string">
            <text:p>05/12/1965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olainamartinez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VOA, MIGUEL EDUARDO</text:p>
          </table:table-cell>
          <table:table-cell office:value-type="float" office:value="13970874" calcext:value-type="float">
            <text:p>13970874</text:p>
          </table:table-cell>
          <table:table-cell office:value-type="float" office:value="2995090976" calcext:value-type="float">
            <text:p>2995090976</text:p>
          </table:table-cell>
          <table:table-cell/>
          <table:table-cell office:value-type="string" calcext:value-type="string">
            <text:p>04/11/1960</text:p>
          </table:table-cell>
          <table:table-cell office:value-type="string" calcext:value-type="string">
            <text:p>Masculinos de 55 a 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ANO MORENO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olulita2000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RO, OSCAR ALFREDO</text:p>
          </table:table-cell>
          <table:table-cell office:value-type="float" office:value="12907262" calcext:value-type="float">
            <text:p>12907262</text:p>
          </table:table-cell>
          <table:table-cell office:value-type="float" office:value="2994105495" calcext:value-type="float">
            <text:p>2994105495</text:p>
          </table:table-cell>
          <table:table-cell/>
          <table:table-cell office:value-type="string" calcext:value-type="string">
            <text:p>26/03/1959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srael. Cors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CHI, CARLOS HECTOR</text:p>
          </table:table-cell>
          <table:table-cell office:value-type="float" office:value="11612014" calcext:value-type="float">
            <text:p>11612014</text:p>
          </table:table-cell>
          <table:table-cell office:value-type="float" office:value="2994772788" calcext:value-type="float">
            <text:p>2994772788</text:p>
          </table:table-cell>
          <table:table-cell/>
          <table:table-cell office:value-type="string" calcext:value-type="string">
            <text:p>07/03/1955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istobalquispe82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SOT, HORACIO ALFREDO</text:p>
          </table:table-cell>
          <table:table-cell office:value-type="float" office:value="10184394" calcext:value-type="float">
            <text:p>10184394</text:p>
          </table:table-cell>
          <table:table-cell office:value-type="float" office:value="2996283606" calcext:value-type="float">
            <text:p>2996283606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8/08/1952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unoz@neusysit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RIDO, RODOLFO CLEMENTE</text:p>
          </table:table-cell>
          <table:table-cell office:value-type="float" office:value="5095766" calcext:value-type="float">
            <text:p>5095766</text:p>
          </table:table-cell>
          <table:table-cell office:value-type="float" office:value="299156340720" calcext:value-type="float">
            <text:p>29915634072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23/11/1948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ego.c.lopez@ypf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HUELAN, ALBERTO</text:p>
          </table:table-cell>
          <table:table-cell office:value-type="float" office:value="13275499" calcext:value-type="float">
            <text:p>13275499</text:p>
          </table:table-cell>
          <table:table-cell office:value-type="float" office:value="2984612202" calcext:value-type="float">
            <text:p>2984612202</text:p>
          </table:table-cell>
          <table:table-cell/>
          <table:table-cell office:value-type="string" calcext:value-type="string">
            <text:p>29/06/1957</text:p>
          </table:table-cell>
          <table:table-cell office:value-type="string" calcext:value-type="string">
            <text:p>Masculinos de 60 y ma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qluks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CIA, CARLOS RAUL</text:p>
          </table:table-cell>
          <table:table-cell office:value-type="float" office:value="12262763" calcext:value-type="float">
            <text:p>12262763</text:p>
          </table:table-cell>
          <table:table-cell office:value-type="float" office:value="298154579086" calcext:value-type="float">
            <text:p>2981545790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/09/1956</text:p>
          </table:table-cell>
          <table:table-cell office:value-type="string" calcext:value-type="string">
            <text:p>Masculinos de 60 y ma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udez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TILLO, CRISTINO</text:p>
          </table:table-cell>
          <table:table-cell office:value-type="float" office:value="10261095" calcext:value-type="float">
            <text:p>10261095</text:p>
          </table:table-cell>
          <table:table-cell office:value-type="float" office:value="15666139" calcext:value-type="float">
            <text:p>156661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/07/1952</text:p>
          </table:table-cell>
          <table:table-cell office:value-type="string" calcext:value-type="string">
            <text:p>Masculinos de 60 y ma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spo-florencia@outlook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ZARRO, MATIAS</text:p>
          </table:table-cell>
          <table:table-cell office:value-type="float" office:value="45734707" calcext:value-type="float">
            <text:p>45734707</text:p>
          </table:table-cell>
          <table:table-cell office:value-type="float" office:value="4485005" calcext:value-type="float">
            <text:p>4485005</text:p>
          </table:table-cell>
          <table:table-cell/>
          <table:table-cell office:value-type="string" calcext:value-type="string">
            <text:p>05/08/2004</text:p>
          </table:table-cell>
          <table:table-cell office:value-type="string" calcext:value-type="string">
            <text:p>Masculinos hasta 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cilucai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LARZUN, NICOLAS</text:p>
          </table:table-cell>
          <table:table-cell office:value-type="float" office:value="42153234" calcext:value-type="float">
            <text:p>42153234</text:p>
          </table:table-cell>
          <table:table-cell office:value-type="float" office:value="2984734499" calcext:value-type="float">
            <text:p>2984734499</text:p>
          </table:table-cell>
          <table:table-cell/>
          <table:table-cell office:value-type="string" calcext:value-type="string">
            <text:p>27/09/1999</text:p>
          </table:table-cell>
          <table:table-cell office:value-type="string" calcext:value-type="string">
            <text:p>Masculinos hasta 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A©N CAPITA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edradelaguila16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TTI, ALEJANDRO</text:p>
          </table:table-cell>
          <table:table-cell office:value-type="float" office:value="37946389" calcext:value-type="float">
            <text:p>37946389</text:p>
          </table:table-cell>
          <table:table-cell office:value-type="float" office:value="2984505451" calcext:value-type="float">
            <text:p>2984505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/10/1994</text:p>
          </table:table-cell>
          <table:table-cell office:value-type="string" calcext:value-type="string">
            <text:p>Masculinos hasta 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uciano_cayul@outlook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UNDEZ, LUCAS</text:p>
          </table:table-cell>
          <table:table-cell office:value-type="float" office:value="38101861" calcext:value-type="float">
            <text:p>38101861</text:p>
          </table:table-cell>
          <table:table-cell office:value-type="float" office:value="2994608057" calcext:value-type="float">
            <text:p>29946080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/06/1994</text:p>
          </table:table-cell>
          <table:table-cell office:value-type="string" calcext:value-type="string">
            <text:p>Masculinos hasta 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.godoy87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EVEDO, DENIS</text:p>
          </table:table-cell>
          <table:table-cell office:value-type="float" office:value="37944056" calcext:value-type="float">
            <text:p>37944056</text:p>
          </table:table-cell>
          <table:table-cell office:value-type="float" office:value="2994630433" calcext:value-type="float">
            <text:p>2994630433</text:p>
          </table:table-cell>
          <table:table-cell/>
          <table:table-cell office:value-type="string" calcext:value-type="string">
            <text:p>01/01/1994</text:p>
          </table:table-cell>
          <table:table-cell office:value-type="string" calcext:value-type="string">
            <text:p>Masculinos hasta 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QUA©N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elacelestelagos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OUY, LAURA</text:p>
          </table:table-cell>
          <table:table-cell office:value-type="float" office:value="33292589" calcext:value-type="float">
            <text:p>33292589</text:p>
          </table:table-cell>
          <table:table-cell office:value-type="float" office:value="2995525474" calcext:value-type="float">
            <text:p>2995525474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26/01/1988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style-name="ce3" office:value-type="string" calcext:value-type="string">
            <text:p>1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lienlaf22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ICOECHEA , FABIANA</text:p>
          </table:table-cell>
          <table:table-cell office:value-type="float" office:value="24344251" calcext:value-type="float">
            <text:p>24344251</text:p>
          </table:table-cell>
          <table:table-cell office:value-type="float" office:value="2984602835" calcext:value-type="float">
            <text:p>2984602835</text:p>
          </table:table-cell>
          <table:table-cell/>
          <table:table-cell office:value-type="string" calcext:value-type="string">
            <text:p>25/11/1974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table:style-name="ce3"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stonfigueroamariano-1997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RA, ENZO TIZIANO</text:p>
          </table:table-cell>
          <table:table-cell office:value-type="float" office:value="50828720" calcext:value-type="float">
            <text:p>50828720</text:p>
          </table:table-cell>
          <table:table-cell office:value-type="float" office:value="2984244918" calcext:value-type="float">
            <text:p>2984244918</text:p>
          </table:table-cell>
          <table:table-cell/>
          <table:table-cell office:value-type="string" calcext:value-type="string">
            <text:p>14/02/2011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table:style-name="ce3" office:value-type="string" calcext:value-type="string">
            <text:p>1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florencia11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ICAN, CRISTIAN</text:p>
          </table:table-cell>
          <table:table-cell office:value-type="float" office:value="31968120" calcext:value-type="float">
            <text:p>31968120</text:p>
          </table:table-cell>
          <table:table-cell office:value-type="float" office:value="298154218223" calcext:value-type="float">
            <text:p>298154218223</text:p>
          </table:table-cell>
          <table:table-cell/>
          <table:table-cell office:value-type="string" calcext:value-type="string">
            <text:p>24/10/1985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PATRICIO DEL CHAA±A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aleleon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INIANO, JAIRO</text:p>
          </table:table-cell>
          <table:table-cell office:value-type="float" office:value="34403985" calcext:value-type="float">
            <text:p>34403985</text:p>
          </table:table-cell>
          <table:table-cell office:value-type="float" office:value="154042740" calcext:value-type="float">
            <text:p>154042740</text:p>
          </table:table-cell>
          <table:table-cell/>
          <table:table-cell office:value-type="string" calcext:value-type="string">
            <text:p>07/03/1990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table:style-name="ce3" office:value-type="string" calcext:value-type="string">
            <text:p>0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indure92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ZADA, ROBERTO</text:p>
          </table:table-cell>
          <table:table-cell office:value-type="float" office:value="30961392" calcext:value-type="float">
            <text:p>30961392</text:p>
          </table:table-cell>
          <table:table-cell office:value-type="float" office:value="294154311394" calcext:value-type="float">
            <text:p>294154311394</text:p>
          </table:table-cell>
          <table:table-cell/>
          <table:table-cell office:value-type="string" calcext:value-type="string">
            <text:p>02/10/1984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table:style-name="ce3"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u_2486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IDEL, MIGUEL</text:p>
          </table:table-cell>
          <table:table-cell office:value-type="float" office:value="30225622" calcext:value-type="float">
            <text:p>30225622</text:p>
          </table:table-cell>
          <table:table-cell office:value-type="float" office:value="2984280903" calcext:value-type="float">
            <text:p>2984280903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22/07/1983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CON DE LOS SAUCE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ola_rox19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RVAEZ, ROBERTO</text:p>
          </table:table-cell>
          <table:table-cell office:value-type="float" office:value="26458320" calcext:value-type="float">
            <text:p>26458320</text:p>
          </table:table-cell>
          <table:table-cell office:value-type="float" office:value="2994131333" calcext:value-type="float">
            <text:p>299413133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5/04/1978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pino@ingenieriaterra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A, RAUL DANIEL</text:p>
          </table:table-cell>
          <table:table-cell office:value-type="float" office:value="30233407" calcext:value-type="float">
            <text:p>30233407</text:p>
          </table:table-cell>
          <table:table-cell office:value-type="float" office:value="4914778" calcext:value-type="float">
            <text:p>49147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/10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table:style-name="ce3" office:value-type="string" calcext:value-type="string">
            <text:p>23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bry_gnqn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CIA , PABLO ARIEL</text:p>
          </table:table-cell>
          <table:table-cell office:value-type="float" office:value="28558627" calcext:value-type="float">
            <text:p>28558627</text:p>
          </table:table-cell>
          <table:table-cell office:value-type="float" office:value="2984601722" calcext:value-type="float">
            <text:p>29846017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7/03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table:style-name="ce3" office:value-type="string" calcext:value-type="string">
            <text:p>1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qui_m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ÑOZ, MARCOS</text:p>
          </table:table-cell>
          <table:table-cell office:value-type="float" office:value="28792508" calcext:value-type="float">
            <text:p>28792508</text:p>
          </table:table-cell>
          <table:table-cell office:value-type="float" office:value="155364353" calcext:value-type="float">
            <text:p>155364353</text:p>
          </table:table-cell>
          <table:table-cell/>
          <table:table-cell office:value-type="string" calcext:value-type="string">
            <text:p>27/02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table:style-name="ce3" office:value-type="string" calcext:value-type="string">
            <text:p>1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bartusch@ladeliciosa-sa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IGON, MIGUEL</text:p>
          </table:table-cell>
          <table:table-cell office:value-type="float" office:value="29011026" calcext:value-type="float">
            <text:p>29011026</text:p>
          </table:table-cell>
          <table:table-cell office:value-type="float" office:value="2994835971" calcext:value-type="float">
            <text:p>2994835971</text:p>
          </table:table-cell>
          <table:table-cell/>
          <table:table-cell office:value-type="string" calcext:value-type="string">
            <text:p>03/08/1981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table:style-name="ce3" office:value-type="string" calcext:value-type="string">
            <text:p>2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-lalau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MIGUAL, ALBERTO CEFERINO</text:p>
          </table:table-cell>
          <table:table-cell office:value-type="float" office:value="29386640" calcext:value-type="float">
            <text:p>29386640</text:p>
          </table:table-cell>
          <table:table-cell office:value-type="float" office:value="2994239043" calcext:value-type="float">
            <text:p>299423904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23/02/1982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nestonqn1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RALLE, JOEL ALEXANDER</text:p>
          </table:table-cell>
          <table:table-cell office:value-type="float" office:value="29490430" calcext:value-type="float">
            <text:p>29490430</text:p>
          </table:table-cell>
          <table:table-cell office:value-type="float" office:value="2995135957" calcext:value-type="float">
            <text:p>2995135957</text:p>
          </table:table-cell>
          <table:table-cell/>
          <table:table-cell office:value-type="string" calcext:value-type="string">
            <text:p>22/07/1982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table:style-name="ce3" office:value-type="string" calcext:value-type="string">
            <text:p>2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k89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BORNOZ, CARLOS</text:p>
          </table:table-cell>
          <table:table-cell office:value-type="float" office:value="26009984" calcext:value-type="float">
            <text:p>26009984</text:p>
          </table:table-cell>
          <table:table-cell office:value-type="float" office:value="2994656902" calcext:value-type="float">
            <text:p>2994656902</text:p>
          </table:table-cell>
          <table:table-cell/>
          <table:table-cell office:value-type="string" calcext:value-type="string">
            <text:p>18/09/1977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IAH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table:style-name="ce3" office:value-type="string" calcext:value-type="string">
            <text:p>13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anochavero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GRETTI, FABIO ARIEL</text:p>
          </table:table-cell>
          <table:table-cell office:value-type="float" office:value="20042823" calcext:value-type="float">
            <text:p>20042823</text:p>
          </table:table-cell>
          <table:table-cell office:value-type="float" office:value="299154574796" calcext:value-type="float">
            <text:p>299154574796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05/02/1968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DRA DEL AGUIL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chaaguirre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AS, NESTOR FABIAN</text:p>
          </table:table-cell>
          <table:table-cell office:value-type="float" office:value="21038024" calcext:value-type="float">
            <text:p>21038024</text:p>
          </table:table-cell>
          <table:table-cell office:value-type="float" office:value="299154608253" calcext:value-type="float">
            <text:p>299154608253</text:p>
          </table:table-cell>
          <table:table-cell/>
          <table:table-cell office:value-type="string" calcext:value-type="string">
            <text:p>18/06/1968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table:style-name="ce3" office:value-type="string" calcext:value-type="string">
            <text:p>1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YU_8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ILLACOI, JORGE CLAUDIO</text:p>
          </table:table-cell>
          <table:table-cell office:value-type="float" office:value="21384376" calcext:value-type="float">
            <text:p>21384376</text:p>
          </table:table-cell>
          <table:table-cell office:value-type="float" office:value="299155487833" calcext:value-type="float">
            <text:p>299155487833</text:p>
          </table:table-cell>
          <table:table-cell/>
          <table:table-cell office:value-type="string" calcext:value-type="string">
            <text:p>24/03/1970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table:style-name="ce3" office:value-type="string" calcext:value-type="string">
            <text:p>2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lemoretti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ESADA, SERGIO ANTONIO</text:p>
          </table:table-cell>
          <table:table-cell office:value-type="float" office:value="17416630" calcext:value-type="float">
            <text:p>17416630</text:p>
          </table:table-cell>
          <table:table-cell office:value-type="float" office:value="4402469" calcext:value-type="float">
            <text:p>44024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7/09/1965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style-name="ce3" office:value-type="string" calcext:value-type="string">
            <text:p>1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rutiayonel13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DRIGUEZ, KEVIN</text:p>
          </table:table-cell>
          <table:table-cell office:value-type="float" office:value="43156254" calcext:value-type="float">
            <text:p>43156254</text:p>
          </table:table-cell>
          <table:table-cell office:value-type="float" office:value="2942346968" calcext:value-type="float">
            <text:p>2942346968</text:p>
          </table:table-cell>
          <table:table-cell/>
          <table:table-cell office:value-type="string" calcext:value-type="string">
            <text:p>25/02/2002</text:p>
          </table:table-cell>
          <table:table-cell office:value-type="string" calcext:value-type="string">
            <text:p>Masculinos hasta 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style-name="ce3"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ej08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JAS, AGUSTIN</text:p>
          </table:table-cell>
          <table:table-cell office:value-type="float" office:value="42184565" calcext:value-type="float">
            <text:p>42184565</text:p>
          </table:table-cell>
          <table:table-cell office:value-type="float" office:value="2996232643" calcext:value-type="float">
            <text:p>2996232643</text:p>
          </table:table-cell>
          <table:table-cell/>
          <table:table-cell office:value-type="string" calcext:value-type="string">
            <text:p>06/12/1999</text:p>
          </table:table-cell>
          <table:table-cell office:value-type="string" calcext:value-type="string">
            <text:p>Masculinos hasta 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table:style-name="ce3" office:value-type="string" calcext:value-type="string">
            <text:p>2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e682009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TICORENA, CAROLINA</text:p>
          </table:table-cell>
          <table:table-cell office:value-type="float" office:value="42971781" calcext:value-type="float">
            <text:p>42971781</text:p>
          </table:table-cell>
          <table:table-cell office:value-type="float" office:value="2984771783" calcext:value-type="float">
            <text:p>2984771783</text:p>
          </table:table-cell>
          <table:table-cell/>
          <table:table-cell office:value-type="string" calcext:value-type="string">
            <text:p>19/01/2001</text:p>
          </table:table-cell>
          <table:table-cell office:value-type="string" calcext:value-type="string">
            <text:p>Femeninos de 16 a 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11" calcext:value-type="float">
            <text:p>1011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g1508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LLS, AYLEN</text:p>
          </table:table-cell>
          <table:table-cell office:value-type="float" office:value="37757549" calcext:value-type="float">
            <text:p>37757549</text:p>
          </table:table-cell>
          <table:table-cell office:value-type="float" office:value="155350353" calcext:value-type="float">
            <text:p>155350353</text:p>
          </table:table-cell>
          <table:table-cell/>
          <table:table-cell office:value-type="string" calcext:value-type="string">
            <text:p>14/06/1993</text:p>
          </table:table-cell>
          <table:table-cell office:value-type="string" calcext:value-type="string">
            <text:p>Femeninos de 16 a 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QUEHU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953" calcext:value-type="float">
            <text:p>953</text:p>
          </table:table-cell>
          <table:table-cell table:style-name="ce3" office:value-type="string" calcext:value-type="string">
            <text:p>27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itiachechu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ENTES, JESSICA</text:p>
          </table:table-cell>
          <table:table-cell office:value-type="float" office:value="38144677" calcext:value-type="float">
            <text:p>38144677</text:p>
          </table:table-cell>
          <table:table-cell office:value-type="float" office:value="2996544183" calcext:value-type="float">
            <text:p>2996544183</text:p>
          </table:table-cell>
          <table:table-cell/>
          <table:table-cell office:value-type="string" calcext:value-type="string">
            <text:p>01/08/1994</text:p>
          </table:table-cell>
          <table:table-cell office:value-type="string" calcext:value-type="string">
            <text:p>Femeninos de 16 a 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858" calcext:value-type="float">
            <text:p>858</text:p>
          </table:table-cell>
          <table:table-cell table:style-name="ce3" office:value-type="string" calcext:value-type="string">
            <text:p>0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ucha-63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ICHEO, SOLEDAD</text:p>
          </table:table-cell>
          <table:table-cell office:value-type="float" office:value="37748735" calcext:value-type="float">
            <text:p>37748735</text:p>
          </table:table-cell>
          <table:table-cell office:value-type="float" office:value="2984388532" calcext:value-type="float">
            <text:p>2984388532</text:p>
          </table:table-cell>
          <table:table-cell/>
          <table:table-cell office:value-type="string" calcext:value-type="string">
            <text:p>23/01/1993</text:p>
          </table:table-cell>
          <table:table-cell office:value-type="string" calcext:value-type="string">
            <text:p>Femeninos de 16 a 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954" calcext:value-type="float">
            <text:p>954</text:p>
          </table:table-cell>
          <table:table-cell table:style-name="ce3" office:value-type="string" calcext:value-type="string">
            <text:p>27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itiachechu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TIBAA±EZ, VIVIANA</text:p>
          </table:table-cell>
          <table:table-cell office:value-type="float" office:value="93096778" calcext:value-type="float">
            <text:p>93096778</text:p>
          </table:table-cell>
          <table:table-cell office:value-type="float" office:value="2984398486" calcext:value-type="float">
            <text:p>2984398486</text:p>
          </table:table-cell>
          <table:table-cell/>
          <table:table-cell office:value-type="string" calcext:value-type="string">
            <text:p>18/02/1984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3" calcext:value-type="float">
            <text:p>1073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nqncap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ENCIO, YESICA SOLEDAD</text:p>
          </table:table-cell>
          <table:table-cell office:value-type="float" office:value="34657406" calcext:value-type="float">
            <text:p>34657406</text:p>
          </table:table-cell>
          <table:table-cell office:value-type="float" office:value="2994893328" calcext:value-type="float">
            <text:p>2994893328</text:p>
          </table:table-cell>
          <table:table-cell/>
          <table:table-cell office:value-type="string" calcext:value-type="string">
            <text:p>24/09/1989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8" calcext:value-type="float">
            <text:p>908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yenortiz.14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UA±A, SOLANGE</text:p>
          </table:table-cell>
          <table:table-cell office:value-type="float" office:value="34711009" calcext:value-type="float">
            <text:p>34711009</text:p>
          </table:table-cell>
          <table:table-cell office:value-type="float" office:value="2996371905" calcext:value-type="float">
            <text:p>2996371905</text:p>
          </table:table-cell>
          <table:table-cell/>
          <table:table-cell office:value-type="string" calcext:value-type="string">
            <text:p>22/06/1989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L FERNANDEZ O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4" calcext:value-type="float">
            <text:p>914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ivori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AREZ, EVELIN SUYAY</text:p>
          </table:table-cell>
          <table:table-cell office:value-type="float" office:value="36201526" calcext:value-type="float">
            <text:p>36201526</text:p>
          </table:table-cell>
          <table:table-cell office:value-type="float" office:value="2995366471" calcext:value-type="float">
            <text:p>299536647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28/11/1991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25" calcext:value-type="float">
            <text:p>1125</text:p>
          </table:table-cell>
          <table:table-cell table:style-name="ce3" office:value-type="string" calcext:value-type="string">
            <text:p>23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esaestefano30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MEYRA , TAMARA DANIELA</text:p>
          </table:table-cell>
          <table:table-cell office:value-type="float" office:value="33495248" calcext:value-type="float">
            <text:p>33495248</text:p>
          </table:table-cell>
          <table:table-cell office:value-type="float" office:value="155466717" calcext:value-type="float">
            <text:p>155466717</text:p>
          </table:table-cell>
          <table:table-cell/>
          <table:table-cell office:value-type="string" calcext:value-type="string">
            <text:p>11/01/1988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Q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79" calcext:value-type="float">
            <text:p>879</text:p>
          </table:table-cell>
          <table:table-cell table:style-name="ce3" office:value-type="string" calcext:value-type="string">
            <text:p>2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vio.susan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LLAGRAN, CRISTINA SOLEDAD</text:p>
          </table:table-cell>
          <table:table-cell office:value-type="float" office:value="34403061" calcext:value-type="float">
            <text:p>34403061</text:p>
          </table:table-cell>
          <table:table-cell office:value-type="float" office:value="2984567695" calcext:value-type="float">
            <text:p>298456769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/04/1989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151" calcext:value-type="float">
            <text:p>1151</text:p>
          </table:table-cell>
          <table:table-cell table:style-name="ce3" office:value-type="string" calcext:value-type="string">
            <text:p>0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encina57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ELA, JESSICA NADIA</text:p>
          </table:table-cell>
          <table:table-cell office:value-type="float" office:value="33239066" calcext:value-type="float">
            <text:p>33239066</text:p>
          </table:table-cell>
          <table:table-cell office:value-type="float" office:value="2984603439" calcext:value-type="float">
            <text:p>2984603439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12/10/1987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95" calcext:value-type="float">
            <text:p>895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cohernandezz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MAN, GABRIELA</text:p>
          </table:table-cell>
          <table:table-cell office:value-type="float" office:value="37749164" calcext:value-type="float">
            <text:p>37749164</text:p>
          </table:table-cell>
          <table:table-cell office:value-type="float" office:value="4428364" calcext:value-type="float">
            <text:p>4428364</text:p>
          </table:table-cell>
          <table:table-cell/>
          <table:table-cell office:value-type="string" calcext:value-type="string">
            <text:p>15/12/1992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8" calcext:value-type="float">
            <text:p>958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szumnsky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PEZ, MARINA NOEMI</text:p>
          </table:table-cell>
          <table:table-cell office:value-type="float" office:value="33342559" calcext:value-type="float">
            <text:p>33342559</text:p>
          </table:table-cell>
          <table:table-cell office:value-type="float" office:value="2984789145" calcext:value-type="float">
            <text:p>2984789145</text:p>
          </table:table-cell>
          <table:table-cell/>
          <table:table-cell office:value-type="string" calcext:value-type="string">
            <text:p>07/11/1987</text:p>
          </table:table-cell>
          <table:table-cell office:value-type="string" calcext:value-type="string">
            <text:p>Femeninos de 25 a 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BOLS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56" calcext:value-type="float">
            <text:p>1056</text:p>
          </table:table-cell>
          <table:table-cell table:style-name="ce3" office:value-type="string" calcext:value-type="string">
            <text:p>24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ascoalan80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LLOA, CLAUDIA</text:p>
          </table:table-cell>
          <table:table-cell office:value-type="float" office:value="32710181" calcext:value-type="float">
            <text:p>32710181</text:p>
          </table:table-cell>
          <table:table-cell office:value-type="float" office:value="2996334863" calcext:value-type="float">
            <text:p>2996334863</text:p>
          </table:table-cell>
          <table:table-cell/>
          <table:table-cell office:value-type="string" calcext:value-type="string">
            <text:p>09/01/1987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16" calcext:value-type="float">
            <text:p>1016</text:p>
          </table:table-cell>
          <table:table-cell table:style-name="ce3"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baezgr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OVARELLI, MARIA NATALIA</text:p>
          </table:table-cell>
          <table:table-cell office:value-type="float" office:value="31000697" calcext:value-type="float">
            <text:p>31000697</text:p>
          </table:table-cell>
          <table:table-cell office:value-type="float" office:value="299155942712" calcext:value-type="float">
            <text:p>29915594271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1/08/1984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6" calcext:value-type="float">
            <text:p>916</text:p>
          </table:table-cell>
          <table:table-cell table:style-name="ce3" office:value-type="string" calcext:value-type="string">
            <text:p>1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rey2704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DONES, JESICA</text:p>
          </table:table-cell>
          <table:table-cell office:value-type="float" office:value="32289498" calcext:value-type="float">
            <text:p>32289498</text:p>
          </table:table-cell>
          <table:table-cell office:value-type="float" office:value="2984380628" calcext:value-type="float">
            <text:p>2984380628</text:p>
          </table:table-cell>
          <table:table-cell/>
          <table:table-cell office:value-type="string" calcext:value-type="string">
            <text:p>26/09/1986</text:p>
          </table:table-cell>
          <table:table-cell office:value-type="string" calcext:value-type="string">
            <text:p>Femeninos de 30 a 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ertodumigual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CHEGARAY, VALERI</text:p>
          </table:table-cell>
          <table:table-cell office:value-type="float" office:value="28155262" calcext:value-type="float">
            <text:p>28155262</text:p>
          </table:table-cell>
          <table:table-cell office:value-type="float" office:value="2984144798" calcext:value-type="float">
            <text:p>2984144798</text:p>
          </table:table-cell>
          <table:table-cell/>
          <table:table-cell office:value-type="string" calcext:value-type="string">
            <text:p>21/07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92" calcext:value-type="float">
            <text:p>1092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olinimarcelo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AVITZ , CAROLINA</text:p>
          </table:table-cell>
          <table:table-cell office:value-type="float" office:value="28361941" calcext:value-type="float">
            <text:p>28361941</text:p>
          </table:table-cell>
          <table:table-cell office:value-type="float" office:value="299154696799" calcext:value-type="float">
            <text:p>299154696799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10/10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22" calcext:value-type="float">
            <text:p>1022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gorodil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ON, LILIANA ALEJANDRA</text:p>
          </table:table-cell>
          <table:table-cell office:value-type="float" office:value="26233333" calcext:value-type="float">
            <text:p>26233333</text:p>
          </table:table-cell>
          <table:table-cell office:value-type="float" office:value="2995950339" calcext:value-type="float">
            <text:p>2995950339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1/03/1978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PALA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219" calcext:value-type="float">
            <text:p>1219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iasalmeira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DUEA±O, NELLY</text:p>
          </table:table-cell>
          <table:table-cell office:value-type="float" office:value="29028441" calcext:value-type="float">
            <text:p>29028441</text:p>
          </table:table-cell>
          <table:table-cell office:value-type="float" office:value="298154210641" calcext:value-type="float">
            <text:p>298154210641</text:p>
          </table:table-cell>
          <table:table-cell/>
          <table:table-cell office:value-type="string" calcext:value-type="string">
            <text:p>02/11/1981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7" calcext:value-type="float">
            <text:p>917</text:p>
          </table:table-cell>
          <table:table-cell table:style-name="ce3" office:value-type="string" calcext:value-type="string">
            <text:p>1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inacastillo2016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DRIGUEZ , CAROLINA GABRIELA</text:p>
          </table:table-cell>
          <table:table-cell office:value-type="float" office:value="29342057" calcext:value-type="float">
            <text:p>29342057</text:p>
          </table:table-cell>
          <table:table-cell office:value-type="float" office:value="156324679" calcext:value-type="float">
            <text:p>156324679</text:p>
          </table:table-cell>
          <table:table-cell/>
          <table:table-cell office:value-type="string" calcext:value-type="string">
            <text:p>22/05/1982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 FERNANDEZ O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5" calcext:value-type="float">
            <text:p>905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o_emilia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IGOYEN, CECILIA</text:p>
          </table:table-cell>
          <table:table-cell office:value-type="float" office:value="27856948" calcext:value-type="float">
            <text:p>27856948</text:p>
          </table:table-cell>
          <table:table-cell office:value-type="float" office:value="299154585422" calcext:value-type="float">
            <text:p>299154585422</text:p>
          </table:table-cell>
          <table:table-cell/>
          <table:table-cell office:value-type="string" calcext:value-type="string">
            <text:p>01/05/1980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93" calcext:value-type="float">
            <text:p>1093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cygon05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QUELME, CINTIA VANESA</text:p>
          </table:table-cell>
          <table:table-cell office:value-type="float" office:value="26362848" calcext:value-type="float">
            <text:p>26362848</text:p>
          </table:table-cell>
          <table:table-cell office:value-type="float" office:value="2995720863" calcext:value-type="float">
            <text:p>2995720863</text:p>
          </table:table-cell>
          <table:table-cell/>
          <table:table-cell office:value-type="string" calcext:value-type="string">
            <text:p>23/02/1978</text:p>
          </table:table-cell>
          <table:table-cell office:value-type="string" calcext:value-type="string">
            <text:p>Femeninos de 35 a 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0" calcext:value-type="float">
            <text:p>1010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g1508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YOLA, VERONICA</text:p>
          </table:table-cell>
          <table:table-cell office:value-type="float" office:value="26504240" calcext:value-type="float">
            <text:p>26504240</text:p>
          </table:table-cell>
          <table:table-cell office:value-type="float" office:value="2984791512" calcext:value-type="float">
            <text:p>2984791512</text:p>
          </table:table-cell>
          <table:table-cell/>
          <table:table-cell office:value-type="string" calcext:value-type="string">
            <text:p>25/06/1978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DE MAY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2" calcext:value-type="float">
            <text:p>912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isuarez3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ELL, VERONICA</text:p>
          </table:table-cell>
          <table:table-cell office:value-type="float" office:value="29357362" calcext:value-type="float">
            <text:p>29357362</text:p>
          </table:table-cell>
          <table:table-cell office:value-type="float" office:value="2996270955" calcext:value-type="float">
            <text:p>2996270955</text:p>
          </table:table-cell>
          <table:table-cell/>
          <table:table-cell office:value-type="string" calcext:value-type="string">
            <text:p>21/01/1982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6" calcext:value-type="float">
            <text:p>906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bae05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YES, LAURA YANET</text:p>
          </table:table-cell>
          <table:table-cell office:value-type="float" office:value="26214025" calcext:value-type="float">
            <text:p>26214025</text:p>
          </table:table-cell>
          <table:table-cell office:value-type="float" office:value="2984399273" calcext:value-type="float">
            <text:p>2984399273</text:p>
          </table:table-cell>
          <table:table-cell/>
          <table:table-cell office:value-type="string" calcext:value-type="string">
            <text:p>05/11/1978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8" calcext:value-type="float">
            <text:p>918</text:p>
          </table:table-cell>
          <table:table-cell table:style-name="ce3" office:value-type="string" calcext:value-type="string">
            <text:p>1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ortega820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EZ, CECILIA MERCEDES</text:p>
          </table:table-cell>
          <table:table-cell office:value-type="float" office:value="29386517" calcext:value-type="float">
            <text:p>29386517</text:p>
          </table:table-cell>
          <table:table-cell office:value-type="float" office:value="2996246659" calcext:value-type="float">
            <text:p>2996246659</text:p>
          </table:table-cell>
          <table:table-cell/>
          <table:table-cell office:value-type="string" calcext:value-type="string">
            <text:p>10/02/1982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9" calcext:value-type="float">
            <text:p>919</text:p>
          </table:table-cell>
          <table:table-cell table:style-name="ce3"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amiriam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AREZ, JESICA MIRNA</text:p>
          </table:table-cell>
          <table:table-cell office:value-type="float" office:value="25632100" calcext:value-type="float">
            <text:p>25632100</text:p>
          </table:table-cell>
          <table:table-cell office:value-type="float" office:value="2995366471" calcext:value-type="float">
            <text:p>299536647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7/09/1977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81" calcext:value-type="float">
            <text:p>881</text:p>
          </table:table-cell>
          <table:table-cell table:style-name="ce3" office:value-type="string" calcext:value-type="string">
            <text:p>2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b_241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IREZ, NANCY</text:p>
          </table:table-cell>
          <table:table-cell office:value-type="float" office:value="26854524" calcext:value-type="float">
            <text:p>26854524</text:p>
          </table:table-cell>
          <table:table-cell office:value-type="float" office:value="2984669694" calcext:value-type="float">
            <text:p>2984669694</text:p>
          </table:table-cell>
          <table:table-cell/>
          <table:table-cell office:value-type="string" calcext:value-type="string">
            <text:p>06/11/1978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85" calcext:value-type="float">
            <text:p>1085</text:p>
          </table:table-cell>
          <table:table-cell table:style-name="ce3"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pesot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DRIGUEZ, VERONICA</text:p>
          </table:table-cell>
          <table:table-cell office:value-type="float" office:value="19033528" calcext:value-type="float">
            <text:p>19033528</text:p>
          </table:table-cell>
          <table:table-cell office:value-type="float" office:value="4773761" calcext:value-type="float">
            <text:p>477376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06/06/1981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imenagatic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IGORRIA, NORMA BEATRIZ</text:p>
          </table:table-cell>
          <table:table-cell office:value-type="float" office:value="26525982" calcext:value-type="float">
            <text:p>26525982</text:p>
          </table:table-cell>
          <table:table-cell office:value-type="float" office:value="2995028132" calcext:value-type="float">
            <text:p>2995028132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26/08/1978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93" calcext:value-type="float">
            <text:p>893</text:p>
          </table:table-cell>
          <table:table-cell table:style-name="ce3"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bele@hotmail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LALEN, ANA MARIA</text:p>
          </table:table-cell>
          <table:table-cell office:value-type="float" office:value="28445471" calcext:value-type="float">
            <text:p>28445471</text:p>
          </table:table-cell>
          <table:table-cell office:value-type="float" office:value="2994765727" calcext:value-type="float">
            <text:p>2994765727</text:p>
          </table:table-cell>
          <table:table-cell/>
          <table:table-cell office:value-type="string" calcext:value-type="string">
            <text:p>09/11/1980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30" calcext:value-type="float">
            <text:p>1130</text:p>
          </table:table-cell>
          <table:table-cell table:style-name="ce3" office:value-type="string" calcext:value-type="string">
            <text:p>28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.edith.1956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DICH, EMILCE VALERIA</text:p>
          </table:table-cell>
          <table:table-cell office:value-type="float" office:value="28829670" calcext:value-type="float">
            <text:p>28829670</text:p>
          </table:table-cell>
          <table:table-cell office:value-type="float" office:value="299155805458" calcext:value-type="float">
            <text:p>2991558054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06/02/1982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90" calcext:value-type="float">
            <text:p>890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yros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MIENTO, LAURA</text:p>
          </table:table-cell>
          <table:table-cell office:value-type="float" office:value="28636902" calcext:value-type="float">
            <text:p>28636902</text:p>
          </table:table-cell>
          <table:table-cell office:value-type="float" office:value="2994576787" calcext:value-type="float">
            <text:p>2994576787</text:p>
          </table:table-cell>
          <table:table-cell/>
          <table:table-cell office:value-type="string" calcext:value-type="string">
            <text:p>17/02/1981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22" calcext:value-type="float">
            <text:p>1122</text:p>
          </table:table-cell>
          <table:table-cell table:style-name="ce3" office:value-type="string" calcext:value-type="string">
            <text:p>15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isnevetsky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ESA, AGUSTINA</text:p>
          </table:table-cell>
          <table:table-cell office:value-type="float" office:value="29577627" calcext:value-type="float">
            <text:p>29577627</text:p>
          </table:table-cell>
          <table:table-cell office:value-type="float" office:value="154620820" calcext:value-type="float">
            <text:p>15462082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2/10/1982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-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99" calcext:value-type="float">
            <text:p>899</text:p>
          </table:table-cell>
          <table:table-cell table:style-name="ce3"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falap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YES, SUSANA ASUNCION</text:p>
          </table:table-cell>
          <table:table-cell office:value-type="float" office:value="28160433" calcext:value-type="float">
            <text:p>28160433</text:p>
          </table:table-cell>
          <table:table-cell office:value-type="float" office:value="2994229183" calcext:value-type="float">
            <text:p>2994229183</text:p>
          </table:table-cell>
          <table:table-cell/>
          <table:table-cell office:value-type="string" calcext:value-type="string">
            <text:p>22/07/1980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5" calcext:value-type="float">
            <text:p>955</text:p>
          </table:table-cell>
          <table:table-cell table:style-name="ce3" office:value-type="string" calcext:value-type="string">
            <text:p>0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uteg1993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ELMA, CLARISA</text:p>
          </table:table-cell>
          <table:table-cell office:value-type="float" office:value="92829098" calcext:value-type="float">
            <text:p>92829098</text:p>
          </table:table-cell>
          <table:table-cell office:value-type="float" office:value="4894497" calcext:value-type="float">
            <text:p>4894497</text:p>
          </table:table-cell>
          <table:table-cell/>
          <table:table-cell office:value-type="string" calcext:value-type="string">
            <text:p>28/10/1980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84" calcext:value-type="float">
            <text:p>884</text:p>
          </table:table-cell>
          <table:table-cell table:style-name="ce3" office:value-type="string" calcext:value-type="string">
            <text:p>2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uliansalas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TELO, ROSANA</text:p>
          </table:table-cell>
          <table:table-cell office:value-type="float" office:value="24050115" calcext:value-type="float">
            <text:p>24050115</text:p>
          </table:table-cell>
          <table:table-cell office:value-type="float" office:value="2995288718" calcext:value-type="float">
            <text:p>2995288718</text:p>
          </table:table-cell>
          <table:table-cell/>
          <table:table-cell office:value-type="string" calcext:value-type="string">
            <text:p>21/07/1974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QU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7" calcext:value-type="float">
            <text:p>1017</text:p>
          </table:table-cell>
          <table:table-cell table:style-name="ce3" office:value-type="string" calcext:value-type="string">
            <text:p>2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amorell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NZALEZ, ELIANA</text:p>
          </table:table-cell>
          <table:table-cell office:value-type="float" office:value="22816619" calcext:value-type="float">
            <text:p>22816619</text:p>
          </table:table-cell>
          <table:table-cell office:value-type="float" office:value="299154570842" calcext:value-type="float">
            <text:p>299154570842</text:p>
          </table:table-cell>
          <table:table-cell/>
          <table:table-cell office:value-type="string" calcext:value-type="string">
            <text:p>18/01/1973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6" calcext:value-type="float">
            <text:p>1076</text:p>
          </table:table-cell>
          <table:table-cell table:style-name="ce3" office:value-type="string" calcext:value-type="string">
            <text:p>1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tuhombre_2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TILLO, VERONICA</text:p>
          </table:table-cell>
          <table:table-cell office:value-type="float" office:value="28704883" calcext:value-type="float">
            <text:p>28704883</text:p>
          </table:table-cell>
          <table:table-cell office:value-type="float" office:value="2995958102" calcext:value-type="float">
            <text:p>2995958102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23/03/1981</text:p>
          </table:table-cell>
          <table:table-cell office:value-type="string" calcext:value-type="string">
            <text:p>Femeninos de 35 a 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96" calcext:value-type="float">
            <text:p>896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aciocanziani2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TINEZ, LAURA KARINA</text:p>
          </table:table-cell>
          <table:table-cell office:value-type="float" office:value="23638688" calcext:value-type="float">
            <text:p>23638688</text:p>
          </table:table-cell>
          <table:table-cell office:value-type="float" office:value="2984551927" calcext:value-type="float">
            <text:p>2984551927</text:p>
          </table:table-cell>
          <table:table-cell/>
          <table:table-cell office:value-type="string" calcext:value-type="string">
            <text:p>11/02/1974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HINAL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3" calcext:value-type="float">
            <text:p>1013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lter_18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ILODRAN, SANDRA</text:p>
          </table:table-cell>
          <table:table-cell office:value-type="float" office:value="23494893" calcext:value-type="float">
            <text:p>23494893</text:p>
          </table:table-cell>
          <table:table-cell office:value-type="float" office:value="155311153" calcext:value-type="float">
            <text:p>155311153</text:p>
          </table:table-cell>
          <table:table-cell/>
          <table:table-cell office:value-type="string" calcext:value-type="string">
            <text:p>14/03/1974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5" calcext:value-type="float">
            <text:p>915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ncas-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UORNO, SILVINA</text:p>
          </table:table-cell>
          <table:table-cell office:value-type="float" office:value="23220251" calcext:value-type="float">
            <text:p>23220251</text:p>
          </table:table-cell>
          <table:table-cell office:value-type="float" office:value="299154570618" calcext:value-type="float">
            <text:p>299154570618</text:p>
          </table:table-cell>
          <table:table-cell/>
          <table:table-cell office:value-type="string" calcext:value-type="string">
            <text:p>26/03/1973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ipal1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JADA, LAURA</text:p>
          </table:table-cell>
          <table:table-cell office:value-type="float" office:value="25329491" calcext:value-type="float">
            <text:p>25329491</text:p>
          </table:table-cell>
          <table:table-cell office:value-type="float" office:value="299154614850" calcext:value-type="float">
            <text:p>29915461485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5/09/1976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82" calcext:value-type="float">
            <text:p>1082</text:p>
          </table:table-cell>
          <table:table-cell table:style-name="ce3"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tizlmo@rocke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INTERO, CRISTINA ALEJANDRA</text:p>
          </table:table-cell>
          <table:table-cell office:value-type="float" office:value="25465608" calcext:value-type="float">
            <text:p>25465608</text:p>
          </table:table-cell>
          <table:table-cell office:value-type="float" office:value="2984524236" calcext:value-type="float">
            <text:p>2984524236</text:p>
          </table:table-cell>
          <table:table-cell/>
          <table:table-cell office:value-type="string" calcext:value-type="string">
            <text:p>23/11/1976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A TRAFU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80" calcext:value-type="float">
            <text:p>1080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ohernan_vla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YES, ANDREA VIVIANA</text:p>
          </table:table-cell>
          <table:table-cell office:value-type="float" office:value="25605451" calcext:value-type="float">
            <text:p>25605451</text:p>
          </table:table-cell>
          <table:table-cell office:value-type="float" office:value="294215695893" calcext:value-type="float">
            <text:p>294215695893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7/04/1977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42" calcext:value-type="float">
            <text:p>1142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pataco75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CERES, PAMELA</text:p>
          </table:table-cell>
          <table:table-cell office:value-type="float" office:value="92251325" calcext:value-type="float">
            <text:p>92251325</text:p>
          </table:table-cell>
          <table:table-cell office:value-type="float" office:value="2996327884" calcext:value-type="float">
            <text:p>29963278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/07/1973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1214" calcext:value-type="float">
            <text:p>1214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caro25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ONCOSO , MARIA ELENA</text:p>
          </table:table-cell>
          <table:table-cell office:value-type="float" office:value="26046364" calcext:value-type="float">
            <text:p>26046364</text:p>
          </table:table-cell>
          <table:table-cell office:value-type="float" office:value="2944620627" calcext:value-type="float">
            <text:p>2944620627</text:p>
          </table:table-cell>
          <table:table-cell/>
          <table:table-cell office:value-type="string" calcext:value-type="string">
            <text:p>31/08/1977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2" calcext:value-type="float">
            <text:p>1112</text:p>
          </table:table-cell>
          <table:table-cell table:style-name="ce3" office:value-type="string" calcext:value-type="string">
            <text:p>22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goj_navarro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AYA , MARIA ALEJANDRA</text:p>
          </table:table-cell>
          <table:table-cell office:value-type="float" office:value="25726095" calcext:value-type="float">
            <text:p>25726095</text:p>
          </table:table-cell>
          <table:table-cell office:value-type="float" office:value="2995876522" calcext:value-type="float">
            <text:p>29958765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/02/1977</text:p>
          </table:table-cell>
          <table:table-cell office:value-type="string" calcext:value-type="string">
            <text:p>Femeninos de 40 a 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38" calcext:value-type="float">
            <text:p>1138</text:p>
          </table:table-cell>
          <table:table-cell table:style-name="ce3" office:value-type="string" calcext:value-type="string">
            <text:p>0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sgrani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TAÑARES, DALILA</text:p>
          </table:table-cell>
          <table:table-cell office:value-type="float" office:value="20196846" calcext:value-type="float">
            <text:p>20196846</text:p>
          </table:table-cell>
          <table:table-cell office:value-type="float" office:value="2994526503" calcext:value-type="float">
            <text:p>2994526503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6/12/1968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1" calcext:value-type="float">
            <text:p>951</text:p>
          </table:table-cell>
          <table:table-cell table:style-name="ce3" office:value-type="string" calcext:value-type="string">
            <text:p>27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hubeitia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MIREZ, FLAVIA BETINA</text:p>
          </table:table-cell>
          <table:table-cell office:value-type="float" office:value="20249087" calcext:value-type="float">
            <text:p>20249087</text:p>
          </table:table-cell>
          <table:table-cell office:value-type="float" office:value="2994119011" calcext:value-type="float">
            <text:p>299411901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/03/1968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97" calcext:value-type="float">
            <text:p>897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anziani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LGAREJO, CARINA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299154660841" calcext:value-type="float">
            <text:p>299154660841</text:p>
          </table:table-cell>
          <table:table-cell/>
          <table:table-cell office:value-type="string" calcext:value-type="string">
            <text:p>12/12/1970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0" calcext:value-type="float">
            <text:p>1070</text:p>
          </table:table-cell>
          <table:table-cell table:style-name="ce3"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dia.vergara@live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RRIDO, CELIA RAQUEL</text:p>
          </table:table-cell>
          <table:table-cell office:value-type="float" office:value="21518846" calcext:value-type="float">
            <text:p>21518846</text:p>
          </table:table-cell>
          <table:table-cell office:value-type="float" office:value="2994271208" calcext:value-type="float">
            <text:p>29942712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2/10/1970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94" calcext:value-type="float">
            <text:p>894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uk2008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AS, ALICIA M</text:p>
          </table:table-cell>
          <table:table-cell office:value-type="float" office:value="22586409" calcext:value-type="float">
            <text:p>22586409</text:p>
          </table:table-cell>
          <table:table-cell office:value-type="float" office:value="2984584961" calcext:value-type="float">
            <text:p>2984584961</text:p>
          </table:table-cell>
          <table:table-cell/>
          <table:table-cell office:value-type="string" calcext:value-type="string">
            <text:p>20/03/1972</text:p>
          </table:table-cell>
          <table:table-cell office:value-type="string" calcext:value-type="string">
            <text:p>Femeninos de 45 a 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 DE MAY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1" calcext:value-type="float">
            <text:p>911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.suyay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ZQUEZ, CLAUDIA</text:p>
          </table:table-cell>
          <table:table-cell office:value-type="float" office:value="21581539" calcext:value-type="float">
            <text:p>21581539</text:p>
          </table:table-cell>
          <table:table-cell office:value-type="float" office:value="155339276" calcext:value-type="float">
            <text:p>155339276</text:p>
          </table:table-cell>
          <table:table-cell/>
          <table:table-cell office:value-type="string" calcext:value-type="string">
            <text:p>30/05/1970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HINAL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09" calcext:value-type="float">
            <text:p>1009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ninabalm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VIO, ELADIA SUSANA</text:p>
          </table:table-cell>
          <table:table-cell office:value-type="float" office:value="21608344" calcext:value-type="float">
            <text:p>21608344</text:p>
          </table:table-cell>
          <table:table-cell office:value-type="float" office:value="2994388205" calcext:value-type="float">
            <text:p>2994388205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01/11/1970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HINAL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5" calcext:value-type="float">
            <text:p>1015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villagran4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ASCO, MARIA ADRIANA</text:p>
          </table:table-cell>
          <table:table-cell office:value-type="float" office:value="20789976" calcext:value-type="float">
            <text:p>20789976</text:p>
          </table:table-cell>
          <table:table-cell office:value-type="float" office:value="294215691443" calcext:value-type="float">
            <text:p>294215691443</text:p>
          </table:table-cell>
          <table:table-cell/>
          <table:table-cell office:value-type="string" calcext:value-type="string">
            <text:p>17/09/1969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HINAL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12" calcext:value-type="float">
            <text:p>1012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sicavidel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IVA, NANCY</text:p>
          </table:table-cell>
          <table:table-cell office:value-type="float" office:value="18180484" calcext:value-type="float">
            <text:p>18180484</text:p>
          </table:table-cell>
          <table:table-cell office:value-type="float" office:value="2996344302" calcext:value-type="float">
            <text:p>2996344302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30/01/1966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24" calcext:value-type="float">
            <text:p>1124</text:p>
          </table:table-cell>
          <table:table-cell table:style-name="ce3" office:value-type="string" calcext:value-type="string">
            <text:p>22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tulialmango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JALDON, LILIA</text:p>
          </table:table-cell>
          <table:table-cell office:value-type="float" office:value="21824519" calcext:value-type="float">
            <text:p>21824519</text:p>
          </table:table-cell>
          <table:table-cell office:value-type="float" office:value="2995824196" calcext:value-type="float">
            <text:p>2995824196</text:p>
          </table:table-cell>
          <table:table-cell/>
          <table:table-cell office:value-type="string" calcext:value-type="string">
            <text:p>19/11/1970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4" calcext:value-type="float">
            <text:p>1114</text:p>
          </table:table-cell>
          <table:table-cell table:style-name="ce3" office:value-type="string" calcext:value-type="string">
            <text:p>22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ustinadebes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ALES, CARINA</text:p>
          </table:table-cell>
          <table:table-cell office:value-type="float" office:value="22619432" calcext:value-type="float">
            <text:p>22619432</text:p>
          </table:table-cell>
          <table:table-cell office:value-type="float" office:value="2995873547" calcext:value-type="float">
            <text:p>2995873547</text:p>
          </table:table-cell>
          <table:table-cell/>
          <table:table-cell office:value-type="string" calcext:value-type="string">
            <text:p>19/05/1972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60" calcext:value-type="float">
            <text:p>1060</text:p>
          </table:table-cell>
          <table:table-cell table:style-name="ce3" office:value-type="string" calcext:value-type="string">
            <text:p>28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cielapaz70@live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ARIA, GABRIELA</text:p>
          </table:table-cell>
          <table:table-cell office:value-type="float" office:value="18009946" calcext:value-type="float">
            <text:p>18009946</text:p>
          </table:table-cell>
          <table:table-cell office:value-type="float" office:value="2994611518" calcext:value-type="float">
            <text:p>2994611518</text:p>
          </table:table-cell>
          <table:table-cell/>
          <table:table-cell office:value-type="string" calcext:value-type="string">
            <text:p>19/12/1966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1" calcext:value-type="float">
            <text:p>871</text:p>
          </table:table-cell>
          <table:table-cell table:style-name="ce3" office:value-type="string" calcext:value-type="string">
            <text:p>1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IGO_LI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YANO, KARINA STELLA MARIS</text:p>
          </table:table-cell>
          <table:table-cell office:value-type="float" office:value="21446432" calcext:value-type="float">
            <text:p>21446432</text:p>
          </table:table-cell>
          <table:table-cell office:value-type="float" office:value="2996326588" calcext:value-type="float">
            <text:p>2996326588</text:p>
          </table:table-cell>
          <table:table-cell/>
          <table:table-cell office:value-type="string" calcext:value-type="string">
            <text:p>07/01/1970</text:p>
          </table:table-cell>
          <table:table-cell office:value-type="string" calcext:value-type="string">
            <text:p>Femeninos de 45 a 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213" calcext:value-type="float">
            <text:p>1213</text:p>
          </table:table-cell>
          <table:table-cell table:style-name="ce3"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monicaarro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ZCURRAIN, MERCEDES ALICIA</text:p>
          </table:table-cell>
          <table:table-cell office:value-type="float" office:value="17329908" calcext:value-type="float">
            <text:p>17329908</text:p>
          </table:table-cell>
          <table:table-cell office:value-type="float" office:value="299154167535" calcext:value-type="float">
            <text:p>29915416753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23/11/1965</text:p>
          </table:table-cell>
          <table:table-cell office:value-type="string" calcext:value-type="string">
            <text:p>Femeninos de 50 a 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4" calcext:value-type="float">
            <text:p>1074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nqncap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ALES, RAQUEL HEBE</text:p>
          </table:table-cell>
          <table:table-cell office:value-type="float" office:value="13779202" calcext:value-type="float">
            <text:p>13779202</text:p>
          </table:table-cell>
          <table:table-cell office:value-type="float" office:value="299154276575" calcext:value-type="float">
            <text:p>299154276575</text:p>
          </table:table-cell>
          <table:table-cell/>
          <table:table-cell office:value-type="string" calcext:value-type="string">
            <text:p>04/04/1960</text:p>
          </table:table-cell>
          <table:table-cell office:value-type="string" calcext:value-type="string">
            <text:p>Femeninos de 55 a 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RRA COLORADA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7" calcext:value-type="float">
            <text:p>957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lobostero22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LACIOS, SARA</text:p>
          </table:table-cell>
          <table:table-cell office:value-type="float" office:value="13393140" calcext:value-type="float">
            <text:p>13393140</text:p>
          </table:table-cell>
          <table:table-cell office:value-type="float" office:value="2994719892" calcext:value-type="float">
            <text:p>2994719892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27/07/1957</text:p>
          </table:table-cell>
          <table:table-cell office:value-type="string" calcext:value-type="string">
            <text:p>Femeninos de 55 y ma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QUEHU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52" calcext:value-type="float">
            <text:p>952</text:p>
          </table:table-cell>
          <table:table-cell table:style-name="ce3" office:value-type="string" calcext:value-type="string">
            <text:p>27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hubeitia@g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LEJOS, VALENTINO JENARO</text:p>
          </table:table-cell>
          <table:table-cell office:value-type="float" office:value="48123267" calcext:value-type="float">
            <text:p>48123267</text:p>
          </table:table-cell>
          <table:table-cell office:value-type="float" office:value="2984867598" calcext:value-type="float">
            <text:p>298486759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6/09/2007</text:p>
          </table:table-cell>
          <table:table-cell office:value-type="string" calcext:value-type="string">
            <text:p>Kids 9 a 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72" calcext:value-type="float">
            <text:p>1072</text:p>
          </table:table-cell>
          <table:table-cell table:style-name="ce3"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uquenqn@yahoo.com.ar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NA , MARIA PIA</text:p>
          </table:table-cell>
          <table:table-cell office:value-type="float" office:value="46348322" calcext:value-type="float">
            <text:p>46348322</text:p>
          </table:table-cell>
          <table:table-cell office:value-type="float" office:value="4471181" calcext:value-type="float">
            <text:p>4471181</text:p>
          </table:table-cell>
          <table:table-cell/>
          <table:table-cell office:value-type="string" calcext:value-type="string">
            <text:p>27/08/2005</text:p>
          </table:table-cell>
          <table:table-cell office:value-type="string" calcext:value-type="string">
            <text:p>Kids niñ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7" calcext:value-type="float">
            <text:p>907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yenortiz.14@g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RIGUEZ, MARTINA</text:p>
          </table:table-cell>
          <table:table-cell office:value-type="float" office:value="50370619" calcext:value-type="float">
            <text:p>50370619</text:p>
          </table:table-cell>
          <table:table-cell office:value-type="float" office:value="2984557053" calcext:value-type="float">
            <text:p>2984557053</text:p>
          </table:table-cell>
          <table:table-cell/>
          <table:table-cell office:value-type="string" calcext:value-type="string">
            <text:p>22/05/2010</text:p>
          </table:table-cell>
          <table:table-cell office:value-type="string" calcext:value-type="string">
            <text:p>Kids niñ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5" calcext:value-type="float">
            <text:p>1115</text:p>
          </table:table-cell>
          <table:table-cell table:style-name="ce3" office:value-type="string" calcext:value-type="string">
            <text:p>23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ustinadebesa@g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DROSA, GUILLERMINA</text:p>
          </table:table-cell>
          <table:table-cell office:value-type="float" office:value="49485487" calcext:value-type="float">
            <text:p>49485487</text:p>
          </table:table-cell>
          <table:table-cell office:value-type="float" office:value="2994559085" calcext:value-type="float">
            <text:p>2994559085</text:p>
          </table:table-cell>
          <table:table-cell/>
          <table:table-cell office:value-type="string" calcext:value-type="string">
            <text:p>16/08/2009</text:p>
          </table:table-cell>
          <table:table-cell office:value-type="string" calcext:value-type="string">
            <text:p>Kids niñ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32" calcext:value-type="float">
            <text:p>1132</text:p>
          </table:table-cell>
          <table:table-cell table:style-name="ce3" office:value-type="string" calcext:value-type="string">
            <text:p>29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landojose16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A ARIAS, FRANCO EMANUEL</text:p>
          </table:table-cell>
          <table:table-cell office:value-type="float" office:value="44148620" calcext:value-type="float">
            <text:p>44148620</text:p>
          </table:table-cell>
          <table:table-cell office:value-type="float" office:value="2942519172" calcext:value-type="float">
            <text:p>2942519172</text:p>
          </table:table-cell>
          <table:table-cell/>
          <table:table-cell office:value-type="string" calcext:value-type="string">
            <text:p>22/05/2006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03" calcext:value-type="float">
            <text:p>903</text:p>
          </table:table-cell>
          <table:table-cell table:style-name="ce3" office:value-type="string" calcext:value-type="string">
            <text:p>21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iancarrizo2003@yahoo.com.ar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OSSHANZ URETA , AGUSTIN</text:p>
          </table:table-cell>
          <table:table-cell office:value-type="float" office:value="26218595" calcext:value-type="float">
            <text:p>26218595</text:p>
          </table:table-cell>
          <table:table-cell office:value-type="float" office:value="2984317026" calcext:value-type="float">
            <text:p>2984317026</text:p>
          </table:table-cell>
          <table:table-cell/>
          <table:table-cell office:value-type="string" calcext:value-type="string">
            <text:p>26/07/2010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51" calcext:value-type="float">
            <text:p>1051</text:p>
          </table:table-cell>
          <table:table-cell table:style-name="ce3" office:value-type="string" calcext:value-type="string">
            <text:p>04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d662009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UZ SCHWAPP, LUKA EMANUEL</text:p>
          </table:table-cell>
          <table:table-cell office:value-type="float" office:value="50025183" calcext:value-type="float">
            <text:p>50025183</text:p>
          </table:table-cell>
          <table:table-cell office:value-type="float" office:value="2996335053" calcext:value-type="float">
            <text:p>2996335053</text:p>
          </table:table-cell>
          <table:table-cell/>
          <table:table-cell office:value-type="string" calcext:value-type="string">
            <text:p>11/02/2010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HINAL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08" calcext:value-type="float">
            <text:p>1008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jadaanabel06@g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TULICH, PEDRO CIRO</text:p>
          </table:table-cell>
          <table:table-cell office:value-type="float" office:value="53071559" calcext:value-type="float">
            <text:p>53071559</text:p>
          </table:table-cell>
          <table:table-cell office:value-type="float" office:value="154614850" calcext:value-type="float">
            <text:p>154614850</text:p>
          </table:table-cell>
          <table:table-cell/>
          <table:table-cell office:value-type="string" calcext:value-type="string">
            <text:p>05/09/2013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74" calcext:value-type="float">
            <text:p>874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_cipo88@hotmail.com</text:p>
          </table:table-cell>
          <table:table-cell/>
        </table:table-row>
        <table:table-row table:style-name="ro1">
          <table:table-cell office:value-type="string" calcext:value-type="string">
            <text:p>1 Km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INO, FERNANDO</text:p>
          </table:table-cell>
          <table:table-cell office:value-type="float" office:value="54318241" calcext:value-type="float">
            <text:p>54318241</text:p>
          </table:table-cell>
          <table:table-cell office:value-type="float" office:value="2984393957" calcext:value-type="float">
            <text:p>2984393957</text:p>
          </table:table-cell>
          <table:table-cell/>
          <table:table-cell office:value-type="string" calcext:value-type="string">
            <text:p>22/11/2013</text:p>
          </table:table-cell>
          <table:table-cell office:value-type="string" calcext:value-type="string">
            <text:p>Kids niñ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59" calcext:value-type="float">
            <text:p>859</text:p>
          </table:table-cell>
          <table:table-cell table:style-name="ce3" office:value-type="string" calcext:value-type="string">
            <text:p>0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kaufmann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SNEVETSKY, CARLOS ALBERTO</text:p>
          </table:table-cell>
          <table:table-cell office:value-type="float" office:value="7638964" calcext:value-type="float">
            <text:p>7638964</text:p>
          </table:table-cell>
          <table:table-cell office:value-type="float" office:value="299154063121" calcext:value-type="float">
            <text:p>29915406312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03/01/1949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0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odeveraz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APPA, RICARDO ABEL</text:p>
          </table:table-cell>
          <table:table-cell office:value-type="float" office:value="10913201" calcext:value-type="float">
            <text:p>10913201</text:p>
          </table:table-cell>
          <table:table-cell office:value-type="float" office:value="2984432121" calcext:value-type="float">
            <text:p>2984432121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25/01/1954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13" calcext:value-type="float">
            <text:p>1113</text:p>
          </table:table-cell>
          <table:table-cell table:style-name="ce3" office:value-type="string" calcext:value-type="string">
            <text:p>22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goj_navarro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NCHULEF , JAIME</text:p>
          </table:table-cell>
          <table:table-cell office:value-type="float" office:value="11612237" calcext:value-type="float">
            <text:p>11612237</text:p>
          </table:table-cell>
          <table:table-cell office:value-type="float" office:value="4982783" calcext:value-type="float">
            <text:p>4982783</text:p>
          </table:table-cell>
          <table:table-cell/>
          <table:table-cell office:value-type="string" calcext:value-type="string">
            <text:p>05/12/1955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57" calcext:value-type="float">
            <text:p>857</text:p>
          </table:table-cell>
          <table:table-cell table:style-name="ce3" office:value-type="string" calcext:value-type="string">
            <text:p>0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ucha-63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MERO, LUIS FERNANDO</text:p>
          </table:table-cell>
          <table:table-cell office:value-type="float" office:value="14420927" calcext:value-type="float">
            <text:p>14420927</text:p>
          </table:table-cell>
          <table:table-cell office:value-type="float" office:value="2994698390" calcext:value-type="float">
            <text:p>299469839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28/11/1961</text:p>
          </table:table-cell>
          <table:table-cell office:value-type="string" calcext:value-type="string">
            <text:p>Masculinos 55 y ma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877" calcext:value-type="float">
            <text:p>877</text:p>
          </table:table-cell>
          <table:table-cell table:style-name="ce3" office:value-type="string" calcext:value-type="string">
            <text:p>20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ipi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URIN , JULIAN</text:p>
          </table:table-cell>
          <table:table-cell office:value-type="float" office:value="41608403" calcext:value-type="float">
            <text:p>41608403</text:p>
          </table:table-cell>
          <table:table-cell office:value-type="float" office:value="2996116943" calcext:value-type="float">
            <text:p>2996116943</text:p>
          </table:table-cell>
          <table:table-cell/>
          <table:table-cell office:value-type="string" calcext:value-type="string">
            <text:p>23/04/1999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891" calcext:value-type="float">
            <text:p>891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yros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MANDOIS, ENZO NAHUEL</text:p>
          </table:table-cell>
          <table:table-cell office:value-type="float" office:value="42912480" calcext:value-type="float">
            <text:p>42912480</text:p>
          </table:table-cell>
          <table:table-cell office:value-type="float" office:value="4792075" calcext:value-type="float">
            <text:p>4792075</text:p>
          </table:table-cell>
          <table:table-cell/>
          <table:table-cell office:value-type="string" calcext:value-type="string">
            <text:p>11/09/2001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34" calcext:value-type="float">
            <text:p>1134</text:p>
          </table:table-cell>
          <table:table-cell table:style-name="ce3" office:value-type="string" calcext:value-type="string">
            <text:p>0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ontocipo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ASCO RODRIGUEZ, ALAN</text:p>
          </table:table-cell>
          <table:table-cell office:value-type="float" office:value="40840404" calcext:value-type="float">
            <text:p>40840404</text:p>
          </table:table-cell>
          <table:table-cell office:value-type="float" office:value="2944581836" calcext:value-type="float">
            <text:p>2944581836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6/12/1997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1103" calcext:value-type="float">
            <text:p>1103</text:p>
          </table:table-cell>
          <table:table-cell table:style-name="ce3" office:value-type="string" calcext:value-type="string">
            <text:p>09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emiasgaun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ENLAF, VICTO NAHUEL</text:p>
          </table:table-cell>
          <table:table-cell office:value-type="float" office:value="41346961" calcext:value-type="float">
            <text:p>41346961</text:p>
          </table:table-cell>
          <table:table-cell office:value-type="float" office:value="2995015729" calcext:value-type="float">
            <text:p>299501572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22/08/1998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 DE MAY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913" calcext:value-type="float">
            <text:p>913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isuarez3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NA, LUCIO NAHUEL</text:p>
          </table:table-cell>
          <table:table-cell office:value-type="float" office:value="43020404" calcext:value-type="float">
            <text:p>43020404</text:p>
          </table:table-cell>
          <table:table-cell office:value-type="float" office:value="4471181" calcext:value-type="float">
            <text:p>4471181</text:p>
          </table:table-cell>
          <table:table-cell/>
          <table:table-cell office:value-type="string" calcext:value-type="string">
            <text:p>10/08/2000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889" calcext:value-type="float">
            <text:p>889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eromero95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LL, DANIEL</text:p>
          </table:table-cell>
          <table:table-cell office:value-type="float" office:value="43216644" calcext:value-type="float">
            <text:p>43216644</text:p>
          </table:table-cell>
          <table:table-cell office:value-type="float" office:value="2984886270" calcext:value-type="float">
            <text:p>298488627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7/10/2001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892" calcext:value-type="float">
            <text:p>892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an_rmn_94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ÑOZ, LAUTARO</text:p>
          </table:table-cell>
          <table:table-cell office:value-type="float" office:value="42848468" calcext:value-type="float">
            <text:p>42848468</text:p>
          </table:table-cell>
          <table:table-cell office:value-type="float" office:value="2996202152" calcext:value-type="float">
            <text:p>299620215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22/10/2000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77" calcext:value-type="float">
            <text:p>1077</text:p>
          </table:table-cell>
          <table:table-cell table:style-name="ce3" office:value-type="string" calcext:value-type="string">
            <text:p>2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srabovich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IPIL, LUCAS</text:p>
          </table:table-cell>
          <table:table-cell office:value-type="float" office:value="43359207" calcext:value-type="float">
            <text:p>43359207</text:p>
          </table:table-cell>
          <table:table-cell office:value-type="float" office:value="2995338858" calcext:value-type="float">
            <text:p>2995338858</text:p>
          </table:table-cell>
          <table:table-cell/>
          <table:table-cell office:value-type="string" calcext:value-type="string">
            <text:p>13/05/2001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FERNANDEZ O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45" calcext:value-type="float">
            <text:p>1145</text:p>
          </table:table-cell>
          <table:table-cell table:style-name="ce3"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reanogaler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ILEO, SANTIAGO</text:p>
          </table:table-cell>
          <table:table-cell office:value-type="float" office:value="40614220" calcext:value-type="float">
            <text:p>40614220</text:p>
          </table:table-cell>
          <table:table-cell office:value-type="float" office:value="2942346968" calcext:value-type="float">
            <text:p>2942346968</text:p>
          </table:table-cell>
          <table:table-cell/>
          <table:table-cell office:value-type="string" calcext:value-type="string">
            <text:p>10/02/1998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RIE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31" calcext:value-type="float">
            <text:p>1131</text:p>
          </table:table-cell>
          <table:table-cell table:style-name="ce3" office:value-type="string" calcext:value-type="string">
            <text:p>29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andearrib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TRO, FERNANDO</text:p>
          </table:table-cell>
          <table:table-cell office:value-type="float" office:value="39650120" calcext:value-type="float">
            <text:p>39650120</text:p>
          </table:table-cell>
          <table:table-cell office:value-type="float" office:value="2984377755" calcext:value-type="float">
            <text:p>2984377755</text:p>
          </table:table-cell>
          <table:table-cell/>
          <table:table-cell office:value-type="string" calcext:value-type="string">
            <text:p>19/08/1996</text:p>
          </table:table-cell>
          <table:table-cell office:value-type="string" calcext:value-type="string">
            <text:p>Masculinos de 16 a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 OR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920" calcext:value-type="float">
            <text:p>920</text:p>
          </table:table-cell>
          <table:table-cell table:style-name="ce3"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amiriam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MERO, JEREMIAS</text:p>
          </table:table-cell>
          <table:table-cell office:value-type="float" office:value="38809571" calcext:value-type="float">
            <text:p>38809571</text:p>
          </table:table-cell>
          <table:table-cell office:value-type="float" office:value="2994389509" calcext:value-type="float">
            <text:p>299438950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5/08/1995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17" calcext:value-type="float">
            <text:p>1117</text:p>
          </table:table-cell>
          <table:table-cell table:style-name="ce3" office:value-type="string" calcext:value-type="string">
            <text:p>31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aezandres30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NNAT, ROMAN</text:p>
          </table:table-cell>
          <table:table-cell office:value-type="float" office:value="37757343" calcext:value-type="float">
            <text:p>37757343</text:p>
          </table:table-cell>
          <table:table-cell office:value-type="float" office:value="2994600652" calcext:value-type="float">
            <text:p>299460065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4/07/1994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900" calcext:value-type="float">
            <text:p>900</text:p>
          </table:table-cell>
          <table:table-cell table:style-name="ce3"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elog_8771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RERA, SEBASTIAN ESTEBAN</text:p>
          </table:table-cell>
          <table:table-cell office:value-type="float" office:value="33610976" calcext:value-type="float">
            <text:p>33610976</text:p>
          </table:table-cell>
          <table:table-cell office:value-type="float" office:value="2995715130" calcext:value-type="float">
            <text:p>2995715130</text:p>
          </table:table-cell>
          <table:table-cell/>
          <table:table-cell office:value-type="string" calcext:value-type="string">
            <text:p>12/07/1988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11" calcext:value-type="float">
            <text:p>1111</text:p>
          </table:table-cell>
          <table:table-cell table:style-name="ce3" office:value-type="string" calcext:value-type="string">
            <text:p>22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15pi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HUEZA, MATIAS</text:p>
          </table:table-cell>
          <table:table-cell office:value-type="float" office:value="38298703" calcext:value-type="float">
            <text:p>38298703</text:p>
          </table:table-cell>
          <table:table-cell office:value-type="float" office:value="2995222694" calcext:value-type="float">
            <text:p>2995222694</text:p>
          </table:table-cell>
          <table:table-cell/>
          <table:table-cell office:value-type="string" calcext:value-type="string">
            <text:p>22/08/1994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6" calcext:value-type="float">
            <text:p>876</text:p>
          </table:table-cell>
          <table:table-cell table:style-name="ce3"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rini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RNA¡NDEZ, ALEXANDER</text:p>
          </table:table-cell>
          <table:table-cell office:value-type="float" office:value="33744245" calcext:value-type="float">
            <text:p>33744245</text:p>
          </table:table-cell>
          <table:table-cell office:value-type="float" office:value="2984525601" calcext:value-type="float">
            <text:p>2984525601</text:p>
          </table:table-cell>
          <table:table-cell/>
          <table:table-cell office:value-type="string" calcext:value-type="string">
            <text:p>01/09/1988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208" calcext:value-type="float">
            <text:p>1208</text:p>
          </table:table-cell>
          <table:table-cell table:style-name="ce3" office:value-type="string" calcext:value-type="string">
            <text:p>20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erasclaudioruben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LLALBA, VICTOR</text:p>
          </table:table-cell>
          <table:table-cell office:value-type="float" office:value="33918550" calcext:value-type="float">
            <text:p>33918550</text:p>
          </table:table-cell>
          <table:table-cell office:value-type="float" office:value="2984430761" calcext:value-type="float">
            <text:p>2984430761</text:p>
          </table:table-cell>
          <table:table-cell/>
          <table:table-cell office:value-type="string" calcext:value-type="string">
            <text:p>02/12/1988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53" calcext:value-type="float">
            <text:p>1053</text:p>
          </table:table-cell>
          <table:table-cell table:style-name="ce3" office:value-type="string" calcext:value-type="string">
            <text:p>11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ommole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BEZAS, ADRIAN</text:p>
          </table:table-cell>
          <table:table-cell office:value-type="float" office:value="33426767" calcext:value-type="float">
            <text:p>33426767</text:p>
          </table:table-cell>
          <table:table-cell office:value-type="float" office:value="299156564530" calcext:value-type="float">
            <text:p>299156564530</text:p>
          </table:table-cell>
          <table:table-cell/>
          <table:table-cell office:value-type="string" calcext:value-type="string">
            <text:p>13/06/1988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PATRICIO DEL CHAÑAR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960" calcext:value-type="float">
            <text:p>960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976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RE, KEVIN</text:p>
          </table:table-cell>
          <table:table-cell office:value-type="float" office:value="36955857" calcext:value-type="float">
            <text:p>36955857</text:p>
          </table:table-cell>
          <table:table-cell office:value-type="float" office:value="2994112209" calcext:value-type="float">
            <text:p>2994112209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24/07/1992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90" calcext:value-type="float">
            <text:p>1090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ojulio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, NACHO</text:p>
          </table:table-cell>
          <table:table-cell office:value-type="float" office:value="39682812" calcext:value-type="float">
            <text:p>39682812</text:p>
          </table:table-cell>
          <table:table-cell office:value-type="float" office:value="2996301996" calcext:value-type="float">
            <text:p>2996301996</text:p>
          </table:table-cell>
          <table:table-cell/>
          <table:table-cell office:value-type="string" calcext:value-type="string">
            <text:p>02/07/1996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16" calcext:value-type="float">
            <text:p>1116</text:p>
          </table:table-cell>
          <table:table-cell table:style-name="ce3" office:value-type="string" calcext:value-type="string">
            <text:p>30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luisguerra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ROSO, NICOLA¡S</text:p>
          </table:table-cell>
          <table:table-cell office:value-type="float" office:value="33744216" calcext:value-type="float">
            <text:p>33744216</text:p>
          </table:table-cell>
          <table:table-cell office:value-type="float" office:value="2984883315" calcext:value-type="float">
            <text:p>2984883315</text:p>
          </table:table-cell>
          <table:table-cell/>
          <table:table-cell office:value-type="string" calcext:value-type="string">
            <text:p>05/09/1988</text:p>
          </table:table-cell>
          <table:table-cell office:value-type="string" calcext:value-type="string">
            <text:p>Masculinos de 21 a 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06" calcext:value-type="float">
            <text:p>1106</text:p>
          </table:table-cell>
          <table:table-cell table:style-name="ce3" office:value-type="string" calcext:value-type="string">
            <text:p>15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bortolussi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ACZYK, VLADIMIR</text:p>
          </table:table-cell>
          <table:table-cell office:value-type="float" office:value="33579159" calcext:value-type="float">
            <text:p>33579159</text:p>
          </table:table-cell>
          <table:table-cell office:value-type="float" office:value="2616971836" calcext:value-type="float">
            <text:p>2616971836</text:p>
          </table:table-cell>
          <table:table-cell/>
          <table:table-cell office:value-type="string" calcext:value-type="string">
            <text:p>07/06/1989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84" calcext:value-type="float">
            <text:p>1084</text:p>
          </table:table-cell>
          <table:table-cell table:style-name="ce3"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pesot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NAMARCA, HUGO</text:p>
          </table:table-cell>
          <table:table-cell office:value-type="float" office:value="31335454" calcext:value-type="float">
            <text:p>31335454</text:p>
          </table:table-cell>
          <table:table-cell office:value-type="float" office:value="2942346968" calcext:value-type="float">
            <text:p>2942346968</text:p>
          </table:table-cell>
          <table:table-cell/>
          <table:table-cell office:value-type="string" calcext:value-type="string">
            <text:p>26/12/1986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69" calcext:value-type="float">
            <text:p>869</text:p>
          </table:table-cell>
          <table:table-cell table:style-name="ce3"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o_riavitz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LLAGRAN, WALTER</text:p>
          </table:table-cell>
          <table:table-cell office:value-type="float" office:value="32189808" calcext:value-type="float">
            <text:p>32189808</text:p>
          </table:table-cell>
          <table:table-cell office:value-type="float" office:value="2984229437" calcext:value-type="float">
            <text:p>2984229437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14/07/1986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2" calcext:value-type="float">
            <text:p>872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si.silvin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RRES, SEBASTIAN</text:p>
          </table:table-cell>
          <table:table-cell office:value-type="float" office:value="30182691" calcext:value-type="float">
            <text:p>30182691</text:p>
          </table:table-cell>
          <table:table-cell office:value-type="float" office:value="2994590516" calcext:value-type="float">
            <text:p>2994590516</text:p>
          </table:table-cell>
          <table:table-cell/>
          <table:table-cell office:value-type="string" calcext:value-type="string">
            <text:p>05/03/1983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53" calcext:value-type="float">
            <text:p>853</text:p>
          </table:table-cell>
          <table:table-cell table:style-name="ce3" office:value-type="string" calcext:value-type="string">
            <text:p>31/08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ilacasta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IS , LEONARDO MATEO</text:p>
          </table:table-cell>
          <table:table-cell office:value-type="float" office:value="33858521" calcext:value-type="float">
            <text:p>33858521</text:p>
          </table:table-cell>
          <table:table-cell office:value-type="float" office:value="2984511244" calcext:value-type="float">
            <text:p>2984511244</text:p>
          </table:table-cell>
          <table:table-cell/>
          <table:table-cell office:value-type="string" calcext:value-type="string">
            <text:p>06/12/1987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67" calcext:value-type="float">
            <text:p>1067</text:p>
          </table:table-cell>
          <table:table-cell table:style-name="ce3" office:value-type="string" calcext:value-type="string">
            <text:p>10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de1964sepulved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ONI, PABLO</text:p>
          </table:table-cell>
          <table:table-cell office:value-type="float" office:value="31764468" calcext:value-type="float">
            <text:p>31764468</text:p>
          </table:table-cell>
          <table:table-cell office:value-type="float" office:value="2984557074" calcext:value-type="float">
            <text:p>2984557074</text:p>
          </table:table-cell>
          <table:table-cell/>
          <table:table-cell office:value-type="string" calcext:value-type="string">
            <text:p>22/09/1985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PATRICIO DEL CHANAR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39" calcext:value-type="float">
            <text:p>1139</text:p>
          </table:table-cell>
          <table:table-cell table:style-name="ce3" office:value-type="string" calcext:value-type="string">
            <text:p>1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ichon2014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UNA , JEREMIAS</text:p>
          </table:table-cell>
          <table:table-cell office:value-type="float" office:value="30819588" calcext:value-type="float">
            <text:p>30819588</text:p>
          </table:table-cell>
          <table:table-cell office:value-type="float" office:value="2994677296" calcext:value-type="float">
            <text:p>299467729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5/02/1984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902" calcext:value-type="float">
            <text:p>902</text:p>
          </table:table-cell>
          <table:table-cell table:style-name="ce3" office:value-type="string" calcext:value-type="string">
            <text:p>30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vodaniel.velasque@halliburton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DINI, LUIS ALBERTO</text:p>
          </table:table-cell>
          <table:table-cell office:value-type="float" office:value="33405043" calcext:value-type="float">
            <text:p>33405043</text:p>
          </table:table-cell>
          <table:table-cell office:value-type="float" office:value="1139546409" calcext:value-type="float">
            <text:p>11395464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3/03/1987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59" calcext:value-type="float">
            <text:p>1059</text:p>
          </table:table-cell>
          <table:table-cell table:style-name="ce3" office:value-type="string" calcext:value-type="string">
            <text:p>28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nel01@hotmai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VERA, CRISTIAN</text:p>
          </table:table-cell>
          <table:table-cell office:value-type="float" office:value="31358416" calcext:value-type="float">
            <text:p>31358416</text:p>
          </table:table-cell>
          <table:table-cell office:value-type="float" office:value="2984646038" calcext:value-type="float">
            <text:p>2984646038</text:p>
          </table:table-cell>
          <table:table-cell/>
          <table:table-cell office:value-type="string" calcext:value-type="string">
            <text:p>24/06/1985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04" calcext:value-type="float">
            <text:p>1104</text:p>
          </table:table-cell>
          <table:table-cell table:style-name="ce3" office:value-type="string" calcext:value-type="string">
            <text:p>15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dsuarez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APPA, RICARDO</text:p>
          </table:table-cell>
          <table:table-cell office:value-type="float" office:value="33307735" calcext:value-type="float">
            <text:p>33307735</text:p>
          </table:table-cell>
          <table:table-cell office:value-type="float" office:value="2984734094" calcext:value-type="float">
            <text:p>2984734094</text:p>
          </table:table-cell>
          <table:table-cell/>
          <table:table-cell office:value-type="string" calcext:value-type="string">
            <text:p>22/11/1987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05" calcext:value-type="float">
            <text:p>1105</text:p>
          </table:table-cell>
          <table:table-cell table:style-name="ce3" office:value-type="string" calcext:value-type="string">
            <text:p>15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edu1977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A, ADRIAN</text:p>
          </table:table-cell>
          <table:table-cell office:value-type="float" office:value="33315028" calcext:value-type="float">
            <text:p>33315028</text:p>
          </table:table-cell>
          <table:table-cell office:value-type="float" office:value="2996040317" calcext:value-type="float">
            <text:p>29960403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/10/1987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GENIERO JACOBACC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218" calcext:value-type="float">
            <text:p>1218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ischristian212f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NTENO, MANUEL ALEJANDRO</text:p>
          </table:table-cell>
          <table:table-cell office:value-type="float" office:value="29821053" calcext:value-type="float">
            <text:p>29821053</text:p>
          </table:table-cell>
          <table:table-cell office:value-type="float" office:value="299156247286" calcext:value-type="float">
            <text:p>299156247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56" calcext:value-type="float">
            <text:p>956</text:p>
          </table:table-cell>
          <table:table-cell table:style-name="ce3" office:value-type="string" calcext:value-type="string">
            <text:p>0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RCERCARLOS88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DOY, GUILLERMO</text:p>
          </table:table-cell>
          <table:table-cell office:value-type="float" office:value="32780533" calcext:value-type="float">
            <text:p>32780533</text:p>
          </table:table-cell>
          <table:table-cell office:value-type="float" office:value="299155963972" calcext:value-type="float">
            <text:p>299155963972</text:p>
          </table:table-cell>
          <table:table-cell/>
          <table:table-cell office:value-type="string" calcext:value-type="string">
            <text:p>14/02/1987</text:p>
          </table:table-cell>
          <table:table-cell office:value-type="string" calcext:value-type="string">
            <text:p>Masculinos de 25 a 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153" calcext:value-type="float">
            <text:p>1153</text:p>
          </table:table-cell>
          <table:table-cell table:style-name="ce3" office:value-type="string" calcext:value-type="string">
            <text:p>1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chefacil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SIO, JOEL DONALDO</text:p>
          </table:table-cell>
          <table:table-cell office:value-type="float" office:value="31839642" calcext:value-type="float">
            <text:p>31839642</text:p>
          </table:table-cell>
          <table:table-cell office:value-type="float" office:value="2984129038" calcext:value-type="float">
            <text:p>2984129038</text:p>
          </table:table-cell>
          <table:table-cell/>
          <table:table-cell office:value-type="string" calcext:value-type="string">
            <text:p>18/11/1985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HINAL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14" calcext:value-type="float">
            <text:p>1014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etcardenas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ZCANO , DIEGO OSVALDO</text:p>
          </table:table-cell>
          <table:table-cell office:value-type="float" office:value="30347410" calcext:value-type="float">
            <text:p>30347410</text:p>
          </table:table-cell>
          <table:table-cell office:value-type="float" office:value="2994563992" calcext:value-type="float">
            <text:p>2994563992</text:p>
          </table:table-cell>
          <table:table-cell/>
          <table:table-cell office:value-type="string" calcext:value-type="string">
            <text:p>14/12/1983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01" calcext:value-type="float">
            <text:p>1101</text:p>
          </table:table-cell>
          <table:table-cell table:style-name="ce3" office:value-type="string" calcext:value-type="string">
            <text:p>02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dradelaguila16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NTO, JUAN EDUARDO</text:p>
          </table:table-cell>
          <table:table-cell office:value-type="float" office:value="30496497" calcext:value-type="float">
            <text:p>30496497</text:p>
          </table:table-cell>
          <table:table-cell office:value-type="float" office:value="2995032904" calcext:value-type="float">
            <text:p>2995032904</text:p>
          </table:table-cell>
          <table:table-cell/>
          <table:table-cell office:value-type="string" calcext:value-type="string">
            <text:p>19/02/1984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HINAL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06" calcext:value-type="float">
            <text:p>1006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iamalejandraguevara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VERA, ALEJANDRO</text:p>
          </table:table-cell>
          <table:table-cell office:value-type="float" office:value="33144006" calcext:value-type="float">
            <text:p>33144006</text:p>
          </table:table-cell>
          <table:table-cell office:value-type="float" office:value="4420707" calcext:value-type="float">
            <text:p>4420707</text:p>
          </table:table-cell>
          <table:table-cell/>
          <table:table-cell office:value-type="string" calcext:value-type="string">
            <text:p>26/11/1987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220" calcext:value-type="float">
            <text:p>1220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NATI_31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NA, MAURICIO GASTON</text:p>
          </table:table-cell>
          <table:table-cell office:value-type="float" office:value="31483527" calcext:value-type="float">
            <text:p>31483527</text:p>
          </table:table-cell>
          <table:table-cell office:value-type="float" office:value="2995353557" calcext:value-type="float">
            <text:p>2995353557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20/03/1985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HINAL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07" calcext:value-type="float">
            <text:p>1007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olrociogomes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LLAMAYOR ANCINA, MATIAS ALEJANDRO</text:p>
          </table:table-cell>
          <table:table-cell office:value-type="float" office:value="32568512" calcext:value-type="float">
            <text:p>32568512</text:p>
          </table:table-cell>
          <table:table-cell office:value-type="float" office:value="2995134678" calcext:value-type="float">
            <text:p>2995134678</text:p>
          </table:table-cell>
          <table:table-cell/>
          <table:table-cell office:value-type="string" calcext:value-type="string">
            <text:p>07/11/1986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57" calcext:value-type="float">
            <text:p>1057</text:p>
          </table:table-cell>
          <table:table-cell table:style-name="ce3" office:value-type="string" calcext:value-type="string">
            <text:p>16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inapereznqn@outlook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DEZ, JUAN ANDRES</text:p>
          </table:table-cell>
          <table:table-cell office:value-type="float" office:value="33291535" calcext:value-type="float">
            <text:p>33291535</text:p>
          </table:table-cell>
          <table:table-cell office:value-type="float" office:value="2994707268" calcext:value-type="float">
            <text:p>2994707268</text:p>
          </table:table-cell>
          <table:table-cell/>
          <table:table-cell office:value-type="string" calcext:value-type="string">
            <text:p>23/09/1987</text:p>
          </table:table-cell>
          <table:table-cell office:value-type="string" calcext:value-type="string">
            <text:p>Masculinos de 30 a 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19" calcext:value-type="float">
            <text:p>1119</text:p>
          </table:table-cell>
          <table:table-cell table:style-name="ce3" office:value-type="string" calcext:value-type="string">
            <text:p>12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perez742008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EZ, PABLO ANDRES</text:p>
          </table:table-cell>
          <table:table-cell office:value-type="float" office:value="27789786" calcext:value-type="float">
            <text:p>27789786</text:p>
          </table:table-cell>
          <table:table-cell office:value-type="float" office:value="2995478096" calcext:value-type="float">
            <text:p>2995478096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22/02/1980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PATRICIO DEL CHAA±AR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style-name="ce3"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lapeque79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LASQUE, GUSTAVO DANIEL</text:p>
          </table:table-cell>
          <table:table-cell office:value-type="float" office:value="27897569" calcext:value-type="float">
            <text:p>27897569</text:p>
          </table:table-cell>
          <table:table-cell office:value-type="float" office:value="299155089901" calcext:value-type="float">
            <text:p>299155089901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28/02/1980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02" calcext:value-type="float">
            <text:p>1002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i48@live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ONEL, SEBASTIAN</text:p>
          </table:table-cell>
          <table:table-cell office:value-type="float" office:value="29665134" calcext:value-type="float">
            <text:p>29665134</text:p>
          </table:table-cell>
          <table:table-cell office:value-type="float" office:value="2984246927" calcext:value-type="float">
            <text:p>2984246927</text:p>
          </table:table-cell>
          <table:table-cell/>
          <table:table-cell office:value-type="string" calcext:value-type="string">
            <text:p>12/08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51" calcext:value-type="float">
            <text:p>851</text:p>
          </table:table-cell>
          <table:table-cell table:style-name="ce3" office:value-type="string" calcext:value-type="string">
            <text:p>26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irezfb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LA, MARIO ALBERTO</text:p>
          </table:table-cell>
          <table:table-cell office:value-type="float" office:value="28485915" calcext:value-type="float">
            <text:p>28485915</text:p>
          </table:table-cell>
          <table:table-cell office:value-type="float" office:value="2995707458" calcext:value-type="float">
            <text:p>2995707458</text:p>
          </table:table-cell>
          <table:table-cell/>
          <table:table-cell office:value-type="string" calcext:value-type="string">
            <text:p>26/05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 BOLS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35" calcext:value-type="float">
            <text:p>1135</text:p>
          </table:table-cell>
          <table:table-cell table:style-name="ce3" office:value-type="string" calcext:value-type="string">
            <text:p>0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amariacorre64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LLALON, JORGE OSCAR</text:p>
          </table:table-cell>
          <table:table-cell office:value-type="float" office:value="28781462" calcext:value-type="float">
            <text:p>28781462</text:p>
          </table:table-cell>
          <table:table-cell office:value-type="float" office:value="2995157324" calcext:value-type="float">
            <text:p>2995157324</text:p>
          </table:table-cell>
          <table:table-cell/>
          <table:table-cell office:value-type="string" calcext:value-type="string">
            <text:p>21/06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54" calcext:value-type="float">
            <text:p>854</text:p>
          </table:table-cell>
          <table:table-cell table:style-name="ce3" office:value-type="string" calcext:value-type="string">
            <text:p>05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cedes1965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TIZ, DIEGO</text:p>
          </table:table-cell>
          <table:table-cell office:value-type="float" office:value="26324853" calcext:value-type="float">
            <text:p>26324853</text:p>
          </table:table-cell>
          <table:table-cell office:value-type="float" office:value="2995970385" calcext:value-type="float">
            <text:p>2995970385</text:p>
          </table:table-cell>
          <table:table-cell/>
          <table:table-cell office:value-type="string" calcext:value-type="string">
            <text:p>01/02/1978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64" calcext:value-type="float">
            <text:p>1064</text:p>
          </table:table-cell>
          <table:table-cell table:style-name="ce3" office:value-type="string" calcext:value-type="string">
            <text:p>0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ycaja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SILLA, RAUL ANTONIO</text:p>
          </table:table-cell>
          <table:table-cell office:value-type="float" office:value="28468759" calcext:value-type="float">
            <text:p>28468759</text:p>
          </table:table-cell>
          <table:table-cell office:value-type="float" office:value="2995570184" calcext:value-type="float">
            <text:p>2995570184</text:p>
          </table:table-cell>
          <table:table-cell/>
          <table:table-cell office:value-type="string" calcext:value-type="string">
            <text:p>01/03/1982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98" calcext:value-type="float">
            <text:p>898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gio.munoz@telefonica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RES, GABRIEL</text:p>
          </table:table-cell>
          <table:table-cell office:value-type="float" office:value="28617348" calcext:value-type="float">
            <text:p>28617348</text:p>
          </table:table-cell>
          <table:table-cell office:value-type="float" office:value="2984790272" calcext:value-type="float">
            <text:p>2984790272</text:p>
          </table:table-cell>
          <table:table-cell/>
          <table:table-cell office:value-type="string" calcext:value-type="string">
            <text:p>03/06/1981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55" calcext:value-type="float">
            <text:p>855</text:p>
          </table:table-cell>
          <table:table-cell table:style-name="ce3" office:value-type="string" calcext:value-type="string">
            <text:p>06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blosaiman08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MERO, MARTIN</text:p>
          </table:table-cell>
          <table:table-cell office:value-type="float" office:value="28093010" calcext:value-type="float">
            <text:p>28093010</text:p>
          </table:table-cell>
          <table:table-cell office:value-type="float" office:value="155281953" calcext:value-type="float">
            <text:p>155281953</text:p>
          </table:table-cell>
          <table:table-cell/>
          <table:table-cell office:value-type="string" calcext:value-type="string">
            <text:p>18/07/1980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68" calcext:value-type="float">
            <text:p>1068</text:p>
          </table:table-cell>
          <table:table-cell table:style-name="ce3"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io.sagretti@speedy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A±UMIR, OMAR JOSE</text:p>
          </table:table-cell>
          <table:table-cell office:value-type="float" office:value="27632514" calcext:value-type="float">
            <text:p>27632514</text:p>
          </table:table-cell>
          <table:table-cell office:value-type="float" office:value="154703489" calcext:value-type="float">
            <text:p>154703489</text:p>
          </table:table-cell>
          <table:table-cell/>
          <table:table-cell office:value-type="string" calcext:value-type="string">
            <text:p>29/12/1979</text:p>
          </table:table-cell>
          <table:table-cell office:value-type="string" calcext:value-type="string">
            <text:p>Masculinos de 35 a 3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27" calcext:value-type="float">
            <text:p>1127</text:p>
          </table:table-cell>
          <table:table-cell table:style-name="ce3" office:value-type="string" calcext:value-type="string">
            <text:p>26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vi-devin82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Z, JULIO DANIEL</text:p>
          </table:table-cell>
          <table:table-cell office:value-type="float" office:value="24941336" calcext:value-type="float">
            <text:p>24941336</text:p>
          </table:table-cell>
          <table:table-cell office:value-type="float" office:value="298154511438" calcext:value-type="float">
            <text:p>298154511438</text:p>
          </table:table-cell>
          <table:table-cell/>
          <table:table-cell office:value-type="string" calcext:value-type="string">
            <text:p>21/12/1975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91" calcext:value-type="float">
            <text:p>1091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.martinezk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MIENTO, MARCOS</text:p>
          </table:table-cell>
          <table:table-cell office:value-type="float" office:value="26960469" calcext:value-type="float">
            <text:p>26960469</text:p>
          </table:table-cell>
          <table:table-cell office:value-type="float" office:value="2994739609" calcext:value-type="float">
            <text:p>2994739609</text:p>
          </table:table-cell>
          <table:table-cell/>
          <table:table-cell office:value-type="string" calcext:value-type="string">
            <text:p>05/12/1978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DRA DEL AGUILA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88" calcext:value-type="float">
            <text:p>888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_infinity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IRA CARES, JAVIER MOISES</text:p>
          </table:table-cell>
          <table:table-cell office:value-type="float" office:value="94633756" calcext:value-type="float">
            <text:p>94633756</text:p>
          </table:table-cell>
          <table:table-cell office:value-type="float" office:value="2995487360" calcext:value-type="float">
            <text:p>2995487360</text:p>
          </table:table-cell>
          <table:table-cell/>
          <table:table-cell office:value-type="string" calcext:value-type="string">
            <text:p>12/08/1975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" calcext:value-type="float">
            <text:p>689</text:p>
          </table:table-cell>
          <table:table-cell office:value-type="float" office:value="1106" calcext:value-type="float">
            <text:p>1106</text:p>
          </table:table-cell>
          <table:table-cell table:style-name="ce3" office:value-type="string" calcext:value-type="string">
            <text:p>15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car_sepulveda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O, MAXIMILIANO MARTIN</text:p>
          </table:table-cell>
          <table:table-cell office:value-type="float" office:value="25216382" calcext:value-type="float">
            <text:p>25216382</text:p>
          </table:table-cell>
          <table:table-cell office:value-type="float" office:value="154690510" calcext:value-type="float">
            <text:p>15469051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26/05/1976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Q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table:style-name="ce3"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gualdaquintrileo@yahoo.com.ar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INEMAL, DANIEL MARCELO</text:p>
          </table:table-cell>
          <table:table-cell office:value-type="float" office:value="27525765" calcext:value-type="float">
            <text:p>27525765</text:p>
          </table:table-cell>
          <table:table-cell office:value-type="float" office:value="2984574569" calcext:value-type="float">
            <text:p>2984574569</text:p>
          </table:table-cell>
          <table:table-cell/>
          <table:table-cell office:value-type="string" calcext:value-type="string">
            <text:p>07/09/1979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52" calcext:value-type="float">
            <text:p>852</text:p>
          </table:table-cell>
          <table:table-cell table:style-name="ce3" office:value-type="string" calcext:value-type="string">
            <text:p>30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me_caceres10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VARRO, DIEGO JAVIER</text:p>
          </table:table-cell>
          <table:table-cell office:value-type="float" office:value="28989234" calcext:value-type="float">
            <text:p>28989234</text:p>
          </table:table-cell>
          <table:table-cell office:value-type="float" office:value="2994088640" calcext:value-type="float">
            <text:p>299408864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24/08/1981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02" calcext:value-type="float">
            <text:p>1102</text:p>
          </table:table-cell>
          <table:table-cell table:style-name="ce3" office:value-type="string" calcext:value-type="string">
            <text:p>04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hlegel@ctll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NQUEGRANI, MARCOS</text:p>
          </table:table-cell>
          <table:table-cell office:value-type="float" office:value="28180343" calcext:value-type="float">
            <text:p>28180343</text:p>
          </table:table-cell>
          <table:table-cell office:value-type="float" office:value="2995876509" calcext:value-type="float">
            <text:p>2995876509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31/03/1980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09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-rizzi@outlook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RERAS , SEBASTIAN</text:p>
          </table:table-cell>
          <table:table-cell office:value-type="float" office:value="27987570" calcext:value-type="float">
            <text:p>27987570</text:p>
          </table:table-cell>
          <table:table-cell office:value-type="float" office:value="156722858" calcext:value-type="float">
            <text:p>156722858</text:p>
          </table:table-cell>
          <table:table-cell/>
          <table:table-cell office:value-type="string" calcext:value-type="string">
            <text:p>06/03/1981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81" calcext:value-type="float">
            <text:p>1081</text:p>
          </table:table-cell>
          <table:table-cell table:style-name="ce3"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miliasoldinirojas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JKSTRA, TOMAS</text:p>
          </table:table-cell>
          <table:table-cell office:value-type="float" office:value="28361624" calcext:value-type="float">
            <text:p>28361624</text:p>
          </table:table-cell>
          <table:table-cell office:value-type="float" office:value="2995719576" calcext:value-type="float">
            <text:p>2995719576</text:p>
          </table:table-cell>
          <table:table-cell/>
          <table:table-cell office:value-type="string" calcext:value-type="string">
            <text:p>18/08/1980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O SALTO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09" calcext:value-type="float">
            <text:p>1109</text:p>
          </table:table-cell>
          <table:table-cell table:style-name="ce3" office:value-type="string" calcext:value-type="string">
            <text:p>16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ecinosfva@g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LDEZ, MIGUEL ANGEL</text:p>
          </table:table-cell>
          <table:table-cell office:value-type="float" office:value="29027389" calcext:value-type="float">
            <text:p>29027389</text:p>
          </table:table-cell>
          <table:table-cell office:value-type="float" office:value="299154542573" calcext:value-type="float">
            <text:p>299154542573</text:p>
          </table:table-cell>
          <table:table-cell/>
          <table:table-cell office:value-type="string" calcext:value-type="string">
            <text:p>19/08/1981</text:p>
          </table:table-cell>
          <table:table-cell office:value-type="string" calcext:value-type="string">
            <text:p>Masculinos de 35 a 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09" calcext:value-type="float">
            <text:p>909</text:p>
          </table:table-cell>
          <table:table-cell table:style-name="ce3"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eamos2003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DOZO, JUAN PABLO</text:p>
          </table:table-cell>
          <table:table-cell office:value-type="float" office:value="25844018" calcext:value-type="float">
            <text:p>25844018</text:p>
          </table:table-cell>
          <table:table-cell office:value-type="float" office:value="3814420033" calcext:value-type="float">
            <text:p>3814420033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5/04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150" calcext:value-type="float">
            <text:p>1150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arcoss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RINI, ARIEL</text:p>
          </table:table-cell>
          <table:table-cell office:value-type="float" office:value="26357128" calcext:value-type="float">
            <text:p>26357128</text:p>
          </table:table-cell>
          <table:table-cell office:value-type="float" office:value="155219899" calcext:value-type="float">
            <text:p>15521989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22/12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2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oferra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AVE, SERGIO</text:p>
          </table:table-cell>
          <table:table-cell office:value-type="float" office:value="25860476" calcext:value-type="float">
            <text:p>25860476</text:p>
          </table:table-cell>
          <table:table-cell office:value-type="float" office:value="2995731286" calcext:value-type="float">
            <text:p>2995731286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9/07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55" calcext:value-type="float">
            <text:p>1055</text:p>
          </table:table-cell>
          <table:table-cell table:style-name="ce3" office:value-type="string" calcext:value-type="string">
            <text:p>15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anpablo1970@live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Z, OMAR ARIEL</text:p>
          </table:table-cell>
          <table:table-cell office:value-type="float" office:value="24457815" calcext:value-type="float">
            <text:p>24457815</text:p>
          </table:table-cell>
          <table:table-cell office:value-type="float" office:value="2996232918" calcext:value-type="float">
            <text:p>2996232918</text:p>
          </table:table-cell>
          <table:table-cell/>
          <table:table-cell office:value-type="string" calcext:value-type="string">
            <text:p>30/01/1975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75" calcext:value-type="float">
            <text:p>1075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GM1969@YAHOO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TIGNANI, PABLO RAUL</text:p>
          </table:table-cell>
          <table:table-cell office:value-type="float" office:value="25623821" calcext:value-type="float">
            <text:p>25623821</text:p>
          </table:table-cell>
          <table:table-cell office:value-type="float" office:value="2996120918" calcext:value-type="float">
            <text:p>2996120918</text:p>
          </table:table-cell>
          <table:table-cell/>
          <table:table-cell office:value-type="string" calcext:value-type="string">
            <text:p>25/01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73" calcext:value-type="float">
            <text:p>873</text:p>
          </table:table-cell>
          <table:table-cell table:style-name="ce3"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.berwyn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IS, CRISTIAN</text:p>
          </table:table-cell>
          <table:table-cell office:value-type="float" office:value="24134662" calcext:value-type="float">
            <text:p>24134662</text:p>
          </table:table-cell>
          <table:table-cell office:value-type="float" office:value="2944589030" calcext:value-type="float">
            <text:p>294458903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2/12/1974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 REGINA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15" calcext:value-type="float">
            <text:p>1215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uelbarria_15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RRABURU, GUILLERMO</text:p>
          </table:table-cell>
          <table:table-cell office:value-type="float" office:value="24157789" calcext:value-type="float">
            <text:p>24157789</text:p>
          </table:table-cell>
          <table:table-cell office:value-type="float" office:value="2994709701" calcext:value-type="float">
            <text:p>2994709701</text:p>
          </table:table-cell>
          <table:table-cell/>
          <table:table-cell office:value-type="string" calcext:value-type="string">
            <text:p>22/11/1974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18" calcext:value-type="float">
            <text:p>1018</text:p>
          </table:table-cell>
          <table:table-cell table:style-name="ce3" office:value-type="string" calcext:value-type="string">
            <text:p>22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cogarciaa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OSTROZA, MANUEL ALBERTO</text:p>
          </table:table-cell>
          <table:table-cell office:value-type="float" office:value="25191738" calcext:value-type="float">
            <text:p>25191738</text:p>
          </table:table-cell>
          <table:table-cell office:value-type="float" office:value="2995884920" calcext:value-type="float">
            <text:p>2995884920</text:p>
          </table:table-cell>
          <table:table-cell/>
          <table:table-cell office:value-type="string" calcext:value-type="string">
            <text:p>22/03/1976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224" calcext:value-type="float">
            <text:p>1224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romoretti96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CON , CARLOS JAVIER</text:p>
          </table:table-cell>
          <table:table-cell office:value-type="float" office:value="25948278" calcext:value-type="float">
            <text:p>25948278</text:p>
          </table:table-cell>
          <table:table-cell office:value-type="float" office:value="298154576656" calcext:value-type="float">
            <text:p>298154576656</text:p>
          </table:table-cell>
          <table:table-cell/>
          <table:table-cell office:value-type="string" calcext:value-type="string">
            <text:p>20/06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01" calcext:value-type="float">
            <text:p>901</text:p>
          </table:table-cell>
          <table:table-cell table:style-name="ce3" office:value-type="string" calcext:value-type="string">
            <text:p>22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yadra92@outlook.es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VERO, ALBANO</text:p>
          </table:table-cell>
          <table:table-cell office:value-type="float" office:value="26389423" calcext:value-type="float">
            <text:p>26389423</text:p>
          </table:table-cell>
          <table:table-cell office:value-type="float" office:value="2995081528" calcext:value-type="float">
            <text:p>29950815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/12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01" calcext:value-type="float">
            <text:p>1001</text:p>
          </table:table-cell>
          <table:table-cell table:style-name="ce3" office:value-type="string" calcext:value-type="string">
            <text:p>21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o80@live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UNDO, FERNANDEZ</text:p>
          </table:table-cell>
          <table:table-cell office:value-type="float" office:value="23087818" calcext:value-type="float">
            <text:p>23087818</text:p>
          </table:table-cell>
          <table:table-cell office:value-type="float" office:value="5492984241144" calcext:value-type="float">
            <text:p>5492984241144</text:p>
          </table:table-cell>
          <table:table-cell/>
          <table:table-cell office:value-type="string" calcext:value-type="string">
            <text:p>19/03/1973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33" calcext:value-type="float">
            <text:p>1133</text:p>
          </table:table-cell>
          <table:table-cell table:style-name="ce3" office:value-type="string" calcext:value-type="string">
            <text:p>29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jandraanaya2077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SCANO, MARCELINO</text:p>
          </table:table-cell>
          <table:table-cell office:value-type="float" office:value="25610548" calcext:value-type="float">
            <text:p>25610548</text:p>
          </table:table-cell>
          <table:table-cell office:value-type="float" office:value="2984579736" calcext:value-type="float">
            <text:p>2984579736</text:p>
          </table:table-cell>
          <table:table-cell/>
          <table:table-cell office:value-type="string" calcext:value-type="string">
            <text:p>29/02/1976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88" calcext:value-type="float">
            <text:p>1088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amaju4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LACIOS, ARIEL FERNANDO</text:p>
          </table:table-cell>
          <table:table-cell office:value-type="float" office:value="24667611" calcext:value-type="float">
            <text:p>24667611</text:p>
          </table:table-cell>
          <table:table-cell office:value-type="float" office:value="2944207840" calcext:value-type="float">
            <text:p>2944207840</text:p>
          </table:table-cell>
          <table:table-cell/>
          <table:table-cell office:value-type="string" calcext:value-type="string">
            <text:p>06/10/1975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870" calcext:value-type="float">
            <text:p>870</text:p>
          </table:table-cell>
          <table:table-cell table:style-name="ce3"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eugeniagarcia18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GOS, SERGIO DAVID</text:p>
          </table:table-cell>
          <table:table-cell office:value-type="float" office:value="25725183" calcext:value-type="float">
            <text:p>25725183</text:p>
          </table:table-cell>
          <table:table-cell office:value-type="float" office:value="2975209226" calcext:value-type="float">
            <text:p>2975209226</text:p>
          </table:table-cell>
          <table:table-cell/>
          <table:table-cell office:value-type="string" calcext:value-type="string">
            <text:p>16/02/1977</text:p>
          </table:table-cell>
          <table:table-cell office:value-type="string" calcext:value-type="string">
            <text:p>Masculinos de 40 a 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TRAL C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66" calcext:value-type="float">
            <text:p>1066</text:p>
          </table:table-cell>
          <table:table-cell table:style-name="ce3" office:value-type="string" calcext:value-type="string">
            <text:p>10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albvsz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YLLAPAN, ROLANDO SILO</text:p>
          </table:table-cell>
          <table:table-cell office:value-type="float" office:value="20121705" calcext:value-type="float">
            <text:p>20121705</text:p>
          </table:table-cell>
          <table:table-cell office:value-type="float" office:value="2942551239" calcext:value-type="float">
            <text:p>2942551239</text:p>
          </table:table-cell>
          <table:table-cell/>
          <table:table-cell office:value-type="string" calcext:value-type="string">
            <text:p>30/01/1968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30/11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@ALPATACOS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VIO LUIS , MARTINEZ</text:p>
          </table:table-cell>
          <table:table-cell office:value-type="float" office:value="20449239" calcext:value-type="float">
            <text:p>20449239</text:p>
          </table:table-cell>
          <table:table-cell office:value-type="float" office:value="155907262" calcext:value-type="float">
            <text:p>155907262</text:p>
          </table:table-cell>
          <table:table-cell/>
          <table:table-cell office:value-type="string" calcext:value-type="string">
            <text:p>28/02/1969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L.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04" calcext:value-type="float">
            <text:p>1004</text:p>
          </table:table-cell>
          <table:table-cell table:style-name="ce3"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storkneo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AROLI, JUAN PABLO</text:p>
          </table:table-cell>
          <table:table-cell office:value-type="float" office:value="21560082" calcext:value-type="float">
            <text:p>21560082</text:p>
          </table:table-cell>
          <table:table-cell office:value-type="float" office:value="261156392223" calcext:value-type="float">
            <text:p>2611563922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/03/1970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ofdavid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INELLI, CLAUDIO ANDRES</text:p>
          </table:table-cell>
          <table:table-cell office:value-type="float" office:value="20795671" calcext:value-type="float">
            <text:p>20795671</text:p>
          </table:table-cell>
          <table:table-cell office:value-type="float" office:value="2216001545" calcext:value-type="float">
            <text:p>22160015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/04/1969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80" calcext:value-type="float">
            <text:p>880</text:p>
          </table:table-cell>
          <table:table-cell table:style-name="ce3" office:value-type="string" calcext:value-type="string">
            <text:p>21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pmartin@yahoo.com.ar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JAS , JOSE MAURO</text:p>
          </table:table-cell>
          <table:table-cell office:value-type="float" office:value="22663416" calcext:value-type="float">
            <text:p>22663416</text:p>
          </table:table-cell>
          <table:table-cell office:value-type="float" office:value="2984865265" calcext:value-type="float">
            <text:p>2984865265</text:p>
          </table:table-cell>
          <table:table-cell/>
          <table:table-cell office:value-type="string" calcext:value-type="string">
            <text:p>05/04/1972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959" calcext:value-type="float">
            <text:p>959</text:p>
          </table:table-cell>
          <table:table-cell table:style-name="ce3" office:value-type="string" calcext:value-type="string">
            <text:p>1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omariqueo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TUCHO , GUSTAVO ANDRES</text:p>
          </table:table-cell>
          <table:table-cell office:value-type="float" office:value="22124366" calcext:value-type="float">
            <text:p>22124366</text:p>
          </table:table-cell>
          <table:table-cell office:value-type="float" office:value="2995745969" calcext:value-type="float">
            <text:p>29957459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/05/1971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07" calcext:value-type="float">
            <text:p>1207</text:p>
          </table:table-cell>
          <table:table-cell table:style-name="ce3"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speciales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NA , MIGUEL ANGEL</text:p>
          </table:table-cell>
          <table:table-cell office:value-type="float" office:value="22816201" calcext:value-type="float">
            <text:p>22816201</text:p>
          </table:table-cell>
          <table:table-cell office:value-type="float" office:value="294215443566" calcext:value-type="float">
            <text:p>294215443566</text:p>
          </table:table-cell>
          <table:table-cell/>
          <table:table-cell office:value-type="string" calcext:value-type="string">
            <text:p>29/05/1972</text:p>
          </table:table-cell>
          <table:table-cell office:value-type="string" calcext:value-type="string">
            <text:p>Masculinos de 45 a 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69" calcext:value-type="float">
            <text:p>1069</text:p>
          </table:table-cell>
          <table:table-cell table:style-name="ce3"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ucho1971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L, PEDRO ISMAEL</text:p>
          </table:table-cell>
          <table:table-cell office:value-type="float" office:value="16563246" calcext:value-type="float">
            <text:p>16563246</text:p>
          </table:table-cell>
          <table:table-cell office:value-type="float" office:value="154599602" calcext:value-type="float">
            <text:p>154599602</text:p>
          </table:table-cell>
          <table:table-cell/>
          <table:table-cell office:value-type="string" calcext:value-type="string">
            <text:p>27/02/1964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ILOCH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28" calcext:value-type="float">
            <text:p>1128</text:p>
          </table:table-cell>
          <table:table-cell table:style-name="ce3" office:value-type="string" calcext:value-type="string">
            <text:p>27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aural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ZAR, FABIAN</text:p>
          </table:table-cell>
          <table:table-cell office:value-type="float" office:value="20794084" calcext:value-type="float">
            <text:p>20794084</text:p>
          </table:table-cell>
          <table:table-cell office:value-type="float" office:value="2995389015" calcext:value-type="float">
            <text:p>2995389015</text:p>
          </table:table-cell>
          <table:table-cell/>
          <table:table-cell office:value-type="string" calcext:value-type="string">
            <text:p>21/10/1969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NTENAR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89" calcext:value-type="float">
            <text:p>1089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by_srod@hotmail.com</text:p>
          </table:table-cell>
          <table:table-cell/>
        </table:table-row>
        <table:table-row table:style-name="ro1">
          <table:table-cell office:value-type="string" calcext:value-type="string">
            <text:p>10 Km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TTINGER, VICTOR</text:p>
          </table:table-cell>
          <table:table-cell office:value-type="float" office:value="18553349" calcext:value-type="float">
            <text:p>18553349</text:p>
          </table:table-cell>
          <table:table-cell office:value-type="float" office:value="2932637528" calcext:value-type="float">
            <text:p>2932637528</text:p>
          </table:table-cell>
          <table:table-cell/>
          <table:table-cell office:value-type="string" calcext:value-type="string">
            <text:p>18/12/1967</text:p>
          </table:table-cell>
          <table:table-cell office:value-type="string" calcext:value-type="string">
            <text:p>Masculinos de 45 a 5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03" calcext:value-type="float">
            <text:p>1003</text:p>
          </table:table-cell>
          <table:table-cell table:style-name="ce3"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ardosalvarez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ERRA, JAVIER</text:p>
          </table:table-cell>
          <table:table-cell office:value-type="float" office:value="17375038" calcext:value-type="float">
            <text:p>17375038</text:p>
          </table:table-cell>
          <table:table-cell office:value-type="float" office:value="2995714700" calcext:value-type="float">
            <text:p>299571470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19/04/1965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71" calcext:value-type="float">
            <text:p>1071</text:p>
          </table:table-cell>
          <table:table-cell table:style-name="ce3"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ianev.87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NA, PABLO</text:p>
          </table:table-cell>
          <table:table-cell office:value-type="float" office:value="18636450" calcext:value-type="float">
            <text:p>18636450</text:p>
          </table:table-cell>
          <table:table-cell office:value-type="float" office:value="2985880873" calcext:value-type="float">
            <text:p>2985880873</text:p>
          </table:table-cell>
          <table:table-cell/>
          <table:table-cell office:value-type="string" calcext:value-type="string">
            <text:p>30/03/1967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54" calcext:value-type="float">
            <text:p>1054</text:p>
          </table:table-cell>
          <table:table-cell table:style-name="ce3" office:value-type="string" calcext:value-type="string">
            <text:p>13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onne.n.qn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RIA, MIGUEL ANGEL</text:p>
          </table:table-cell>
          <table:table-cell office:value-type="float" office:value="18166995" calcext:value-type="float">
            <text:p>18166995</text:p>
          </table:table-cell>
          <table:table-cell office:value-type="float" office:value="2984355359" calcext:value-type="float">
            <text:p>29843553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/03/1967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ALA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63" calcext:value-type="float">
            <text:p>1063</text:p>
          </table:table-cell>
          <table:table-cell table:style-name="ce3" office:value-type="string" calcext:value-type="string">
            <text:p>0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ocastillo1952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UERO, JULIO HECTOR</text:p>
          </table:table-cell>
          <table:table-cell office:value-type="float" office:value="17506454" calcext:value-type="float">
            <text:p>17506454</text:p>
          </table:table-cell>
          <table:table-cell office:value-type="float" office:value="2984693119" calcext:value-type="float">
            <text:p>2984693119</text:p>
          </table:table-cell>
          <table:table-cell/>
          <table:table-cell office:value-type="string" calcext:value-type="string">
            <text:p>16/05/1966</text:p>
          </table:table-cell>
          <table:table-cell office:value-type="string" calcext:value-type="string">
            <text:p>Masculinos de 50 a 5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QUEN CAPITA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83" calcext:value-type="float">
            <text:p>1083</text:p>
          </table:table-cell>
          <table:table-cell table:style-name="ce3"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caseze_faundez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LMAN, JOSE</text:p>
          </table:table-cell>
          <table:table-cell office:value-type="float" office:value="14761341" calcext:value-type="float">
            <text:p>14761341</text:p>
          </table:table-cell>
          <table:table-cell office:value-type="float" office:value="299154595943" calcext:value-type="float">
            <text:p>2991545959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/09/1962</text:p>
          </table:table-cell>
          <table:table-cell office:value-type="string" calcext:value-type="string">
            <text:p>Masculinos de 55 a 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09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freditocorbalan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DONES, SANUEL</text:p>
          </table:table-cell>
          <table:table-cell office:value-type="float" office:value="12393718" calcext:value-type="float">
            <text:p>12393718</text:p>
          </table:table-cell>
          <table:table-cell office:value-type="float" office:value="4934461" calcext:value-type="float">
            <text:p>4934461</text:p>
          </table:table-cell>
          <table:table-cell/>
          <table:table-cell office:value-type="string" calcext:value-type="string">
            <text:p>05/01/1958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POLLETT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1110" calcext:value-type="float">
            <text:p>1110</text:p>
          </table:table-cell>
          <table:table-cell table:style-name="ce3" office:value-type="string" calcext:value-type="string">
            <text:p>22/05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o_opazo_78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RRIDO PO, CARLOS ALERCER</text:p>
          </table:table-cell>
          <table:table-cell office:value-type="float" office:value="93320605" calcext:value-type="float">
            <text:p>93320605</text:p>
          </table:table-cell>
          <table:table-cell office:value-type="float" office:value="2984241873" calcext:value-type="float">
            <text:p>298424187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4/02/1953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TIER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86" calcext:value-type="float">
            <text:p>1086</text:p>
          </table:table-cell>
          <table:table-cell table:style-name="ce3"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porteponceezequiel@hotmail. 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RNANDEZ, JORGE VICTOR</text:p>
          </table:table-cell>
          <table:table-cell office:value-type="float" office:value="16234665" calcext:value-type="float">
            <text:p>16234665</text:p>
          </table:table-cell>
          <table:table-cell office:value-type="float" office:value="2984588265" calcext:value-type="float">
            <text:p>2984588265</text:p>
          </table:table-cell>
          <table:table-cell/>
          <table:table-cell office:value-type="string" calcext:value-type="string">
            <text:p>15/12/1962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TRAL C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21" calcext:value-type="float">
            <text:p>1221</text:p>
          </table:table-cell>
          <table:table-cell table:style-name="ce3"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vogv2010@g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AN , LUIS</text:p>
          </table:table-cell>
          <table:table-cell office:value-type="float" office:value="14205503" calcext:value-type="float">
            <text:p>14205503</text:p>
          </table:table-cell>
          <table:table-cell office:value-type="float" office:value="299421216" calcext:value-type="float">
            <text:p>299421216</text:p>
          </table:table-cell>
          <table:table-cell/>
          <table:table-cell office:value-type="string" calcext:value-type="string">
            <text:p>28/06/1960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20" calcext:value-type="float">
            <text:p>1120</text:p>
          </table:table-cell>
          <table:table-cell table:style-name="ce3" office:value-type="string" calcext:value-type="string">
            <text:p>12/06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hc_@hotmail.com.ar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ÑOZ, SERGIO ROBERTO</text:p>
          </table:table-cell>
          <table:table-cell office:value-type="float" office:value="14899813" calcext:value-type="float">
            <text:p>14899813</text:p>
          </table:table-cell>
          <table:table-cell office:value-type="float" office:value="299154570674" calcext:value-type="float">
            <text:p>299154570674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7/06/1962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Q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1052" calcext:value-type="float">
            <text:p>1052</text:p>
          </table:table-cell>
          <table:table-cell table:style-name="ce3" office:value-type="string" calcext:value-type="string">
            <text:p>0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chis@hotmail.com</text:p>
          </table:table-cell>
          <table:table-cell/>
        </table:table-row>
        <table:table-row table:style-name="ro1">
          <table:table-cell office:value-type="string" calcext:value-type="string">
            <text:p>20 Kms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DIA, EDUARDO</text:p>
          </table:table-cell>
          <table:table-cell office:value-type="float" office:value="12066545" calcext:value-type="float">
            <text:p>12066545</text:p>
          </table:table-cell>
          <table:table-cell office:value-type="float" office:value="2994096966" calcext:value-type="float">
            <text:p>2994096966</text:p>
          </table:table-cell>
          <table:table-cell/>
          <table:table-cell office:value-type="string" calcext:value-type="string">
            <text:p>11/10/1958</text:p>
          </table:table-cell>
          <table:table-cell office:value-type="string" calcext:value-type="string">
            <text:p>Masculinos de 55 y ma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06" calcext:value-type="float">
            <text:p>1206</text:p>
          </table:table-cell>
          <table:table-cell table:style-name="ce3"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josesalman@g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ETTI, PEDRO</text:p>
          </table:table-cell>
          <table:table-cell office:value-type="float" office:value="39881951" calcext:value-type="float">
            <text:p>39881951</text:p>
          </table:table-cell>
          <table:table-cell office:value-type="float" office:value="2995049959" calcext:value-type="float">
            <text:p>2995049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/10/1996</text:p>
          </table:table-cell>
          <table:table-cell office:value-type="string" calcext:value-type="string">
            <text:p>Masculinos hasta 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 ROC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146" calcext:value-type="float">
            <text:p>1146</text:p>
          </table:table-cell>
          <table:table-cell table:style-name="ce3"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b_14@hotmail.com</text:p>
          </table:table-cell>
          <table:table-cell/>
        </table:table-row>
        <table:table-row table:style-name="ro1">
          <table:table-cell office:value-type="string" calcext:value-type="string">
            <text:p>30 Km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ROS, AGUSTIN</text:p>
          </table:table-cell>
          <table:table-cell office:value-type="float" office:value="41436565" calcext:value-type="float">
            <text:p>41436565</text:p>
          </table:table-cell>
          <table:table-cell office:value-type="float" office:value="2994769711" calcext:value-type="float">
            <text:p>2994769711</text:p>
          </table:table-cell>
          <table:table-cell/>
          <table:table-cell office:value-type="string" calcext:value-type="string">
            <text:p>30/11/1998</text:p>
          </table:table-cell>
          <table:table-cell office:value-type="string" calcext:value-type="string">
            <text:p>Masculinos hasta 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QU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 office:value-type="float" office:value="1202" calcext:value-type="float">
            <text:p>1202</text:p>
          </table:table-cell>
          <table:table-cell table:style-name="ce3"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gerban@gmail.com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9"/>
          <table:table-cell/>
        </table:table-row>
        <table:table-row table:style-name="ro1">
          <table:table-cell table:number-columns-repeated="2"/>
          <table:table-cell table:style-name="Default" table:number-columns-repeated="19"/>
          <table:table-cell/>
        </table:table-row>
      </table:table>
      <table:table table:name="Hoja2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Apellid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TipoDocumento</text:p>
          </table:table-cell>
          <table:table-cell table:style-name="Default" office:value-type="string" calcext:value-type="string">
            <text:p>documento</text:p>
          </table:table-cell>
          <table:table-cell table:style-name="Default" office:value-type="string" calcext:value-type="string">
            <text:p>Sexo</text:p>
          </table:table-cell>
          <table:table-cell office:value-type="string" calcext:value-type="string">
            <text:p>fNacimiento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Visible</text:p>
          </table:table-cell>
        </table:table-row>
        <table:table-row table:style-name="ro1">
          <table:table-cell office:value-type="float" office:value="51040682" calcext:value-type="float">
            <text:p>51040682</text:p>
          </table:table-cell>
          <table:table-cell office:value-type="string" calcext:value-type="string">
            <text:p>NOCERA, SANTINO JOAQU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040682" calcext:value-type="float">
            <text:p>510406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9950585" calcext:value-type="float">
            <text:p>49950585</text:p>
          </table:table-cell>
          <table:table-cell office:value-type="string" calcext:value-type="string">
            <text:p>PINO, LUC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950585" calcext:value-type="float">
            <text:p>4995058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7929691" calcext:value-type="float">
            <text:p>47929691</text:p>
          </table:table-cell>
          <table:table-cell office:value-type="string" calcext:value-type="string">
            <text:p>SOTO, GAS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929691" calcext:value-type="float">
            <text:p>479296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8123267" calcext:value-type="float">
            <text:p>48123267</text:p>
          </table:table-cell>
          <table:table-cell office:value-type="string" calcext:value-type="string">
            <text:p>VALLEJOS, VALENTINO JENA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123267" calcext:value-type="float">
            <text:p>481232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9029930" calcext:value-type="float">
            <text:p>49029930</text:p>
          </table:table-cell>
          <table:table-cell office:value-type="string" calcext:value-type="string">
            <text:p>CAMPAGNE, SOF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029930" calcext:value-type="float">
            <text:p>490299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6979447" calcext:value-type="float">
            <text:p>46979447</text:p>
          </table:table-cell>
          <table:table-cell office:value-type="string" calcext:value-type="string">
            <text:p>AGANIOS, FLOREN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979447" calcext:value-type="float">
            <text:p>4697944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0370619" calcext:value-type="float">
            <text:p>50370619</text:p>
          </table:table-cell>
          <table:table-cell office:value-type="string" calcext:value-type="string">
            <text:p>RODRIGUEZ, MART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370619" calcext:value-type="float">
            <text:p>5037061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6348322" calcext:value-type="float">
            <text:p>46348322</text:p>
          </table:table-cell>
          <table:table-cell office:value-type="string" calcext:value-type="string">
            <text:p>LUNA , MARIA P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348322" calcext:value-type="float">
            <text:p>463483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9485487" calcext:value-type="float">
            <text:p>49485487</text:p>
          </table:table-cell>
          <table:table-cell office:value-type="string" calcext:value-type="string">
            <text:p>PEDROSA, GUILLERM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485487" calcext:value-type="float">
            <text:p>4948548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7047290" calcext:value-type="float">
            <text:p>37047290</text:p>
          </table:table-cell>
          <table:table-cell office:value-type="string" calcext:value-type="string">
            <text:p>SAAVEDRA, BIANCA ABIG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047290" calcext:value-type="float">
            <text:p>3704729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9925157" calcext:value-type="float">
            <text:p>49925157</text:p>
          </table:table-cell>
          <table:table-cell office:value-type="string" calcext:value-type="string">
            <text:p>BILBAO, NOHAR MAXIMIA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925157" calcext:value-type="float">
            <text:p>499251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2081602" calcext:value-type="float">
            <text:p>52081602</text:p>
          </table:table-cell>
          <table:table-cell office:value-type="string" calcext:value-type="string">
            <text:p>TORRES, ECEQU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081602" calcext:value-type="float">
            <text:p>520816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025183" calcext:value-type="float">
            <text:p>50025183</text:p>
          </table:table-cell>
          <table:table-cell office:value-type="string" calcext:value-type="string">
            <text:p>CRUZ SCHWAPP, LUKA EMAN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25183" calcext:value-type="float">
            <text:p>500251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3071559" calcext:value-type="float">
            <text:p>53071559</text:p>
          </table:table-cell>
          <table:table-cell office:value-type="string" calcext:value-type="string">
            <text:p>VITULICH, PEDRO CI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071559" calcext:value-type="float">
            <text:p>530715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873320" calcext:value-type="float">
            <text:p>50873320</text:p>
          </table:table-cell>
          <table:table-cell office:value-type="string" calcext:value-type="string">
            <text:p>TRIBOLO, MIG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873320" calcext:value-type="float">
            <text:p>508733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828720" calcext:value-type="float">
            <text:p>50828720</text:p>
          </table:table-cell>
          <table:table-cell office:value-type="string" calcext:value-type="string">
            <text:p>LARA, ENZO TIZIA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828720" calcext:value-type="float">
            <text:p>508287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4318241" calcext:value-type="float">
            <text:p>54318241</text:p>
          </table:table-cell>
          <table:table-cell office:value-type="string" calcext:value-type="string">
            <text:p>CAMINO, FERNA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318241" calcext:value-type="float">
            <text:p>543182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218595" calcext:value-type="float">
            <text:p>26218595</text:p>
          </table:table-cell>
          <table:table-cell office:value-type="string" calcext:value-type="string">
            <text:p>GROSSHANZ URETA , AGUS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18595" calcext:value-type="float">
            <text:p>262185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2317874" calcext:value-type="float">
            <text:p>52317874</text:p>
          </table:table-cell>
          <table:table-cell office:value-type="string" calcext:value-type="string">
            <text:p>HAYLLAPAN, MARTIN IMANO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317874" calcext:value-type="float">
            <text:p>523178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4148620" calcext:value-type="float">
            <text:p>44148620</text:p>
          </table:table-cell>
          <table:table-cell office:value-type="string" calcext:value-type="string">
            <text:p>MENA ARIAS, FRANCO EMAN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148620" calcext:value-type="float">
            <text:p>441486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905983" calcext:value-type="float">
            <text:p>38905983</text:p>
          </table:table-cell>
          <table:table-cell office:value-type="string" calcext:value-type="string">
            <text:p>LEAL , YES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905983" calcext:value-type="float">
            <text:p>3890598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2971781" calcext:value-type="float">
            <text:p>42971781</text:p>
          </table:table-cell>
          <table:table-cell office:value-type="string" calcext:value-type="string">
            <text:p>MARTICORENA, CAROL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971781" calcext:value-type="float">
            <text:p>4297178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0100651" calcext:value-type="float">
            <text:p>40100651</text:p>
          </table:table-cell>
          <table:table-cell office:value-type="string" calcext:value-type="string">
            <text:p>TEJADA, ANAB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100651" calcext:value-type="float">
            <text:p>401006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7748735" calcext:value-type="float">
            <text:p>37748735</text:p>
          </table:table-cell>
          <table:table-cell office:value-type="string" calcext:value-type="string">
            <text:p>COLICHEO, SOLE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748735" calcext:value-type="float">
            <text:p>3774873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7781026" calcext:value-type="float">
            <text:p>37781026</text:p>
          </table:table-cell>
          <table:table-cell office:value-type="string" calcext:value-type="string">
            <text:p>MARTINEZ, ROC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781026" calcext:value-type="float">
            <text:p>3778102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881194" calcext:value-type="float">
            <text:p>39881194</text:p>
          </table:table-cell>
          <table:table-cell office:value-type="string" calcext:value-type="string">
            <text:p>OBANDO, MICA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881194" calcext:value-type="float">
            <text:p>3988119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8492651" calcext:value-type="float">
            <text:p>38492651</text:p>
          </table:table-cell>
          <table:table-cell office:value-type="string" calcext:value-type="string">
            <text:p>VERGARA, NADIA BEL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92651" calcext:value-type="float">
            <text:p>384926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1978081" calcext:value-type="float">
            <text:p>41978081</text:p>
          </table:table-cell>
          <table:table-cell office:value-type="string" calcext:value-type="string">
            <text:p>KUGLER, MARTINA IV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978081" calcext:value-type="float">
            <text:p>4197808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7757549" calcext:value-type="float">
            <text:p>37757549</text:p>
          </table:table-cell>
          <table:table-cell office:value-type="string" calcext:value-type="string">
            <text:p>VALLS, AYL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757549" calcext:value-type="float">
            <text:p>3775754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8710552" calcext:value-type="float">
            <text:p>38710552</text:p>
          </table:table-cell>
          <table:table-cell office:value-type="string" calcext:value-type="string">
            <text:p>SEVERINO, SOF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710552" calcext:value-type="float">
            <text:p>3871055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8144677" calcext:value-type="float">
            <text:p>38144677</text:p>
          </table:table-cell>
          <table:table-cell office:value-type="string" calcext:value-type="string">
            <text:p>FUENTES, JESS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144677" calcext:value-type="float">
            <text:p>3814467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6201526" calcext:value-type="float">
            <text:p>36201526</text:p>
          </table:table-cell>
          <table:table-cell office:value-type="string" calcext:value-type="string">
            <text:p>SUAREZ, EVELIN SUY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201526" calcext:value-type="float">
            <text:p>3620152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002233" calcext:value-type="float">
            <text:p>33002233</text:p>
          </table:table-cell>
          <table:table-cell office:value-type="string" calcext:value-type="string">
            <text:p>MIRANDA, MIL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002233" calcext:value-type="float">
            <text:p>3300223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3096778" calcext:value-type="float">
            <text:p>93096778</text:p>
          </table:table-cell>
          <table:table-cell office:value-type="string" calcext:value-type="string">
            <text:p>SANTIBAA±EZ, VIV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096778" calcext:value-type="float">
            <text:p>9309677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342559" calcext:value-type="float">
            <text:p>33342559</text:p>
          </table:table-cell>
          <table:table-cell office:value-type="string" calcext:value-type="string">
            <text:p>LOPEZ, MARINA NOEM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42559" calcext:value-type="float">
            <text:p>3334255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7792" calcext:value-type="float">
            <text:p>33677792</text:p>
          </table:table-cell>
          <table:table-cell office:value-type="string" calcext:value-type="string">
            <text:p>RIVAS, SILV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677792" calcext:value-type="float">
            <text:p>3367779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995233" calcext:value-type="float">
            <text:p>32995233</text:p>
          </table:table-cell>
          <table:table-cell office:value-type="string" calcext:value-type="string">
            <text:p>ZURAKOSKI, NATASH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995233" calcext:value-type="float">
            <text:p>3299523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495248" calcext:value-type="float">
            <text:p>33495248</text:p>
          </table:table-cell>
          <table:table-cell office:value-type="string" calcext:value-type="string">
            <text:p>ALMEYRA , TAMARA DAN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495248" calcext:value-type="float">
            <text:p>3349524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264855" calcext:value-type="float">
            <text:p>30264855</text:p>
          </table:table-cell>
          <table:table-cell office:value-type="string" calcext:value-type="string">
            <text:p>LEZCANO, CECILIA BEL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264855" calcext:value-type="float">
            <text:p>3026485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657406" calcext:value-type="float">
            <text:p>34657406</text:p>
          </table:table-cell>
          <table:table-cell office:value-type="string" calcext:value-type="string">
            <text:p>ATENCIO, YESICA SOLE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657406" calcext:value-type="float">
            <text:p>3465740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668148" calcext:value-type="float">
            <text:p>34668148</text:p>
          </table:table-cell>
          <table:table-cell office:value-type="string" calcext:value-type="string">
            <text:p>BALMA, YAN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668148" calcext:value-type="float">
            <text:p>3466814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403061" calcext:value-type="float">
            <text:p>34403061</text:p>
          </table:table-cell>
          <table:table-cell office:value-type="string" calcext:value-type="string">
            <text:p>VILLAGRAN, CRISTINA SOLE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403061" calcext:value-type="float">
            <text:p>3440306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239066" calcext:value-type="float">
            <text:p>33239066</text:p>
          </table:table-cell>
          <table:table-cell office:value-type="string" calcext:value-type="string">
            <text:p>VIDELA, JESSICA NAD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239066" calcext:value-type="float">
            <text:p>3323906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660609" calcext:value-type="float">
            <text:p>31660609</text:p>
          </table:table-cell>
          <table:table-cell office:value-type="string" calcext:value-type="string">
            <text:p>SOTO, VANE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660609" calcext:value-type="float">
            <text:p>3166060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6391072" calcext:value-type="float">
            <text:p>36391072</text:p>
          </table:table-cell>
          <table:table-cell office:value-type="string" calcext:value-type="string">
            <text:p>SCHWAPP, ROC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391072" calcext:value-type="float">
            <text:p>3639107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144739" calcext:value-type="float">
            <text:p>30144739</text:p>
          </table:table-cell>
          <table:table-cell office:value-type="string" calcext:value-type="string">
            <text:p>CASTILLO, PAMELA ROM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144739" calcext:value-type="float">
            <text:p>3014473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292589" calcext:value-type="float">
            <text:p>33292589</text:p>
          </table:table-cell>
          <table:table-cell office:value-type="string" calcext:value-type="string">
            <text:p>ALBOUY, L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292589" calcext:value-type="float">
            <text:p>3329258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665015" calcext:value-type="float">
            <text:p>31665015</text:p>
          </table:table-cell>
          <table:table-cell office:value-type="string" calcext:value-type="string">
            <text:p>REYES, FABIO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665015" calcext:value-type="float">
            <text:p>316650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73137" calcext:value-type="float">
            <text:p>33673137</text:p>
          </table:table-cell>
          <table:table-cell office:value-type="string" calcext:value-type="string">
            <text:p>ALMIRON , JESICA DA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673137" calcext:value-type="float">
            <text:p>3367313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938201" calcext:value-type="float">
            <text:p>29938201</text:p>
          </table:table-cell>
          <table:table-cell office:value-type="string" calcext:value-type="string">
            <text:p>VILLEGAS, LOR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938201" calcext:value-type="float">
            <text:p>2993820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246648" calcext:value-type="float">
            <text:p>32246648</text:p>
          </table:table-cell>
          <table:table-cell office:value-type="string" calcext:value-type="string">
            <text:p>GOMEZ, MARIA CELE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246648" calcext:value-type="float">
            <text:p>3224664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823913" calcext:value-type="float">
            <text:p>30823913</text:p>
          </table:table-cell>
          <table:table-cell office:value-type="string" calcext:value-type="string">
            <text:p>GOMEZ, EMILIA PATRI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823913" calcext:value-type="float">
            <text:p>3082391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7749164" calcext:value-type="float">
            <text:p>37749164</text:p>
          </table:table-cell>
          <table:table-cell office:value-type="string" calcext:value-type="string">
            <text:p>ROMAN, GABR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749164" calcext:value-type="float">
            <text:p>3774916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524463" calcext:value-type="float">
            <text:p>31524463</text:p>
          </table:table-cell>
          <table:table-cell office:value-type="string" calcext:value-type="string">
            <text:p>GARCIA, PAMELA RU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24463" calcext:value-type="float">
            <text:p>3152446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711009" calcext:value-type="float">
            <text:p>34711009</text:p>
          </table:table-cell>
          <table:table-cell office:value-type="string" calcext:value-type="string">
            <text:p>ACUA±A, SOLA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711009" calcext:value-type="float">
            <text:p>3471100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180125" calcext:value-type="float">
            <text:p>33180125</text:p>
          </table:table-cell>
          <table:table-cell office:value-type="string" calcext:value-type="string">
            <text:p>BASCUA±AN, VAN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80125" calcext:value-type="float">
            <text:p>3318012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156480" calcext:value-type="float">
            <text:p>31156480</text:p>
          </table:table-cell>
          <table:table-cell office:value-type="string" calcext:value-type="string">
            <text:p>RE,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56480" calcext:value-type="float">
            <text:p>3115648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528752" calcext:value-type="float">
            <text:p>31528752</text:p>
          </table:table-cell>
          <table:table-cell office:value-type="string" calcext:value-type="string">
            <text:p>GONZALEZ, CECI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28752" calcext:value-type="float">
            <text:p>3152875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258401" calcext:value-type="float">
            <text:p>30258401</text:p>
          </table:table-cell>
          <table:table-cell office:value-type="string" calcext:value-type="string">
            <text:p>RIPANI, GEORG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258401" calcext:value-type="float">
            <text:p>3025840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910902" calcext:value-type="float">
            <text:p>32910902</text:p>
          </table:table-cell>
          <table:table-cell office:value-type="string" calcext:value-type="string">
            <text:p>ARIAS, LILIANA NOEM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910902" calcext:value-type="float">
            <text:p>3291090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994451" calcext:value-type="float">
            <text:p>33994451</text:p>
          </table:table-cell>
          <table:table-cell office:value-type="string" calcext:value-type="string">
            <text:p>ORTIZ, MARISEL SOLEDAD RAY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994451" calcext:value-type="float">
            <text:p>339944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304622" calcext:value-type="float">
            <text:p>33304622</text:p>
          </table:table-cell>
          <table:table-cell office:value-type="string" calcext:value-type="string">
            <text:p>GONZALEZ, LUCIA DAN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04622" calcext:value-type="float">
            <text:p>333046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632100" calcext:value-type="float">
            <text:p>25632100</text:p>
          </table:table-cell>
          <table:table-cell office:value-type="string" calcext:value-type="string">
            <text:p>SUAREZ, JESICA MIR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32100" calcext:value-type="float">
            <text:p>256321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666775" calcext:value-type="float">
            <text:p>23666775</text:p>
          </table:table-cell>
          <table:table-cell office:value-type="string" calcext:value-type="string">
            <text:p>ROMERO, AZUC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66775" calcext:value-type="float">
            <text:p>2366677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504240" calcext:value-type="float">
            <text:p>26504240</text:p>
          </table:table-cell>
          <table:table-cell office:value-type="string" calcext:value-type="string">
            <text:p>LOYOLA, VER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504240" calcext:value-type="float">
            <text:p>2650424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409255" calcext:value-type="float">
            <text:p>29409255</text:p>
          </table:table-cell>
          <table:table-cell office:value-type="string" calcext:value-type="string">
            <text:p>BARRERA, FLOREN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409255" calcext:value-type="float">
            <text:p>2940925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2891003" calcext:value-type="float">
            <text:p>92891003</text:p>
          </table:table-cell>
          <table:table-cell office:value-type="string" calcext:value-type="string">
            <text:p>VERGARA, GABR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891003" calcext:value-type="float">
            <text:p>9289100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232956" calcext:value-type="float">
            <text:p>27232956</text:p>
          </table:table-cell>
          <table:table-cell office:value-type="string" calcext:value-type="string">
            <text:p>GALLARDO, FLAVIA VANE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232956" calcext:value-type="float">
            <text:p>2723295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108368" calcext:value-type="float">
            <text:p>26108368</text:p>
          </table:table-cell>
          <table:table-cell office:value-type="string" calcext:value-type="string">
            <text:p>RUBILAR, ROSA EST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108368" calcext:value-type="float">
            <text:p>2610836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559284" calcext:value-type="float">
            <text:p>28559284</text:p>
          </table:table-cell>
          <table:table-cell office:value-type="string" calcext:value-type="string">
            <text:p>ROJEL, YANINA NOEM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559284" calcext:value-type="float">
            <text:p>2855928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357362" calcext:value-type="float">
            <text:p>29357362</text:p>
          </table:table-cell>
          <table:table-cell office:value-type="string" calcext:value-type="string">
            <text:p>CARBONELL, VER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57362" calcext:value-type="float">
            <text:p>2935736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2829098" calcext:value-type="float">
            <text:p>92829098</text:p>
          </table:table-cell>
          <table:table-cell office:value-type="string" calcext:value-type="string">
            <text:p>VIELMA, CLARI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829098" calcext:value-type="float">
            <text:p>9282909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445471" calcext:value-type="float">
            <text:p>28445471</text:p>
          </table:table-cell>
          <table:table-cell office:value-type="string" calcext:value-type="string">
            <text:p>MILLALEN, ANA MA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45471" calcext:value-type="float">
            <text:p>2844547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041896" calcext:value-type="float">
            <text:p>29041896</text:p>
          </table:table-cell>
          <table:table-cell office:value-type="string" calcext:value-type="string">
            <text:p>KAUFMANN, CAROL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041896" calcext:value-type="float">
            <text:p>2904189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854524" calcext:value-type="float">
            <text:p>26854524</text:p>
          </table:table-cell>
          <table:table-cell office:value-type="string" calcext:value-type="string">
            <text:p>RAMIREZ, NANC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54524" calcext:value-type="float">
            <text:p>268545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050115" calcext:value-type="float">
            <text:p>24050115</text:p>
          </table:table-cell>
          <table:table-cell office:value-type="string" calcext:value-type="string">
            <text:p>SOTELO, ROS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050115" calcext:value-type="float">
            <text:p>240501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829670" calcext:value-type="float">
            <text:p>28829670</text:p>
          </table:table-cell>
          <table:table-cell office:value-type="string" calcext:value-type="string">
            <text:p>ZUDICH, EMILCE VALE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829670" calcext:value-type="float">
            <text:p>2882967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093262" calcext:value-type="float">
            <text:p>28093262</text:p>
          </table:table-cell>
          <table:table-cell office:value-type="string" calcext:value-type="string">
            <text:p>BAEZA, MARIA DE LOS ANGE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93262" calcext:value-type="float">
            <text:p>2809326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033528" calcext:value-type="float">
            <text:p>19033528</text:p>
          </table:table-cell>
          <table:table-cell office:value-type="string" calcext:value-type="string">
            <text:p>RODRIGUEZ, VER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033528" calcext:value-type="float">
            <text:p>190335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407185" calcext:value-type="float">
            <text:p>27407185</text:p>
          </table:table-cell>
          <table:table-cell office:value-type="string" calcext:value-type="string">
            <text:p>MANQUIIN , SILVIA E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407185" calcext:value-type="float">
            <text:p>2740718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816619" calcext:value-type="float">
            <text:p>22816619</text:p>
          </table:table-cell>
          <table:table-cell office:value-type="string" calcext:value-type="string">
            <text:p>GONZALEZ, EL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16619" calcext:value-type="float">
            <text:p>2281661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614820" calcext:value-type="float">
            <text:p>28614820</text:p>
          </table:table-cell>
          <table:table-cell office:value-type="string" calcext:value-type="string">
            <text:p>RAMIREZ, GABR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14820" calcext:value-type="float">
            <text:p>2861482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560210" calcext:value-type="float">
            <text:p>24560210</text:p>
          </table:table-cell>
          <table:table-cell office:value-type="string" calcext:value-type="string">
            <text:p>ESTEINBERG, MARIA L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560210" calcext:value-type="float">
            <text:p>245602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220863" calcext:value-type="float">
            <text:p>23220863</text:p>
          </table:table-cell>
          <table:table-cell office:value-type="string" calcext:value-type="string">
            <text:p>MILLAÑANCO, MIRIAM EDI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20863" calcext:value-type="float">
            <text:p>2322086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214025" calcext:value-type="float">
            <text:p>26214025</text:p>
          </table:table-cell>
          <table:table-cell office:value-type="string" calcext:value-type="string">
            <text:p>SAYES, LAURA YA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14025" calcext:value-type="float">
            <text:p>2621402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919681" calcext:value-type="float">
            <text:p>29919681</text:p>
          </table:table-cell>
          <table:table-cell office:value-type="string" calcext:value-type="string">
            <text:p>VORIA, CARINA ADR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919681" calcext:value-type="float">
            <text:p>2991968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450757" calcext:value-type="float">
            <text:p>24450757</text:p>
          </table:table-cell>
          <table:table-cell office:value-type="string" calcext:value-type="string">
            <text:p>BASCUÑAN, CLAUD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450757" calcext:value-type="float">
            <text:p>2445075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144688" calcext:value-type="float">
            <text:p>26144688</text:p>
          </table:table-cell>
          <table:table-cell office:value-type="string" calcext:value-type="string">
            <text:p>ROLANDO , MARIA CECI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144688" calcext:value-type="float">
            <text:p>2614468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175618" calcext:value-type="float">
            <text:p>26175618</text:p>
          </table:table-cell>
          <table:table-cell office:value-type="string" calcext:value-type="string">
            <text:p>TERZAGHI, MARCEL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175618" calcext:value-type="float">
            <text:p>2617561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386517" calcext:value-type="float">
            <text:p>29386517</text:p>
          </table:table-cell>
          <table:table-cell office:value-type="string" calcext:value-type="string">
            <text:p>SAEZ, CECILIA MERCE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86517" calcext:value-type="float">
            <text:p>293865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636902" calcext:value-type="float">
            <text:p>28636902</text:p>
          </table:table-cell>
          <table:table-cell office:value-type="string" calcext:value-type="string">
            <text:p>SARMIENTO, L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36902" calcext:value-type="float">
            <text:p>2863690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767044" calcext:value-type="float">
            <text:p>28767044</text:p>
          </table:table-cell>
          <table:table-cell office:value-type="string" calcext:value-type="string">
            <text:p>CEBALLO, VERA³NICA CAROL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767044" calcext:value-type="float">
            <text:p>2876704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636436" calcext:value-type="float">
            <text:p>28636436</text:p>
          </table:table-cell>
          <table:table-cell office:value-type="string" calcext:value-type="string">
            <text:p>ESTEFANO, VANESA NATA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36436" calcext:value-type="float">
            <text:p>2863643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704883" calcext:value-type="float">
            <text:p>28704883</text:p>
          </table:table-cell>
          <table:table-cell office:value-type="string" calcext:value-type="string">
            <text:p>CASTILLO, VER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704883" calcext:value-type="float">
            <text:p>2870488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323305" calcext:value-type="float">
            <text:p>27323305</text:p>
          </table:table-cell>
          <table:table-cell office:value-type="string" calcext:value-type="string">
            <text:p>PELLIZZARI, VALERIA NOEM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23305" calcext:value-type="float">
            <text:p>2732330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577627" calcext:value-type="float">
            <text:p>29577627</text:p>
          </table:table-cell>
          <table:table-cell office:value-type="string" calcext:value-type="string">
            <text:p>DEBESA, AGUST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577627" calcext:value-type="float">
            <text:p>2957762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409459" calcext:value-type="float">
            <text:p>23409459</text:p>
          </table:table-cell>
          <table:table-cell office:value-type="string" calcext:value-type="string">
            <text:p>MELLIMACI, EL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09459" calcext:value-type="float">
            <text:p>2340945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525982" calcext:value-type="float">
            <text:p>26525982</text:p>
          </table:table-cell>
          <table:table-cell office:value-type="string" calcext:value-type="string">
            <text:p>BAIGORRIA, NORMA BEATRI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525982" calcext:value-type="float">
            <text:p>2652598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195251" calcext:value-type="float">
            <text:p>26195251</text:p>
          </table:table-cell>
          <table:table-cell office:value-type="string" calcext:value-type="string">
            <text:p>FERREYRA, JU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195251" calcext:value-type="float">
            <text:p>261952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313844" calcext:value-type="float">
            <text:p>24313844</text:p>
          </table:table-cell>
          <table:table-cell office:value-type="string" calcext:value-type="string">
            <text:p>FIGUEROA, MARIEL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313844" calcext:value-type="float">
            <text:p>2431384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213403" calcext:value-type="float">
            <text:p>28213403</text:p>
          </table:table-cell>
          <table:table-cell office:value-type="string" calcext:value-type="string">
            <text:p>MUA±OZ, ANA VALE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213403" calcext:value-type="float">
            <text:p>2821340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451457" calcext:value-type="float">
            <text:p>28451457</text:p>
          </table:table-cell>
          <table:table-cell office:value-type="string" calcext:value-type="string">
            <text:p>SPESOT, CECILIA LOR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51457" calcext:value-type="float">
            <text:p>2845145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160433" calcext:value-type="float">
            <text:p>28160433</text:p>
          </table:table-cell>
          <table:table-cell office:value-type="string" calcext:value-type="string">
            <text:p>REYES, SUSANA ASUNC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160433" calcext:value-type="float">
            <text:p>2816043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925410" calcext:value-type="float">
            <text:p>24925410</text:p>
          </table:table-cell>
          <table:table-cell office:value-type="string" calcext:value-type="string">
            <text:p>ASQUINAZI, REBECA JUDI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925410" calcext:value-type="float">
            <text:p>249254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609635" calcext:value-type="float">
            <text:p>24609635</text:p>
          </table:table-cell>
          <table:table-cell office:value-type="string" calcext:value-type="string">
            <text:p>ARRIETA, CRIST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609635" calcext:value-type="float">
            <text:p>2460963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349189" calcext:value-type="float">
            <text:p>27349189</text:p>
          </table:table-cell>
          <table:table-cell office:value-type="string" calcext:value-type="string">
            <text:p>AMELA, DAN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49189" calcext:value-type="float">
            <text:p>2734918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3025028" calcext:value-type="float">
            <text:p>93025028</text:p>
          </table:table-cell>
          <table:table-cell office:value-type="string" calcext:value-type="string">
            <text:p>GATICA CARRILO, XIMENA DEL ROS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025028" calcext:value-type="float">
            <text:p>930250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390360" calcext:value-type="float">
            <text:p>21390360</text:p>
          </table:table-cell>
          <table:table-cell office:value-type="string" calcext:value-type="string">
            <text:p>PINTO, NOEM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390360" calcext:value-type="float">
            <text:p>2139036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640149" calcext:value-type="float">
            <text:p>21640149</text:p>
          </table:table-cell>
          <table:table-cell office:value-type="string" calcext:value-type="string">
            <text:p>MORALES, S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640149" calcext:value-type="float">
            <text:p>2164014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524290" calcext:value-type="float">
            <text:p>22524290</text:p>
          </table:table-cell>
          <table:table-cell office:value-type="string" calcext:value-type="string">
            <text:p>BETANCUR, MARC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524290" calcext:value-type="float">
            <text:p>2252429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015472" calcext:value-type="float">
            <text:p>23015472</text:p>
          </table:table-cell>
          <table:table-cell office:value-type="string" calcext:value-type="string">
            <text:p>GONZALEZ, MARIA FAB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015472" calcext:value-type="float">
            <text:p>2301547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619432" calcext:value-type="float">
            <text:p>22619432</text:p>
          </table:table-cell>
          <table:table-cell office:value-type="string" calcext:value-type="string">
            <text:p>CANALES, CAR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619432" calcext:value-type="float">
            <text:p>2261943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009946" calcext:value-type="float">
            <text:p>18009946</text:p>
          </table:table-cell>
          <table:table-cell office:value-type="string" calcext:value-type="string">
            <text:p>ALLARIA, GABR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9946" calcext:value-type="float">
            <text:p>1800994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783958" calcext:value-type="float">
            <text:p>22783958</text:p>
          </table:table-cell>
          <table:table-cell office:value-type="string" calcext:value-type="string">
            <text:p>VERA, CRIST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783958" calcext:value-type="float">
            <text:p>2278395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432197" calcext:value-type="float">
            <text:p>18432197</text:p>
          </table:table-cell>
          <table:table-cell office:value-type="string" calcext:value-type="string">
            <text:p>RODRIGUEZ , GABR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432197" calcext:value-type="float">
            <text:p>1843219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2942878" calcext:value-type="float">
            <text:p>92942878</text:p>
          </table:table-cell>
          <table:table-cell office:value-type="string" calcext:value-type="string">
            <text:p>REYES CASTRO, INES DEL CARM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942878" calcext:value-type="float">
            <text:p>9294287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473820" calcext:value-type="float">
            <text:p>22473820</text:p>
          </table:table-cell>
          <table:table-cell office:value-type="string" calcext:value-type="string">
            <text:p>CLAVERIA, JOSEF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473820" calcext:value-type="float">
            <text:p>2247382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581539" calcext:value-type="float">
            <text:p>21581539</text:p>
          </table:table-cell>
          <table:table-cell office:value-type="string" calcext:value-type="string">
            <text:p>VAZQUEZ, CLAUD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81539" calcext:value-type="float">
            <text:p>2158153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743128" calcext:value-type="float">
            <text:p>21743128</text:p>
          </table:table-cell>
          <table:table-cell office:value-type="string" calcext:value-type="string">
            <text:p>PAZ, GRACIELA ELIZABE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43128" calcext:value-type="float">
            <text:p>2174312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284656" calcext:value-type="float">
            <text:p>16284656</text:p>
          </table:table-cell>
          <table:table-cell office:value-type="string" calcext:value-type="string">
            <text:p>TEMI, ANG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284656" calcext:value-type="float">
            <text:p>1628465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061854" calcext:value-type="float">
            <text:p>17061854</text:p>
          </table:table-cell>
          <table:table-cell office:value-type="string" calcext:value-type="string">
            <text:p>RODRIGUEZ, LILIANA NOEM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61854" calcext:value-type="float">
            <text:p>1706185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446432" calcext:value-type="float">
            <text:p>21446432</text:p>
          </table:table-cell>
          <table:table-cell office:value-type="string" calcext:value-type="string">
            <text:p>TARYANO, KARINA STELLA MAR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446432" calcext:value-type="float">
            <text:p>2144643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180484" calcext:value-type="float">
            <text:p>18180484</text:p>
          </table:table-cell>
          <table:table-cell office:value-type="string" calcext:value-type="string">
            <text:p>LEIVA, NANC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80484" calcext:value-type="float">
            <text:p>1818048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715602" calcext:value-type="float">
            <text:p>16715602</text:p>
          </table:table-cell>
          <table:table-cell office:value-type="string" calcext:value-type="string">
            <text:p>SEQUEIRA, MARIA VALE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15602" calcext:value-type="float">
            <text:p>1671560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608344" calcext:value-type="float">
            <text:p>21608344</text:p>
          </table:table-cell>
          <table:table-cell office:value-type="string" calcext:value-type="string">
            <text:p>LEVIO, ELADIA SUS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608344" calcext:value-type="float">
            <text:p>2160834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471612" calcext:value-type="float">
            <text:p>16471612</text:p>
          </table:table-cell>
          <table:table-cell office:value-type="string" calcext:value-type="string">
            <text:p>DELBONI, DAN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471612" calcext:value-type="float">
            <text:p>1647161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824519" calcext:value-type="float">
            <text:p>21824519</text:p>
          </table:table-cell>
          <table:table-cell office:value-type="string" calcext:value-type="string">
            <text:p>BUJALDON, LI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24519" calcext:value-type="float">
            <text:p>2182451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793601" calcext:value-type="float">
            <text:p>17793601</text:p>
          </table:table-cell>
          <table:table-cell office:value-type="string" calcext:value-type="string">
            <text:p>ELIDIANA , NIEV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793601" calcext:value-type="float">
            <text:p>1779360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789976" calcext:value-type="float">
            <text:p>20789976</text:p>
          </table:table-cell>
          <table:table-cell office:value-type="string" calcext:value-type="string">
            <text:p>CARRASCO, MARIA ADR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789976" calcext:value-type="float">
            <text:p>2078997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665177" calcext:value-type="float">
            <text:p>13665177</text:p>
          </table:table-cell>
          <table:table-cell office:value-type="string" calcext:value-type="string">
            <text:p>TORRES, HERMINDA (EDITH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665177" calcext:value-type="float">
            <text:p>1366517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629689" calcext:value-type="float">
            <text:p>12629689</text:p>
          </table:table-cell>
          <table:table-cell office:value-type="string" calcext:value-type="string">
            <text:p>MUÑOZ, NOEM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29689" calcext:value-type="float">
            <text:p>1262968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868677" calcext:value-type="float">
            <text:p>10868677</text:p>
          </table:table-cell>
          <table:table-cell office:value-type="string" calcext:value-type="string">
            <text:p>ROSENFELD, BER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68677" calcext:value-type="float">
            <text:p>1086867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239995" calcext:value-type="float">
            <text:p>13239995</text:p>
          </table:table-cell>
          <table:table-cell office:value-type="string" calcext:value-type="string">
            <text:p>TORGA, MARA­A CECI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39995" calcext:value-type="float">
            <text:p>1323999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047957" calcext:value-type="float">
            <text:p>13047957</text:p>
          </table:table-cell>
          <table:table-cell office:value-type="string" calcext:value-type="string">
            <text:p>ENCINA, ANGELA GLADY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47957" calcext:value-type="float">
            <text:p>1304795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420832" calcext:value-type="float">
            <text:p>5420832</text:p>
          </table:table-cell>
          <table:table-cell office:value-type="string" calcext:value-type="string">
            <text:p>MOLINA, M. E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20832" calcext:value-type="float">
            <text:p>542083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934411" calcext:value-type="float">
            <text:p>13934411</text:p>
          </table:table-cell>
          <table:table-cell office:value-type="string" calcext:value-type="string">
            <text:p>MARDONES, CELIRIA DEL PIL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934411" calcext:value-type="float">
            <text:p>139344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393140" calcext:value-type="float">
            <text:p>13393140</text:p>
          </table:table-cell>
          <table:table-cell office:value-type="string" calcext:value-type="string">
            <text:p>PALACIOS, SA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393140" calcext:value-type="float">
            <text:p>1339314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913812" calcext:value-type="float">
            <text:p>11913812</text:p>
          </table:table-cell>
          <table:table-cell office:value-type="string" calcext:value-type="string">
            <text:p>ARRO, M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13812" calcext:value-type="float">
            <text:p>1191381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1612237" calcext:value-type="float">
            <text:p>11612237</text:p>
          </table:table-cell>
          <table:table-cell office:value-type="string" calcext:value-type="string">
            <text:p>PINCHULEF , JAI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12237" calcext:value-type="float">
            <text:p>116122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420927" calcext:value-type="float">
            <text:p>14420927</text:p>
          </table:table-cell>
          <table:table-cell office:value-type="string" calcext:value-type="string">
            <text:p>ROMERO, LUIS FERNA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420927" calcext:value-type="float">
            <text:p>144209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38964" calcext:value-type="float">
            <text:p>7638964</text:p>
          </table:table-cell>
          <table:table-cell office:value-type="string" calcext:value-type="string">
            <text:p>VISNEVETSKY, CARLOS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38964" calcext:value-type="float">
            <text:p>76389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740350" calcext:value-type="float">
            <text:p>12740350</text:p>
          </table:table-cell>
          <table:table-cell office:value-type="string" calcext:value-type="string">
            <text:p>GREGORIO, CARLOS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40350" calcext:value-type="float">
            <text:p>1274035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913201" calcext:value-type="float">
            <text:p>10913201</text:p>
          </table:table-cell>
          <table:table-cell office:value-type="string" calcext:value-type="string">
            <text:p>FALAPPA, RICARDO AB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13201" calcext:value-type="float">
            <text:p>109132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370036" calcext:value-type="float">
            <text:p>16370036</text:p>
          </table:table-cell>
          <table:table-cell office:value-type="string" calcext:value-type="string">
            <text:p>SAGUES, CARLOS GERM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370036" calcext:value-type="float">
            <text:p>163700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559454" calcext:value-type="float">
            <text:p>10559454</text:p>
          </table:table-cell>
          <table:table-cell office:value-type="string" calcext:value-type="string">
            <text:p>FARIAS , HORACIO (NEGRO) AB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559454" calcext:value-type="float">
            <text:p>105594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597694" calcext:value-type="float">
            <text:p>7597694</text:p>
          </table:table-cell>
          <table:table-cell office:value-type="string" calcext:value-type="string">
            <text:p>CORREA,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97694" calcext:value-type="float">
            <text:p>75976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770236" calcext:value-type="float">
            <text:p>92770236</text:p>
          </table:table-cell>
          <table:table-cell office:value-type="string" calcext:value-type="string">
            <text:p>BASCUÑAN, PATRIC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770236" calcext:value-type="float">
            <text:p>927702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7474627" calcext:value-type="float">
            <text:p>37474627</text:p>
          </table:table-cell>
          <table:table-cell office:value-type="string" calcext:value-type="string">
            <text:p>GALLEGOS, MAT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474627" calcext:value-type="float">
            <text:p>374746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062699" calcext:value-type="float">
            <text:p>38062699</text:p>
          </table:table-cell>
          <table:table-cell office:value-type="string" calcext:value-type="string">
            <text:p>SZUMSKY, LEONAR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062699" calcext:value-type="float">
            <text:p>380626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1608403" calcext:value-type="float">
            <text:p>41608403</text:p>
          </table:table-cell>
          <table:table-cell office:value-type="string" calcext:value-type="string">
            <text:p>LAURIN , JUL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608403" calcext:value-type="float">
            <text:p>416084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2912480" calcext:value-type="float">
            <text:p>42912480</text:p>
          </table:table-cell>
          <table:table-cell office:value-type="string" calcext:value-type="string">
            <text:p>FERMANDOIS, ENZO NAH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912480" calcext:value-type="float">
            <text:p>4291248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840404" calcext:value-type="float">
            <text:p>40840404</text:p>
          </table:table-cell>
          <table:table-cell office:value-type="string" calcext:value-type="string">
            <text:p>CARRASCO RODRIGUEZ, AL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840404" calcext:value-type="float">
            <text:p>408404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2264682" calcext:value-type="float">
            <text:p>42264682</text:p>
          </table:table-cell>
          <table:table-cell office:value-type="string" calcext:value-type="string">
            <text:p>LLEUFUL, FRANC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264682" calcext:value-type="float">
            <text:p>422646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650120" calcext:value-type="float">
            <text:p>39650120</text:p>
          </table:table-cell>
          <table:table-cell office:value-type="string" calcext:value-type="string">
            <text:p>CASTRO, FERNA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650120" calcext:value-type="float">
            <text:p>396501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707644" calcext:value-type="float">
            <text:p>40707644</text:p>
          </table:table-cell>
          <table:table-cell office:value-type="string" calcext:value-type="string">
            <text:p>SALAS, JUL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707644" calcext:value-type="float">
            <text:p>4070764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866686" calcext:value-type="float">
            <text:p>39866686</text:p>
          </table:table-cell>
          <table:table-cell office:value-type="string" calcext:value-type="string">
            <text:p>MAYOR, RODRI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866686" calcext:value-type="float">
            <text:p>398666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3020404" calcext:value-type="float">
            <text:p>43020404</text:p>
          </table:table-cell>
          <table:table-cell office:value-type="string" calcext:value-type="string">
            <text:p>LUNA, LUCIO NAH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020404" calcext:value-type="float">
            <text:p>430204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3216644" calcext:value-type="float">
            <text:p>43216644</text:p>
          </table:table-cell>
          <table:table-cell office:value-type="string" calcext:value-type="string">
            <text:p>MORELL,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216644" calcext:value-type="float">
            <text:p>4321664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1346961" calcext:value-type="float">
            <text:p>41346961</text:p>
          </table:table-cell>
          <table:table-cell office:value-type="string" calcext:value-type="string">
            <text:p>LIENLAF, VICTO NAH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346961" calcext:value-type="float">
            <text:p>413469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2848468" calcext:value-type="float">
            <text:p>42848468</text:p>
          </table:table-cell>
          <table:table-cell office:value-type="string" calcext:value-type="string">
            <text:p>MUÑOZ, LAUTA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848468" calcext:value-type="float">
            <text:p>428484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7222732" calcext:value-type="float">
            <text:p>37222732</text:p>
          </table:table-cell>
          <table:table-cell office:value-type="string" calcext:value-type="string">
            <text:p>MARTANEZ , JONATH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222732" calcext:value-type="float">
            <text:p>372227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2806433" calcext:value-type="float">
            <text:p>42806433</text:p>
          </table:table-cell>
          <table:table-cell office:value-type="string" calcext:value-type="string">
            <text:p>SABATINI, GENA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806433" calcext:value-type="float">
            <text:p>428064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3516601" calcext:value-type="float">
            <text:p>43516601</text:p>
          </table:table-cell>
          <table:table-cell office:value-type="string" calcext:value-type="string">
            <text:p>CANZIANI, IGNAC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516601" calcext:value-type="float">
            <text:p>435166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3359207" calcext:value-type="float">
            <text:p>43359207</text:p>
          </table:table-cell>
          <table:table-cell office:value-type="string" calcext:value-type="string">
            <text:p>MARIPIL, LUC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359207" calcext:value-type="float">
            <text:p>433592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7173256" calcext:value-type="float">
            <text:p>37173256</text:p>
          </table:table-cell>
          <table:table-cell office:value-type="string" calcext:value-type="string">
            <text:p>AGUIRREZABALA,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73256" calcext:value-type="float">
            <text:p>371732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614220" calcext:value-type="float">
            <text:p>40614220</text:p>
          </table:table-cell>
          <table:table-cell office:value-type="string" calcext:value-type="string">
            <text:p>ANTILEO, SANTIA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614220" calcext:value-type="float">
            <text:p>406142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778582" calcext:value-type="float">
            <text:p>40778582</text:p>
          </table:table-cell>
          <table:table-cell office:value-type="string" calcext:value-type="string">
            <text:p>FIGUEROA, MARIANO GAS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778582" calcext:value-type="float">
            <text:p>407785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151650" calcext:value-type="float">
            <text:p>35151650</text:p>
          </table:table-cell>
          <table:table-cell office:value-type="string" calcext:value-type="string">
            <text:p>CELAYES, GONZALO ANIB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151650" calcext:value-type="float">
            <text:p>3515165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968120" calcext:value-type="float">
            <text:p>31968120</text:p>
          </table:table-cell>
          <table:table-cell office:value-type="string" calcext:value-type="string">
            <text:p>MARICAN, CRI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968120" calcext:value-type="float">
            <text:p>319681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842982" calcext:value-type="float">
            <text:p>30842982</text:p>
          </table:table-cell>
          <table:table-cell office:value-type="string" calcext:value-type="string">
            <text:p>GALLARDO, JONAT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842982" calcext:value-type="float">
            <text:p>308429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771068" calcext:value-type="float">
            <text:p>36771068</text:p>
          </table:table-cell>
          <table:table-cell office:value-type="string" calcext:value-type="string">
            <text:p>SEDE, RODRI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771068" calcext:value-type="float">
            <text:p>367710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189808" calcext:value-type="float">
            <text:p>32189808</text:p>
          </table:table-cell>
          <table:table-cell office:value-type="string" calcext:value-type="string">
            <text:p>VILLAGRAN, WAL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189808" calcext:value-type="float">
            <text:p>321898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491920" calcext:value-type="float">
            <text:p>31491920</text:p>
          </table:table-cell>
          <table:table-cell office:value-type="string" calcext:value-type="string">
            <text:p>CRUZ, HORAC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491920" calcext:value-type="float">
            <text:p>314919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182691" calcext:value-type="float">
            <text:p>30182691</text:p>
          </table:table-cell>
          <table:table-cell office:value-type="string" calcext:value-type="string">
            <text:p>TORRES, SEBA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182691" calcext:value-type="float">
            <text:p>301826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242208" calcext:value-type="float">
            <text:p>31242208</text:p>
          </table:table-cell>
          <table:table-cell office:value-type="string" calcext:value-type="string">
            <text:p>COLIPI, CARLOS RUB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242208" calcext:value-type="float">
            <text:p>312422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579159" calcext:value-type="float">
            <text:p>33579159</text:p>
          </table:table-cell>
          <table:table-cell office:value-type="string" calcext:value-type="string">
            <text:p>TKACZYK, VLADIMI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579159" calcext:value-type="float">
            <text:p>335791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332524" calcext:value-type="float">
            <text:p>33332524</text:p>
          </table:table-cell>
          <table:table-cell office:value-type="string" calcext:value-type="string">
            <text:p>OSES, JO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32524" calcext:value-type="float">
            <text:p>333325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858521" calcext:value-type="float">
            <text:p>33858521</text:p>
          </table:table-cell>
          <table:table-cell office:value-type="string" calcext:value-type="string">
            <text:p>LUIS , LEONARDO MATE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858521" calcext:value-type="float">
            <text:p>338585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162016" calcext:value-type="float">
            <text:p>36162016</text:p>
          </table:table-cell>
          <table:table-cell office:value-type="string" calcext:value-type="string">
            <text:p>EMPEDOCLE, ALAN NICOL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162016" calcext:value-type="float">
            <text:p>361620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057118" calcext:value-type="float">
            <text:p>32057118</text:p>
          </table:table-cell>
          <table:table-cell office:value-type="string" calcext:value-type="string">
            <text:p>VARGAS , REN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57118" calcext:value-type="float">
            <text:p>320571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608398" calcext:value-type="float">
            <text:p>34608398</text:p>
          </table:table-cell>
          <table:table-cell office:value-type="string" calcext:value-type="string">
            <text:p>TAGLIAPIETRA, FERNANDO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608398" calcext:value-type="float">
            <text:p>346083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764468" calcext:value-type="float">
            <text:p>31764468</text:p>
          </table:table-cell>
          <table:table-cell office:value-type="string" calcext:value-type="string">
            <text:p>BARONI,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764468" calcext:value-type="float">
            <text:p>317644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744483" calcext:value-type="float">
            <text:p>32744483</text:p>
          </table:table-cell>
          <table:table-cell office:value-type="string" calcext:value-type="string">
            <text:p>BAEZ, PABLO JAVI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44483" calcext:value-type="float">
            <text:p>327444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918535" calcext:value-type="float">
            <text:p>33918535</text:p>
          </table:table-cell>
          <table:table-cell office:value-type="string" calcext:value-type="string">
            <text:p>NAHUELA±IR, MARIO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918535" calcext:value-type="float">
            <text:p>339185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864535" calcext:value-type="float">
            <text:p>35864535</text:p>
          </table:table-cell>
          <table:table-cell office:value-type="string" calcext:value-type="string">
            <text:p>WASILEWSKI , SEBASTIA¡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864535" calcext:value-type="float">
            <text:p>358645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237065" calcext:value-type="float">
            <text:p>31237065</text:p>
          </table:table-cell>
          <table:table-cell office:value-type="string" calcext:value-type="string">
            <text:p>PERIS, JAVI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237065" calcext:value-type="float">
            <text:p>312370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753293" calcext:value-type="float">
            <text:p>36753293</text:p>
          </table:table-cell>
          <table:table-cell office:value-type="string" calcext:value-type="string">
            <text:p>ARANDA, GUSTAVO DAV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753293" calcext:value-type="float">
            <text:p>367532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819588" calcext:value-type="float">
            <text:p>30819588</text:p>
          </table:table-cell>
          <table:table-cell office:value-type="string" calcext:value-type="string">
            <text:p>GAUNA , JEREM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819588" calcext:value-type="float">
            <text:p>308195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415593" calcext:value-type="float">
            <text:p>30415593</text:p>
          </table:table-cell>
          <table:table-cell office:value-type="string" calcext:value-type="string">
            <text:p>CORZO, MAR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415593" calcext:value-type="float">
            <text:p>304155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595865" calcext:value-type="float">
            <text:p>31595865</text:p>
          </table:table-cell>
          <table:table-cell office:value-type="string" calcext:value-type="string">
            <text:p>ARAYA, DIEGO MAR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95865" calcext:value-type="float">
            <text:p>315958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922242" calcext:value-type="float">
            <text:p>32922242</text:p>
          </table:table-cell>
          <table:table-cell office:value-type="string" calcext:value-type="string">
            <text:p>VENEGAS, ALEXIS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922242" calcext:value-type="float">
            <text:p>3292224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660399" calcext:value-type="float">
            <text:p>35660399</text:p>
          </table:table-cell>
          <table:table-cell office:value-type="string" calcext:value-type="string">
            <text:p>SINDONI, JONAT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660399" calcext:value-type="float">
            <text:p>356603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223437" calcext:value-type="float">
            <text:p>34223437</text:p>
          </table:table-cell>
          <table:table-cell office:value-type="string" calcext:value-type="string">
            <text:p>VASQUEZ, LUIS ANTON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23437" calcext:value-type="float">
            <text:p>342234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941674" calcext:value-type="float">
            <text:p>30941674</text:p>
          </table:table-cell>
          <table:table-cell office:value-type="string" calcext:value-type="string">
            <text:p>RIFFO,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941674" calcext:value-type="float">
            <text:p>309416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403985" calcext:value-type="float">
            <text:p>34403985</text:p>
          </table:table-cell>
          <table:table-cell office:value-type="string" calcext:value-type="string">
            <text:p>JUSTINIANO, JAI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403985" calcext:value-type="float">
            <text:p>344039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805298" calcext:value-type="float">
            <text:p>31805298</text:p>
          </table:table-cell>
          <table:table-cell office:value-type="string" calcext:value-type="string">
            <text:p>ORTIZ, LUCIA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05298" calcext:value-type="float">
            <text:p>318052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150849" calcext:value-type="float">
            <text:p>36150849</text:p>
          </table:table-cell>
          <table:table-cell office:value-type="string" calcext:value-type="string">
            <text:p>GOMEZ, DIEGO FRANCISC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150849" calcext:value-type="float">
            <text:p>361508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335454" calcext:value-type="float">
            <text:p>31335454</text:p>
          </table:table-cell>
          <table:table-cell office:value-type="string" calcext:value-type="string">
            <text:p>DINAMARCA, HU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35454" calcext:value-type="float">
            <text:p>313354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497587" calcext:value-type="float">
            <text:p>36497587</text:p>
          </table:table-cell>
          <table:table-cell office:value-type="string" calcext:value-type="string">
            <text:p>ALLAMILLA, DANI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497587" calcext:value-type="float">
            <text:p>364975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492349" calcext:value-type="float">
            <text:p>30492349</text:p>
          </table:table-cell>
          <table:table-cell office:value-type="string" calcext:value-type="string">
            <text:p>CARRASCO , ROBERTO HER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492349" calcext:value-type="float">
            <text:p>304923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080414" calcext:value-type="float">
            <text:p>30080414</text:p>
          </table:table-cell>
          <table:table-cell office:value-type="string" calcext:value-type="string">
            <text:p>MENDEZ, FABIO DI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80414" calcext:value-type="float">
            <text:p>300804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159448" calcext:value-type="float">
            <text:p>27159448</text:p>
          </table:table-cell>
          <table:table-cell office:value-type="string" calcext:value-type="string">
            <text:p>GONZALEZ, GUILLERMO HU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159448" calcext:value-type="float">
            <text:p>2715944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427267" calcext:value-type="float">
            <text:p>23427267</text:p>
          </table:table-cell>
          <table:table-cell office:value-type="string" calcext:value-type="string">
            <text:p>AGUIRRE, JORGE OMAR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27267" calcext:value-type="float">
            <text:p>234272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443392" calcext:value-type="float">
            <text:p>28443392</text:p>
          </table:table-cell>
          <table:table-cell office:value-type="string" calcext:value-type="string">
            <text:p>CERDA, JOSE MARCE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43392" calcext:value-type="float">
            <text:p>284433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011026" calcext:value-type="float">
            <text:p>29011026</text:p>
          </table:table-cell>
          <table:table-cell office:value-type="string" calcext:value-type="string">
            <text:p>ARIGON, MIG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011026" calcext:value-type="float">
            <text:p>290110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094623" calcext:value-type="float">
            <text:p>27094623</text:p>
          </table:table-cell>
          <table:table-cell office:value-type="string" calcext:value-type="string">
            <text:p>ZAPATA, LUC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094623" calcext:value-type="float">
            <text:p>270946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547120" calcext:value-type="float">
            <text:p>24547120</text:p>
          </table:table-cell>
          <table:table-cell office:value-type="string" calcext:value-type="string">
            <text:p>HUENUMILLA , GUSTAV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547120" calcext:value-type="float">
            <text:p>245471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427026" calcext:value-type="float">
            <text:p>23427026</text:p>
          </table:table-cell>
          <table:table-cell office:value-type="string" calcext:value-type="string">
            <text:p>REYNES, PABLO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27026" calcext:value-type="float">
            <text:p>234270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216382" calcext:value-type="float">
            <text:p>25216382</text:p>
          </table:table-cell>
          <table:table-cell office:value-type="string" calcext:value-type="string">
            <text:p>CARO, MAXIMILIANO MAR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216382" calcext:value-type="float">
            <text:p>252163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941336" calcext:value-type="float">
            <text:p>24941336</text:p>
          </table:table-cell>
          <table:table-cell office:value-type="string" calcext:value-type="string">
            <text:p>DIAZ, JULIO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941336" calcext:value-type="float">
            <text:p>249413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801286" calcext:value-type="float">
            <text:p>27801286</text:p>
          </table:table-cell>
          <table:table-cell office:value-type="string" calcext:value-type="string">
            <text:p>LIOTTA , JUAN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801286" calcext:value-type="float">
            <text:p>278012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525765" calcext:value-type="float">
            <text:p>27525765</text:p>
          </table:table-cell>
          <table:table-cell office:value-type="string" calcext:value-type="string">
            <text:p>PAINEMAL, DANIEL MARCE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525765" calcext:value-type="float">
            <text:p>275257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137050" calcext:value-type="float">
            <text:p>25137050</text:p>
          </table:table-cell>
          <table:table-cell office:value-type="string" calcext:value-type="string">
            <text:p>SOTO,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137050" calcext:value-type="float">
            <text:p>2513705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960469" calcext:value-type="float">
            <text:p>26960469</text:p>
          </table:table-cell>
          <table:table-cell office:value-type="string" calcext:value-type="string">
            <text:p>SARMIENTO, MARC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960469" calcext:value-type="float">
            <text:p>269604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490430" calcext:value-type="float">
            <text:p>29490430</text:p>
          </table:table-cell>
          <table:table-cell office:value-type="string" calcext:value-type="string">
            <text:p>METRALLE, JOEL ALEXAN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490430" calcext:value-type="float">
            <text:p>2949043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989234" calcext:value-type="float">
            <text:p>28989234</text:p>
          </table:table-cell>
          <table:table-cell office:value-type="string" calcext:value-type="string">
            <text:p>NAVARRO, DIEGO JAVI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989234" calcext:value-type="float">
            <text:p>28989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547570" calcext:value-type="float">
            <text:p>29547570</text:p>
          </table:table-cell>
          <table:table-cell office:value-type="string" calcext:value-type="string">
            <text:p>FONTENLA, MIG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547570" calcext:value-type="float">
            <text:p>295475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386640" calcext:value-type="float">
            <text:p>29386640</text:p>
          </table:table-cell>
          <table:table-cell office:value-type="string" calcext:value-type="string">
            <text:p>DUMIGUAL, ALBERTO CEFERI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86640" calcext:value-type="float">
            <text:p>293866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180343" calcext:value-type="float">
            <text:p>28180343</text:p>
          </table:table-cell>
          <table:table-cell office:value-type="string" calcext:value-type="string">
            <text:p>CINQUEGRANI, MARC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180343" calcext:value-type="float">
            <text:p>2818034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4633756" calcext:value-type="float">
            <text:p>94633756</text:p>
          </table:table-cell>
          <table:table-cell office:value-type="string" calcext:value-type="string">
            <text:p>MOREIRA CARES, JAVIER MOI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633756" calcext:value-type="float">
            <text:p>946337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361624" calcext:value-type="float">
            <text:p>28361624</text:p>
          </table:table-cell>
          <table:table-cell office:value-type="string" calcext:value-type="string">
            <text:p>DIJKSTRA, TOM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361624" calcext:value-type="float">
            <text:p>283616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001903" calcext:value-type="float">
            <text:p>23001903</text:p>
          </table:table-cell>
          <table:table-cell office:value-type="string" calcext:value-type="string">
            <text:p>OJEDA, ROLA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001903" calcext:value-type="float">
            <text:p>230019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027389" calcext:value-type="float">
            <text:p>29027389</text:p>
          </table:table-cell>
          <table:table-cell office:value-type="string" calcext:value-type="string">
            <text:p>VALDEZ, MIGUEL ANG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027389" calcext:value-type="float">
            <text:p>290273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138094" calcext:value-type="float">
            <text:p>25138094</text:p>
          </table:table-cell>
          <table:table-cell office:value-type="string" calcext:value-type="string">
            <text:p>PAOLINI, MARCE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138094" calcext:value-type="float">
            <text:p>251380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987570" calcext:value-type="float">
            <text:p>27987570</text:p>
          </table:table-cell>
          <table:table-cell office:value-type="string" calcext:value-type="string">
            <text:p>CONTRERAS , SEBA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87570" calcext:value-type="float">
            <text:p>279875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009984" calcext:value-type="float">
            <text:p>26009984</text:p>
          </table:table-cell>
          <table:table-cell office:value-type="string" calcext:value-type="string">
            <text:p>ALBORNOZ, CARL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009984" calcext:value-type="float">
            <text:p>260099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219500" calcext:value-type="float">
            <text:p>23219500</text:p>
          </table:table-cell>
          <table:table-cell office:value-type="string" calcext:value-type="string">
            <text:p>RAILLAN, JU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19500" calcext:value-type="float">
            <text:p>232195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78450" calcext:value-type="float">
            <text:p>24078450</text:p>
          </table:table-cell>
          <table:table-cell office:value-type="string" calcext:value-type="string">
            <text:p>RODIL, DI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078450" calcext:value-type="float">
            <text:p>2407845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287571" calcext:value-type="float">
            <text:p>29287571</text:p>
          </table:table-cell>
          <table:table-cell office:value-type="string" calcext:value-type="string">
            <text:p>OSORIO, CARLOS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287571" calcext:value-type="float">
            <text:p>292875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053866" calcext:value-type="float">
            <text:p>27053866</text:p>
          </table:table-cell>
          <table:table-cell office:value-type="string" calcext:value-type="string">
            <text:p>ALMEIRA, CARLOS MAT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053866" calcext:value-type="float">
            <text:p>270538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305806" calcext:value-type="float">
            <text:p>18305806</text:p>
          </table:table-cell>
          <table:table-cell office:value-type="string" calcext:value-type="string">
            <text:p>SZUMSKY, SERG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305806" calcext:value-type="float">
            <text:p>183058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975438" calcext:value-type="float">
            <text:p>21975438</text:p>
          </table:table-cell>
          <table:table-cell office:value-type="string" calcext:value-type="string">
            <text:p>MANCINI, MARCELO A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975438" calcext:value-type="float">
            <text:p>219754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553349" calcext:value-type="float">
            <text:p>18553349</text:p>
          </table:table-cell>
          <table:table-cell office:value-type="string" calcext:value-type="string">
            <text:p>NITTINGER, VI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53349" calcext:value-type="float">
            <text:p>185533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399624" calcext:value-type="float">
            <text:p>20399624</text:p>
          </table:table-cell>
          <table:table-cell office:value-type="string" calcext:value-type="string">
            <text:p>CARRIZO, HECTOR FAB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99624" calcext:value-type="float">
            <text:p>203996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384376" calcext:value-type="float">
            <text:p>21384376</text:p>
          </table:table-cell>
          <table:table-cell office:value-type="string" calcext:value-type="string">
            <text:p>PAILLACOI, JORGE CLAUD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384376" calcext:value-type="float">
            <text:p>213843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562908" calcext:value-type="float">
            <text:p>16562908</text:p>
          </table:table-cell>
          <table:table-cell office:value-type="string" calcext:value-type="string">
            <text:p>TKACZYK, WALT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62908" calcext:value-type="float">
            <text:p>165629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782199" calcext:value-type="float">
            <text:p>17782199</text:p>
          </table:table-cell>
          <table:table-cell office:value-type="string" calcext:value-type="string">
            <text:p>VAZQUEZ,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782199" calcext:value-type="float">
            <text:p>177821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583798" calcext:value-type="float">
            <text:p>22583798</text:p>
          </table:table-cell>
          <table:table-cell office:value-type="string" calcext:value-type="string">
            <text:p>PINO, JU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583798" calcext:value-type="float">
            <text:p>225837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563246" calcext:value-type="float">
            <text:p>16563246</text:p>
          </table:table-cell>
          <table:table-cell office:value-type="string" calcext:value-type="string">
            <text:p>GIL, PEDRO ISMA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63246" calcext:value-type="float">
            <text:p>165632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734200" calcext:value-type="float">
            <text:p>17734200</text:p>
          </table:table-cell>
          <table:table-cell office:value-type="string" calcext:value-type="string">
            <text:p>MARTINEZ, OSCAR DAM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734200" calcext:value-type="float">
            <text:p>177342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141314" calcext:value-type="float">
            <text:p>17141314</text:p>
          </table:table-cell>
          <table:table-cell office:value-type="string" calcext:value-type="string">
            <text:p>MANTELLINI, HECTOR OS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141314" calcext:value-type="float">
            <text:p>171413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794084" calcext:value-type="float">
            <text:p>20794084</text:p>
          </table:table-cell>
          <table:table-cell office:value-type="string" calcext:value-type="string">
            <text:p>SALAZAR, FAB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794084" calcext:value-type="float">
            <text:p>2079408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842821" calcext:value-type="float">
            <text:p>16842821</text:p>
          </table:table-cell>
          <table:table-cell office:value-type="string" calcext:value-type="string">
            <text:p>DURAN, FELIX ALE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842821" calcext:value-type="float">
            <text:p>168428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317215" calcext:value-type="float">
            <text:p>20317215</text:p>
          </table:table-cell>
          <table:table-cell office:value-type="string" calcext:value-type="string">
            <text:p>CANZIANI, PABLO AUGUS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17215" calcext:value-type="float">
            <text:p>203172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979444" calcext:value-type="float">
            <text:p>20979444</text:p>
          </table:table-cell>
          <table:table-cell office:value-type="string" calcext:value-type="string">
            <text:p>MATTOS, M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79444" calcext:value-type="float">
            <text:p>2097944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5734707" calcext:value-type="float">
            <text:p>45734707</text:p>
          </table:table-cell>
          <table:table-cell office:value-type="string" calcext:value-type="string">
            <text:p>PIZARRO, MAT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734707" calcext:value-type="float">
            <text:p>457347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3156254" calcext:value-type="float">
            <text:p>43156254</text:p>
          </table:table-cell>
          <table:table-cell office:value-type="string" calcext:value-type="string">
            <text:p>RODRIGUEZ, KEV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156254" calcext:value-type="float">
            <text:p>431562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241870" calcext:value-type="float">
            <text:p>36241870</text:p>
          </table:table-cell>
          <table:table-cell office:value-type="string" calcext:value-type="string">
            <text:p>CARDENAS, JEANET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241870" calcext:value-type="float">
            <text:p>3624187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5276065" calcext:value-type="float">
            <text:p>35276065</text:p>
          </table:table-cell>
          <table:table-cell office:value-type="string" calcext:value-type="string">
            <text:p>CECCHINI, NATA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76065" calcext:value-type="float">
            <text:p>3527606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6434677" calcext:value-type="float">
            <text:p>36434677</text:p>
          </table:table-cell>
          <table:table-cell office:value-type="string" calcext:value-type="string">
            <text:p>PASTORIZA , CLAUDIA ANTONE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434677" calcext:value-type="float">
            <text:p>3643467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7947121" calcext:value-type="float">
            <text:p>37947121</text:p>
          </table:table-cell>
          <table:table-cell office:value-type="string" calcext:value-type="string">
            <text:p>GUAYQUIPAN, MAIT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947121" calcext:value-type="float">
            <text:p>379471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8044713" calcext:value-type="float">
            <text:p>38044713</text:p>
          </table:table-cell>
          <table:table-cell office:value-type="string" calcext:value-type="string">
            <text:p>VAN LIERDE, BRENDA ABR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044713" calcext:value-type="float">
            <text:p>3804471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128414" calcext:value-type="float">
            <text:p>34128414</text:p>
          </table:table-cell>
          <table:table-cell office:value-type="string" calcext:value-type="string">
            <text:p>GAMBETA, SABR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128414" calcext:value-type="float">
            <text:p>3412841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225374" calcext:value-type="float">
            <text:p>32225374</text:p>
          </table:table-cell>
          <table:table-cell office:value-type="string" calcext:value-type="string">
            <text:p>CORDOBA, CECI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225374" calcext:value-type="float">
            <text:p>3222537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400083" calcext:value-type="float">
            <text:p>31400083</text:p>
          </table:table-cell>
          <table:table-cell office:value-type="string" calcext:value-type="string">
            <text:p>PAREDES, ANDRE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400083" calcext:value-type="float">
            <text:p>3140008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388199" calcext:value-type="float">
            <text:p>30388199</text:p>
          </table:table-cell>
          <table:table-cell office:value-type="string" calcext:value-type="string">
            <text:p>GUEVARA, MIRIA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388199" calcext:value-type="float">
            <text:p>303881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710181" calcext:value-type="float">
            <text:p>32710181</text:p>
          </table:table-cell>
          <table:table-cell office:value-type="string" calcext:value-type="string">
            <text:p>ULLOA, CLAUD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10181" calcext:value-type="float">
            <text:p>3271018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955754" calcext:value-type="float">
            <text:p>29955754</text:p>
          </table:table-cell>
          <table:table-cell office:value-type="string" calcext:value-type="string">
            <text:p>VEGA, VALERI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955754" calcext:value-type="float">
            <text:p>2995575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503276" calcext:value-type="float">
            <text:p>30503276</text:p>
          </table:table-cell>
          <table:table-cell office:value-type="string" calcext:value-type="string">
            <text:p>ANDRADE, LOR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03276" calcext:value-type="float">
            <text:p>3050327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518347" calcext:value-type="float">
            <text:p>32518347</text:p>
          </table:table-cell>
          <table:table-cell office:value-type="string" calcext:value-type="string">
            <text:p>SEPULVEDA , BEL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518347" calcext:value-type="float">
            <text:p>3251834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289498" calcext:value-type="float">
            <text:p>32289498</text:p>
          </table:table-cell>
          <table:table-cell office:value-type="string" calcext:value-type="string">
            <text:p>MARDONES, JES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289498" calcext:value-type="float">
            <text:p>3228949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986998" calcext:value-type="float">
            <text:p>32986998</text:p>
          </table:table-cell>
          <table:table-cell office:value-type="string" calcext:value-type="string">
            <text:p>AGUIRRES, NATA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986998" calcext:value-type="float">
            <text:p>3298699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000697" calcext:value-type="float">
            <text:p>31000697</text:p>
          </table:table-cell>
          <table:table-cell office:value-type="string" calcext:value-type="string">
            <text:p>TROVARELLI, MARIA NATA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000697" calcext:value-type="float">
            <text:p>3100069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883915" calcext:value-type="float">
            <text:p>27883915</text:p>
          </table:table-cell>
          <table:table-cell office:value-type="string" calcext:value-type="string">
            <text:p>SUAREZ, CAROLINA ANDRE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883915" calcext:value-type="float">
            <text:p>278839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155262" calcext:value-type="float">
            <text:p>28155262</text:p>
          </table:table-cell>
          <table:table-cell office:value-type="string" calcext:value-type="string">
            <text:p>ETCHEGARAY, VALER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155262" calcext:value-type="float">
            <text:p>2815526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508864" calcext:value-type="float">
            <text:p>29508864</text:p>
          </table:table-cell>
          <table:table-cell office:value-type="string" calcext:value-type="string">
            <text:p>DE VINCENZI, VIVIANA EDI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508864" calcext:value-type="float">
            <text:p>2950886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752475" calcext:value-type="float">
            <text:p>27752475</text:p>
          </table:table-cell>
          <table:table-cell office:value-type="string" calcext:value-type="string">
            <text:p>GOMES, MARISO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52475" calcext:value-type="float">
            <text:p>2775247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051989" calcext:value-type="float">
            <text:p>29051989</text:p>
          </table:table-cell>
          <table:table-cell office:value-type="string" calcext:value-type="string">
            <text:p>ARTIGAS, NATALIA ANALIA PAO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051989" calcext:value-type="float">
            <text:p>2905198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361941" calcext:value-type="float">
            <text:p>28361941</text:p>
          </table:table-cell>
          <table:table-cell office:value-type="string" calcext:value-type="string">
            <text:p>RIAVITZ , CAROL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361941" calcext:value-type="float">
            <text:p>283619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327097" calcext:value-type="float">
            <text:p>27327097</text:p>
          </table:table-cell>
          <table:table-cell office:value-type="string" calcext:value-type="string">
            <text:p>GONZALEZ, VICTO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27097" calcext:value-type="float">
            <text:p>2732709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685155" calcext:value-type="float">
            <text:p>28685155</text:p>
          </table:table-cell>
          <table:table-cell office:value-type="string" calcext:value-type="string">
            <text:p>CAPECE, NATALIA ADR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85155" calcext:value-type="float">
            <text:p>2868515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159139" calcext:value-type="float">
            <text:p>29159139</text:p>
          </table:table-cell>
          <table:table-cell office:value-type="string" calcext:value-type="string">
            <text:p>SURA, RAQ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159139" calcext:value-type="float">
            <text:p>2915913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481439" calcext:value-type="float">
            <text:p>27481439</text:p>
          </table:table-cell>
          <table:table-cell office:value-type="string" calcext:value-type="string">
            <text:p>ZALAZAR, GLADY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481439" calcext:value-type="float">
            <text:p>2748143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624374" calcext:value-type="float">
            <text:p>28624374</text:p>
          </table:table-cell>
          <table:table-cell office:value-type="string" calcext:value-type="string">
            <text:p>ALARCON, PAO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24374" calcext:value-type="float">
            <text:p>2862437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233333" calcext:value-type="float">
            <text:p>26233333</text:p>
          </table:table-cell>
          <table:table-cell office:value-type="string" calcext:value-type="string">
            <text:p>LEON, LILIAN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33333" calcext:value-type="float">
            <text:p>2623333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216355" calcext:value-type="float">
            <text:p>25216355</text:p>
          </table:table-cell>
          <table:table-cell office:value-type="string" calcext:value-type="string">
            <text:p>FERREYRA, LOR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216355" calcext:value-type="float">
            <text:p>2521635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718152" calcext:value-type="float">
            <text:p>23718152</text:p>
          </table:table-cell>
          <table:table-cell office:value-type="string" calcext:value-type="string">
            <text:p>BARTUSCH, MARIA CRIST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18152" calcext:value-type="float">
            <text:p>2371815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329491" calcext:value-type="float">
            <text:p>25329491</text:p>
          </table:table-cell>
          <table:table-cell office:value-type="string" calcext:value-type="string">
            <text:p>TEJADA, L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329491" calcext:value-type="float">
            <text:p>2532949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465608" calcext:value-type="float">
            <text:p>25465608</text:p>
          </table:table-cell>
          <table:table-cell office:value-type="string" calcext:value-type="string">
            <text:p>QUINTERO, CRISTIN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465608" calcext:value-type="float">
            <text:p>2546560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638688" calcext:value-type="float">
            <text:p>23638688</text:p>
          </table:table-cell>
          <table:table-cell office:value-type="string" calcext:value-type="string">
            <text:p>MARTINEZ, LAURA KAR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38688" calcext:value-type="float">
            <text:p>2363868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344251" calcext:value-type="float">
            <text:p>24344251</text:p>
          </table:table-cell>
          <table:table-cell office:value-type="string" calcext:value-type="string">
            <text:p>GOICOECHEA , FAB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344251" calcext:value-type="float">
            <text:p>243442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480971" calcext:value-type="float">
            <text:p>23480971</text:p>
          </table:table-cell>
          <table:table-cell office:value-type="string" calcext:value-type="string">
            <text:p>PEREZ, CARINA ANDRE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80971" calcext:value-type="float">
            <text:p>2348097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480970" calcext:value-type="float">
            <text:p>23480970</text:p>
          </table:table-cell>
          <table:table-cell office:value-type="string" calcext:value-type="string">
            <text:p>PEREZ,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80970" calcext:value-type="float">
            <text:p>2348097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494893" calcext:value-type="float">
            <text:p>23494893</text:p>
          </table:table-cell>
          <table:table-cell office:value-type="string" calcext:value-type="string">
            <text:p>QUILODRAN, S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94893" calcext:value-type="float">
            <text:p>2349489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198026" calcext:value-type="float">
            <text:p>25198026</text:p>
          </table:table-cell>
          <table:table-cell office:value-type="string" calcext:value-type="string">
            <text:p>SALLAGO, ROSANA FABIO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198026" calcext:value-type="float">
            <text:p>2519802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980453" calcext:value-type="float">
            <text:p>23980453</text:p>
          </table:table-cell>
          <table:table-cell office:value-type="string" calcext:value-type="string">
            <text:p>BASSI, SILV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980453" calcext:value-type="float">
            <text:p>2398045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612469" calcext:value-type="float">
            <text:p>23612469</text:p>
          </table:table-cell>
          <table:table-cell office:value-type="string" calcext:value-type="string">
            <text:p>PINO, VER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12469" calcext:value-type="float">
            <text:p>2361246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220251" calcext:value-type="float">
            <text:p>23220251</text:p>
          </table:table-cell>
          <table:table-cell office:value-type="string" calcext:value-type="string">
            <text:p>IUORNO, SILV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20251" calcext:value-type="float">
            <text:p>232202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915443" calcext:value-type="float">
            <text:p>24915443</text:p>
          </table:table-cell>
          <table:table-cell office:value-type="string" calcext:value-type="string">
            <text:p>ENRIQUE , ALI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915443" calcext:value-type="float">
            <text:p>2491544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605451" calcext:value-type="float">
            <text:p>25605451</text:p>
          </table:table-cell>
          <table:table-cell office:value-type="string" calcext:value-type="string">
            <text:p>REYES, ANDREA VIV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5451" calcext:value-type="float">
            <text:p>256054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099397" calcext:value-type="float">
            <text:p>25099397</text:p>
          </table:table-cell>
          <table:table-cell office:value-type="string" calcext:value-type="string">
            <text:p>GUERRERO, CARIN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99397" calcext:value-type="float">
            <text:p>2509939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739890" calcext:value-type="float">
            <text:p>27739890</text:p>
          </table:table-cell>
          <table:table-cell office:value-type="string" calcext:value-type="string">
            <text:p>BARRA, S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39890" calcext:value-type="float">
            <text:p>2773989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96846" calcext:value-type="float">
            <text:p>20196846</text:p>
          </table:table-cell>
          <table:table-cell office:value-type="string" calcext:value-type="string">
            <text:p>CASTAÑARES, DALI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96846" calcext:value-type="float">
            <text:p>2019684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92120" calcext:value-type="float">
            <text:p>20292120</text:p>
          </table:table-cell>
          <table:table-cell office:value-type="string" calcext:value-type="string">
            <text:p>CARMONA, JORGELINA GRAC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92120" calcext:value-type="float">
            <text:p>2029212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098815" calcext:value-type="float">
            <text:p>23098815</text:p>
          </table:table-cell>
          <table:table-cell office:value-type="string" calcext:value-type="string">
            <text:p>SANDOVAL, VERONICA EDI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098815" calcext:value-type="float">
            <text:p>230988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586194" calcext:value-type="float">
            <text:p>22586194</text:p>
          </table:table-cell>
          <table:table-cell office:value-type="string" calcext:value-type="string">
            <text:p>CANEO, ELIZABE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586194" calcext:value-type="float">
            <text:p>2258619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49087" calcext:value-type="float">
            <text:p>20249087</text:p>
          </table:table-cell>
          <table:table-cell office:value-type="string" calcext:value-type="string">
            <text:p>RAMIREZ, FLAVIA BET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49087" calcext:value-type="float">
            <text:p>2024908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473961" calcext:value-type="float">
            <text:p>22473961</text:p>
          </table:table-cell>
          <table:table-cell office:value-type="string" calcext:value-type="string">
            <text:p>LAGOS, MARIA EST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473961" calcext:value-type="float">
            <text:p>2247396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305457" calcext:value-type="float">
            <text:p>20305457</text:p>
          </table:table-cell>
          <table:table-cell office:value-type="string" calcext:value-type="string">
            <text:p>GONZALEZ, SILVIA IV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05457" calcext:value-type="float">
            <text:p>2030545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631620" calcext:value-type="float">
            <text:p>17631620</text:p>
          </table:table-cell>
          <table:table-cell office:value-type="string" calcext:value-type="string">
            <text:p>SANDOVAL, MONICA BEATRI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631620" calcext:value-type="float">
            <text:p>1763162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338882" calcext:value-type="float">
            <text:p>16338882</text:p>
          </table:table-cell>
          <table:table-cell office:value-type="string" calcext:value-type="string">
            <text:p>CORREA, MARIA R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338882" calcext:value-type="float">
            <text:p>1633888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329908" calcext:value-type="float">
            <text:p>17329908</text:p>
          </table:table-cell>
          <table:table-cell office:value-type="string" calcext:value-type="string">
            <text:p>AZCURRAIN, MERCEDES ALI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29908" calcext:value-type="float">
            <text:p>1732990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819931" calcext:value-type="float">
            <text:p>16819931</text:p>
          </table:table-cell>
          <table:table-cell office:value-type="string" calcext:value-type="string">
            <text:p>SEPULVEDA, HAI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819931" calcext:value-type="float">
            <text:p>1681993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368205" calcext:value-type="float">
            <text:p>14368205</text:p>
          </table:table-cell>
          <table:table-cell office:value-type="string" calcext:value-type="string">
            <text:p>GEREZ, PATRI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368205" calcext:value-type="float">
            <text:p>1436820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2251537" calcext:value-type="float">
            <text:p>92251537</text:p>
          </table:table-cell>
          <table:table-cell office:value-type="string" calcext:value-type="string">
            <text:p>QUINTRILEO, TEGUALD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251537" calcext:value-type="float">
            <text:p>9225153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610976" calcext:value-type="float">
            <text:p>33610976</text:p>
          </table:table-cell>
          <table:table-cell office:value-type="string" calcext:value-type="string">
            <text:p>BARRERA, SEBASTIAN ESTEB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610976" calcext:value-type="float">
            <text:p>336109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090967" calcext:value-type="float">
            <text:p>38090967</text:p>
          </table:table-cell>
          <table:table-cell office:value-type="string" calcext:value-type="string">
            <text:p>MOYANO, JEREM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090967" calcext:value-type="float">
            <text:p>380909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298703" calcext:value-type="float">
            <text:p>38298703</text:p>
          </table:table-cell>
          <table:table-cell office:value-type="string" calcext:value-type="string">
            <text:p>SANHUEZA, MAT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98703" calcext:value-type="float">
            <text:p>382987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798275" calcext:value-type="float">
            <text:p>34798275</text:p>
          </table:table-cell>
          <table:table-cell office:value-type="string" calcext:value-type="string">
            <text:p>CIFUENTES, GABRIEL SEBA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798275" calcext:value-type="float">
            <text:p>3479827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809571" calcext:value-type="float">
            <text:p>38809571</text:p>
          </table:table-cell>
          <table:table-cell office:value-type="string" calcext:value-type="string">
            <text:p>ROMERO, JEREM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809571" calcext:value-type="float">
            <text:p>388095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744216" calcext:value-type="float">
            <text:p>33744216</text:p>
          </table:table-cell>
          <table:table-cell office:value-type="string" calcext:value-type="string">
            <text:p>BARROSO, NICOLA¡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744216" calcext:value-type="float">
            <text:p>337442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744245" calcext:value-type="float">
            <text:p>33744245</text:p>
          </table:table-cell>
          <table:table-cell office:value-type="string" calcext:value-type="string">
            <text:p>HERNA¡NDEZ, ALEXAN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744245" calcext:value-type="float">
            <text:p>337442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790045" calcext:value-type="float">
            <text:p>38790045</text:p>
          </table:table-cell>
          <table:table-cell office:value-type="string" calcext:value-type="string">
            <text:p>SALGUERO, DI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790045" calcext:value-type="float">
            <text:p>387900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918550" calcext:value-type="float">
            <text:p>33918550</text:p>
          </table:table-cell>
          <table:table-cell office:value-type="string" calcext:value-type="string">
            <text:p>VILLALBA, VI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918550" calcext:value-type="float">
            <text:p>3391855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426767" calcext:value-type="float">
            <text:p>33426767</text:p>
          </table:table-cell>
          <table:table-cell office:value-type="string" calcext:value-type="string">
            <text:p>CABEZAS, ADR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426767" calcext:value-type="float">
            <text:p>3342676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291615" calcext:value-type="float">
            <text:p>33291615</text:p>
          </table:table-cell>
          <table:table-cell office:value-type="string" calcext:value-type="string">
            <text:p>AMBROSIO, LUC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291615" calcext:value-type="float">
            <text:p>332916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955857" calcext:value-type="float">
            <text:p>36955857</text:p>
          </table:table-cell>
          <table:table-cell office:value-type="string" calcext:value-type="string">
            <text:p>DURE, KEV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955857" calcext:value-type="float">
            <text:p>369558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626665" calcext:value-type="float">
            <text:p>34626665</text:p>
          </table:table-cell>
          <table:table-cell office:value-type="string" calcext:value-type="string">
            <text:p>RAMIREZ, JUAN MARCE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626665" calcext:value-type="float">
            <text:p>346266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7757343" calcext:value-type="float">
            <text:p>37757343</text:p>
          </table:table-cell>
          <table:table-cell office:value-type="string" calcext:value-type="string">
            <text:p>BONNAT, ROM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757343" calcext:value-type="float">
            <text:p>3775734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682812" calcext:value-type="float">
            <text:p>39682812</text:p>
          </table:table-cell>
          <table:table-cell office:value-type="string" calcext:value-type="string">
            <text:p>R, NACH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682812" calcext:value-type="float">
            <text:p>396828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057562" calcext:value-type="float">
            <text:p>30057562</text:p>
          </table:table-cell>
          <table:table-cell office:value-type="string" calcext:value-type="string">
            <text:p>REYES, SERGIO ERNES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57562" calcext:value-type="float">
            <text:p>300575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347410" calcext:value-type="float">
            <text:p>30347410</text:p>
          </table:table-cell>
          <table:table-cell office:value-type="string" calcext:value-type="string">
            <text:p>LEZCANO , DIEGO OSVAL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347410" calcext:value-type="float">
            <text:p>303474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119638" calcext:value-type="float">
            <text:p>32119638</text:p>
          </table:table-cell>
          <table:table-cell office:value-type="string" calcext:value-type="string">
            <text:p>CARRASCO, MARCOS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119638" calcext:value-type="float">
            <text:p>321196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771914" calcext:value-type="float">
            <text:p>31771914</text:p>
          </table:table-cell>
          <table:table-cell office:value-type="string" calcext:value-type="string">
            <text:p>SEPULVEDA, OSCAR EDUAR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771914" calcext:value-type="float">
            <text:p>317719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496497" calcext:value-type="float">
            <text:p>30496497</text:p>
          </table:table-cell>
          <table:table-cell office:value-type="string" calcext:value-type="string">
            <text:p>PINTO, JUAN EDUAR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496497" calcext:value-type="float">
            <text:p>304964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805289" calcext:value-type="float">
            <text:p>31805289</text:p>
          </table:table-cell>
          <table:table-cell office:value-type="string" calcext:value-type="string">
            <text:p>RABOVICH, HECTOR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05289" calcext:value-type="float">
            <text:p>318052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939529" calcext:value-type="float">
            <text:p>31939529</text:p>
          </table:table-cell>
          <table:table-cell office:value-type="string" calcext:value-type="string">
            <text:p>CARDENA, JONAT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939529" calcext:value-type="float">
            <text:p>3193952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162656" calcext:value-type="float">
            <text:p>33162656</text:p>
          </table:table-cell>
          <table:table-cell office:value-type="string" calcext:value-type="string">
            <text:p>PAEZ, AGUS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62656" calcext:value-type="float">
            <text:p>331626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961392" calcext:value-type="float">
            <text:p>30961392</text:p>
          </table:table-cell>
          <table:table-cell office:value-type="string" calcext:value-type="string">
            <text:p>QUEZADA,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961392" calcext:value-type="float">
            <text:p>309613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873721" calcext:value-type="float">
            <text:p>29873721</text:p>
          </table:table-cell>
          <table:table-cell office:value-type="string" calcext:value-type="string">
            <text:p>GALERA, LAUREANO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873721" calcext:value-type="float">
            <text:p>298737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839642" calcext:value-type="float">
            <text:p>31839642</text:p>
          </table:table-cell>
          <table:table-cell office:value-type="string" calcext:value-type="string">
            <text:p>COSIO, JOEL DONAL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39642" calcext:value-type="float">
            <text:p>3183964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144006" calcext:value-type="float">
            <text:p>33144006</text:p>
          </table:table-cell>
          <table:table-cell office:value-type="string" calcext:value-type="string">
            <text:p>RAVERA, ALEJAND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44006" calcext:value-type="float">
            <text:p>331440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568512" calcext:value-type="float">
            <text:p>32568512</text:p>
          </table:table-cell>
          <table:table-cell office:value-type="string" calcext:value-type="string">
            <text:p>VILLAMAYOR ANCINA, MATIAS ALEJAND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568512" calcext:value-type="float">
            <text:p>325685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225622" calcext:value-type="float">
            <text:p>30225622</text:p>
          </table:table-cell>
          <table:table-cell office:value-type="string" calcext:value-type="string">
            <text:p>QUIDEL, MIG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225622" calcext:value-type="float">
            <text:p>3022562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291535" calcext:value-type="float">
            <text:p>33291535</text:p>
          </table:table-cell>
          <table:table-cell office:value-type="string" calcext:value-type="string">
            <text:p>MENDEZ, JUAN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291535" calcext:value-type="float">
            <text:p>332915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483527" calcext:value-type="float">
            <text:p>31483527</text:p>
          </table:table-cell>
          <table:table-cell office:value-type="string" calcext:value-type="string">
            <text:p>LUNA, MAURICIO GAS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483527" calcext:value-type="float">
            <text:p>314835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046729" calcext:value-type="float">
            <text:p>32046729</text:p>
          </table:table-cell>
          <table:table-cell office:value-type="string" calcext:value-type="string">
            <text:p>HERMAN, DAM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46729" calcext:value-type="float">
            <text:p>3204672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617172" calcext:value-type="float">
            <text:p>28617172</text:p>
          </table:table-cell>
          <table:table-cell office:value-type="string" calcext:value-type="string">
            <text:p>GARCIA, DIEGO MAR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17172" calcext:value-type="float">
            <text:p>286171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332073" calcext:value-type="float">
            <text:p>27332073</text:p>
          </table:table-cell>
          <table:table-cell office:value-type="string" calcext:value-type="string">
            <text:p>DE ARRIBA, CRI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32073" calcext:value-type="float">
            <text:p>2733207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208204" calcext:value-type="float">
            <text:p>29208204</text:p>
          </table:table-cell>
          <table:table-cell office:value-type="string" calcext:value-type="string">
            <text:p>CUADRADO ,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208204" calcext:value-type="float">
            <text:p>292082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897569" calcext:value-type="float">
            <text:p>27897569</text:p>
          </table:table-cell>
          <table:table-cell office:value-type="string" calcext:value-type="string">
            <text:p>VELASQUE, GUSTAVO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897569" calcext:value-type="float">
            <text:p>278975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571911" calcext:value-type="float">
            <text:p>26571911</text:p>
          </table:table-cell>
          <table:table-cell office:value-type="string" calcext:value-type="string">
            <text:p>PISANO, LEAND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571911" calcext:value-type="float">
            <text:p>2657191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324853" calcext:value-type="float">
            <text:p>26324853</text:p>
          </table:table-cell>
          <table:table-cell office:value-type="string" calcext:value-type="string">
            <text:p>ORTIZ, DI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324853" calcext:value-type="float">
            <text:p>2632485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458320" calcext:value-type="float">
            <text:p>26458320</text:p>
          </table:table-cell>
          <table:table-cell office:value-type="string" calcext:value-type="string">
            <text:p>NARVAEZ,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458320" calcext:value-type="float">
            <text:p>264583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617330" calcext:value-type="float">
            <text:p>28617330</text:p>
          </table:table-cell>
          <table:table-cell office:value-type="string" calcext:value-type="string">
            <text:p>POBLETE, FAB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17330" calcext:value-type="float">
            <text:p>2861733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665134" calcext:value-type="float">
            <text:p>29665134</text:p>
          </table:table-cell>
          <table:table-cell office:value-type="string" calcext:value-type="string">
            <text:p>CORONEL, SEBA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665134" calcext:value-type="float">
            <text:p>296651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458069" calcext:value-type="float">
            <text:p>26458069</text:p>
          </table:table-cell>
          <table:table-cell office:value-type="string" calcext:value-type="string">
            <text:p>RODRIGUEZ , TOM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458069" calcext:value-type="float">
            <text:p>264580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623713" calcext:value-type="float">
            <text:p>28623713</text:p>
          </table:table-cell>
          <table:table-cell office:value-type="string" calcext:value-type="string">
            <text:p>IBARRA , LUCAS MAT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23713" calcext:value-type="float">
            <text:p>286237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349288" calcext:value-type="float">
            <text:p>27349288</text:p>
          </table:table-cell>
          <table:table-cell office:value-type="string" calcext:value-type="string">
            <text:p>MORGADO, MAXIMILIA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49288" calcext:value-type="float">
            <text:p>273492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614855" calcext:value-type="float">
            <text:p>28614855</text:p>
          </table:table-cell>
          <table:table-cell office:value-type="string" calcext:value-type="string">
            <text:p>MATUS, ISMAEL ANTON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14855" calcext:value-type="float">
            <text:p>2861485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810181" calcext:value-type="float">
            <text:p>28810181</text:p>
          </table:table-cell>
          <table:table-cell office:value-type="string" calcext:value-type="string">
            <text:p>PAZ, NEL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810181" calcext:value-type="float">
            <text:p>288101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547828" calcext:value-type="float">
            <text:p>29547828</text:p>
          </table:table-cell>
          <table:table-cell office:value-type="string" calcext:value-type="string">
            <text:p>RAMIREZ, PABLO ESTEB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547828" calcext:value-type="float">
            <text:p>295478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663881" calcext:value-type="float">
            <text:p>26663881</text:p>
          </table:table-cell>
          <table:table-cell office:value-type="string" calcext:value-type="string">
            <text:p>NELSON, FAUSTO MAR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663881" calcext:value-type="float">
            <text:p>266638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485915" calcext:value-type="float">
            <text:p>28485915</text:p>
          </table:table-cell>
          <table:table-cell office:value-type="string" calcext:value-type="string">
            <text:p>MILLA, MARIO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85915" calcext:value-type="float">
            <text:p>284859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789786" calcext:value-type="float">
            <text:p>27789786</text:p>
          </table:table-cell>
          <table:table-cell office:value-type="string" calcext:value-type="string">
            <text:p>SAEZ, PABLO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89786" calcext:value-type="float">
            <text:p>277897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287645" calcext:value-type="float">
            <text:p>29287645</text:p>
          </table:table-cell>
          <table:table-cell office:value-type="string" calcext:value-type="string">
            <text:p>GODOY , MARCE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287645" calcext:value-type="float">
            <text:p>292876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781462" calcext:value-type="float">
            <text:p>28781462</text:p>
          </table:table-cell>
          <table:table-cell office:value-type="string" calcext:value-type="string">
            <text:p>VILLALON, JORGE OS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781462" calcext:value-type="float">
            <text:p>287814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657112" calcext:value-type="float">
            <text:p>92657112</text:p>
          </table:table-cell>
          <table:table-cell office:value-type="string" calcext:value-type="string">
            <text:p>BILBAO, SERGIO DAV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657112" calcext:value-type="float">
            <text:p>926571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144030" calcext:value-type="float">
            <text:p>26144030</text:p>
          </table:table-cell>
          <table:table-cell office:value-type="string" calcext:value-type="string">
            <text:p>SUAREZ, ROBERTO DAM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144030" calcext:value-type="float">
            <text:p>2614403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844018" calcext:value-type="float">
            <text:p>25844018</text:p>
          </table:table-cell>
          <table:table-cell office:value-type="string" calcext:value-type="string">
            <text:p>CARDOZO, JUAN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844018" calcext:value-type="float">
            <text:p>258440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860476" calcext:value-type="float">
            <text:p>25860476</text:p>
          </table:table-cell>
          <table:table-cell office:value-type="string" calcext:value-type="string">
            <text:p>OLAVE, SERG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860476" calcext:value-type="float">
            <text:p>258604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457815" calcext:value-type="float">
            <text:p>24457815</text:p>
          </table:table-cell>
          <table:table-cell office:value-type="string" calcext:value-type="string">
            <text:p>SANZ, OMAR A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457815" calcext:value-type="float">
            <text:p>244578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623821" calcext:value-type="float">
            <text:p>25623821</text:p>
          </table:table-cell>
          <table:table-cell office:value-type="string" calcext:value-type="string">
            <text:p>CASTIGNANI, PABLO R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23821" calcext:value-type="float">
            <text:p>256238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692877" calcext:value-type="float">
            <text:p>24692877</text:p>
          </table:table-cell>
          <table:table-cell office:value-type="string" calcext:value-type="string">
            <text:p>PEA‘ALOZA, VICTOR YA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692877" calcext:value-type="float">
            <text:p>246928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392770" calcext:value-type="float">
            <text:p>24392770</text:p>
          </table:table-cell>
          <table:table-cell office:value-type="string" calcext:value-type="string">
            <text:p>CAMU, JUAN ALEJAND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392770" calcext:value-type="float">
            <text:p>2439277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948278" calcext:value-type="float">
            <text:p>25948278</text:p>
          </table:table-cell>
          <table:table-cell office:value-type="string" calcext:value-type="string">
            <text:p>CHACON , CARLOS JAVI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948278" calcext:value-type="float">
            <text:p>259482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134662" calcext:value-type="float">
            <text:p>24134662</text:p>
          </table:table-cell>
          <table:table-cell office:value-type="string" calcext:value-type="string">
            <text:p>LUIS, CRI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134662" calcext:value-type="float">
            <text:p>241346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157789" calcext:value-type="float">
            <text:p>24157789</text:p>
          </table:table-cell>
          <table:table-cell office:value-type="string" calcext:value-type="string">
            <text:p>LARRABURU, GUILLERM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157789" calcext:value-type="float">
            <text:p>241577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357128" calcext:value-type="float">
            <text:p>26357128</text:p>
          </table:table-cell>
          <table:table-cell office:value-type="string" calcext:value-type="string">
            <text:p>LERINI, A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357128" calcext:value-type="float">
            <text:p>263571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308400" calcext:value-type="float">
            <text:p>25308400</text:p>
          </table:table-cell>
          <table:table-cell office:value-type="string" calcext:value-type="string">
            <text:p>CONTRERAS, CLAUDIO RUB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308400" calcext:value-type="float">
            <text:p>253084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918965" calcext:value-type="float">
            <text:p>23918965</text:p>
          </table:table-cell>
          <table:table-cell office:value-type="string" calcext:value-type="string">
            <text:p>MOLE, MAU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918965" calcext:value-type="float">
            <text:p>239189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191738" calcext:value-type="float">
            <text:p>25191738</text:p>
          </table:table-cell>
          <table:table-cell office:value-type="string" calcext:value-type="string">
            <text:p>INOSTROZA, MANUEL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191738" calcext:value-type="float">
            <text:p>251917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408931" calcext:value-type="float">
            <text:p>25408931</text:p>
          </table:table-cell>
          <table:table-cell office:value-type="string" calcext:value-type="string">
            <text:p>GARCES, FAB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408931" calcext:value-type="float">
            <text:p>2540893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914163" calcext:value-type="float">
            <text:p>20914163</text:p>
          </table:table-cell>
          <table:table-cell office:value-type="string" calcext:value-type="string">
            <text:p>LORDI, CAL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14163" calcext:value-type="float">
            <text:p>209141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449239" calcext:value-type="float">
            <text:p>20449239</text:p>
          </table:table-cell>
          <table:table-cell office:value-type="string" calcext:value-type="string">
            <text:p>SILVIO LUIS , MARTINE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449239" calcext:value-type="float">
            <text:p>2044923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450946" calcext:value-type="float">
            <text:p>20450946</text:p>
          </table:table-cell>
          <table:table-cell office:value-type="string" calcext:value-type="string">
            <text:p>PELLEGRINI, MAU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450946" calcext:value-type="float">
            <text:p>2045094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532508" calcext:value-type="float">
            <text:p>20532508</text:p>
          </table:table-cell>
          <table:table-cell office:value-type="string" calcext:value-type="string">
            <text:p>BEJARANO,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532508" calcext:value-type="float">
            <text:p>205325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473376" calcext:value-type="float">
            <text:p>22473376</text:p>
          </table:table-cell>
          <table:table-cell office:value-type="string" calcext:value-type="string">
            <text:p>SAIMAN, PABLO MARCE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473376" calcext:value-type="float">
            <text:p>224733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42823" calcext:value-type="float">
            <text:p>20042823</text:p>
          </table:table-cell>
          <table:table-cell office:value-type="string" calcext:value-type="string">
            <text:p>SAGRETTI, FABIO A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42823" calcext:value-type="float">
            <text:p>200428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702601" calcext:value-type="float">
            <text:p>21702601</text:p>
          </table:table-cell>
          <table:table-cell office:value-type="string" calcext:value-type="string">
            <text:p>GALLO, JULIO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02601" calcext:value-type="float">
            <text:p>217026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21705" calcext:value-type="float">
            <text:p>20121705</text:p>
          </table:table-cell>
          <table:table-cell office:value-type="string" calcext:value-type="string">
            <text:p>HAYLLAPAN, ROLANDO SI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1705" calcext:value-type="float">
            <text:p>201217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375038" calcext:value-type="float">
            <text:p>17375038</text:p>
          </table:table-cell>
          <table:table-cell office:value-type="string" calcext:value-type="string">
            <text:p>GUERRA, JAVI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75038" calcext:value-type="float">
            <text:p>1737503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375132" calcext:value-type="float">
            <text:p>16375132</text:p>
          </table:table-cell>
          <table:table-cell office:value-type="string" calcext:value-type="string">
            <text:p>GARRIDO, SEGU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375132" calcext:value-type="float">
            <text:p>163751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636450" calcext:value-type="float">
            <text:p>18636450</text:p>
          </table:table-cell>
          <table:table-cell office:value-type="string" calcext:value-type="string">
            <text:p>DANNA,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636450" calcext:value-type="float">
            <text:p>1863645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520216" calcext:value-type="float">
            <text:p>16520216</text:p>
          </table:table-cell>
          <table:table-cell office:value-type="string" calcext:value-type="string">
            <text:p>BORTOLUSSI, MARCELO RODOLF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20216" calcext:value-type="float">
            <text:p>165202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361281" calcext:value-type="float">
            <text:p>18361281</text:p>
          </table:table-cell>
          <table:table-cell office:value-type="string" calcext:value-type="string">
            <text:p>ARIAS, VICTOR CES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361281" calcext:value-type="float">
            <text:p>183612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759494" calcext:value-type="float">
            <text:p>16759494</text:p>
          </table:table-cell>
          <table:table-cell office:value-type="string" calcext:value-type="string">
            <text:p>ZANONA, GAB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59494" calcext:value-type="float">
            <text:p>167594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320605" calcext:value-type="float">
            <text:p>93320605</text:p>
          </table:table-cell>
          <table:table-cell office:value-type="string" calcext:value-type="string">
            <text:p>GARRIDO PO, CARLOS ALERC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320605" calcext:value-type="float">
            <text:p>9332060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907262" calcext:value-type="float">
            <text:p>12907262</text:p>
          </table:table-cell>
          <table:table-cell office:value-type="string" calcext:value-type="string">
            <text:p>GARRO, OSCAR ALFRE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907262" calcext:value-type="float">
            <text:p>129072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95766" calcext:value-type="float">
            <text:p>5095766</text:p>
          </table:table-cell>
          <table:table-cell office:value-type="string" calcext:value-type="string">
            <text:p>GARRIDO, RODOLFO CLEMEN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95766" calcext:value-type="float">
            <text:p>50957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612014" calcext:value-type="float">
            <text:p>11612014</text:p>
          </table:table-cell>
          <table:table-cell office:value-type="string" calcext:value-type="string">
            <text:p>PUCHI, CARLOS HE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12014" calcext:value-type="float">
            <text:p>116120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899813" calcext:value-type="float">
            <text:p>14899813</text:p>
          </table:table-cell>
          <table:table-cell office:value-type="string" calcext:value-type="string">
            <text:p>MUÑOZ, SERGIO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899813" calcext:value-type="float">
            <text:p>148998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234665" calcext:value-type="float">
            <text:p>16234665</text:p>
          </table:table-cell>
          <table:table-cell office:value-type="string" calcext:value-type="string">
            <text:p>HERNANDEZ, JORGE VI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234665" calcext:value-type="float">
            <text:p>162346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066545" calcext:value-type="float">
            <text:p>12066545</text:p>
          </table:table-cell>
          <table:table-cell office:value-type="string" calcext:value-type="string">
            <text:p>CHANDIA, EDUAR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66545" calcext:value-type="float">
            <text:p>120665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84394" calcext:value-type="float">
            <text:p>10184394</text:p>
          </table:table-cell>
          <table:table-cell office:value-type="string" calcext:value-type="string">
            <text:p>SPESOT, HORACIO ALFRE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84394" calcext:value-type="float">
            <text:p>101843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205503" calcext:value-type="float">
            <text:p>14205503</text:p>
          </table:table-cell>
          <table:table-cell office:value-type="string" calcext:value-type="string">
            <text:p>MORAN , LU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05503" calcext:value-type="float">
            <text:p>142055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393718" calcext:value-type="float">
            <text:p>12393718</text:p>
          </table:table-cell>
          <table:table-cell office:value-type="string" calcext:value-type="string">
            <text:p>MARDONES, SAN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93718" calcext:value-type="float">
            <text:p>123937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2184565" calcext:value-type="float">
            <text:p>42184565</text:p>
          </table:table-cell>
          <table:table-cell office:value-type="string" calcext:value-type="string">
            <text:p>ROJAS, AGUS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184565" calcext:value-type="float">
            <text:p>421845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2153234" calcext:value-type="float">
            <text:p>42153234</text:p>
          </table:table-cell>
          <table:table-cell office:value-type="string" calcext:value-type="string">
            <text:p>OLLARZUN, NICOL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153234" calcext:value-type="float">
            <text:p>42153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816551" calcext:value-type="float">
            <text:p>36816551</text:p>
          </table:table-cell>
          <table:table-cell office:value-type="string" calcext:value-type="string">
            <text:p>ADRA, MA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816551" calcext:value-type="float">
            <text:p>368165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220618" calcext:value-type="float">
            <text:p>34220618</text:p>
          </table:table-cell>
          <table:table-cell office:value-type="string" calcext:value-type="string">
            <text:p>VALDEZ, VALE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20618" calcext:value-type="float">
            <text:p>3422061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197413" calcext:value-type="float">
            <text:p>31197413</text:p>
          </table:table-cell>
          <table:table-cell office:value-type="string" calcext:value-type="string">
            <text:p>ZALAZAR, 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97413" calcext:value-type="float">
            <text:p>3119741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503391" calcext:value-type="float">
            <text:p>30503391</text:p>
          </table:table-cell>
          <table:table-cell office:value-type="string" calcext:value-type="string">
            <text:p>LESCANO, CINT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03391" calcext:value-type="float">
            <text:p>3050339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314356" calcext:value-type="float">
            <text:p>31314356</text:p>
          </table:table-cell>
          <table:table-cell office:value-type="string" calcext:value-type="string">
            <text:p>LAGOS, MARC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14356" calcext:value-type="float">
            <text:p>3131435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805168" calcext:value-type="float">
            <text:p>31805168</text:p>
          </table:table-cell>
          <table:table-cell office:value-type="string" calcext:value-type="string">
            <text:p>HERNANDEZ, MAR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05168" calcext:value-type="float">
            <text:p>3180516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6753078" calcext:value-type="float">
            <text:p>36753078</text:p>
          </table:table-cell>
          <table:table-cell office:value-type="string" calcext:value-type="string">
            <text:p>CRESPO , FLOREN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753078" calcext:value-type="float">
            <text:p>3675307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155282" calcext:value-type="float">
            <text:p>28155282</text:p>
          </table:table-cell>
          <table:table-cell office:value-type="string" calcext:value-type="string">
            <text:p>MARTA­NEZ , CAROL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155282" calcext:value-type="float">
            <text:p>2815528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739889" calcext:value-type="float">
            <text:p>27739889</text:p>
          </table:table-cell>
          <table:table-cell office:value-type="string" calcext:value-type="string">
            <text:p>BARRA, ALEJANDRA LOR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39889" calcext:value-type="float">
            <text:p>2773988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848324" calcext:value-type="float">
            <text:p>28848324</text:p>
          </table:table-cell>
          <table:table-cell office:value-type="string" calcext:value-type="string">
            <text:p>HUNTAQUER, LAURA LETIC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848324" calcext:value-type="float">
            <text:p>288483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596903" calcext:value-type="float">
            <text:p>26596903</text:p>
          </table:table-cell>
          <table:table-cell office:value-type="string" calcext:value-type="string">
            <text:p>VAZQUEZ, MARISO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596903" calcext:value-type="float">
            <text:p>2659690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986791" calcext:value-type="float">
            <text:p>27986791</text:p>
          </table:table-cell>
          <table:table-cell office:value-type="string" calcext:value-type="string">
            <text:p>TEJADA, CRISTIN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86791" calcext:value-type="float">
            <text:p>2798679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377367" calcext:value-type="float">
            <text:p>27377367</text:p>
          </table:table-cell>
          <table:table-cell office:value-type="string" calcext:value-type="string">
            <text:p>RODRIGUEZ, GABRIELA SILV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77367" calcext:value-type="float">
            <text:p>2737736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856948" calcext:value-type="float">
            <text:p>27856948</text:p>
          </table:table-cell>
          <table:table-cell office:value-type="string" calcext:value-type="string">
            <text:p>IRIGOYEN, CECI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856948" calcext:value-type="float">
            <text:p>2785694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028441" calcext:value-type="float">
            <text:p>29028441</text:p>
          </table:table-cell>
          <table:table-cell office:value-type="string" calcext:value-type="string">
            <text:p>MADUEA±O, NELL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028441" calcext:value-type="float">
            <text:p>2902844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977136" calcext:value-type="float">
            <text:p>27977136</text:p>
          </table:table-cell>
          <table:table-cell office:value-type="string" calcext:value-type="string">
            <text:p>SILVEIRA, CLAUD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77136" calcext:value-type="float">
            <text:p>2797713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362848" calcext:value-type="float">
            <text:p>26362848</text:p>
          </table:table-cell>
          <table:table-cell office:value-type="string" calcext:value-type="string">
            <text:p>RIQUELME, CINTIA VANE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362848" calcext:value-type="float">
            <text:p>2636284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342057" calcext:value-type="float">
            <text:p>29342057</text:p>
          </table:table-cell>
          <table:table-cell office:value-type="string" calcext:value-type="string">
            <text:p>RODRIGUEZ , CAROLINA GABRI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42057" calcext:value-type="float">
            <text:p>2934205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149183" calcext:value-type="float">
            <text:p>26149183</text:p>
          </table:table-cell>
          <table:table-cell office:value-type="string" calcext:value-type="string">
            <text:p>GONZALEZ, MAR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149183" calcext:value-type="float">
            <text:p>2614918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2251325" calcext:value-type="float">
            <text:p>92251325</text:p>
          </table:table-cell>
          <table:table-cell office:value-type="string" calcext:value-type="string">
            <text:p>CACERES, PAM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251325" calcext:value-type="float">
            <text:p>9225132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173221" calcext:value-type="float">
            <text:p>25173221</text:p>
          </table:table-cell>
          <table:table-cell office:value-type="string" calcext:value-type="string">
            <text:p>GOMEZ, PAOL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173221" calcext:value-type="float">
            <text:p>2517322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285963" calcext:value-type="float">
            <text:p>25285963</text:p>
          </table:table-cell>
          <table:table-cell office:value-type="string" calcext:value-type="string">
            <text:p>FERRADA, KAREN NATA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285963" calcext:value-type="float">
            <text:p>2528596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046364" calcext:value-type="float">
            <text:p>26046364</text:p>
          </table:table-cell>
          <table:table-cell office:value-type="string" calcext:value-type="string">
            <text:p>TRONCOSO , MARIA EL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046364" calcext:value-type="float">
            <text:p>2604636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5726095" calcext:value-type="float">
            <text:p>25726095</text:p>
          </table:table-cell>
          <table:table-cell office:value-type="string" calcext:value-type="string">
            <text:p>ANAYA , MARIA ALEJAND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726095" calcext:value-type="float">
            <text:p>2572609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817424" calcext:value-type="float">
            <text:p>24817424</text:p>
          </table:table-cell>
          <table:table-cell office:value-type="string" calcext:value-type="string">
            <text:p>VILLAR, NATA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817424" calcext:value-type="float">
            <text:p>2481742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783862" calcext:value-type="float">
            <text:p>22783862</text:p>
          </table:table-cell>
          <table:table-cell office:value-type="string" calcext:value-type="string">
            <text:p>QUILAQUEO, ADELAID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783862" calcext:value-type="float">
            <text:p>2278386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012004" calcext:value-type="float">
            <text:p>22012004</text:p>
          </table:table-cell>
          <table:table-cell office:value-type="string" calcext:value-type="string">
            <text:p>MELGAREJO, CAR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518846" calcext:value-type="float">
            <text:p>21518846</text:p>
          </table:table-cell>
          <table:table-cell office:value-type="string" calcext:value-type="string">
            <text:p>GARRIDO, CELIA RAQ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18846" calcext:value-type="float">
            <text:p>2151884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843588" calcext:value-type="float">
            <text:p>20843588</text:p>
          </table:table-cell>
          <table:table-cell office:value-type="string" calcext:value-type="string">
            <text:p>GARCIA, MARIA EUGEN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843588" calcext:value-type="float">
            <text:p>2084358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044601" calcext:value-type="float">
            <text:p>20044601</text:p>
          </table:table-cell>
          <table:table-cell office:value-type="string" calcext:value-type="string">
            <text:p>RUIZ, MARIA CEL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44601" calcext:value-type="float">
            <text:p>2004460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586409" calcext:value-type="float">
            <text:p>22586409</text:p>
          </table:table-cell>
          <table:table-cell office:value-type="string" calcext:value-type="string">
            <text:p>VARAS, ALICIA 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586409" calcext:value-type="float">
            <text:p>2258640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577381" calcext:value-type="float">
            <text:p>24577381</text:p>
          </table:table-cell>
          <table:table-cell office:value-type="string" calcext:value-type="string">
            <text:p>BASCONCELO , MARIANA MERCE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577381" calcext:value-type="float">
            <text:p>2457738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032016" calcext:value-type="float">
            <text:p>23032016</text:p>
          </table:table-cell>
          <table:table-cell office:value-type="string" calcext:value-type="string">
            <text:p>TORRES, HAYDE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032016" calcext:value-type="float">
            <text:p>2303201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3779202" calcext:value-type="float">
            <text:p>13779202</text:p>
          </table:table-cell>
          <table:table-cell office:value-type="string" calcext:value-type="string">
            <text:p>MORALES, RAQUEL HEB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779202" calcext:value-type="float">
            <text:p>1377920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737426" calcext:value-type="float">
            <text:p>30737426</text:p>
          </table:table-cell>
          <table:table-cell office:value-type="string" calcext:value-type="string">
            <text:p>SCHLEGEL, ENZO D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737426" calcext:value-type="float">
            <text:p>307374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829657" calcext:value-type="float">
            <text:p>32829657</text:p>
          </table:table-cell>
          <table:table-cell office:value-type="string" calcext:value-type="string">
            <text:p>URRUTIA , YO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829657" calcext:value-type="float">
            <text:p>328296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314185" calcext:value-type="float">
            <text:p>31314185</text:p>
          </table:table-cell>
          <table:table-cell office:value-type="string" calcext:value-type="string">
            <text:p>RIZZI SALTO, JO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14185" calcext:value-type="float">
            <text:p>313141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592522" calcext:value-type="float">
            <text:p>35592522</text:p>
          </table:table-cell>
          <table:table-cell office:value-type="string" calcext:value-type="string">
            <text:p>CANALES, JORGE WAL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592522" calcext:value-type="float">
            <text:p>3559252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571791" calcext:value-type="float">
            <text:p>35571791</text:p>
          </table:table-cell>
          <table:table-cell office:value-type="string" calcext:value-type="string">
            <text:p>VASQUEZ, JOSE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571791" calcext:value-type="float">
            <text:p>355717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310063" calcext:value-type="float">
            <text:p>34310063</text:p>
          </table:table-cell>
          <table:table-cell office:value-type="string" calcext:value-type="string">
            <text:p>BORDA MENDEZ, RODRIGO DAV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310063" calcext:value-type="float">
            <text:p>343100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751319" calcext:value-type="float">
            <text:p>30751319</text:p>
          </table:table-cell>
          <table:table-cell office:value-type="string" calcext:value-type="string">
            <text:p>FERNANDEZ, MAU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751319" calcext:value-type="float">
            <text:p>3075131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862433" calcext:value-type="float">
            <text:p>34862433</text:p>
          </table:table-cell>
          <table:table-cell office:value-type="string" calcext:value-type="string">
            <text:p>ERNESTO , JUAN CES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862433" calcext:value-type="float">
            <text:p>348624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358416" calcext:value-type="float">
            <text:p>31358416</text:p>
          </table:table-cell>
          <table:table-cell office:value-type="string" calcext:value-type="string">
            <text:p>RIVERA, CRI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58416" calcext:value-type="float">
            <text:p>313584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751286" calcext:value-type="float">
            <text:p>30751286</text:p>
          </table:table-cell>
          <table:table-cell office:value-type="string" calcext:value-type="string">
            <text:p>ALVAREZ, LEONARDO SEBAST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751286" calcext:value-type="float">
            <text:p>307512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358529" calcext:value-type="float">
            <text:p>31358529</text:p>
          </table:table-cell>
          <table:table-cell office:value-type="string" calcext:value-type="string">
            <text:p>CAYUL, LUCIANO NICOL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58529" calcext:value-type="float">
            <text:p>3135852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313108" calcext:value-type="float">
            <text:p>35313108</text:p>
          </table:table-cell>
          <table:table-cell office:value-type="string" calcext:value-type="string">
            <text:p>NAHUEL, RICARDO S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313108" calcext:value-type="float">
            <text:p>353131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2780533" calcext:value-type="float">
            <text:p>32780533</text:p>
          </table:table-cell>
          <table:table-cell office:value-type="string" calcext:value-type="string">
            <text:p>GODOY, GUILLERM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80533" calcext:value-type="float">
            <text:p>327805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821053" calcext:value-type="float">
            <text:p>29821053</text:p>
          </table:table-cell>
          <table:table-cell office:value-type="string" calcext:value-type="string">
            <text:p>CENTENO, MANUEL ALEJAND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821053" calcext:value-type="float">
            <text:p>2982105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405043" calcext:value-type="float">
            <text:p>33405043</text:p>
          </table:table-cell>
          <table:table-cell office:value-type="string" calcext:value-type="string">
            <text:p>SOLDINI, LUIS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405043" calcext:value-type="float">
            <text:p>3340504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315028" calcext:value-type="float">
            <text:p>33315028</text:p>
          </table:table-cell>
          <table:table-cell office:value-type="string" calcext:value-type="string">
            <text:p>VERA, ADR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15028" calcext:value-type="float">
            <text:p>3331502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757704" calcext:value-type="float">
            <text:p>29757704</text:p>
          </table:table-cell>
          <table:table-cell office:value-type="string" calcext:value-type="string">
            <text:p>CORBALAN , WILFREDO LEAND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757704" calcext:value-type="float">
            <text:p>297577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307735" calcext:value-type="float">
            <text:p>33307735</text:p>
          </table:table-cell>
          <table:table-cell office:value-type="string" calcext:value-type="string">
            <text:p>FALAPPA, RICAR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07735" calcext:value-type="float">
            <text:p>333077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468759" calcext:value-type="float">
            <text:p>28468759</text:p>
          </table:table-cell>
          <table:table-cell office:value-type="string" calcext:value-type="string">
            <text:p>MANSILLA, RAUL ANTON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468759" calcext:value-type="float">
            <text:p>284687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617348" calcext:value-type="float">
            <text:p>28617348</text:p>
          </table:table-cell>
          <table:table-cell office:value-type="string" calcext:value-type="string">
            <text:p>FLORES, GAB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17348" calcext:value-type="float">
            <text:p>2861734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233407" calcext:value-type="float">
            <text:p>30233407</text:p>
          </table:table-cell>
          <table:table-cell office:value-type="string" calcext:value-type="string">
            <text:p>RETA, RAUL DAN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233407" calcext:value-type="float">
            <text:p>302334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323733" calcext:value-type="float">
            <text:p>27323733</text:p>
          </table:table-cell>
          <table:table-cell office:value-type="string" calcext:value-type="string">
            <text:p>MONTECINOS, VI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23733" calcext:value-type="float">
            <text:p>273237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805433" calcext:value-type="float">
            <text:p>26805433</text:p>
          </table:table-cell>
          <table:table-cell office:value-type="string" calcext:value-type="string">
            <text:p>CORS, ISRA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5433" calcext:value-type="float">
            <text:p>268054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093010" calcext:value-type="float">
            <text:p>28093010</text:p>
          </table:table-cell>
          <table:table-cell office:value-type="string" calcext:value-type="string">
            <text:p>ROMERO, MAR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93010" calcext:value-type="float">
            <text:p>280930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558627" calcext:value-type="float">
            <text:p>28558627</text:p>
          </table:table-cell>
          <table:table-cell office:value-type="string" calcext:value-type="string">
            <text:p>GARCIA , PABLO A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558627" calcext:value-type="float">
            <text:p>285586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884343" calcext:value-type="float">
            <text:p>27884343</text:p>
          </table:table-cell>
          <table:table-cell office:value-type="string" calcext:value-type="string">
            <text:p>TOBARES, RAMIRO GAB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884343" calcext:value-type="float">
            <text:p>2788434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497872" calcext:value-type="float">
            <text:p>29497872</text:p>
          </table:table-cell>
          <table:table-cell office:value-type="string" calcext:value-type="string">
            <text:p>ESPINOZA, EMIL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497872" calcext:value-type="float">
            <text:p>2949787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082920" calcext:value-type="float">
            <text:p>28082920</text:p>
          </table:table-cell>
          <table:table-cell office:value-type="string" calcext:value-type="string">
            <text:p>CAMINO, JORG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82920" calcext:value-type="float">
            <text:p>280829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458040" calcext:value-type="float">
            <text:p>29458040</text:p>
          </table:table-cell>
          <table:table-cell office:value-type="string" calcext:value-type="string">
            <text:p>CANEO , FERNA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458040" calcext:value-type="float">
            <text:p>2945804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109163" calcext:value-type="float">
            <text:p>29109163</text:p>
          </table:table-cell>
          <table:table-cell office:value-type="string" calcext:value-type="string">
            <text:p>FERRON, EMAN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109163" calcext:value-type="float">
            <text:p>291091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290583" calcext:value-type="float">
            <text:p>29290583</text:p>
          </table:table-cell>
          <table:table-cell office:value-type="string" calcext:value-type="string">
            <text:p>QUISPE , CRISTA³BAL FERNA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290583" calcext:value-type="float">
            <text:p>292905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492762" calcext:value-type="float">
            <text:p>27492762</text:p>
          </table:table-cell>
          <table:table-cell office:value-type="string" calcext:value-type="string">
            <text:p>TROCHE, JOSE LU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492762" calcext:value-type="float">
            <text:p>2749276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792508" calcext:value-type="float">
            <text:p>28792508</text:p>
          </table:table-cell>
          <table:table-cell office:value-type="string" calcext:value-type="string">
            <text:p>MUÑOZ, MARC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792508" calcext:value-type="float">
            <text:p>287925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249426" calcext:value-type="float">
            <text:p>26249426</text:p>
          </table:table-cell>
          <table:table-cell office:value-type="string" calcext:value-type="string">
            <text:p>GUZMAN, MIGUEL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49426" calcext:value-type="float">
            <text:p>262494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624352" calcext:value-type="float">
            <text:p>28624352</text:p>
          </table:table-cell>
          <table:table-cell office:value-type="string" calcext:value-type="string">
            <text:p>PEDROSA, PABLO AR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24352" calcext:value-type="float">
            <text:p>2862435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974997" calcext:value-type="float">
            <text:p>28974997</text:p>
          </table:table-cell>
          <table:table-cell office:value-type="string" calcext:value-type="string">
            <text:p>MONTIEL, JUAN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974997" calcext:value-type="float">
            <text:p>289749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488894" calcext:value-type="float">
            <text:p>27488894</text:p>
          </table:table-cell>
          <table:table-cell office:value-type="string" calcext:value-type="string">
            <text:p>DALMAU, HE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488894" calcext:value-type="float">
            <text:p>274888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659257" calcext:value-type="float">
            <text:p>29659257</text:p>
          </table:table-cell>
          <table:table-cell office:value-type="string" calcext:value-type="string">
            <text:p>AGUIRRE, OSCAR MIG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659257" calcext:value-type="float">
            <text:p>296592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053713" calcext:value-type="float">
            <text:p>27053713</text:p>
          </table:table-cell>
          <table:table-cell office:value-type="string" calcext:value-type="string">
            <text:p>RAMIREZ, JUAN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053713" calcext:value-type="float">
            <text:p>270537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632514" calcext:value-type="float">
            <text:p>27632514</text:p>
          </table:table-cell>
          <table:table-cell office:value-type="string" calcext:value-type="string">
            <text:p>CAA±UMIR, OMAR JO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632514" calcext:value-type="float">
            <text:p>276325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636458" calcext:value-type="float">
            <text:p>28636458</text:p>
          </table:table-cell>
          <table:table-cell office:value-type="string" calcext:value-type="string">
            <text:p>CAYUPAN, MIGU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636458" calcext:value-type="float">
            <text:p>2863645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087818" calcext:value-type="float">
            <text:p>23087818</text:p>
          </table:table-cell>
          <table:table-cell office:value-type="string" calcext:value-type="string">
            <text:p>FACUNDO, FERNANDE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087818" calcext:value-type="float">
            <text:p>230878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389423" calcext:value-type="float">
            <text:p>26389423</text:p>
          </table:table-cell>
          <table:table-cell office:value-type="string" calcext:value-type="string">
            <text:p>CHAVERO, ALBA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389423" calcext:value-type="float">
            <text:p>263894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914377" calcext:value-type="float">
            <text:p>22914377</text:p>
          </table:table-cell>
          <table:table-cell office:value-type="string" calcext:value-type="string">
            <text:p>RELMO, MANUEL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14377" calcext:value-type="float">
            <text:p>229143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465764" calcext:value-type="float">
            <text:p>25465764</text:p>
          </table:table-cell>
          <table:table-cell office:value-type="string" calcext:value-type="string">
            <text:p>VITULICH, GUILLERM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465764" calcext:value-type="float">
            <text:p>254657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008983" calcext:value-type="float">
            <text:p>24008983</text:p>
          </table:table-cell>
          <table:table-cell office:value-type="string" calcext:value-type="string">
            <text:p>COLPI, JU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008983" calcext:value-type="float">
            <text:p>240089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277292" calcext:value-type="float">
            <text:p>25277292</text:p>
          </table:table-cell>
          <table:table-cell office:value-type="string" calcext:value-type="string">
            <text:p>NORI, MARIO DAV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277292" calcext:value-type="float">
            <text:p>252772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610548" calcext:value-type="float">
            <text:p>25610548</text:p>
          </table:table-cell>
          <table:table-cell office:value-type="string" calcext:value-type="string">
            <text:p>LESCANO, MARCELI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10548" calcext:value-type="float">
            <text:p>2561054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948036" calcext:value-type="float">
            <text:p>25948036</text:p>
          </table:table-cell>
          <table:table-cell office:value-type="string" calcext:value-type="string">
            <text:p>VERDECCHIA, NICOL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948036" calcext:value-type="float">
            <text:p>259480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667611" calcext:value-type="float">
            <text:p>24667611</text:p>
          </table:table-cell>
          <table:table-cell office:value-type="string" calcext:value-type="string">
            <text:p>PALACIOS, ARIEL FERNA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667611" calcext:value-type="float">
            <text:p>2466761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581156" calcext:value-type="float">
            <text:p>23581156</text:p>
          </table:table-cell>
          <table:table-cell office:value-type="string" calcext:value-type="string">
            <text:p>PIZARRO,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581156" calcext:value-type="float">
            <text:p>235811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725183" calcext:value-type="float">
            <text:p>25725183</text:p>
          </table:table-cell>
          <table:table-cell office:value-type="string" calcext:value-type="string">
            <text:p>LAGOS, SERGIO DAV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725183" calcext:value-type="float">
            <text:p>2572518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401060" calcext:value-type="float">
            <text:p>25401060</text:p>
          </table:table-cell>
          <table:table-cell office:value-type="string" calcext:value-type="string">
            <text:p>FERRANDO, DANIEL ESTEB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401060" calcext:value-type="float">
            <text:p>2540106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245004" calcext:value-type="float">
            <text:p>25245004</text:p>
          </table:table-cell>
          <table:table-cell office:value-type="string" calcext:value-type="string">
            <text:p>MARTIN , EMILIA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245004" calcext:value-type="float">
            <text:p>252450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544817" calcext:value-type="float">
            <text:p>24544817</text:p>
          </table:table-cell>
          <table:table-cell office:value-type="string" calcext:value-type="string">
            <text:p>PONCE, EZEQUI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544817" calcext:value-type="float">
            <text:p>2454481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483197" calcext:value-type="float">
            <text:p>24483197</text:p>
          </table:table-cell>
          <table:table-cell office:value-type="string" calcext:value-type="string">
            <text:p>RODRIGUEZ, DIEGO RAFA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483197" calcext:value-type="float">
            <text:p>244831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415656" calcext:value-type="float">
            <text:p>23415656</text:p>
          </table:table-cell>
          <table:table-cell office:value-type="string" calcext:value-type="string">
            <text:p>LOPEZ, DI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15656" calcext:value-type="float">
            <text:p>234156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212336" calcext:value-type="float">
            <text:p>20212336</text:p>
          </table:table-cell>
          <table:table-cell office:value-type="string" calcext:value-type="string">
            <text:p>MARIQUEO, JULIO VI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12336" calcext:value-type="float">
            <text:p>202123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093187" calcext:value-type="float">
            <text:p>22093187</text:p>
          </table:table-cell>
          <table:table-cell office:value-type="string" calcext:value-type="string">
            <text:p>MONTECINO, SERGIO 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93187" calcext:value-type="float">
            <text:p>2209318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038024" calcext:value-type="float">
            <text:p>21038024</text:p>
          </table:table-cell>
          <table:table-cell office:value-type="string" calcext:value-type="string">
            <text:p>ARIAS, NESTOR FABI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038024" calcext:value-type="float">
            <text:p>210380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692301" calcext:value-type="float">
            <text:p>22692301</text:p>
          </table:table-cell>
          <table:table-cell office:value-type="string" calcext:value-type="string">
            <text:p>MORALES , JO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692301" calcext:value-type="float">
            <text:p>226923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795671" calcext:value-type="float">
            <text:p>20795671</text:p>
          </table:table-cell>
          <table:table-cell office:value-type="string" calcext:value-type="string">
            <text:p>SPINELLI, CLAUDIO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795671" calcext:value-type="float">
            <text:p>207956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898422" calcext:value-type="float">
            <text:p>22898422</text:p>
          </table:table-cell>
          <table:table-cell office:value-type="string" calcext:value-type="string">
            <text:p>GOMEZ, GUSTAV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98422" calcext:value-type="float">
            <text:p>2289842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586514" calcext:value-type="float">
            <text:p>22586514</text:p>
          </table:table-cell>
          <table:table-cell office:value-type="string" calcext:value-type="string">
            <text:p>LEFIU, SERG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586514" calcext:value-type="float">
            <text:p>225865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663416" calcext:value-type="float">
            <text:p>22663416</text:p>
          </table:table-cell>
          <table:table-cell office:value-type="string" calcext:value-type="string">
            <text:p>ROJAS , JOSE MAU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663416" calcext:value-type="float">
            <text:p>226634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560082" calcext:value-type="float">
            <text:p>21560082</text:p>
          </table:table-cell>
          <table:table-cell office:value-type="string" calcext:value-type="string">
            <text:p>GIAROLI, JUAN PAB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60082" calcext:value-type="float">
            <text:p>215600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888503" calcext:value-type="float">
            <text:p>22888503</text:p>
          </table:table-cell>
          <table:table-cell office:value-type="string" calcext:value-type="string">
            <text:p>FUNES, JOSE LU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88503" calcext:value-type="float">
            <text:p>228885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741363" calcext:value-type="float">
            <text:p>21741363</text:p>
          </table:table-cell>
          <table:table-cell office:value-type="string" calcext:value-type="string">
            <text:p>CASTRO, VICTOR HU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41363" calcext:value-type="float">
            <text:p>217413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793513" calcext:value-type="float">
            <text:p>20793513</text:p>
          </table:table-cell>
          <table:table-cell office:value-type="string" calcext:value-type="string">
            <text:p>MONTESINO, GUSTAV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793513" calcext:value-type="float">
            <text:p>207935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124366" calcext:value-type="float">
            <text:p>22124366</text:p>
          </table:table-cell>
          <table:table-cell office:value-type="string" calcext:value-type="string">
            <text:p>SANTUCHO , GUSTAVO AND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124366" calcext:value-type="float">
            <text:p>2212436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615896" calcext:value-type="float">
            <text:p>22615896</text:p>
          </table:table-cell>
          <table:table-cell office:value-type="string" calcext:value-type="string">
            <text:p>BERWYN, MAR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615896" calcext:value-type="float">
            <text:p>226158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816201" calcext:value-type="float">
            <text:p>22816201</text:p>
          </table:table-cell>
          <table:table-cell office:value-type="string" calcext:value-type="string">
            <text:p>LUNA , MIGUEL ANG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16201" calcext:value-type="float">
            <text:p>2281620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506454" calcext:value-type="float">
            <text:p>17506454</text:p>
          </table:table-cell>
          <table:table-cell office:value-type="string" calcext:value-type="string">
            <text:p>AMPUERO, JULIO HE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06454" calcext:value-type="float">
            <text:p>175064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416630" calcext:value-type="float">
            <text:p>17416630</text:p>
          </table:table-cell>
          <table:table-cell office:value-type="string" calcext:value-type="string">
            <text:p>QUESADA, SERGIO ANTON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16630" calcext:value-type="float">
            <text:p>1741663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612193" calcext:value-type="float">
            <text:p>17612193</text:p>
          </table:table-cell>
          <table:table-cell office:value-type="string" calcext:value-type="string">
            <text:p>CHAVES, JUAN FRANCISC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612193" calcext:value-type="float">
            <text:p>176121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166995" calcext:value-type="float">
            <text:p>18166995</text:p>
          </table:table-cell>
          <table:table-cell office:value-type="string" calcext:value-type="string">
            <text:p>BARRIA, MIGUEL ANG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66995" calcext:value-type="float">
            <text:p>181669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970874" calcext:value-type="float">
            <text:p>13970874</text:p>
          </table:table-cell>
          <table:table-cell office:value-type="string" calcext:value-type="string">
            <text:p>NOVOA, MIGUEL EDUAR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970874" calcext:value-type="float">
            <text:p>139708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761341" calcext:value-type="float">
            <text:p>14761341</text:p>
          </table:table-cell>
          <table:table-cell office:value-type="string" calcext:value-type="string">
            <text:p>SALMAN, JO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761341" calcext:value-type="float">
            <text:p>147613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275499" calcext:value-type="float">
            <text:p>13275499</text:p>
          </table:table-cell>
          <table:table-cell office:value-type="string" calcext:value-type="string">
            <text:p>NAHUELAN, AL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75499" calcext:value-type="float">
            <text:p>1327549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262763" calcext:value-type="float">
            <text:p>12262763</text:p>
          </table:table-cell>
          <table:table-cell office:value-type="string" calcext:value-type="string">
            <text:p>GARCIA, CARLOS R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62763" calcext:value-type="float">
            <text:p>1226276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261095" calcext:value-type="float">
            <text:p>10261095</text:p>
          </table:table-cell>
          <table:table-cell office:value-type="string" calcext:value-type="string">
            <text:p>CASTILLO, CRISTIN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61095" calcext:value-type="float">
            <text:p>102610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7946389" calcext:value-type="float">
            <text:p>37946389</text:p>
          </table:table-cell>
          <table:table-cell office:value-type="string" calcext:value-type="string">
            <text:p>MORETTI, ALEJAND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946389" calcext:value-type="float">
            <text:p>379463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1436565" calcext:value-type="float">
            <text:p>41436565</text:p>
          </table:table-cell>
          <table:table-cell office:value-type="string" calcext:value-type="string">
            <text:p>BARROS, AGUS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436565" calcext:value-type="float">
            <text:p>414365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881951" calcext:value-type="float">
            <text:p>39881951</text:p>
          </table:table-cell>
          <table:table-cell office:value-type="string" calcext:value-type="string">
            <text:p>MORETTI, PEDR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881951" calcext:value-type="float">
            <text:p>3988195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101861" calcext:value-type="float">
            <text:p>38101861</text:p>
          </table:table-cell>
          <table:table-cell office:value-type="string" calcext:value-type="string">
            <text:p>FAUNDEZ, LUC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101861" calcext:value-type="float">
            <text:p>3810186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7944056" calcext:value-type="float">
            <text:p>37944056</text:p>
          </table:table-cell>
          <table:table-cell office:value-type="string" calcext:value-type="string">
            <text:p>ACEVEDO, DEN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944056" calcext:value-type="float">
            <text:p>379440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>
        <table:named-range table:name="HTML_1" table:base-cell-address="$Hoja1.$A$1" table:cell-range-address=".$A$1:.$U$520"/>
        <table:named-range table:name="HTML_all" table:base-cell-address="$Hoja1.$A$1" table:cell-range-address=".$A$1:.$U$522"/>
        <table:named-range table:name="HTML_tables" table:base-cell-address="$Hoja1.$A$1" table:cell-range-address=".$A$1:.$A$1"/>
        <table:named-range table:name="HTML__ewlistmain" table:base-cell-address="$Hoja1.$A$1" table:cell-range-address=".$A$1:.$U$520"/>
      </table:named-expressions>
      <table:database-ranges>
        <table:database-range table:name="__Anonymous_Sheet_DB__1" table:target-range-address="Hoja1.A1:Hoja1.V520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2:54:51.83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15:53:10.979000000</dc:date>
    <meta:editing-duration>PT9M57S</meta:editing-duration>
    <meta:editing-cycles>3</meta:editing-cycles>
    <meta:generator>LibreOffice/5.3.3.2$Windows_x86 LibreOffice_project/3d9a8b4b4e538a85e0782bd6c2d430bafe583448</meta:generator>
    <meta:document-statistic meta:table-count="3" meta:cell-count="21070" meta:object-count="0"/>
  </office:meta>
</office:document-meta>
</file>